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face style:name="Arial Unicode MS" svg:font-family="'Arial Unicode MS'" style:font-family-generic="system" style:font-pitch="variable"/>
    <style:font-face style:name="Arial1" svg:font-family="Arial"/>
    <style:font-face style:name="Liberation Sans" svg:font-family="'Liberation Sans'" style:font-family-generic="swiss" style:font-pitch="variable"/>
    <style:font-face style:name="Liberation Sans1" svg:font-family="'Liberation Sans'"/>
    <style:font-face style:name="PingFang SC" svg:font-family="'PingFang SC'" style:font-family-generic="system" style:font-pitch="variable"/>
    <style:font-face style:name="Tahoma" svg:font-family="Tahoma" style:font-family-generic="system" style:font-pitch="variable"/>
    <style:font-face style:name="Times-Roman" svg:font-family="Times-Roman" style:font-family-generic="roman"/>
  </office:font-face-decls>
  <office:automatic-styles>
    <style:style style:name="co1" style:family="table-column">
      <style:table-column-properties fo:break-before="auto" style:column-width="4.419cm"/>
    </style:style>
    <style:style style:name="co2" style:family="table-column">
      <style:table-column-properties fo:break-before="auto" style:column-width="5.345cm"/>
    </style:style>
    <style:style style:name="co3" style:family="table-column">
      <style:table-column-properties fo:break-before="auto" style:column-width="6.482cm"/>
    </style:style>
    <style:style style:name="co4" style:family="table-column">
      <style:table-column-properties fo:break-before="auto" style:column-width="2.249cm"/>
    </style:style>
    <style:style style:name="co5" style:family="table-column">
      <style:table-column-properties fo:break-before="auto" style:column-width="1.72cm"/>
    </style:style>
    <style:style style:name="co6" style:family="table-column">
      <style:table-column-properties fo:break-before="auto" style:column-width="2.258cm"/>
    </style:style>
    <style:style style:name="co7" style:family="table-column">
      <style:table-column-properties fo:break-before="auto" style:column-width="1.296cm"/>
    </style:style>
    <style:style style:name="co8" style:family="table-column">
      <style:table-column-properties fo:break-before="auto" style:column-width="9.234cm"/>
    </style:style>
    <style:style style:name="co9" style:family="table-column">
      <style:table-column-properties fo:break-before="auto" style:column-width="10.663cm"/>
    </style:style>
    <style:style style:name="co10" style:family="table-column">
      <style:table-column-properties fo:break-before="auto" style:column-width="1.032cm"/>
    </style:style>
    <style:style style:name="co11" style:family="table-column">
      <style:table-column-properties fo:break-before="auto" style:column-width="18.045cm"/>
    </style:style>
    <style:style style:name="co12" style:family="table-column">
      <style:table-column-properties fo:break-before="auto" style:column-width="2.487cm"/>
    </style:style>
    <style:style style:name="co13" style:family="table-column">
      <style:table-column-properties fo:break-before="auto" style:column-width="1.323cm"/>
    </style:style>
    <style:style style:name="co14" style:family="table-column">
      <style:table-column-properties fo:break-before="auto" style:column-width="1.164cm"/>
    </style:style>
    <style:style style:name="co15" style:family="table-column">
      <style:table-column-properties fo:break-before="auto" style:column-width="1.005cm"/>
    </style:style>
    <style:style style:name="co16" style:family="table-column">
      <style:table-column-properties fo:break-before="auto" style:column-width="1.111cm"/>
    </style:style>
    <style:style style:name="co17" style:family="table-column">
      <style:table-column-properties fo:break-before="auto" style:column-width="0.423cm"/>
    </style:style>
    <style:style style:name="co18" style:family="table-column">
      <style:table-column-properties fo:break-before="auto" style:column-width="1.138cm"/>
    </style:style>
    <style:style style:name="co19" style:family="table-column">
      <style:table-column-properties fo:break-before="auto" style:column-width="1.349cm"/>
    </style:style>
    <style:style style:name="co20" style:family="table-column">
      <style:table-column-properties fo:break-before="auto" style:column-width="0.794cm"/>
    </style:style>
    <style:style style:name="co21" style:family="table-column">
      <style:table-column-properties fo:break-before="auto" style:column-width="1.244cm"/>
    </style:style>
    <style:style style:name="co22" style:family="table-column">
      <style:table-column-properties fo:break-before="auto" style:column-width="3.334cm"/>
    </style:style>
    <style:style style:name="co23" style:family="table-column">
      <style:table-column-properties fo:break-before="auto" style:column-width="1.191cm"/>
    </style:style>
    <style:style style:name="co24" style:family="table-column">
      <style:table-column-properties fo:break-before="auto" style:column-width="0.873cm"/>
    </style:style>
    <style:style style:name="co25" style:family="table-column">
      <style:table-column-properties fo:break-before="auto" style:column-width="7.779cm"/>
    </style:style>
    <style:style style:name="co26" style:family="table-column">
      <style:table-column-properties fo:break-before="auto" style:column-width="0.9cm"/>
    </style:style>
    <style:style style:name="co27" style:family="table-column">
      <style:table-column-properties fo:break-before="auto" style:column-width="0.767cm"/>
    </style:style>
    <style:style style:name="co28" style:family="table-column">
      <style:table-column-properties fo:break-before="auto" style:column-width="7.752cm"/>
    </style:style>
    <style:style style:name="co29" style:family="table-column">
      <style:table-column-properties fo:break-before="auto" style:column-width="8.102cm"/>
    </style:style>
    <style:style style:name="co30" style:family="table-column">
      <style:table-column-properties fo:break-before="auto" style:column-width="5.371cm"/>
    </style:style>
    <style:style style:name="ro1" style:family="table-row">
      <style:table-row-properties style:row-height="1.332cm" fo:break-before="auto" style:use-optimal-row-height="false"/>
    </style:style>
    <style:style style:name="ro2" style:family="table-row">
      <style:table-row-properties style:row-height="8.978cm" fo:break-before="auto" style:use-optimal-row-height="false"/>
    </style:style>
    <style:style style:name="ro3" style:family="table-row">
      <style:table-row-properties style:row-height="0.353cm" fo:break-before="auto" style:use-optimal-row-height="false"/>
    </style:style>
    <style:style style:name="ro4" style:family="table-row">
      <style:table-row-properties style:row-height="14.452cm" fo:break-before="auto" style:use-optimal-row-height="false"/>
    </style:style>
    <style:style style:name="ro5" style:family="table-row">
      <style:table-row-properties style:row-height="0.838cm" fo:break-before="auto" style:use-optimal-row-height="false"/>
    </style:style>
    <style:style style:name="ro6" style:family="table-row">
      <style:table-row-properties style:row-height="7.691cm" fo:break-before="auto" style:use-optimal-row-height="false"/>
    </style:style>
    <style:style style:name="ro7" style:family="table-row">
      <style:table-row-properties style:row-height="0.529cm" fo:break-before="auto" style:use-optimal-row-height="true"/>
    </style:style>
    <style:style style:name="ro8" style:family="table-row">
      <style:table-row-properties style:row-height="10.001cm" fo:break-before="auto" style:use-optimal-row-height="false"/>
    </style:style>
    <style:style style:name="ro9" style:family="table-row">
      <style:table-row-properties style:row-height="0.979cm" fo:break-before="auto" style:use-optimal-row-height="false"/>
    </style:style>
    <style:style style:name="ro10" style:family="table-row">
      <style:table-row-properties style:row-height="1.967cm" fo:break-before="auto" style:use-optimal-row-height="false"/>
    </style:style>
    <style:style style:name="ro11" style:family="table-row">
      <style:table-row-properties style:row-height="0.681cm" fo:break-before="auto" style:use-optimal-row-height="true"/>
    </style:style>
    <style:style style:name="ro12" style:family="table-row">
      <style:table-row-properties style:row-height="0.873cm" fo:break-before="auto" style:use-optimal-row-height="false"/>
    </style:style>
    <style:style style:name="ro13" style:family="table-row">
      <style:table-row-properties style:row-height="1.002cm" fo:break-before="auto" style:use-optimal-row-height="true"/>
    </style:style>
    <style:style style:name="ro14" style:family="table-row">
      <style:table-row-properties style:row-height="2.108cm" fo:break-before="auto" style:use-optimal-row-height="false"/>
    </style:style>
    <style:style style:name="ro15" style:family="table-row">
      <style:table-row-properties style:row-height="0.635cm" fo:break-before="auto" style:use-optimal-row-height="false"/>
    </style:style>
    <style:style style:name="ro16" style:family="table-row">
      <style:table-row-properties style:row-height="2.028cm" fo:break-before="auto" style:use-optimal-row-height="false"/>
    </style:style>
    <style:style style:name="ro17" style:family="table-row">
      <style:table-row-properties style:row-height="0.803cm" fo:break-before="auto" style:use-optimal-row-height="false"/>
    </style:style>
    <style:style style:name="ro18" style:family="table-row">
      <style:table-row-properties style:row-height="0.882cm" fo:break-before="auto" style:use-optimal-row-height="false"/>
    </style:style>
    <style:style style:name="ro19" style:family="table-row">
      <style:table-row-properties style:row-height="1.455cm" fo:break-before="auto" style:use-optimal-row-height="false"/>
    </style:style>
    <style:style style:name="ro20" style:family="table-row">
      <style:table-row-properties style:row-height="1.182cm" fo:break-before="auto" style:use-optimal-row-height="false"/>
    </style:style>
    <style:style style:name="ro21" style:family="table-row">
      <style:table-row-properties style:row-height="1.323cm" fo:break-before="auto" style:use-optimal-row-height="true"/>
    </style:style>
    <style:style style:name="ro22" style:family="table-row">
      <style:table-row-properties style:row-height="1.963cm" fo:break-before="auto" style:use-optimal-row-height="true"/>
    </style:style>
    <style:style style:name="ro23" style:family="table-row">
      <style:table-row-properties style:row-height="1.642cm" fo:break-before="auto" style:use-optimal-row-height="true"/>
    </style:style>
    <style:style style:name="ro24" style:family="table-row">
      <style:table-row-properties style:row-height="1.66cm" fo:break-before="auto" style:use-optimal-row-height="true"/>
    </style:style>
    <style:style style:name="ta1" style:family="table" style:master-page-name="mp1">
      <style:table-properties table:display="true" style:writing-mode="lr-tb"/>
    </style:style>
    <style:style style:name="ce82" style:family="table-cell" style:parent-style-name="Titre_20_tableau" style:data-style-name="N0">
      <style:table-cell-properties fo:background-color="#c81a71" style:cell-protect="protected" style:print-content="true" style:text-align-source="fix" style:repeat-content="false" fo:wrap-option="wrap" style:vertical-align="middle"/>
      <style:paragraph-properties fo:text-align="center"/>
      <style:text-properties fo:color="#ffffff" fo:font-size="12pt" fo:font-weight="bold" style:font-size-asian="12pt" style:font-weight-asian="bold" style:font-size-complex="12pt" style:font-weight-complex="bold"/>
    </style:style>
    <style:style style:name="ce8" style:family="table-cell" style:parent-style-name="Titre_20_tableau" style:data-style-name="N0">
      <style:table-cell-properties fo:background-color="#c81a71" style:cell-protect="protected" style:print-content="true" style:text-align-source="fix" style:repeat-content="false" style:vertical-align="middle"/>
      <style:paragraph-properties fo:text-align="center"/>
      <style:text-properties fo:color="#ffffff" fo:font-size="15pt" fo:font-weight="bold" style:font-size-asian="15pt" style:font-weight-asian="bold" style:font-size-complex="15pt" style:font-weight-complex="bold"/>
    </style:style>
    <style:style style:name="ce9" style:family="table-cell" style:parent-style-name="Default" style:data-style-name="N0">
      <style:table-cell-properties fo:background-color="#eeeeee" style:text-align-source="fix" style:repeat-content="false" fo:wrap-option="wrap" style:vertical-align="middle"/>
      <style:paragraph-properties fo:text-align="start" fo:margin-left="0cm"/>
    </style:style>
    <style:style style:name="ce2" style:family="table-cell" style:parent-style-name="Default" style:data-style-name="N0">
      <style:table-cell-properties style:text-align-source="fix" style:repeat-content="false" fo:background-color="transparent" fo:wrap-option="wrap" style:vertical-align="middle"/>
      <style:paragraph-properties fo:text-align="start" fo:margin-left="0cm"/>
    </style:style>
    <style:style style:name="ce10"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8pt" style:font-size-asian="8pt" style:font-size-complex="8pt"/>
    </style:style>
    <style:style style:name="ce125" style:family="table-cell" style:parent-style-name="Default" style:data-style-name="N0"/>
    <style:style style:name="ce126" style:family="table-cell" style:parent-style-name="Default" style:data-style-name="N0">
      <style:table-cell-properties style:text-align-source="fix" style:repeat-content="false" fo:wrap-option="wrap" style:vertical-align="middle"/>
      <style:paragraph-properties fo:text-align="start" fo:margin-left="0cm"/>
      <style:text-properties fo:font-size="8pt" style:font-size-asian="8pt" style:font-size-complex="8pt"/>
    </style:style>
    <style:style style:name="ce127" style:family="table-cell" style:parent-style-name="Default" style:data-style-name="N0">
      <style:table-cell-properties fo:background-color="transparent"/>
    </style:style>
    <style:style style:name="ce4" style:family="table-cell" style:parent-style-name="Default" style:data-style-name="N0">
      <style:table-cell-properties fo:background-color="#2d77d0" style:text-align-source="fix" style:repeat-content="false" fo:border="0.06pt solid #000000" fo:padding-bottom="0.035cm" fo:padding-left="0.035cm" fo:padding-right="0cm" fo:padding-top="0.035cm" style:vertical-align="middle"/>
      <style:paragraph-properties fo:text-align="end"/>
      <style:text-properties fo:color="#ffffff" fo:font-size="8pt" fo:font-weight="bold" style:font-size-asian="8pt" style:font-weight-asian="bold" style:font-size-complex="8pt" style:font-weight-complex="bold"/>
    </style:style>
    <style:style style:name="ce5" style:family="table-cell" style:parent-style-name="Default" style:data-style-name="N0">
      <style:table-cell-properties fo:background-color="#2d77d0" style:text-align-source="fix" style:repeat-content="false" fo:border="0.06pt solid #000000" style:vertical-align="middle"/>
      <style:paragraph-properties fo:text-align="start" fo:margin-left="0cm"/>
      <style:text-properties fo:color="#ffffff" fo:font-size="8pt" fo:font-weight="bold" style:font-size-asian="8pt" style:font-weight-asian="bold" style:font-size-complex="8pt" style:font-weight-complex="bold"/>
    </style:style>
    <style:style style:name="ce17"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10pt" fo:font-weight="bold" style:font-size-asian="10pt" style:font-weight-asian="bold" style:font-size-complex="10pt" style:font-weight-complex="bold"/>
    </style:style>
    <style:style style:name="ce131" style:family="table-cell" style:parent-style-name="Entête_20_tableau" style:data-style-name="N0">
      <style:table-cell-properties fo:background-color="#2d77d0" style:cell-protect="protected" style:print-content="true" style:vertical-align="automatic"/>
      <style:text-properties fo:color="#ffffff" fo:font-size="8pt" fo:font-weight="bold" style:font-size-asian="8pt" style:font-weight-asian="bold" style:font-size-complex="8pt" style:font-weight-complex="bold"/>
    </style:style>
    <style:style style:name="ce132"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font-name="Arial" fo:font-size="10pt" style:font-name-asian="Arial1" style:font-size-asian="10pt" style:font-name-complex="Arial1" style:font-size-complex="10pt"/>
    </style:style>
    <style:style style:name="ce133"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0pt" fo:font-weight="bold" style:font-size-asian="10pt" style:font-weight-asian="bold" style:font-size-complex="10pt" style:font-weight-complex="bold"/>
    </style:style>
    <style:style style:name="ce134"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font-size="12pt" style:font-size-asian="12pt" style:font-size-complex="12pt"/>
    </style:style>
    <style:style style:name="ce135" style:family="table-cell" style:parent-style-name="Default" style:data-style-name="N0">
      <style:table-cell-properties style:text-align-source="fix" style:repeat-content="false" fo:wrap-option="wrap" fo:border="0.06pt solid #000000" style:vertical-align="middle"/>
      <style:paragraph-properties fo:text-align="start" fo:margin-left="0cm"/>
    </style:style>
    <style:style style:name="ce136" style:family="table-cell" style:parent-style-name="Excel_20_Built-in_20_Hyperlink" style:data-style-name="N0">
      <style:table-cell-properties style:cell-protect="protected" style:print-content="true" fo:background-color="transparent" fo:wrap-option="wrap" fo:border="0.06pt solid #000000" style:vertical-align="middle"/>
      <style:text-properties fo:color="#000000" style:font-name="Liberation Sans1" fo:font-size="12pt" style:text-underline-style="none" style:font-name-asian="Liberation Sans1" style:font-size-asian="12pt" style:font-name-complex="Liberation Sans1" style:font-size-complex="12pt"/>
    </style:style>
    <style:style style:name="ce137" style:family="table-cell" style:parent-style-name="Default" style:data-style-name="N0">
      <style:table-cell-properties fo:wrap-option="wrap" fo:border="0.06pt solid #000000" style:vertical-align="middle"/>
      <style:text-properties fo:color="#000000"/>
    </style:style>
    <style:style style:name="ce138" style:family="table-cell" style:parent-style-name="Default" style:data-style-name="N0">
      <style:table-cell-properties style:text-align-source="fix" style:repeat-content="false" fo:border="0.06pt solid #000000" style:vertical-align="middle"/>
      <style:paragraph-properties fo:text-align="start" fo:margin-left="0cm"/>
    </style:style>
    <style:style style:name="ce145" style:family="table-cell" style:parent-style-name="Titre_20_tableau" style:data-style-name="N0">
      <style:table-cell-properties fo:border-bottom="0.06pt solid #000000" fo:background-color="#c81a71" style:cell-protect="protected" style:print-content="true" style:text-align-source="fix" style:repeat-content="false" fo:wrap-option="wrap" fo:border-left="none" fo:border-right="none" fo:border-top="none" style:vertical-align="middle"/>
      <style:paragraph-properties fo:text-align="center"/>
      <style:text-properties fo:color="#ffffff" fo:font-size="12pt" fo:font-weight="bold" style:font-size-asian="12pt" style:font-weight-asian="bold" style:font-size-complex="12pt" style:font-weight-complex="bold"/>
    </style:style>
    <style:style style:name="ce147"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fo:font-size="8pt" fo:font-weight="bold" style:font-size-asian="8pt" style:font-weight-asian="bold" style:font-size-complex="8pt" style:font-weight-complex="bold"/>
    </style:style>
    <style:style style:name="ce28"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style:font-name="Arial1" fo:font-size="8pt" fo:font-weight="bold" style:font-name-asian="Arial1" style:font-size-asian="8pt" style:font-weight-asian="bold" style:font-name-complex="Arial1" style:font-size-complex="8pt" style:font-weight-complex="bold"/>
    </style:style>
    <style:style style:name="ce29"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152"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153"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32" style:family="table-cell" style:parent-style-name="Default" style:data-style-name="N0">
      <style:table-cell-properties style:text-align-source="fix" style:repeat-content="false" fo:wrap-option="wrap" style:vertical-align="middle"/>
      <style:paragraph-properties fo:text-align="start" fo:margin-left="0cm"/>
    </style:style>
    <style:style style:name="ce155" style:family="table-cell" style:parent-style-name="Entête_20_tableau" style:data-style-name="N0">
      <style:table-cell-properties fo:background-color="#2d77d0" style:cell-protect="protected" style:print-content="true" style:text-align-source="fix" style:repeat-content="false" fo:wrap-option="wrap"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56"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font-size="8pt" style:font-size-asian="8pt" style:font-size-complex="8pt"/>
    </style:style>
    <style:style style:name="ce157"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fo:font-size="8pt" style:font-size-asian="8pt" style:font-size-complex="8pt"/>
    </style:style>
    <style:style style:name="ce158" style:family="table-cell" style:parent-style-name="Default" style:data-style-name="N0">
      <style:table-cell-properties style:vertical-align="middle"/>
    </style:style>
    <style:style style:name="ce159" style:family="table-cell" style:parent-style-name="Entête_20_tableau" style:data-style-name="N0">
      <style:table-cell-properties style:cell-protect="protected" style:print-content="true" style:text-align-source="fix" style:repeat-content="false" fo:background-color="transparent" fo:wrap-option="wrap" style:vertical-align="middle"/>
      <style:paragraph-properties fo:text-align="center"/>
      <style:text-properties fo:color="#ffffff" fo:font-size="8pt" fo:font-weight="bold" style:font-size-asian="8pt" style:font-weight-asian="bold" style:font-size-complex="8pt" style:font-weight-complex="bold"/>
    </style:style>
    <style:style style:name="ce160" style:family="table-cell" style:parent-style-name="Default" style:data-style-name="N0">
      <style:text-properties fo:font-weight="bold" style:font-weight-asian="bold" style:font-weight-complex="bold"/>
    </style:style>
    <style:style style:name="ce161" style:family="table-cell" style:parent-style-name="Default" style:data-style-name="N0">
      <style:table-cell-properties fo:background-color="transparent"/>
      <style:text-properties fo:font-weight="bold" style:font-weight-asian="bold" style:font-weight-complex="bold"/>
    </style:style>
    <style:style style:name="ce165"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66" style:family="table-cell" style:parent-style-name="Default" style:data-style-name="N0">
      <style:table-cell-properties fo:border-bottom="0.06pt solid #000000" fo:background-color="#eeeeee" style:text-align-source="fix" style:repeat-content="false" fo:border-left="0.06pt solid #000000" fo:border-right="0.06pt solid #000000" fo:border-top="2.01pt solid #000000" style:vertical-align="automatic"/>
      <style:paragraph-properties fo:text-align="center"/>
      <style:text-properties fo:font-size="8pt" style:font-size-asian="8pt" style:font-size-complex="8pt"/>
    </style:style>
    <style:style style:name="ce167" style:family="table-cell" style:parent-style-name="Default" style:data-style-name="N0">
      <style:table-cell-properties style:text-align-source="fix" style:repeat-content="false" fo:border="0.06pt solid #000000" style:vertical-align="automatic"/>
      <style:paragraph-properties fo:text-align="center"/>
      <style:text-properties fo:font-size="8pt" style:font-size-asian="8pt" style:font-size-complex="8pt"/>
    </style:style>
    <style:style style:name="ce168"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size="8pt" style:font-size-asian="8pt" style:font-size-complex="8pt"/>
    </style:style>
    <style:style style:name="ce169" style:family="table-cell" style:parent-style-name="Default" style:data-style-name="N0">
      <style:table-cell-properties fo:border-bottom="2.01pt solid #000000" style:text-align-source="fix" style:repeat-content="false" fo:border-left="0.06pt solid #000000" fo:border-right="0.06pt solid #000000" fo:border-top="0.06pt solid #000000" style:vertical-align="automatic"/>
      <style:paragraph-properties fo:text-align="center"/>
      <style:text-properties fo:font-size="8pt" style:font-size-asian="8pt" style:font-size-complex="8pt"/>
    </style:style>
    <style:style style:name="ce170" style:family="table-cell" style:parent-style-name="Default" style:data-style-name="N0">
      <style:table-cell-properties style:text-align-source="fix" style:repeat-content="false" fo:background-color="transparent" style:vertical-align="automatic"/>
      <style:paragraph-properties fo:text-align="center"/>
      <style:text-properties fo:font-size="10pt" style:font-size-asian="10pt" style:font-size-complex="10pt"/>
    </style:style>
    <style:style style:name="ce46" style:family="table-cell" style:parent-style-name="Default" style:data-style-name="N0">
      <style:table-cell-properties style:text-align-source="fix" style:repeat-content="false" style:vertical-align="automatic"/>
      <style:paragraph-properties fo:text-align="center"/>
    </style:style>
    <style:style style:name="ce172"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71" style:family="table-cell" style:parent-style-name="Default" style:data-style-name="N0">
      <style:table-cell-properties style:text-align-source="fix" style:repeat-content="false" style:vertical-align="automatic"/>
      <style:paragraph-properties fo:text-align="center"/>
    </style:style>
    <style:style style:name="ce173" style:family="table-cell" style:parent-style-name="Default" style:data-style-name="N0">
      <style:table-cell-properties style:text-align-source="fix" style:repeat-content="false" style:vertical-align="automatic"/>
      <style:paragraph-properties fo:text-align="start" fo:margin-left="0cm"/>
    </style:style>
    <style:style style:name="ce174"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style:font-name="Arial1" fo:font-size="9pt" fo:font-weight="bold" style:font-name-asian="Arial1" style:font-size-asian="9pt" style:font-weight-asian="bold" style:font-name-complex="Arial1" style:font-size-complex="9pt" style:font-weight-complex="bold"/>
    </style:style>
    <style:style style:name="ce175" style:family="table-cell" style:parent-style-name="Default" style:data-style-name="N0">
      <style:table-cell-properties fo:border-bottom="0.06pt solid #000000" fo:background-color="#eeeeee" style:text-align-source="fix" style:repeat-content="false" fo:border-left="0.06pt solid #000000" fo:border-right="2.01pt solid #000000" fo:border-top="2.01pt solid #000000" style:vertical-align="automatic"/>
      <style:paragraph-properties fo:text-align="center"/>
      <style:text-properties fo:font-size="8pt" style:font-size-asian="8pt" style:font-size-complex="8pt"/>
    </style:style>
    <style:style style:name="ce176" style:family="table-cell" style:parent-style-name="Default" style:data-style-name="N0">
      <style:table-cell-properties fo:border-bottom="0.06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77" style:family="table-cell" style:parent-style-name="Default" style:data-style-name="N0">
      <style:table-cell-properties fo:border-bottom="0.06pt solid #000000" fo:background-color="#eeeeee"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78" style:family="table-cell" style:parent-style-name="Default" style:data-style-name="N0">
      <style:table-cell-properties fo:border-bottom="2.01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79" style:family="table-cell" style:parent-style-name="Conforme" style:data-style-name="N100">
      <style:table-cell-properties fo:background-color="#07838b"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80" style:family="table-cell" style:parent-style-name="Non_20_conforme" style:data-style-name="N100">
      <style:table-cell-properties fo:background-color="#de1b3e"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81" style:family="table-cell" style:parent-style-name="Non_20_applicable" style:data-style-name="N100">
      <style:table-cell-properties fo:background-color="#ffffff" style:cell-protect="protected" style:print-content="true" style:text-align-source="fix" style:repeat-content="false" fo:border="0.06pt solid #000000" style:vertical-align="middle"/>
      <style:paragraph-properties fo:text-align="center"/>
      <style:text-properties fo:color="#808080" fo:font-size="8pt" fo:font-weight="bold" style:font-size-asian="8pt" style:font-weight-asian="bold" style:font-size-complex="8pt" style:font-weight-complex="bold"/>
    </style:style>
    <style:style style:name="ce182" style:family="table-cell" style:parent-style-name="Dérogation" style:data-style-name="N0">
      <style:table-cell-properties fo:background-color="#ffffcc" style:cell-protect="protected" style:print-content="true" style:text-align-source="fix" style:repeat-content="false" fo:border="0.06pt solid #000000" style:vertical-align="middle"/>
      <style:paragraph-properties fo:text-align="center"/>
      <style:text-properties fo:font-size="8pt" fo:font-weight="bold" style:font-size-asian="8pt" style:font-weight-asian="bold" style:font-size-complex="8pt" style:font-weight-complex="bold"/>
    </style:style>
    <style:style style:name="ce183" style:family="table-cell" style:parent-style-name="Default" style:data-style-name="N0">
      <style:table-cell-properties fo:background-color="#c81a71"/>
    </style:style>
    <style:style style:name="ce184" style:family="table-cell" style:parent-style-name="Default" style:data-style-name="N0">
      <style:table-cell-properties fo:background-color="#c81a71" style:text-align-source="fix" style:repeat-content="false" style:vertical-align="automatic"/>
      <style:paragraph-properties fo:text-align="center"/>
    </style:style>
    <style:style style:name="ce185" style:family="table-cell" style:parent-style-name="Default" style:data-style-name="N0">
      <style:table-cell-properties style:text-align-source="fix" style:repeat-content="false" fo:background-color="transparent" style:vertical-align="automatic"/>
      <style:paragraph-properties fo:text-align="center"/>
    </style:style>
    <style:style style:name="ce186" style:family="table-cell" style:parent-style-name="Default" style:data-style-name="N0">
      <style:table-cell-properties fo:background-color="#000000" style:text-align-source="fix" style:repeat-content="false" style:vertical-align="automatic"/>
      <style:paragraph-properties fo:text-align="center"/>
      <style:text-properties fo:color="#ffffff" fo:font-weight="bold" style:font-weight-asian="bold" style:font-weight-complex="bold"/>
    </style:style>
    <style:style style:name="ce187" style:family="table-cell" style:parent-style-name="Default" style:data-style-name="N0">
      <style:table-cell-properties style:text-align-source="fix" style:repeat-content="false" fo:background-color="transparent" style:vertical-align="automatic"/>
      <style:paragraph-properties fo:text-align="center"/>
      <style:text-properties fo:color="#ffffff" fo:font-weight="bold" style:font-weight-asian="bold" style:font-weight-complex="bold"/>
    </style:style>
    <style:style style:name="ce188"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weight="bold" style:font-weight-asian="bold" style:font-weight-complex="bold"/>
    </style:style>
    <style:style style:name="ce189"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190" style:family="table-cell" style:parent-style-name="Default" style:data-style-name="N0">
      <style:table-cell-properties fo:background-color="#c81a71" style:text-align-source="fix" style:repeat-content="false" fo:border="0.06pt solid #000000" style:vertical-align="automatic"/>
      <style:paragraph-properties fo:text-align="center"/>
      <style:text-properties fo:color="#ffffff" fo:font-weight="bold" style:font-weight-asian="bold" style:font-weight-complex="bold"/>
    </style:style>
    <style:style style:name="ce191" style:family="table-cell" style:parent-style-name="Default" style:data-style-name="N0">
      <style:table-cell-properties fo:background-color="#c81a71" style:text-align-source="fix" style:repeat-content="false" style:vertical-align="automatic"/>
      <style:paragraph-properties fo:text-align="center"/>
      <style:text-properties fo:color="#ffffff" fo:font-weight="bold" style:font-weight-asian="bold" style:font-weight-complex="bold"/>
    </style:style>
    <style:style style:name="ce19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color="#ffffff" fo:font-weight="bold" style:font-weight-asian="bold" style:font-weight-complex="bold"/>
    </style:style>
    <style:style style:name="ce19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76" style:family="table-cell" style:parent-style-name="Titre_20_tableau" style:data-style-name="N0">
      <style:table-cell-properties fo:border-bottom="0.06pt solid #000000" fo:background-color="#c81a71" style:cell-protect="protected" style:print-content="true" style:text-align-source="fix" style:repeat-content="false" fo:border-left="none" fo:border-right="none" fo:border-top="none" style:vertical-align="middle"/>
      <style:paragraph-properties fo:text-align="center"/>
      <style:text-properties fo:color="#ffffff" fo:font-size="11pt" fo:font-weight="bold" style:font-size-asian="11pt" style:font-weight-asian="bold" style:font-size-complex="11pt" style:font-weight-complex="bold"/>
    </style:style>
    <style:style style:name="ce75" style:family="table-cell" style:parent-style-name="Default" style:data-style-name="N0">
      <style:table-cell-properties style:text-align-source="fix" style:repeat-content="false" fo:wrap-option="wrap" style:vertical-align="middle"/>
      <style:paragraph-properties fo:text-align="center"/>
    </style:style>
    <style:style style:name="ce65"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8pt" style:font-size-asian="8pt" style:font-size-complex="8pt"/>
    </style:style>
    <style:style style:name="ce68"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size="8pt" style:font-size-asian="8pt" style:font-size-complex="8pt"/>
    </style:style>
    <style:style style:name="ce139" style:family="table-cell" style:parent-style-name="Default" style:data-style-name="N0">
      <style:table-cell-properties style:text-align-source="fix" style:repeat-content="false" fo:wrap-option="wrap" fo:border="0.06pt solid #000000" style:vertical-align="middle"/>
      <style:paragraph-properties fo:text-align="start" fo:margin-left="0cm"/>
      <style:map style:condition="cell-content()=&quot;C&quot;" style:apply-style-name="cf1" style:base-cell-address="P01.D4"/>
      <style:map style:condition="cell-content()=&quot;NC&quot;" style:apply-style-name="cf5" style:base-cell-address="P01.D4"/>
      <style:map style:condition="cell-content()=&quot;NA&quot;" style:apply-style-name="cf4" style:base-cell-address="P01.D4"/>
      <style:map style:condition="cell-content()=&quot;NT&quot;" style:apply-style-name="cf6" style:base-cell-address="P01.D4"/>
    </style:style>
    <style:style style:name="ce140" style:family="table-cell" style:parent-style-name="Default" style:data-style-name="N0">
      <style:table-cell-properties style:vertical-align="automatic"/>
      <style:map style:condition="cell-content()=&quot;D&quot;" style:apply-style-name="cf2" style:base-cell-address="P01.E4"/>
      <style:map style:condition="cell-content()=&quot;N&quot;" style:apply-style-name="cf3" style:base-cell-address="P01.E4"/>
    </style:style>
    <style:style style:name="ce141" style:family="table-cell" style:parent-style-name="Default" style:data-style-name="N0">
      <style:table-cell-properties style:vertical-align="middle"/>
      <style:map style:condition="cell-content()=&quot;D&quot;" style:apply-style-name="cf2" style:base-cell-address="P01.E4"/>
      <style:map style:condition="cell-content()=&quot;N&quot;" style:apply-style-name="cf3" style:base-cell-address="P01.E4"/>
    </style:style>
    <style:style style:name="ce69"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fo:color="#800000" fo:font-size="8pt" style:font-size-asian="8pt" style:font-size-complex="8pt"/>
    </style:style>
    <style:style style:name="ce67" style:family="table-cell" style:parent-style-name="Default" style:data-style-name="N0">
      <style:table-cell-properties fo:wrap-option="wrap" style:vertical-align="middle"/>
    </style:style>
    <style:style style:name="ce85" style:family="table-cell" style:parent-style-name="Default" style:data-style-name="N0">
      <style:table-cell-properties style:text-align-source="fix" style:repeat-content="false" fo:wrap-option="wrap" fo:border="0.06pt solid #000000" style:vertical-align="middle"/>
      <style:paragraph-properties fo:text-align="start" fo:margin-left="0cm"/>
      <style:map style:condition="cell-content()=&quot;C&quot;" style:apply-style-name="cf1" style:base-cell-address="P03.D4"/>
      <style:map style:condition="cell-content()=&quot;NC&quot;" style:apply-style-name="cf5" style:base-cell-address="P03.D4"/>
      <style:map style:condition="cell-content()=&quot;NA&quot;" style:apply-style-name="cf4" style:base-cell-address="P03.D4"/>
      <style:map style:condition="cell-content()=&quot;NT&quot;" style:apply-style-name="cf6" style:base-cell-address="P03.D4"/>
    </style:style>
    <style:style style:name="ce86" style:family="table-cell" style:parent-style-name="Default" style:data-style-name="N0">
      <style:table-cell-properties style:vertical-align="automatic"/>
      <style:map style:condition="cell-content()=&quot;D&quot;" style:apply-style-name="cf2" style:base-cell-address="P03.E4"/>
      <style:map style:condition="cell-content()=&quot;N&quot;" style:apply-style-name="cf3" style:base-cell-address="P03.E4"/>
    </style:style>
    <style:style style:name="ce87" style:family="table-cell" style:parent-style-name="Default" style:data-style-name="N0">
      <style:table-cell-properties style:vertical-align="middle"/>
      <style:map style:condition="cell-content()=&quot;D&quot;" style:apply-style-name="cf2" style:base-cell-address="P03.E4"/>
      <style:map style:condition="cell-content()=&quot;N&quot;" style:apply-style-name="cf3" style:base-cell-address="P03.E4"/>
    </style:style>
    <style:style style:name="T1" style:family="text">
      <style:text-properties fo:color="#000000" style:font-name="Liberation Sans" fo:font-size="12pt" fo:font-weight="bold" style:text-underline-style="none" style:text-underline-color="font-color" style:text-line-through-type="none" fo:font-style="normal" style:text-outline="false" fo:text-shadow="none" style:font-name-asian="Liberation Sans" style:font-name-complex="Liberation Sans" style:font-size-asian="12pt" style:font-size-complex="12pt" style:font-weight-asian="bold" style:font-weight-complex="bold" style:font-style-asian="normal" style:font-style-complex="normal"/>
    </style:style>
    <style:style style:name="T2" style:family="text">
      <style:text-properties fo:color="#000000" style:font-name="Liberation Sans" fo:font-size="10pt" fo:font-weight="normal" style:text-underline-style="none" style:text-underline-color="font-color" style:text-line-through-type="none" fo:font-style="italic" style:text-outline="false" fo:text-shadow="none" style:font-name-asian="Liberation Sans" style:font-name-complex="Liberation Sans" style:font-size-asian="10pt" style:font-size-complex="10pt" style:font-weight-asian="normal" style:font-weight-complex="normal" style:font-style-asian="italic" style:font-style-complex="italic"/>
    </style:style>
    <style:style style:name="T3" style:family="text">
      <style:text-properties fo:color="#000000" style:font-name="Liberation Sans" fo:font-size="12pt" fo:font-weight="bold" style:text-underline-style="none" style:text-underline-color="font-color" style:text-line-through-type="none" fo:font-style="normal" style:text-outline="false" fo:text-shadow="none" style:letter-kerning="false" fo:letter-spacing="normal" style:font-name-asian="Times-Roman" style:font-name-complex="Times-Roman" style:font-size-asian="12pt" style:font-size-complex="12pt" style:font-weight-asian="bold" style:font-weight-complex="bold" style:font-style-asian="normal" style:font-style-complex="normal"/>
    </style:style>
    <style:style style:name="T4" style:family="text">
      <style:text-properties fo:color="#c81a71" style:font-name="Liberation Sans" fo:font-size="12pt" fo:font-weight="bold" style:text-underline-style="solid" style:text-underline-width="auto" style:text-underline-color="font-color" style:text-line-through-type="none" fo:font-style="normal" style:text-outline="false" fo:text-shadow="none" style:font-name-asian="Liberation Sans" style:font-name-complex="Liberation Sans" style:font-size-asian="12pt" style:font-size-complex="12pt" style:font-weight-asian="bold" style:font-weight-complex="bold" style:font-style-asian="normal" style:font-style-complex="normal"/>
    </style:style>
    <style:style style:name="T5" style:family="text">
      <style:text-properties fo:color="#c81a71" style:font-name="Liberation Sans" fo:font-size="8pt" fo:font-weight="bold" style:text-underline-style="solid" style:text-underline-width="auto" style:text-underline-color="font-color" style:text-line-through-type="none" fo:font-style="normal" style:text-outline="false" fo:text-shadow="none" style:font-name-asian="Liberation Sans" style:font-name-complex="Liberation Sans" style:font-size-asian="8pt" style:font-size-complex="8pt" style:font-weight-asian="bold" style:font-weight-complex="bold" style:font-style-asian="normal" style:font-style-complex="normal"/>
    </style:style>
    <style:style style:name="T6" style:family="text">
      <style:text-properties fo:color="#000000" style:font-name="Liberation Sans" fo:font-size="8pt" fo:font-weight="bold" style:text-underline-style="none" style:text-underline-color="font-color" style:text-line-through-type="none" fo:font-style="normal" style:text-outline="false" fo:text-shadow="none" style:font-name-asian="Liberation Sans" style:font-name-complex="Liberation Sans" style:font-size-asian="8pt" style:font-size-complex="8pt" style:font-weight-asian="bold" style:font-weight-complex="bold" style:font-style-asian="normal" style:font-style-complex="normal"/>
    </style:style>
    <style:style style:name="T7" style:family="text">
      <style:text-properties fo:color="#000000" style:font-name="Liberation Sans" fo:font-size="8pt" fo:font-weight="normal" style:text-underline-style="none" style:text-underline-color="font-color" style:text-line-through-type="none" fo:font-style="italic" style:text-outline="false" fo:text-shadow="none" style:font-name-asian="Liberation Sans" style:font-name-complex="Liberation Sans" style:font-size-asian="8pt" style:font-size-complex="8pt" style:font-weight-asian="normal" style:font-weight-complex="normal" style:font-style-asian="italic" style:font-style-complex="italic"/>
    </style:style>
  </office:automatic-styles>
  <office:body>
    <office:spreadsheet>
      <table:calculation-settings table:automatic-find-labels="false" table:use-regular-expressions="false"/>
      <table:content-validations>
        <table:content-validation table:name="val1" table:condition="of:cell-content-is-in-list(&quot;C&quot;;&quot;NC&quot;;&quot;NA&quot;;&quot;NT&quot;)" table:allow-empty-cell="false" table:display-list="unsorted" table:base-cell-address="'Mode_d''emploi'.A1">
          <table:error-message table:message-type="stop" table:display="true"/>
        </table:content-validation>
        <table:content-validation table:name="val2" table:condition="of:cell-content-is-in-list(&quot;D&quot;;&quot;N&quot;)" table:allow-empty-cell="false" table:display-list="unsorted" table:base-cell-address="'Mode_d''emploi'.A1">
          <table:error-message table:message-type="stop" table:display="true"/>
        </table:content-validation>
      </table:content-validations>
      <table:table table:name="Mode_d'emploi" table:style-name="ta1">
        <table:table-column table:style-name="co1" table:default-cell-style-name="ce125"/>
        <table:table-column table:style-name="co2" table:number-columns-repeated="2" table:default-cell-style-name="ce125"/>
        <table:table-column table:style-name="co3" table:default-cell-style-name="ce125"/>
        <table:table-column table:style-name="co4" table:number-columns-repeated="60" table:default-cell-style-name="ce125"/>
        <table:table-column table:style-name="co4" table:number-columns-repeated="959" table:default-cell-style-name="Default"/>
        <table:table-column table:style-name="co5" table:default-cell-style-name="Default"/>
        <table:table-row table:style-name="ro1">
          <table:table-cell table:style-name="ce82" office:value-type="string" calcext:value-type="string" table:number-columns-spanned="4" table:number-rows-spanned="1">
            <text:p>RGAA 4.1.1 – GRILLE D'ÉVALUATION</text:p>
          </table:table-cell>
          <table:covered-table-cell table:number-columns-repeated="3"/>
          <table:table-cell table:number-columns-repeated="1020"/>
        </table:table-row>
        <table:table-row table:style-name="ro1">
          <table:table-cell table:style-name="ce8" office:value-type="string" calcext:value-type="string" table:number-columns-spanned="4" table:number-rows-spanned="1">
            <text:p>Mode d'emploi</text:p>
          </table:table-cell>
          <table:covered-table-cell table:number-columns-repeated="3"/>
          <table:table-cell table:number-columns-repeated="1020"/>
        </table:table-row>
        <table:table-row table:style-name="ro2">
          <table:table-cell table:style-name="ce9" office:value-type="string" calcext:value-type="string" table:number-columns-spanned="4" table:number-rows-spanned="1">
            <text:p><text:span text:style-name="T1">Droits de reproduction</text:span></text:p>
            <text:p/>
            <text:p><text:span text:style-name="T2">Ce document est placé sous </text:span>licence ouverte 2.0 ou ultérieure : </text:p>
            <text:p><text:span text:style-name="T2"><text:a xlink:href="https://www.etalab.gouv.fr/licence-ouverte-open-licence" xlink:type="simple">https://www.etalab.gouv.fr/licence-ouverte-open-licence</text:a></text:span><text:span text:style-name="T2">.</text:span></text:p>
            <text:p/>
            <text:p>Vous êtes libres de :</text:p>
            <text:p>- Reproduire, copier, publier et transmettre ces informations</text:p>
            <text:p>- Diffuser et redistribuer ces informations</text:p>
            <text:p>- Adapter, modifier, extraire et transformer ces informations, notamment pour créer des informations dérivées</text:p>
            <text:p>- Exploiter ces informations à titre commercial, par exemple en la combinant avec d'autres informations, ou en l'incluant dans votre propre produit ou application.</text:p>
            <text:p/>
            <text:p>Ces libertés s'appliquent sous réserve de mentionner la paternité de l'information d'origine : sa source et la date de sa dernière mise à jour. Le « réutilisateur » peut notamment s'acquitter de cette condition en indiquant un ou des liens hypertextes (URL) renvoyant vers le présent site et assurant une mention effective de sa paternité.</text:p>
            <text:p/>
            <text:p>Cette mention de paternité ne doit ni conférer un caractère officiel à la réutilisation de ces informations, ni suggérer une quelconque reconnaissance ou caution par le producteur de l'information, ou par toute autre entité publique, du « réutilisateur » ou de sa réutilisation.</text:p>
          </table:table-cell>
          <table:covered-table-cell table:number-columns-repeated="3"/>
          <table:table-cell table:number-columns-repeated="1020"/>
        </table:table-row>
        <table:table-row table:style-name="ro3">
          <table:table-cell table:style-name="ce2"/>
          <table:table-cell table:style-name="ce127" table:number-columns-repeated="1023"/>
        </table:table-row>
        <table:table-row table:style-name="ro4">
          <table:table-cell table:style-name="ce10" office:value-type="string" calcext:value-type="string" table:number-columns-spanned="4" table:number-rows-spanned="1">
            <text:p><text:span text:style-name="T1">Le modèle de grille reprend l'ensemble des critères du RGAA 4.1.1</text:span></text:p>
            <text:p/>
            <text:p><text:span text:style-name="T3">Le modèle de grille d’audit est un outil de travail préalable à la rédaction du rapport d'audit. Il est destiné aux concepteurs, développeurs et intégrateurs du site. Le responsable de l’audit doit donc être précis dans le constat des erreurs, dans les  explications et dans les propositions de réparation. La grille d’audit vient en annexe du rapport d'audit RGAA.</text:span></text:p>
            <text:p/>
            <text:p>Le modèle de grille a été établi pour un échantillon de 20 pages. Il ne s'adapte pas automatiquement au volume de pages de votre échantillon :</text:p>
            <text:p>- Si votre échantillon comprend moins de 20 pages, vous devez soit supprimer les feuilles du classeur qui sont inutilisées, soit passer l'ensemble des critères des feuilles inutiles à l'état NA (Non Applicable) afin de permettre l'exécution du calcul des taux dans le classeur Synthèse. </text:p>
            <text:p>- Si votre échantillon comprend plus de 20 pages, l'ajout de feuilles est nécessaire, ainsi que l'extension de la base de calcul (ajout de colonnes et modification des formules de calcul) pour accueillir les données recueillies dans ces nouvelles feuilles du classeur.</text:p>
            <text:p/>
            <text:p><text:span text:style-name="T4">Étape 1</text:span></text:p>
            <text:p/>
            <text:p>Remplissez la page Échantillon avec les titres et URL des pages concernées par l'audit. Ces informations seront automatiquement reprises par la suite dans chaque feuille d'audit individuel (P01 – P20) pour servir de titre à la grille.</text:p>
            <text:p/>
            <text:p>Pour rappel, les pages obligatoires dans un échantillon d'audit sont :</text:p>
            <text:p>- Page d'accueil</text:p>
            <text:p>- Page contact</text:p>
            <text:p>- Page mentions légales</text:p>
            <text:p>- Page « accessibilité » (page comprenant la déclaration d’accessibilité)</text:p>
            <text:p>- Page aide</text:p>
            <text:p>- Page plan du site</text:p>
            <text:p>- Page d’authentification</text:p>
            <text:p/>
            <text:p>S'ajoutent à ces pages impératives, un certain nombre de pages lorsqu’elles existent :</text:p>
            <text:p>- Au moins une page pertinente pour chaque type de service fourni et toute autre utilisation principale prévue (ex. : rubriques de 1er niveau dans l’arborescence…), y compris la fonctionnalité de recherche ;</text:p>
            <text:p>- Au moins un document téléchargeable pertinent, le cas échéant, pour chaque type de service fourni et pour toute autre utilisation principalement prévue ;</text:p>
            <text:p>- L’ensemble des pages constituant un processus (par exemple, un formulaire de saisie ou une transaction sur plusieurs pages) ;</text:p>
            <text:p>- Des exemples de pages ayant un aspect sensiblement distinct ou présentant un type de contenu différent (ex. : page contenant des tableaux de données, des éléments multimédia, des illustrations, des formulaires, etc.).</text:p>
            <text:p/>
            <text:p>La sélection des pages auditées ainsi que leur nombre doivent être représentatifs du service de communication au public en ligne. Le nombre de visiteurs par page peut notamment être pris en compte lors de la constitution de l’échantillon.</text:p>
            <text:p/>
            <text:p>Enfin, s’ajoutent des pages sélectionnées au hasard représentant au moins 10 % des pages de l’échantillon décrit supra.</text:p>
          </table:table-cell>
          <table:covered-table-cell table:number-columns-repeated="3"/>
          <table:table-cell table:number-columns-repeated="1020"/>
        </table:table-row>
        <table:table-row table:style-name="ro5">
          <table:table-cell/>
          <table:table-cell table:style-name="ce4" office:value-type="string" calcext:value-type="string">
            <text:p>Nombre de pages :</text:p>
          </table:table-cell>
          <table:table-cell table:style-name="ce5" table:formula="of:=COUNTA([Échantillon.A9:.A49])" office:value-type="float" office:value="20" calcext:value-type="float">
            <text:p>20</text:p>
          </table:table-cell>
          <table:table-cell table:number-columns-repeated="1021"/>
        </table:table-row>
        <table:table-row table:style-name="ro6">
          <table:table-cell table:style-name="ce126" office:value-type="string" calcext:value-type="string" table:number-columns-spanned="4" table:number-rows-spanned="1">
            <text:p><text:span text:style-name="T5">Étape 2</text:span></text:p>
            <text:p/>
            <text:p><text:span text:style-name="T6">Réalisez l'audit sur l'échantillon.</text:span></text:p>
            <text:p/>
            <text:p><text:span text:style-name="T6">Un critère peut prendre 4 statuts différents :</text:span></text:p>
            <text:p>- <text:span text:style-name="T6">C : CONFORME</text:span>. Le critère est conforme pour l'ensemble des éléments de la page</text:p>
            <text:p>- <text:span text:style-name="T6">NC : NON CONFORME</text:span>. Au moins un des éléments de la page concernés par le critère n'est pas conforme</text:p>
            <text:p>- <text:span text:style-name="T6">NA : NON APPLICABLE</text:span>. Ou bien aucun élément dans la page ne concerne le critère, ou bien le seul contenu qui concerne le critère est exempté, ou bien le seul contenu qui concerne le critère est soumis à dérogation et il propose une alternative numérique accessible.</text:p>
            <text:p>- <text:span text:style-name="T6">NT : NON TESTÉ</text:span>. Le critère n'est pas testé. Ce statut sert à mesurer l'évolution de l'audit.</text:p>
            <text:p/>
            <text:p>Dans la case <text:span text:style-name="T7">Statut</text:span> des grilles d'audit, renseignez une de ces 4 abréviations selon votre évaluation. Vous verrez les cases se colorer en fonction du statut. Dans la feuille « Synthèse », vous retrouverez un total par thématique et niveau de vos saisies dans les grilles d'audit.</text:p>
            <text:p/>
            <text:p>Vous avez également à disposition une case « Modifications à apporter » qui vous permet de faire vos recommandations concernant l'erreur rencontrée.</text:p>
            <text:p/>
            <text:p>La colonne <text:span text:style-name="T6">Dérogation</text:span>, vous permet de mentionner les dérogations présentes sur la page et par critère. Par défaut la valeur est <text:span text:style-name="T6">N</text:span> et signifie l’absence de dérogation. Si une dérogation est présente pour un critère, inscrivez <text:span text:style-name="T6">D</text:span> dans la case (elle se colore). De même à droite vous avez une case « Commentaires en cas de dérogation » dans laquelle vous expliquez quel élément vous dérogez et quelles sont les justifications. Attention : un critère ne peut jamais être dérogé, seul un contenu peut l'être. Si vous avez une dérogation, il est important d'en garder la trace. Le contenu dérogé n'est donc plus soumis directement à l'évaluation, mais le critère reste évaluable pour les autres contenus de la page.</text:p>
          </table:table-cell>
          <table:covered-table-cell table:number-columns-repeated="3"/>
          <table:table-cell table:number-columns-repeated="1020"/>
        </table:table-row>
        <table:table-row table:style-name="ro7">
          <table:table-cell table:number-columns-repeated="1024"/>
        </table:table-row>
        <table:table-row table:style-name="ro8">
          <table:table-cell table:number-columns-repeated="1024"/>
        </table:table-row>
        <table:table-row table:style-name="ro7" table:number-rows-repeated="1048566">
          <table:table-cell table:number-columns-repeated="1024"/>
        </table:table-row>
        <table:table-row table:style-name="ro7">
          <table:table-cell table:number-columns-repeated="1024"/>
        </table:table-row>
      </table:table>
      <table:table table:name="Échantillon" table:style-name="ta1">
        <table:table-column table:style-name="co7" table:default-cell-style-name="ce125"/>
        <table:table-column table:style-name="co8" table:default-cell-style-name="ce125"/>
        <table:table-column table:style-name="co9" table:default-cell-style-name="ce125"/>
        <table:table-column table:style-name="co5" table:number-columns-repeated="61" table:default-cell-style-name="ce125"/>
        <table:table-row table:style-name="ro7">
          <table:table-cell table:style-name="ce82" office:value-type="string" calcext:value-type="string" table:number-columns-spanned="3" table:number-rows-spanned="1">
            <text:p>RGAA 4.1.1 – GRILLE D'ÉVALUATION</text:p>
          </table:table-cell>
          <table:covered-table-cell table:number-columns-repeated="2"/>
          <table:table-cell table:number-columns-repeated="61"/>
        </table:table-row>
        <table:table-row table:style-name="ro7">
          <table:table-cell table:style-name="ce82" office:value-type="string" calcext:value-type="string" table:number-columns-spanned="3" table:number-rows-spanned="1">
            <text:p>Échantillon évalué</text:p>
          </table:table-cell>
          <table:covered-table-cell table:number-columns-repeated="2"/>
          <table:table-cell table:number-columns-repeated="61"/>
        </table:table-row>
        <table:table-row table:style-name="ro7">
          <table:table-cell table:style-name="ce17" office:value-type="string" calcext:value-type="string" table:number-columns-spanned="3" table:number-rows-spanned="1">
            <text:p>Date : 01/06/2024</text:p>
          </table:table-cell>
          <table:covered-table-cell table:number-columns-repeated="2"/>
          <table:table-cell table:number-columns-repeated="61"/>
        </table:table-row>
        <table:table-row table:style-name="ro7">
          <table:table-cell table:style-name="ce17" office:value-type="string" calcext:value-type="string" table:number-columns-spanned="3" table:number-rows-spanned="1">
            <text:p>Auditeur : DUPONT Jean</text:p>
          </table:table-cell>
          <table:covered-table-cell table:number-columns-repeated="2"/>
          <table:table-cell table:number-columns-repeated="61"/>
        </table:table-row>
        <table:table-row table:style-name="ro7">
          <table:table-cell table:style-name="ce17" office:value-type="string" calcext:value-type="string" table:number-columns-spanned="3" table:number-rows-spanned="1">
            <text:p>Contexte : Visite initiale</text:p>
          </table:table-cell>
          <table:covered-table-cell table:number-columns-repeated="2"/>
          <table:table-cell table:number-columns-repeated="61"/>
        </table:table-row>
        <table:table-row table:style-name="ro7">
          <table:table-cell table:style-name="ce17" office:value-type="string" calcext:value-type="string">
            <text:p>Site :</text:p>
          </table:table-cell>
          <table:table-cell table:style-name="ce133" office:value-type="string" calcext:value-type="string" table:number-columns-spanned="2" table:number-rows-spanned="1">
            <text:p><text:a xlink:href="http://www.site.fr/" xlink:type="simple">www.site.fr</text:a></text:p>
          </table:table-cell>
          <table:covered-table-cell/>
          <table:table-cell table:number-columns-repeated="61"/>
        </table:table-row>
        <table:table-row table:style-name="ro7">
          <table:table-cell table:number-columns-repeated="64"/>
        </table:table-row>
        <table:table-row table:style-name="ro7">
          <table:table-cell table:style-name="ce131" office:value-type="string" calcext:value-type="string">
            <text:p>N° page</text:p>
          </table:table-cell>
          <table:table-cell table:style-name="ce131" office:value-type="string" calcext:value-type="string">
            <text:p>Titre de la page</text:p>
          </table:table-cell>
          <table:table-cell table:style-name="ce131" office:value-type="string" calcext:value-type="string">
            <text:p>URL</text:p>
          </table:table-cell>
          <table:table-cell table:number-columns-repeated="61"/>
        </table:table-row>
        <table:table-row table:style-name="ro9">
          <table:table-cell table:style-name="ce132" office:value-type="string" calcext:value-type="string">
            <text:p>P01</text:p>
          </table:table-cell>
          <table:table-cell table:style-name="ce134" office:value-type="string" calcext:value-type="string">
            <text:p>Accueil</text:p>
          </table:table-cell>
          <table:table-cell table:style-name="ce136" office:value-type="string" calcext:value-type="string">
            <text:p>http://www.site.fr/accueil.html</text:p>
          </table:table-cell>
          <table:table-cell table:number-columns-repeated="61"/>
        </table:table-row>
        <table:table-row table:style-name="ro9">
          <table:table-cell table:style-name="ce132" office:value-type="string" calcext:value-type="string">
            <text:p>P02</text:p>
          </table:table-cell>
          <table:table-cell table:style-name="ce134" office:value-type="string" calcext:value-type="string">
            <text:p>Authentification</text:p>
          </table:table-cell>
          <table:table-cell table:style-name="ce136" office:value-type="string" calcext:value-type="string">
            <text:p>http://www.site.fr/authentification.html</text:p>
          </table:table-cell>
          <table:table-cell table:number-columns-repeated="61"/>
        </table:table-row>
        <table:table-row table:style-name="ro9">
          <table:table-cell table:style-name="ce132" office:value-type="string" calcext:value-type="string">
            <text:p>P03</text:p>
          </table:table-cell>
          <table:table-cell table:style-name="ce134" office:value-type="string" calcext:value-type="string">
            <text:p>Contact</text:p>
          </table:table-cell>
          <table:table-cell table:style-name="ce136" office:value-type="string" calcext:value-type="string">
            <text:p>http://www.site.fr/contact.html</text:p>
          </table:table-cell>
          <table:table-cell table:number-columns-repeated="61"/>
        </table:table-row>
        <table:table-row table:style-name="ro9">
          <table:table-cell table:style-name="ce132" office:value-type="string" calcext:value-type="string">
            <text:p>P04</text:p>
          </table:table-cell>
          <table:table-cell table:style-name="ce134"/>
          <table:table-cell table:style-name="ce136"/>
          <table:table-cell table:number-columns-repeated="61"/>
        </table:table-row>
        <table:table-row table:style-name="ro9">
          <table:table-cell table:style-name="ce132" office:value-type="string" calcext:value-type="string">
            <text:p>P05</text:p>
          </table:table-cell>
          <table:table-cell table:style-name="ce135"/>
          <table:table-cell table:style-name="ce137"/>
          <table:table-cell table:number-columns-repeated="61"/>
        </table:table-row>
        <table:table-row table:style-name="ro9">
          <table:table-cell table:style-name="ce132" office:value-type="string" calcext:value-type="string">
            <text:p>P06</text:p>
          </table:table-cell>
          <table:table-cell table:style-name="ce135"/>
          <table:table-cell table:style-name="ce137"/>
          <table:table-cell table:number-columns-repeated="61"/>
        </table:table-row>
        <table:table-row table:style-name="ro9">
          <table:table-cell table:style-name="ce132" office:value-type="string" calcext:value-type="string">
            <text:p>P07</text:p>
          </table:table-cell>
          <table:table-cell table:style-name="ce135"/>
          <table:table-cell table:style-name="ce137"/>
          <table:table-cell table:number-columns-repeated="61"/>
        </table:table-row>
        <table:table-row table:style-name="ro9">
          <table:table-cell table:style-name="ce132" office:value-type="string" calcext:value-type="string">
            <text:p>P08</text:p>
          </table:table-cell>
          <table:table-cell table:style-name="ce135"/>
          <table:table-cell table:style-name="ce138"/>
          <table:table-cell table:number-columns-repeated="61"/>
        </table:table-row>
        <table:table-row table:style-name="ro9">
          <table:table-cell table:style-name="ce132" office:value-type="string" calcext:value-type="string">
            <text:p>P09</text:p>
          </table:table-cell>
          <table:table-cell table:style-name="ce135"/>
          <table:table-cell table:style-name="ce138"/>
          <table:table-cell table:number-columns-repeated="61"/>
        </table:table-row>
        <table:table-row table:style-name="ro9">
          <table:table-cell table:style-name="ce132" office:value-type="string" calcext:value-type="string">
            <text:p>P10</text:p>
          </table:table-cell>
          <table:table-cell table:style-name="ce135"/>
          <table:table-cell table:style-name="ce138"/>
          <table:table-cell table:number-columns-repeated="61"/>
        </table:table-row>
        <table:table-row table:style-name="ro9">
          <table:table-cell table:style-name="ce132" office:value-type="string" calcext:value-type="string">
            <text:p>P11</text:p>
          </table:table-cell>
          <table:table-cell table:style-name="ce135"/>
          <table:table-cell table:style-name="ce138"/>
          <table:table-cell table:number-columns-repeated="61"/>
        </table:table-row>
        <table:table-row table:style-name="ro9">
          <table:table-cell table:style-name="ce132" office:value-type="string" calcext:value-type="string">
            <text:p>P12</text:p>
          </table:table-cell>
          <table:table-cell table:style-name="ce135"/>
          <table:table-cell table:style-name="ce138"/>
          <table:table-cell table:number-columns-repeated="61"/>
        </table:table-row>
        <table:table-row table:style-name="ro9">
          <table:table-cell table:style-name="ce132" office:value-type="string" calcext:value-type="string">
            <text:p>P13</text:p>
          </table:table-cell>
          <table:table-cell table:style-name="ce135"/>
          <table:table-cell table:style-name="ce138"/>
          <table:table-cell table:number-columns-repeated="61"/>
        </table:table-row>
        <table:table-row table:style-name="ro9">
          <table:table-cell table:style-name="ce132" office:value-type="string" calcext:value-type="string">
            <text:p>P14</text:p>
          </table:table-cell>
          <table:table-cell table:style-name="ce135"/>
          <table:table-cell table:style-name="ce138"/>
          <table:table-cell table:number-columns-repeated="61"/>
        </table:table-row>
        <table:table-row table:style-name="ro9">
          <table:table-cell table:style-name="ce132" office:value-type="string" calcext:value-type="string">
            <text:p>P15</text:p>
          </table:table-cell>
          <table:table-cell table:style-name="ce135"/>
          <table:table-cell table:style-name="ce138"/>
          <table:table-cell table:number-columns-repeated="61"/>
        </table:table-row>
        <table:table-row table:style-name="ro9">
          <table:table-cell table:style-name="ce132" office:value-type="string" calcext:value-type="string">
            <text:p>P16</text:p>
          </table:table-cell>
          <table:table-cell table:style-name="ce135"/>
          <table:table-cell table:style-name="ce138"/>
          <table:table-cell table:number-columns-repeated="61"/>
        </table:table-row>
        <table:table-row table:style-name="ro9">
          <table:table-cell table:style-name="ce132" office:value-type="string" calcext:value-type="string">
            <text:p>P17</text:p>
          </table:table-cell>
          <table:table-cell table:style-name="ce135"/>
          <table:table-cell table:style-name="ce138"/>
          <table:table-cell table:number-columns-repeated="61"/>
        </table:table-row>
        <table:table-row table:style-name="ro9">
          <table:table-cell table:style-name="ce132" office:value-type="string" calcext:value-type="string">
            <text:p>P18</text:p>
          </table:table-cell>
          <table:table-cell table:style-name="ce135"/>
          <table:table-cell table:style-name="ce138"/>
          <table:table-cell table:number-columns-repeated="61"/>
        </table:table-row>
        <table:table-row table:style-name="ro9">
          <table:table-cell table:style-name="ce132" office:value-type="string" calcext:value-type="string">
            <text:p>P19</text:p>
          </table:table-cell>
          <table:table-cell table:style-name="ce135"/>
          <table:table-cell table:style-name="ce138"/>
          <table:table-cell table:number-columns-repeated="61"/>
        </table:table-row>
        <table:table-row table:style-name="ro9">
          <table:table-cell table:style-name="ce132" office:value-type="string" calcext:value-type="string">
            <text:p>P20</text:p>
          </table:table-cell>
          <table:table-cell table:style-name="ce135"/>
          <table:table-cell table:style-name="ce138"/>
          <table:table-cell table:number-columns-repeated="61"/>
        </table:table-row>
        <table:table-row table:style-name="ro7" table:number-rows-repeated="1048547">
          <table:table-cell table:number-columns-repeated="64"/>
        </table:table-row>
        <table:table-row table:style-name="ro7">
          <table:table-cell table:number-columns-repeated="64"/>
        </table:table-row>
      </table:table>
      <table:table table:name="Critères" table:style-name="ta1">
        <table:table-column table:style-name="co10" table:default-cell-style-name="ce125"/>
        <table:table-column table:style-name="co10" table:default-cell-style-name="ce29"/>
        <table:table-column table:style-name="co11" table:default-cell-style-name="ce32"/>
        <table:table-column table:style-name="co4" table:number-columns-repeated="2" table:default-cell-style-name="ce32"/>
        <table:table-column table:style-name="co4" table:default-cell-style-name="ce125"/>
        <table:table-column table:style-name="co4" table:number-columns-repeated="58" table:default-cell-style-name="ce32"/>
        <table:table-row table:style-name="ro7">
          <table:table-cell table:style-name="ce145" table:formula="of:=[Échantillon.A1]" office:value-type="string" office:string-value="RGAA 4.1.1 – GRILLE D'ÉVALUATION" calcext:value-type="string" table:number-columns-spanned="3" table:number-rows-spanned="1">
            <text:p>RGAA 4.1.1 – GRILLE D'ÉVALUATION</text:p>
          </table:table-cell>
          <table:covered-table-cell table:number-columns-repeated="2"/>
          <table:table-cell table:number-columns-repeated="61"/>
        </table:table-row>
        <table:table-row table:style-name="ro10">
          <table:table-cell table:style-name="ce147" office:value-type="string" calcext:value-type="string">
            <text:p>Thématique</text:p>
          </table:table-cell>
          <table:table-cell table:style-name="ce147" office:value-type="string" calcext:value-type="string">
            <text:p>Critère</text:p>
          </table:table-cell>
          <table:table-cell table:style-name="ce155" office:value-type="string" calcext:value-type="string">
            <text:p>Recommandation</text:p>
          </table:table-cell>
          <table:table-cell table:number-columns-repeated="61"/>
        </table:table-row>
        <table:table-row table:style-name="ro7">
          <table:table-cell table:style-name="ce28" office:value-type="string" calcext:value-type="string" table:number-columns-spanned="1" table:number-rows-spanned="9">
            <text:p>IMAGES</text:p>
          </table:table-cell>
          <table:table-cell table:style-name="ce152" office:value-type="string" calcext:value-type="string">
            <text:p>1.1</text:p>
          </table:table-cell>
          <table:table-cell table:style-name="ce156" office:value-type="string" calcext:value-type="string">
            <text:p>Chaque image porteuse d’information a-t-elle une alternative textuelle ?</text:p>
          </table:table-cell>
          <table:table-cell table:style-name="ce126"/>
          <table:table-cell table:number-columns-repeated="60"/>
        </table:table-row>
        <table:table-row table:style-name="ro7">
          <table:covered-table-cell/>
          <table:table-cell table:style-name="ce152" office:value-type="string" calcext:value-type="string">
            <text:p>1.2</text:p>
          </table:table-cell>
          <table:table-cell table:style-name="ce156" office:value-type="string" calcext:value-type="string">
            <text:p>Chaque image de décoration est-elle correctement ignorée par les technologies d’assistance ?</text:p>
          </table:table-cell>
          <table:table-cell table:style-name="ce126"/>
          <table:table-cell table:number-columns-repeated="60"/>
        </table:table-row>
        <table:table-row table:style-name="ro7">
          <table:covered-table-cell/>
          <table:table-cell table:style-name="ce152" office:value-type="string" calcext:value-type="string">
            <text:p>1.3</text:p>
          </table:table-cell>
          <table:table-cell table:style-name="ce156" office:value-type="string" calcext:value-type="string">
            <text:p>Pour chaque image porteuse d'information ayant une alternative textuelle, cette alternative est-elle pertinente (hors cas particuliers) ?</text:p>
          </table:table-cell>
          <table:table-cell table:style-name="ce126"/>
          <table:table-cell table:number-columns-repeated="60"/>
        </table:table-row>
        <table:table-row table:style-name="ro11">
          <table:covered-table-cell/>
          <table:table-cell table:style-name="ce152" office:value-type="string" calcext:value-type="string">
            <text:p>1.4</text:p>
          </table:table-cell>
          <table:table-cell table:style-name="ce156" office:value-type="string" calcext:value-type="string">
            <text:p>Pour chaque image utilisée comme CAPTCHA ou comme image-test, ayant une alternative textuelle, cette alternative permet-elle d’identifier la nature et la fonction de l’image ?</text:p>
          </table:table-cell>
          <table:table-cell table:style-name="ce126"/>
          <table:table-cell table:number-columns-repeated="60"/>
        </table:table-row>
        <table:table-row table:style-name="ro7">
          <table:covered-table-cell/>
          <table:table-cell table:style-name="ce152" office:value-type="string" calcext:value-type="string">
            <text:p>1.5</text:p>
          </table:table-cell>
          <table:table-cell table:style-name="ce156" office:value-type="string" calcext:value-type="string">
            <text:p>Pour chaque image utilisée comme CAPTCHA, une solution d’accès alternatif au contenu ou à la fonction du CAPTCHA est-elle présente ?</text:p>
          </table:table-cell>
          <table:table-cell table:style-name="ce126"/>
          <table:table-cell table:number-columns-repeated="60"/>
        </table:table-row>
        <table:table-row table:style-name="ro7">
          <table:covered-table-cell/>
          <table:table-cell table:style-name="ce152" office:value-type="string" calcext:value-type="string">
            <text:p>1.6</text:p>
          </table:table-cell>
          <table:table-cell table:style-name="ce156" office:value-type="string" calcext:value-type="string">
            <text:p>Chaque image porteuse d’information a-t-elle, si nécessaire, une description détaillée ?</text:p>
          </table:table-cell>
          <table:table-cell table:style-name="ce126"/>
          <table:table-cell table:number-columns-repeated="60"/>
        </table:table-row>
        <table:table-row table:style-name="ro7">
          <table:covered-table-cell/>
          <table:table-cell table:style-name="ce152" office:value-type="string" calcext:value-type="string">
            <text:p>1.7</text:p>
          </table:table-cell>
          <table:table-cell table:style-name="ce156" office:value-type="string" calcext:value-type="string">
            <text:p>Pour chaque image porteuse d’information ayant une description détaillée, cette description est-elle pertinente ?</text:p>
          </table:table-cell>
          <table:table-cell table:style-name="ce126"/>
          <table:table-cell table:number-columns-repeated="60"/>
        </table:table-row>
        <table:table-row table:style-name="ro11">
          <table:covered-table-cell/>
          <table:table-cell table:style-name="ce152" office:value-type="string" calcext:value-type="string">
            <text:p>1.8</text:p>
          </table:table-cell>
          <table:table-cell table:style-name="ce156" office:value-type="string" calcext:value-type="string">
            <text:p>Chaque image texte porteuse d’information, en l’absence d’un mécanisme de remplacement, doit si possible être remplacée par du texte stylé. Cette règle est-elle respectée (hors cas particuliers) ?</text:p>
          </table:table-cell>
          <table:table-cell table:style-name="ce126"/>
          <table:table-cell/>
          <table:table-cell table:style-name="ce158"/>
          <table:table-cell table:number-columns-repeated="58"/>
        </table:table-row>
        <table:table-row table:style-name="ro7">
          <table:covered-table-cell/>
          <table:table-cell table:style-name="ce152" office:value-type="string" calcext:value-type="string">
            <text:p>1.9</text:p>
          </table:table-cell>
          <table:table-cell table:style-name="ce156" office:value-type="string" calcext:value-type="string">
            <text:p>Chaque légende d’image est-elle, si nécessaire, correctement reliée à l’image correspondante ?</text:p>
          </table:table-cell>
          <table:table-cell table:style-name="ce126"/>
          <table:table-cell table:number-columns-repeated="60"/>
        </table:table-row>
        <table:table-row table:style-name="ro12">
          <table:table-cell table:style-name="ce28" office:value-type="string" calcext:value-type="string" table:number-columns-spanned="1" table:number-rows-spanned="2">
            <text:p>CADRES</text:p>
          </table:table-cell>
          <table:table-cell table:style-name="ce153" office:value-type="string" calcext:value-type="string">
            <text:p>2.1</text:p>
          </table:table-cell>
          <table:table-cell table:style-name="ce157" office:value-type="string" calcext:value-type="string">
            <text:p>Chaque cadre a-t-il un titre de cadre ?</text:p>
          </table:table-cell>
          <table:table-cell table:style-name="ce126"/>
          <table:table-cell table:number-columns-repeated="60"/>
        </table:table-row>
        <table:table-row table:style-name="ro12">
          <table:covered-table-cell/>
          <table:table-cell table:style-name="ce153" office:value-type="string" calcext:value-type="string">
            <text:p>2.2</text:p>
          </table:table-cell>
          <table:table-cell table:style-name="ce157" office:value-type="string" calcext:value-type="string">
            <text:p>Pour chaque cadre ayant un titre de cadre, ce titre de cadre est-il pertinent ?</text:p>
          </table:table-cell>
          <table:table-cell table:style-name="ce126"/>
          <table:table-cell table:number-columns-repeated="60"/>
        </table:table-row>
        <table:table-row table:style-name="ro7">
          <table:table-cell table:style-name="ce28" office:value-type="string" calcext:value-type="string" table:number-columns-spanned="1" table:number-rows-spanned="3">
            <text:p>COULEURS</text:p>
          </table:table-cell>
          <table:table-cell table:style-name="ce152" office:value-type="string" calcext:value-type="string">
            <text:p>3.1</text:p>
          </table:table-cell>
          <table:table-cell table:style-name="ce156" office:value-type="string" calcext:value-type="string">
            <text:p>Dans chaque page web, l’information ne doit pas être donnée uniquement par la couleur. Cette règle est-elle respectée ?</text:p>
          </table:table-cell>
          <table:table-cell table:style-name="ce126"/>
          <table:table-cell table:number-columns-repeated="60"/>
        </table:table-row>
        <table:table-row table:style-name="ro7">
          <table:covered-table-cell/>
          <table:table-cell table:style-name="ce152" office:value-type="string" calcext:value-type="string">
            <text:p>3.2</text:p>
          </table:table-cell>
          <table:table-cell table:style-name="ce156" office:value-type="string" calcext:value-type="string">
            <text:p>Dans chaque page web, le contraste entre la couleur du texte et la couleur de son arrière-plan est-il suffisamment élevé (hors cas particuliers) ?</text:p>
          </table:table-cell>
          <table:table-cell table:style-name="ce126"/>
          <table:table-cell table:number-columns-repeated="60"/>
        </table:table-row>
        <table:table-row table:style-name="ro11">
          <table:covered-table-cell/>
          <table:table-cell table:style-name="ce152" office:value-type="string" calcext:value-type="string">
            <text:p>3.3</text:p>
          </table:table-cell>
          <table:table-cell table:style-name="ce156" office:value-type="string" calcext:value-type="string">
            <text:p>Dans chaque page web, les couleurs utilisées dans les composants d’interface ou les éléments graphiques porteurs d’informations sont-elles suffisamment contrastées (hors cas particuliers) ?</text:p>
          </table:table-cell>
          <table:table-cell table:style-name="ce126"/>
          <table:table-cell table:number-columns-repeated="60"/>
        </table:table-row>
        <table:table-row table:style-name="ro7">
          <table:table-cell table:style-name="ce28" office:value-type="string" calcext:value-type="string" table:number-columns-spanned="1" table:number-rows-spanned="13">
            <text:p>MULTIMÉDIA</text:p>
          </table:table-cell>
          <table:table-cell table:style-name="ce153" office:value-type="string" calcext:value-type="string">
            <text:p>4.1</text:p>
          </table:table-cell>
          <table:table-cell table:style-name="ce157" office:value-type="string" calcext:value-type="string">
            <text:p>Chaque média temporel pré-enregistré a-t-il, si nécessaire, une transcription textuelle ou une audiodescription (hors cas particuliers) ?</text:p>
          </table:table-cell>
          <table:table-cell table:style-name="ce126"/>
          <table:table-cell table:number-columns-repeated="60"/>
        </table:table-row>
        <table:table-row table:style-name="ro11">
          <table:covered-table-cell/>
          <table:table-cell table:style-name="ce153" office:value-type="string" calcext:value-type="string">
            <text:p>4.2</text:p>
          </table:table-cell>
          <table:table-cell table:style-name="ce157" office:value-type="string" calcext:value-type="string">
            <text:p>Pour chaque média temporel pré-enregistré ayant une transcription textuelle ou une audiodescription synchronisée, celles-ci sont-elles pertinentes (hors cas particuliers) ?</text:p>
          </table:table-cell>
          <table:table-cell table:style-name="ce126"/>
          <table:table-cell table:number-columns-repeated="60"/>
        </table:table-row>
        <table:table-row table:style-name="ro7">
          <table:covered-table-cell/>
          <table:table-cell table:style-name="ce153" office:value-type="string" calcext:value-type="string">
            <text:p>4.3</text:p>
          </table:table-cell>
          <table:table-cell table:style-name="ce157" office:value-type="string" calcext:value-type="string">
            <text:p>Chaque média temporel synchronisé pré-enregistré a-t-il, si nécessaire, des sous-titres synchronisés (hors cas particuliers) ?</text:p>
          </table:table-cell>
          <table:table-cell table:style-name="ce126"/>
          <table:table-cell table:number-columns-repeated="60"/>
        </table:table-row>
        <table:table-row table:style-name="ro7">
          <table:covered-table-cell/>
          <table:table-cell table:style-name="ce153" office:value-type="string" calcext:value-type="string">
            <text:p>4.4</text:p>
          </table:table-cell>
          <table:table-cell table:style-name="ce157" office:value-type="string" calcext:value-type="string">
            <text:p>Pour chaque média temporel synchronisé pré-enregistré ayant des sous-titres synchronisés, ces sous-titres sont-ils pertinents ?</text:p>
          </table:table-cell>
          <table:table-cell table:style-name="ce126"/>
          <table:table-cell table:number-columns-repeated="60"/>
        </table:table-row>
        <table:table-row table:style-name="ro7">
          <table:covered-table-cell/>
          <table:table-cell table:style-name="ce153" office:value-type="string" calcext:value-type="string">
            <text:p>4.5</text:p>
          </table:table-cell>
          <table:table-cell table:style-name="ce157" office:value-type="string" calcext:value-type="string">
            <text:p>Chaque média temporel pré-enregistré a-t-il, si nécessaire, une audiodescription synchronisée (hors cas particuliers) ?</text:p>
          </table:table-cell>
          <table:table-cell table:style-name="ce126"/>
          <table:table-cell table:number-columns-repeated="60"/>
        </table:table-row>
        <table:table-row table:style-name="ro7">
          <table:covered-table-cell/>
          <table:table-cell table:style-name="ce153" office:value-type="string" calcext:value-type="string">
            <text:p>4.6</text:p>
          </table:table-cell>
          <table:table-cell table:style-name="ce157" office:value-type="string" calcext:value-type="string">
            <text:p>Pour chaque média temporel pré-enregistré ayant une audiodescription synchronisée, celle-ci est-elle pertinente ?</text:p>
          </table:table-cell>
          <table:table-cell table:style-name="ce126"/>
          <table:table-cell table:number-columns-repeated="60"/>
        </table:table-row>
        <table:table-row table:style-name="ro7">
          <table:covered-table-cell/>
          <table:table-cell table:style-name="ce153" office:value-type="string" calcext:value-type="string">
            <text:p>4.7</text:p>
          </table:table-cell>
          <table:table-cell table:style-name="ce157" office:value-type="string" calcext:value-type="string">
            <text:p>Chaque média temporel est-il clairement identifiable (hors cas particuliers) ?</text:p>
          </table:table-cell>
          <table:table-cell table:style-name="ce126"/>
          <table:table-cell table:number-columns-repeated="60"/>
        </table:table-row>
        <table:table-row table:style-name="ro7">
          <table:covered-table-cell/>
          <table:table-cell table:style-name="ce153" office:value-type="string" calcext:value-type="string">
            <text:p>4.8</text:p>
          </table:table-cell>
          <table:table-cell table:style-name="ce157" office:value-type="string" calcext:value-type="string">
            <text:p>Chaque média non temporel a-t-il, si nécessaire, une alternative (hors cas particuliers) ?</text:p>
          </table:table-cell>
          <table:table-cell table:style-name="ce126"/>
          <table:table-cell table:number-columns-repeated="60"/>
        </table:table-row>
        <table:table-row table:style-name="ro7">
          <table:covered-table-cell/>
          <table:table-cell table:style-name="ce153" office:value-type="string" calcext:value-type="string">
            <text:p>4.9</text:p>
          </table:table-cell>
          <table:table-cell table:style-name="ce157" office:value-type="string" calcext:value-type="string">
            <text:p>Pour chaque média non temporel ayant une alternative, cette alternative est-elle pertinente ?</text:p>
          </table:table-cell>
          <table:table-cell table:style-name="ce126"/>
          <table:table-cell table:number-columns-repeated="60"/>
        </table:table-row>
        <table:table-row table:style-name="ro7">
          <table:covered-table-cell/>
          <table:table-cell table:style-name="ce153" office:value-type="string" calcext:value-type="string">
            <text:p>4.10</text:p>
          </table:table-cell>
          <table:table-cell table:style-name="ce157" office:value-type="string" calcext:value-type="string">
            <text:p>Chaque son déclenché automatiquement est-il contrôlable par l’utilisateur ?</text:p>
          </table:table-cell>
          <table:table-cell table:style-name="ce126"/>
          <table:table-cell table:number-columns-repeated="60"/>
        </table:table-row>
        <table:table-row table:style-name="ro7">
          <table:covered-table-cell/>
          <table:table-cell table:style-name="ce153" office:value-type="string" calcext:value-type="string">
            <text:p>4.11</text:p>
          </table:table-cell>
          <table:table-cell table:style-name="ce157" office:value-type="string" calcext:value-type="string">
            <text:p>La consultation de chaque média temporel est-elle, si nécessaire, contrôlable par le clavier et tout dispositif de pointage ?</text:p>
          </table:table-cell>
          <table:table-cell table:style-name="ce126"/>
          <table:table-cell table:number-columns-repeated="60"/>
        </table:table-row>
        <table:table-row table:style-name="ro7">
          <table:covered-table-cell/>
          <table:table-cell table:style-name="ce153" office:value-type="string" calcext:value-type="string">
            <text:p>4.12</text:p>
          </table:table-cell>
          <table:table-cell table:style-name="ce157" office:value-type="string" calcext:value-type="string">
            <text:p>La consultation de chaque média non temporel est-elle contrôlable par le clavier et tout dispositif de pointage ?</text:p>
          </table:table-cell>
          <table:table-cell table:style-name="ce126"/>
          <table:table-cell table:number-columns-repeated="60"/>
        </table:table-row>
        <table:table-row table:style-name="ro7">
          <table:covered-table-cell/>
          <table:table-cell table:style-name="ce153" office:value-type="string" calcext:value-type="string">
            <text:p>4.13</text:p>
          </table:table-cell>
          <table:table-cell table:style-name="ce157" office:value-type="string" calcext:value-type="string">
            <text:p>Chaque média temporel et non temporel est-il compatible avec les technologies d’assistance (hors cas particuliers) ?</text:p>
          </table:table-cell>
          <table:table-cell table:style-name="ce126"/>
          <table:table-cell table:number-columns-repeated="60"/>
        </table:table-row>
        <table:table-row table:style-name="ro7">
          <table:table-cell table:style-name="ce28" office:value-type="string" calcext:value-type="string" table:number-columns-spanned="1" table:number-rows-spanned="8">
            <text:p>TABLEAUX</text:p>
          </table:table-cell>
          <table:table-cell table:style-name="ce152" office:value-type="string" calcext:value-type="string">
            <text:p>5.1</text:p>
          </table:table-cell>
          <table:table-cell table:style-name="ce156" office:value-type="string" calcext:value-type="string">
            <text:p>Chaque tableau de données complexe a-t-il un résumé ?</text:p>
          </table:table-cell>
          <table:table-cell table:style-name="ce126"/>
          <table:table-cell table:number-columns-repeated="60"/>
        </table:table-row>
        <table:table-row table:style-name="ro7">
          <table:covered-table-cell/>
          <table:table-cell table:style-name="ce152" office:value-type="string" calcext:value-type="string">
            <text:p>5.2</text:p>
          </table:table-cell>
          <table:table-cell table:style-name="ce156" office:value-type="string" calcext:value-type="string">
            <text:p>Pour chaque tableau de données complexe ayant un résumé, celui-ci est-il pertinent ?</text:p>
          </table:table-cell>
          <table:table-cell table:style-name="ce126"/>
          <table:table-cell table:number-columns-repeated="60"/>
        </table:table-row>
        <table:table-row table:style-name="ro7">
          <table:covered-table-cell/>
          <table:table-cell table:style-name="ce152" office:value-type="string" calcext:value-type="string">
            <text:p>5.3</text:p>
          </table:table-cell>
          <table:table-cell table:style-name="ce156" office:value-type="string" calcext:value-type="string">
            <text:p>Pour chaque tableau de mise en forme, le contenu linéarisé reste-t-il compréhensible ?</text:p>
          </table:table-cell>
          <table:table-cell table:style-name="ce126"/>
          <table:table-cell table:number-columns-repeated="60"/>
        </table:table-row>
        <table:table-row table:style-name="ro7">
          <table:covered-table-cell/>
          <table:table-cell table:style-name="ce152" office:value-type="string" calcext:value-type="string">
            <text:p>5.4</text:p>
          </table:table-cell>
          <table:table-cell table:style-name="ce156" office:value-type="string" calcext:value-type="string">
            <text:p>Pour chaque tableau de données ayant un titre, le titre est-il correctement associé au tableau de données ?</text:p>
          </table:table-cell>
          <table:table-cell table:style-name="ce126"/>
          <table:table-cell table:number-columns-repeated="60"/>
        </table:table-row>
        <table:table-row table:style-name="ro7">
          <table:covered-table-cell/>
          <table:table-cell table:style-name="ce152" office:value-type="string" calcext:value-type="string">
            <text:p>5.5</text:p>
          </table:table-cell>
          <table:table-cell table:style-name="ce156" office:value-type="string" calcext:value-type="string">
            <text:p>Pour chaque tableau de données ayant un titre, celui-ci est-il pertinent ?</text:p>
          </table:table-cell>
          <table:table-cell table:style-name="ce126"/>
          <table:table-cell table:number-columns-repeated="60"/>
        </table:table-row>
        <table:table-row table:style-name="ro7">
          <table:covered-table-cell/>
          <table:table-cell table:style-name="ce152" office:value-type="string" calcext:value-type="string">
            <text:p>5.6</text:p>
          </table:table-cell>
          <table:table-cell table:style-name="ce156" office:value-type="string" calcext:value-type="string">
            <text:p>Pour chaque tableau de données, chaque en-tête de colonnes et chaque en-tête de lignes sont-ils correctement déclarés ?</text:p>
          </table:table-cell>
          <table:table-cell table:style-name="ce126"/>
          <table:table-cell table:number-columns-repeated="60"/>
        </table:table-row>
        <table:table-row table:style-name="ro11">
          <table:covered-table-cell/>
          <table:table-cell table:style-name="ce152" office:value-type="string" calcext:value-type="string">
            <text:p>5.7</text:p>
          </table:table-cell>
          <table:table-cell table:style-name="ce156" office:value-type="string" calcext:value-type="string">
            <text:p>Pour chaque tableau de données, la technique appropriée permettant d’associer chaque cellule avec ses en-têtes est-elle utilisée (hors cas particuliers) ?</text:p>
          </table:table-cell>
          <table:table-cell table:style-name="ce126"/>
          <table:table-cell table:number-columns-repeated="60"/>
        </table:table-row>
        <table:table-row table:style-name="ro7">
          <table:covered-table-cell/>
          <table:table-cell table:style-name="ce152" office:value-type="string" calcext:value-type="string">
            <text:p>5.8</text:p>
          </table:table-cell>
          <table:table-cell table:style-name="ce156" office:value-type="string" calcext:value-type="string">
            <text:p>Chaque tableau de mise en forme ne doit pas utiliser d’éléments propres aux tableaux de données. Cette règle est-elle respectée ?</text:p>
          </table:table-cell>
          <table:table-cell table:style-name="ce126"/>
          <table:table-cell table:number-columns-repeated="60"/>
        </table:table-row>
        <table:table-row table:style-name="ro7">
          <table:table-cell table:style-name="ce28" office:value-type="string" calcext:value-type="string" table:number-columns-spanned="1" table:number-rows-spanned="2">
            <text:p>LIENS</text:p>
          </table:table-cell>
          <table:table-cell table:style-name="ce153" office:value-type="string" calcext:value-type="string">
            <text:p>6.1</text:p>
          </table:table-cell>
          <table:table-cell table:style-name="ce157" office:value-type="string" calcext:value-type="string">
            <text:p>Chaque lien est-il explicite (hors cas particuliers) ?</text:p>
          </table:table-cell>
          <table:table-cell table:style-name="ce126"/>
          <table:table-cell table:number-columns-repeated="60"/>
        </table:table-row>
        <table:table-row table:style-name="ro7">
          <table:covered-table-cell/>
          <table:table-cell table:style-name="ce153" office:value-type="string" calcext:value-type="string">
            <text:p>6.2</text:p>
          </table:table-cell>
          <table:table-cell table:style-name="ce157" office:value-type="string" calcext:value-type="string">
            <text:p>Dans chaque page web, chaque lien a-t-il un intitulé ?</text:p>
          </table:table-cell>
          <table:table-cell table:style-name="ce126"/>
          <table:table-cell table:number-columns-repeated="60"/>
        </table:table-row>
        <table:table-row table:style-name="ro7">
          <table:table-cell table:style-name="ce28" office:value-type="string" calcext:value-type="string" table:number-columns-spanned="1" table:number-rows-spanned="5">
            <text:p>SCRIPTS</text:p>
          </table:table-cell>
          <table:table-cell table:style-name="ce152" office:value-type="string" calcext:value-type="string">
            <text:p>7.1</text:p>
          </table:table-cell>
          <table:table-cell table:style-name="ce156" office:value-type="string" calcext:value-type="string">
            <text:p>Chaque script est-il, si nécessaire, compatible avec les technologies d’assistance ?</text:p>
          </table:table-cell>
          <table:table-cell table:style-name="ce126"/>
          <table:table-cell table:number-columns-repeated="60"/>
        </table:table-row>
        <table:table-row table:style-name="ro7">
          <table:covered-table-cell/>
          <table:table-cell table:style-name="ce152" office:value-type="string" calcext:value-type="string">
            <text:p>7.2</text:p>
          </table:table-cell>
          <table:table-cell table:style-name="ce156" office:value-type="string" calcext:value-type="string">
            <text:p>Pour chaque script ayant une alternative, cette alternative est-elle pertinente ?</text:p>
          </table:table-cell>
          <table:table-cell table:style-name="ce126"/>
          <table:table-cell table:number-columns-repeated="60"/>
        </table:table-row>
        <table:table-row table:style-name="ro7">
          <table:covered-table-cell/>
          <table:table-cell table:style-name="ce152" office:value-type="string" calcext:value-type="string">
            <text:p>7.3</text:p>
          </table:table-cell>
          <table:table-cell table:style-name="ce156" office:value-type="string" calcext:value-type="string">
            <text:p>Chaque script est-il contrôlable par le clavier et par tout dispositif de pointage (hors cas particuliers) ?</text:p>
          </table:table-cell>
          <table:table-cell table:style-name="ce126"/>
          <table:table-cell table:number-columns-repeated="60"/>
        </table:table-row>
        <table:table-row table:style-name="ro7">
          <table:covered-table-cell/>
          <table:table-cell table:style-name="ce152" office:value-type="string" calcext:value-type="string">
            <text:p>7.4</text:p>
          </table:table-cell>
          <table:table-cell table:style-name="ce156" office:value-type="string" calcext:value-type="string">
            <text:p>Pour chaque script qui initie un changement de contexte, l’utilisateur est-il averti ou en a-t-il le contrôle ?</text:p>
          </table:table-cell>
          <table:table-cell table:style-name="ce126"/>
          <table:table-cell table:number-columns-repeated="60"/>
        </table:table-row>
        <table:table-row table:style-name="ro7">
          <table:covered-table-cell/>
          <table:table-cell table:style-name="ce152" office:value-type="string" calcext:value-type="string">
            <text:p>7.5</text:p>
          </table:table-cell>
          <table:table-cell table:style-name="ce156" office:value-type="string" calcext:value-type="string">
            <text:p>Dans chaque page web, les messages de statut sont-ils correctement restitués par les technologies d’assistance ?</text:p>
          </table:table-cell>
          <table:table-cell table:style-name="ce126"/>
          <table:table-cell table:number-columns-repeated="60"/>
        </table:table-row>
        <table:table-row table:style-name="ro7">
          <table:table-cell table:style-name="ce28" office:value-type="string" calcext:value-type="string" table:number-columns-spanned="1" table:number-rows-spanned="10">
            <text:p>ÉLÉMENTS OBLIGATOIRES</text:p>
          </table:table-cell>
          <table:table-cell table:style-name="ce153" office:value-type="string" calcext:value-type="string">
            <text:p>8.1</text:p>
          </table:table-cell>
          <table:table-cell table:style-name="ce157" office:value-type="string" calcext:value-type="string">
            <text:p>Chaque page web est-elle définie par un type de document ?</text:p>
          </table:table-cell>
          <table:table-cell table:style-name="ce126"/>
          <table:table-cell table:number-columns-repeated="60"/>
        </table:table-row>
        <table:table-row table:style-name="ro7">
          <table:covered-table-cell/>
          <table:table-cell table:style-name="ce153" office:value-type="string" calcext:value-type="string">
            <text:p>8.2</text:p>
          </table:table-cell>
          <table:table-cell table:style-name="ce157" office:value-type="string" calcext:value-type="string">
            <text:p>Pour chaque page web, le code source généré est-il valide selon le type de document spécifié (hors cas particuliers) ?</text:p>
          </table:table-cell>
          <table:table-cell table:style-name="ce126"/>
          <table:table-cell table:number-columns-repeated="60"/>
        </table:table-row>
        <table:table-row table:style-name="ro7">
          <table:covered-table-cell/>
          <table:table-cell table:style-name="ce153" office:value-type="string" calcext:value-type="string">
            <text:p>8.3</text:p>
          </table:table-cell>
          <table:table-cell table:style-name="ce157" office:value-type="string" calcext:value-type="string">
            <text:p>Dans chaque page web, la langue par défaut est-elle présente ?</text:p>
          </table:table-cell>
          <table:table-cell table:style-name="ce126"/>
          <table:table-cell table:number-columns-repeated="60"/>
        </table:table-row>
        <table:table-row table:style-name="ro7">
          <table:covered-table-cell/>
          <table:table-cell table:style-name="ce153" office:value-type="string" calcext:value-type="string">
            <text:p>8.4</text:p>
          </table:table-cell>
          <table:table-cell table:style-name="ce157" office:value-type="string" calcext:value-type="string">
            <text:p>Pour chaque page web ayant une langue par défaut, le code de langue est-il pertinent ?</text:p>
          </table:table-cell>
          <table:table-cell table:style-name="ce126"/>
          <table:table-cell table:number-columns-repeated="60"/>
        </table:table-row>
        <table:table-row table:style-name="ro7">
          <table:covered-table-cell/>
          <table:table-cell table:style-name="ce153" office:value-type="string" calcext:value-type="string">
            <text:p>8.5</text:p>
          </table:table-cell>
          <table:table-cell table:style-name="ce157" office:value-type="string" calcext:value-type="string">
            <text:p>Chaque page web a-t-elle un titre de page ?</text:p>
          </table:table-cell>
          <table:table-cell table:style-name="ce126"/>
          <table:table-cell table:number-columns-repeated="60"/>
        </table:table-row>
        <table:table-row table:style-name="ro7">
          <table:covered-table-cell/>
          <table:table-cell table:style-name="ce153" office:value-type="string" calcext:value-type="string">
            <text:p>8.6</text:p>
          </table:table-cell>
          <table:table-cell table:style-name="ce157" office:value-type="string" calcext:value-type="string">
            <text:p>Pour chaque page web ayant un titre de page, ce titre est-il pertinent ?</text:p>
          </table:table-cell>
          <table:table-cell table:style-name="ce126"/>
          <table:table-cell table:number-columns-repeated="60"/>
        </table:table-row>
        <table:table-row table:style-name="ro7">
          <table:covered-table-cell/>
          <table:table-cell table:style-name="ce153" office:value-type="string" calcext:value-type="string">
            <text:p>8.7</text:p>
          </table:table-cell>
          <table:table-cell table:style-name="ce157" office:value-type="string" calcext:value-type="string">
            <text:p>Dans chaque page web, chaque changement de langue est-il indiqué dans le code source (hors cas particuliers) ?</text:p>
          </table:table-cell>
          <table:table-cell table:style-name="ce126"/>
          <table:table-cell table:number-columns-repeated="60"/>
        </table:table-row>
        <table:table-row table:style-name="ro7">
          <table:covered-table-cell/>
          <table:table-cell table:style-name="ce153" office:value-type="string" calcext:value-type="string">
            <text:p>8.8</text:p>
          </table:table-cell>
          <table:table-cell table:style-name="ce157" office:value-type="string" calcext:value-type="string">
            <text:p>Dans chaque page web, le code de langue de chaque changement de langue est-il valide et pertinent ?</text:p>
          </table:table-cell>
          <table:table-cell table:style-name="ce126"/>
          <table:table-cell table:number-columns-repeated="60"/>
        </table:table-row>
        <table:table-row table:style-name="ro7">
          <table:covered-table-cell/>
          <table:table-cell table:style-name="ce153" office:value-type="string" calcext:value-type="string">
            <text:p>8.9</text:p>
          </table:table-cell>
          <table:table-cell table:style-name="ce157" office:value-type="string" calcext:value-type="string">
            <text:p>Dans chaque page web, les balises ne doivent pas être utilisées uniquement à des fins de présentation. Cette règle est-elle respectée ?</text:p>
          </table:table-cell>
          <table:table-cell table:style-name="ce126"/>
          <table:table-cell table:number-columns-repeated="60"/>
        </table:table-row>
        <table:table-row table:style-name="ro7">
          <table:covered-table-cell/>
          <table:table-cell table:style-name="ce153" office:value-type="string" calcext:value-type="string">
            <text:p>8.10</text:p>
          </table:table-cell>
          <table:table-cell table:style-name="ce157" office:value-type="string" calcext:value-type="string">
            <text:p>Dans chaque page web, les changements du sens de lecture sont-ils signalés ?</text:p>
          </table:table-cell>
          <table:table-cell table:style-name="ce126"/>
          <table:table-cell table:number-columns-repeated="60"/>
        </table:table-row>
        <table:table-row table:style-name="ro7">
          <table:table-cell table:style-name="ce28" office:value-type="string" calcext:value-type="string" table:number-columns-spanned="1" table:number-rows-spanned="4">
            <text:p>STRUCTURATION</text:p>
          </table:table-cell>
          <table:table-cell table:style-name="ce152" office:value-type="string" calcext:value-type="string">
            <text:p>9.1</text:p>
          </table:table-cell>
          <table:table-cell table:style-name="ce156" office:value-type="string" calcext:value-type="string">
            <text:p>Dans chaque page web, l’information est-elle structurée par l’utilisation appropriée de titres ?</text:p>
          </table:table-cell>
          <table:table-cell table:style-name="ce126"/>
          <table:table-cell table:number-columns-repeated="60"/>
        </table:table-row>
        <table:table-row table:style-name="ro7">
          <table:covered-table-cell/>
          <table:table-cell table:style-name="ce152" office:value-type="string" calcext:value-type="string">
            <text:p>9.2</text:p>
          </table:table-cell>
          <table:table-cell table:style-name="ce156" office:value-type="string" calcext:value-type="string">
            <text:p>Dans chaque page web, la structure du document est-elle cohérente (hors cas particuliers) ?</text:p>
          </table:table-cell>
          <table:table-cell table:style-name="ce126"/>
          <table:table-cell table:number-columns-repeated="60"/>
        </table:table-row>
        <table:table-row table:style-name="ro7">
          <table:covered-table-cell/>
          <table:table-cell table:style-name="ce152" office:value-type="string" calcext:value-type="string">
            <text:p>9.3</text:p>
          </table:table-cell>
          <table:table-cell table:style-name="ce156" office:value-type="string" calcext:value-type="string">
            <text:p>Dans chaque page web, chaque liste est-elle correctement structurée ?</text:p>
          </table:table-cell>
          <table:table-cell table:style-name="ce126"/>
          <table:table-cell table:number-columns-repeated="60"/>
        </table:table-row>
        <table:table-row table:style-name="ro7">
          <table:covered-table-cell/>
          <table:table-cell table:style-name="ce152" office:value-type="string" calcext:value-type="string">
            <text:p>9.4</text:p>
          </table:table-cell>
          <table:table-cell table:style-name="ce156" office:value-type="string" calcext:value-type="string">
            <text:p>Dans chaque page web, chaque citation est-elle correctement indiquée ?</text:p>
          </table:table-cell>
          <table:table-cell table:style-name="ce126"/>
          <table:table-cell table:number-columns-repeated="60"/>
        </table:table-row>
        <table:table-row table:style-name="ro7">
          <table:table-cell table:style-name="ce28" office:value-type="string" calcext:value-type="string" table:number-columns-spanned="1" table:number-rows-spanned="14">
            <text:p>PRÉSENTATION</text:p>
          </table:table-cell>
          <table:table-cell table:style-name="ce153" office:value-type="string" calcext:value-type="string">
            <text:p>10.1</text:p>
          </table:table-cell>
          <table:table-cell table:style-name="ce157" office:value-type="string" calcext:value-type="string">
            <text:p>Dans le site web, des feuilles de styles sont-elles utilisées pour contrôler la présentation de l’information ?</text:p>
          </table:table-cell>
          <table:table-cell table:style-name="ce126"/>
          <table:table-cell table:number-columns-repeated="60"/>
        </table:table-row>
        <table:table-row table:style-name="ro7">
          <table:covered-table-cell/>
          <table:table-cell table:style-name="ce153" office:value-type="string" calcext:value-type="string">
            <text:p>10.2</text:p>
          </table:table-cell>
          <table:table-cell table:style-name="ce157" office:value-type="string" calcext:value-type="string">
            <text:p>Dans chaque page web, le contenu visible porteur d’information reste-t-il présent lorsque les feuilles de styles sont désactivées ?</text:p>
          </table:table-cell>
          <table:table-cell table:style-name="ce126"/>
          <table:table-cell table:number-columns-repeated="60"/>
        </table:table-row>
        <table:table-row table:style-name="ro7">
          <table:covered-table-cell/>
          <table:table-cell table:style-name="ce153" office:value-type="string" calcext:value-type="string">
            <text:p>10.3</text:p>
          </table:table-cell>
          <table:table-cell table:style-name="ce157" office:value-type="string" calcext:value-type="string">
            <text:p>Dans chaque page web, l’information reste-t-elle compréhensible lorsque les feuilles de styles sont désactivées ?</text:p>
          </table:table-cell>
          <table:table-cell table:style-name="ce126"/>
          <table:table-cell table:number-columns-repeated="60"/>
        </table:table-row>
        <table:table-row table:style-name="ro7">
          <table:covered-table-cell/>
          <table:table-cell table:style-name="ce153" office:value-type="string" calcext:value-type="string">
            <text:p>10.4</text:p>
          </table:table-cell>
          <table:table-cell table:style-name="ce157" office:value-type="string" calcext:value-type="string">
            <text:p>Dans chaque page web, le texte reste-t-il lisible lorsque la taille des caractères est augmentée jusqu’à 200%, au moins (hors cas particuliers) ?</text:p>
          </table:table-cell>
          <table:table-cell table:style-name="ce126"/>
          <table:table-cell table:number-columns-repeated="60"/>
        </table:table-row>
        <table:table-row table:style-name="ro7">
          <table:covered-table-cell/>
          <table:table-cell table:style-name="ce153" office:value-type="string" calcext:value-type="string">
            <text:p>10.5</text:p>
          </table:table-cell>
          <table:table-cell table:style-name="ce157" office:value-type="string" calcext:value-type="string">
            <text:p>Dans chaque page web, les déclarations CSS de couleurs de fond d’élément et de police sont-elles correctement utilisées ?</text:p>
          </table:table-cell>
          <table:table-cell table:style-name="ce126"/>
          <table:table-cell table:number-columns-repeated="60"/>
        </table:table-row>
        <table:table-row table:style-name="ro7">
          <table:covered-table-cell/>
          <table:table-cell table:style-name="ce153" office:value-type="string" calcext:value-type="string">
            <text:p>10.6</text:p>
          </table:table-cell>
          <table:table-cell table:style-name="ce157" office:value-type="string" calcext:value-type="string">
            <text:p>Dans chaque page web, chaque lien dont la nature n’est pas évidente est-il visible par rapport au texte environnant ?</text:p>
          </table:table-cell>
          <table:table-cell table:style-name="ce126"/>
          <table:table-cell table:number-columns-repeated="60"/>
        </table:table-row>
        <table:table-row table:style-name="ro7">
          <table:covered-table-cell/>
          <table:table-cell table:style-name="ce153" office:value-type="string" calcext:value-type="string">
            <text:p>10.7</text:p>
          </table:table-cell>
          <table:table-cell table:style-name="ce157" office:value-type="string" calcext:value-type="string">
            <text:p>Dans chaque page web, pour chaque élément recevant le focus, la prise de focus est-elle visible ?</text:p>
          </table:table-cell>
          <table:table-cell table:style-name="ce126"/>
          <table:table-cell table:number-columns-repeated="60"/>
        </table:table-row>
        <table:table-row table:style-name="ro7">
          <table:covered-table-cell/>
          <table:table-cell table:style-name="ce153" office:value-type="string" calcext:value-type="string">
            <text:p>10.8</text:p>
          </table:table-cell>
          <table:table-cell table:style-name="ce157" office:value-type="string" calcext:value-type="string">
            <text:p>Pour chaque page web, les contenus cachés ont-ils vocation à être ignorés par les technologies d’assistance ?</text:p>
          </table:table-cell>
          <table:table-cell table:style-name="ce126"/>
          <table:table-cell table:number-columns-repeated="60"/>
        </table:table-row>
        <table:table-row table:style-name="ro7">
          <table:covered-table-cell/>
          <table:table-cell table:style-name="ce153" office:value-type="string" calcext:value-type="string">
            <text:p>10.9</text:p>
          </table:table-cell>
          <table:table-cell table:style-name="ce157" office:value-type="string" calcext:value-type="string">
            <text:p>Dans chaque page web, l’information ne doit pas être donnée uniquement par la forme, taille ou position. Cette règle est-elle respectée ?</text:p>
          </table:table-cell>
          <table:table-cell table:style-name="ce126"/>
          <table:table-cell table:number-columns-repeated="60"/>
        </table:table-row>
        <table:table-row table:style-name="ro11">
          <table:covered-table-cell/>
          <table:table-cell table:style-name="ce153" office:value-type="string" calcext:value-type="string">
            <text:p>10.10</text:p>
          </table:table-cell>
          <table:table-cell table:style-name="ce157" office:value-type="string" calcext:value-type="string">
            <text:p>Dans chaque page web, l’information ne doit pas être donnée par la forme, taille ou position uniquement. Cette règle est-elle implémentée de façon pertinente ?</text:p>
          </table:table-cell>
          <table:table-cell table:style-name="ce126"/>
          <table:table-cell table:number-columns-repeated="60"/>
        </table:table-row>
        <table:table-row table:style-name="ro13">
          <table:covered-table-cell/>
          <table:table-cell table:style-name="ce153" office:value-type="string" calcext:value-type="string">
            <text:p>10.11</text:p>
          </table:table-cell>
          <table:table-cell table:style-name="ce157" office:value-type="string" calcext:value-type="string">
            <text:p>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text:p>
          </table:table-cell>
          <table:table-cell table:style-name="ce126"/>
          <table:table-cell table:number-columns-repeated="60"/>
        </table:table-row>
        <table:table-row table:style-name="ro11">
          <table:covered-table-cell/>
          <table:table-cell table:style-name="ce153" office:value-type="string" calcext:value-type="string">
            <text:p>10.12</text:p>
          </table:table-cell>
          <table:table-cell table:style-name="ce157" office:value-type="string" calcext:value-type="string">
            <text:p>Dans chaque page web, les propriétés d’espacement du texte peuvent-elles être redéfinies par l’utilisateur sans perte de contenu ou de fonctionnalité (hors cas particuliers) ?</text:p>
          </table:table-cell>
          <table:table-cell table:style-name="ce126"/>
          <table:table-cell table:number-columns-repeated="60"/>
        </table:table-row>
        <table:table-row table:style-name="ro11">
          <table:covered-table-cell/>
          <table:table-cell table:style-name="ce153" office:value-type="string" calcext:value-type="string">
            <text:p>10.13</text:p>
          </table:table-cell>
          <table:table-cell table:style-name="ce157" office:value-type="string" calcext:value-type="string">
            <text:p>Dans chaque page web, les contenus additionnels apparaissant à la prise de focus ou au survol d’un composant d’interface sont-ils contrôlables par l’utilisateur (hors cas particuliers) ?</text:p>
          </table:table-cell>
          <table:table-cell table:style-name="ce126"/>
          <table:table-cell table:number-columns-repeated="60"/>
        </table:table-row>
        <table:table-row table:style-name="ro11">
          <table:covered-table-cell/>
          <table:table-cell table:style-name="ce153" office:value-type="string" calcext:value-type="string">
            <text:p>10.14</text:p>
          </table:table-cell>
          <table:table-cell table:style-name="ce157" office:value-type="string" calcext:value-type="string">
            <text:p>Dans chaque page web, les contenus additionnels apparaissant via les styles CSS uniquement peuvent-ils être rendus visibles au clavier et par tout dispositif de pointage ?</text:p>
          </table:table-cell>
          <table:table-cell table:style-name="ce126"/>
          <table:table-cell table:number-columns-repeated="60"/>
        </table:table-row>
        <table:table-row table:style-name="ro7">
          <table:table-cell table:style-name="ce28" office:value-type="string" calcext:value-type="string" table:number-columns-spanned="1" table:number-rows-spanned="13">
            <text:p>FORMULAIRES</text:p>
          </table:table-cell>
          <table:table-cell table:style-name="ce152" office:value-type="string" calcext:value-type="string">
            <text:p>11.1</text:p>
          </table:table-cell>
          <table:table-cell table:style-name="ce156" office:value-type="string" calcext:value-type="string">
            <text:p>Chaque champ de formulaire a-t-il une étiquette ?</text:p>
          </table:table-cell>
          <table:table-cell table:style-name="ce126"/>
          <table:table-cell table:number-columns-repeated="60"/>
        </table:table-row>
        <table:table-row table:style-name="ro7">
          <table:covered-table-cell/>
          <table:table-cell table:style-name="ce152" office:value-type="string" calcext:value-type="string">
            <text:p>11.2</text:p>
          </table:table-cell>
          <table:table-cell table:style-name="ce156" office:value-type="string" calcext:value-type="string">
            <text:p>Chaque étiquette associée à un champ de formulaire est-elle pertinente (hors cas particuliers) ?</text:p>
          </table:table-cell>
          <table:table-cell table:style-name="ce126"/>
          <table:table-cell table:number-columns-repeated="60"/>
        </table:table-row>
        <table:table-row table:style-name="ro11">
          <table:covered-table-cell/>
          <table:table-cell table:style-name="ce152" office:value-type="string" calcext:value-type="string">
            <text:p>11.3</text:p>
          </table:table-cell>
          <table:table-cell table:style-name="ce156" office:value-type="string" calcext:value-type="string">
            <text:p>Dans chaque formulaire, chaque étiquette associée à un champ de formulaire ayant la même fonction et répété plusieurs fois dans une même page ou dans un ensemble de pages est-elle cohérente ?</text:p>
          </table:table-cell>
          <table:table-cell table:style-name="ce126"/>
          <table:table-cell table:number-columns-repeated="60"/>
        </table:table-row>
        <table:table-row table:style-name="ro7">
          <table:covered-table-cell/>
          <table:table-cell table:style-name="ce152" office:value-type="string" calcext:value-type="string">
            <text:p>11.4</text:p>
          </table:table-cell>
          <table:table-cell table:style-name="ce156" office:value-type="string" calcext:value-type="string">
            <text:p>Dans chaque formulaire, chaque étiquette de champ et son champ associé sont-ils accolés (hors cas particuliers) ?</text:p>
          </table:table-cell>
          <table:table-cell table:style-name="ce126"/>
          <table:table-cell table:number-columns-repeated="60"/>
        </table:table-row>
        <table:table-row table:style-name="ro7">
          <table:covered-table-cell/>
          <table:table-cell table:style-name="ce152" office:value-type="string" calcext:value-type="string">
            <text:p>11.5</text:p>
          </table:table-cell>
          <table:table-cell table:style-name="ce156" office:value-type="string" calcext:value-type="string">
            <text:p>Dans chaque formulaire, les champs de même nature sont-ils regroupés, si nécessaire ?</text:p>
          </table:table-cell>
          <table:table-cell table:style-name="ce126"/>
          <table:table-cell table:number-columns-repeated="60"/>
        </table:table-row>
        <table:table-row table:style-name="ro7">
          <table:covered-table-cell/>
          <table:table-cell table:style-name="ce152" office:value-type="string" calcext:value-type="string">
            <text:p>11.6</text:p>
          </table:table-cell>
          <table:table-cell table:style-name="ce156" office:value-type="string" calcext:value-type="string">
            <text:p>Dans chaque formulaire, chaque regroupement de champs de même nature a-t-il une légende ?</text:p>
          </table:table-cell>
          <table:table-cell table:style-name="ce126"/>
          <table:table-cell table:number-columns-repeated="60"/>
        </table:table-row>
        <table:table-row table:style-name="ro7">
          <table:covered-table-cell/>
          <table:table-cell table:style-name="ce152" office:value-type="string" calcext:value-type="string">
            <text:p>11.7</text:p>
          </table:table-cell>
          <table:table-cell table:style-name="ce156" office:value-type="string" calcext:value-type="string">
            <text:p>Dans chaque formulaire, chaque légende associée à un regroupement de champs de même nature est-elle pertinente ?</text:p>
          </table:table-cell>
          <table:table-cell table:style-name="ce126"/>
          <table:table-cell table:number-columns-repeated="60"/>
        </table:table-row>
        <table:table-row table:style-name="ro7">
          <table:covered-table-cell/>
          <table:table-cell table:style-name="ce152" office:value-type="string" calcext:value-type="string">
            <text:p>11.8</text:p>
          </table:table-cell>
          <table:table-cell table:style-name="ce156" office:value-type="string" calcext:value-type="string">
            <text:p>Dans chaque formulaire, les items de même nature d’une liste de choix sont-ils regroupées de manière pertinente ?</text:p>
          </table:table-cell>
          <table:table-cell table:style-name="ce126"/>
          <table:table-cell table:number-columns-repeated="60"/>
        </table:table-row>
        <table:table-row table:style-name="ro7">
          <table:covered-table-cell/>
          <table:table-cell table:style-name="ce152" office:value-type="string" calcext:value-type="string">
            <text:p>11.9</text:p>
          </table:table-cell>
          <table:table-cell table:style-name="ce156" office:value-type="string" calcext:value-type="string">
            <text:p>Dans chaque formulaire, l’intitulé de chaque bouton est-il pertinent (hors cas particuliers) ?</text:p>
          </table:table-cell>
          <table:table-cell table:style-name="ce126"/>
          <table:table-cell table:number-columns-repeated="60"/>
        </table:table-row>
        <table:table-row table:style-name="ro7">
          <table:covered-table-cell/>
          <table:table-cell table:style-name="ce152" office:value-type="string" calcext:value-type="string">
            <text:p>11.10</text:p>
          </table:table-cell>
          <table:table-cell table:style-name="ce156" office:value-type="string" calcext:value-type="string">
            <text:p>Dans chaque formulaire, le contrôle de saisie est-il utilisé de manière pertinente (hors cas particuliers) ?</text:p>
          </table:table-cell>
          <table:table-cell table:style-name="ce126"/>
          <table:table-cell table:number-columns-repeated="60"/>
        </table:table-row>
        <table:table-row table:style-name="ro7">
          <table:covered-table-cell/>
          <table:table-cell table:style-name="ce152" office:value-type="string" calcext:value-type="string">
            <text:p>11.11</text:p>
          </table:table-cell>
          <table:table-cell table:style-name="ce156" office:value-type="string" calcext:value-type="string">
            <text:p>Dans chaque formulaire, le contrôle de saisie est-il accompagné, si nécessaire, de suggestions facilitant la correction des erreurs de saisie ?</text:p>
          </table:table-cell>
          <table:table-cell table:style-name="ce126"/>
          <table:table-cell table:number-columns-repeated="60"/>
        </table:table-row>
        <table:table-row table:style-name="ro11">
          <table:covered-table-cell/>
          <table:table-cell table:style-name="ce152" office:value-type="string" calcext:value-type="string">
            <text:p>11.12</text:p>
          </table:table-cell>
          <table:table-cell table:style-name="ce156" office:value-type="string" calcext:value-type="string">
            <text:p>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p>
          </table:table-cell>
          <table:table-cell table:style-name="ce126"/>
          <table:table-cell table:number-columns-repeated="60"/>
        </table:table-row>
        <table:table-row table:style-name="ro7">
          <table:covered-table-cell/>
          <table:table-cell table:style-name="ce152" office:value-type="string" calcext:value-type="string">
            <text:p>11.13</text:p>
          </table:table-cell>
          <table:table-cell table:style-name="ce156" office:value-type="string" calcext:value-type="string">
            <text:p>La finalité d’un champ de saisie peut-elle être déduite pour faciliter le remplissage automatique des champs avec les données de l’utilisateur ?</text:p>
          </table:table-cell>
          <table:table-cell table:style-name="ce126"/>
          <table:table-cell table:number-columns-repeated="60"/>
        </table:table-row>
        <table:table-row table:style-name="ro7">
          <table:table-cell table:style-name="ce28" office:value-type="string" calcext:value-type="string" table:number-columns-spanned="1" table:number-rows-spanned="11">
            <text:p>NAVIGATION</text:p>
          </table:table-cell>
          <table:table-cell table:style-name="ce153" office:value-type="string" calcext:value-type="string">
            <text:p>12.1</text:p>
          </table:table-cell>
          <table:table-cell table:style-name="ce157" office:value-type="string" calcext:value-type="string">
            <text:p>Chaque ensemble de pages dispose-t-il de deux systèmes de navigation différents, au moins (hors cas particuliers) ?</text:p>
          </table:table-cell>
          <table:table-cell table:style-name="ce126"/>
          <table:table-cell table:number-columns-repeated="60"/>
        </table:table-row>
        <table:table-row table:style-name="ro7">
          <table:covered-table-cell/>
          <table:table-cell table:style-name="ce153" office:value-type="string" calcext:value-type="string">
            <text:p>12.2</text:p>
          </table:table-cell>
          <table:table-cell table:style-name="ce157" office:value-type="string" calcext:value-type="string">
            <text:p>Dans chaque ensemble de pages, le menu et les barres de navigation sont-ils toujours à la même place (hors cas particuliers) ?</text:p>
          </table:table-cell>
          <table:table-cell table:style-name="ce126"/>
          <table:table-cell table:number-columns-repeated="60"/>
        </table:table-row>
        <table:table-row table:style-name="ro7">
          <table:covered-table-cell/>
          <table:table-cell table:style-name="ce153" office:value-type="string" calcext:value-type="string">
            <text:p>12.3</text:p>
          </table:table-cell>
          <table:table-cell table:style-name="ce157" office:value-type="string" calcext:value-type="string">
            <text:p>La page « plan du site » est-elle pertinente ?</text:p>
          </table:table-cell>
          <table:table-cell table:style-name="ce126"/>
          <table:table-cell table:number-columns-repeated="60"/>
        </table:table-row>
        <table:table-row table:style-name="ro7">
          <table:covered-table-cell/>
          <table:table-cell table:style-name="ce153" office:value-type="string" calcext:value-type="string">
            <text:p>12.4</text:p>
          </table:table-cell>
          <table:table-cell table:style-name="ce157" office:value-type="string" calcext:value-type="string">
            <text:p>Dans chaque ensemble de pages, la page « plan du site » est-elle atteignable de manière identique ?</text:p>
          </table:table-cell>
          <table:table-cell table:style-name="ce126"/>
          <table:table-cell table:number-columns-repeated="60"/>
        </table:table-row>
        <table:table-row table:style-name="ro7">
          <table:covered-table-cell/>
          <table:table-cell table:style-name="ce153" office:value-type="string" calcext:value-type="string">
            <text:p>12.5</text:p>
          </table:table-cell>
          <table:table-cell table:style-name="ce157" office:value-type="string" calcext:value-type="string">
            <text:p>Dans chaque ensemble de pages, le moteur de recherche est-il atteignable de manière identique ?</text:p>
          </table:table-cell>
          <table:table-cell table:style-name="ce126"/>
          <table:table-cell table:number-columns-repeated="60"/>
        </table:table-row>
        <table:table-row table:style-name="ro11">
          <table:covered-table-cell/>
          <table:table-cell table:style-name="ce153" office:value-type="string" calcext:value-type="string">
            <text:p>12.6</text:p>
          </table:table-cell>
          <table:table-cell table:style-name="ce157" office:value-type="string" calcext:value-type="string">
            <text:p>Les zones de regroupement de contenus présentes dans plusieurs pages web (zones d’en-tête, de navigation principale, de contenu principal, de pied de page et de moteur de recherche) peuvent-elles être atteintes ou évitées ?</text:p>
          </table:table-cell>
          <table:table-cell table:style-name="ce126"/>
          <table:table-cell table:number-columns-repeated="60"/>
        </table:table-row>
        <table:table-row table:style-name="ro7">
          <table:covered-table-cell/>
          <table:table-cell table:style-name="ce153" office:value-type="string" calcext:value-type="string">
            <text:p>12.7</text:p>
          </table:table-cell>
          <table:table-cell table:style-name="ce157" office:value-type="string" calcext:value-type="string">
            <text:p>Dans chaque page web, un lien d’évitement ou d’accès rapide à la zone de contenu principal est-il présent (hors cas particuliers) ?</text:p>
          </table:table-cell>
          <table:table-cell table:style-name="ce126"/>
          <table:table-cell table:number-columns-repeated="60"/>
        </table:table-row>
        <table:table-row table:style-name="ro7">
          <table:covered-table-cell/>
          <table:table-cell table:style-name="ce153" office:value-type="string" calcext:value-type="string">
            <text:p>12.8</text:p>
          </table:table-cell>
          <table:table-cell table:style-name="ce157" office:value-type="string" calcext:value-type="string">
            <text:p>Dans chaque page web, l’ordre de tabulation est-il cohérent ?</text:p>
          </table:table-cell>
          <table:table-cell table:style-name="ce126"/>
          <table:table-cell table:number-columns-repeated="60"/>
        </table:table-row>
        <table:table-row table:style-name="ro7">
          <table:covered-table-cell/>
          <table:table-cell table:style-name="ce153" office:value-type="string" calcext:value-type="string">
            <text:p>12.9</text:p>
          </table:table-cell>
          <table:table-cell table:style-name="ce157" office:value-type="string" calcext:value-type="string">
            <text:p>Dans chaque page web, la navigation ne doit pas contenir de piège au clavier. Cette règle est-elle respectée ?</text:p>
          </table:table-cell>
          <table:table-cell table:style-name="ce126"/>
          <table:table-cell table:number-columns-repeated="60"/>
        </table:table-row>
        <table:table-row table:style-name="ro11">
          <table:covered-table-cell/>
          <table:table-cell table:style-name="ce153" office:value-type="string" calcext:value-type="string">
            <text:p>12.10</text:p>
          </table:table-cell>
          <table:table-cell table:style-name="ce157" office:value-type="string" calcext:value-type="string">
            <text:p>Dans chaque page web, les raccourcis clavier n’utilisant qu’une seule touche (lettre minuscule ou majuscule, ponctuation, chiffre ou symbole) sont-ils contrôlables par l’utilisateur ?</text:p>
          </table:table-cell>
          <table:table-cell table:style-name="ce126"/>
          <table:table-cell table:number-columns-repeated="60"/>
        </table:table-row>
        <table:table-row table:style-name="ro11">
          <table:covered-table-cell/>
          <table:table-cell table:style-name="ce153" office:value-type="string" calcext:value-type="string">
            <text:p>12.11</text:p>
          </table:table-cell>
          <table:table-cell table:style-name="ce157" office:value-type="string" calcext:value-type="string">
            <text:p>Dans chaque page web, les contenus additionnels apparaissant au survol, à la prise de focus ou à l’activation d’un composant d’interface sont-ils si nécessaire atteignables au clavier ?</text:p>
          </table:table-cell>
          <table:table-cell table:style-name="ce126"/>
          <table:table-cell table:number-columns-repeated="60"/>
        </table:table-row>
        <table:table-row table:style-name="ro7">
          <table:table-cell table:style-name="ce28" office:value-type="string" calcext:value-type="string" table:number-columns-spanned="1" table:number-rows-spanned="12">
            <text:p>CONSULTATION</text:p>
          </table:table-cell>
          <table:table-cell table:style-name="ce152" office:value-type="string" calcext:value-type="string">
            <text:p>13.1</text:p>
          </table:table-cell>
          <table:table-cell table:style-name="ce156" office:value-type="string" calcext:value-type="string">
            <text:p>Pour chaque page web, l’utilisateur a-t-il le contrôle de chaque limite de temps modifiant le contenu (hors cas particuliers) ?</text:p>
          </table:table-cell>
          <table:table-cell table:style-name="ce126"/>
          <table:table-cell table:number-columns-repeated="60"/>
        </table:table-row>
        <table:table-row table:style-name="ro11">
          <table:covered-table-cell/>
          <table:table-cell table:style-name="ce152" office:value-type="string" calcext:value-type="string">
            <text:p>13.2</text:p>
          </table:table-cell>
          <table:table-cell table:style-name="ce156" office:value-type="string" calcext:value-type="string">
            <text:p>Dans chaque page web, l’ouverture d’une nouvelle fenêtre ne doit pas être déclenchée sans action de l’utilisateur. Cette règle est-elle respectée ?</text:p>
          </table:table-cell>
          <table:table-cell table:style-name="ce126"/>
          <table:table-cell table:number-columns-repeated="60"/>
        </table:table-row>
        <table:table-row table:style-name="ro11">
          <table:covered-table-cell/>
          <table:table-cell table:style-name="ce152" office:value-type="string" calcext:value-type="string">
            <text:p>13.3</text:p>
          </table:table-cell>
          <table:table-cell table:style-name="ce156" office:value-type="string" calcext:value-type="string">
            <text:p>Dans chaque page web, chaque document bureautique en téléchargement possède-t-il, si nécessaire, une version accessible (hors cas particuliers) ?</text:p>
          </table:table-cell>
          <table:table-cell table:style-name="ce126"/>
          <table:table-cell table:number-columns-repeated="60"/>
        </table:table-row>
        <table:table-row table:style-name="ro7">
          <table:covered-table-cell/>
          <table:table-cell table:style-name="ce152" office:value-type="string" calcext:value-type="string">
            <text:p>13.4</text:p>
          </table:table-cell>
          <table:table-cell table:style-name="ce156" office:value-type="string" calcext:value-type="string">
            <text:p>Pour chaque document bureautique ayant une version accessible, cette version offre-t-elle la même information ?</text:p>
          </table:table-cell>
          <table:table-cell table:style-name="ce126"/>
          <table:table-cell table:number-columns-repeated="60"/>
        </table:table-row>
        <table:table-row table:style-name="ro7">
          <table:covered-table-cell/>
          <table:table-cell table:style-name="ce152" office:value-type="string" calcext:value-type="string">
            <text:p>13.5</text:p>
          </table:table-cell>
          <table:table-cell table:style-name="ce156" office:value-type="string" calcext:value-type="string">
            <text:p>Dans chaque page web, chaque contenu cryptique (art ASCII, émoticon, syntaxe cryptique) a-t-il une alternative ?</text:p>
          </table:table-cell>
          <table:table-cell table:style-name="ce126"/>
          <table:table-cell table:number-columns-repeated="60"/>
        </table:table-row>
        <table:table-row table:style-name="ro11">
          <table:covered-table-cell/>
          <table:table-cell table:style-name="ce152" office:value-type="string" calcext:value-type="string">
            <text:p>13.6</text:p>
          </table:table-cell>
          <table:table-cell table:style-name="ce156" office:value-type="string" calcext:value-type="string">
            <text:p>Dans chaque page web, pour chaque contenu cryptique (art ASCII, émoticon, syntaxe cryptique) ayant une alternative, cette alternative est-elle pertinente ?</text:p>
          </table:table-cell>
          <table:table-cell table:style-name="ce126"/>
          <table:table-cell table:number-columns-repeated="60"/>
        </table:table-row>
        <table:table-row table:style-name="ro7">
          <table:covered-table-cell/>
          <table:table-cell table:style-name="ce152" office:value-type="string" calcext:value-type="string">
            <text:p>13.7</text:p>
          </table:table-cell>
          <table:table-cell table:style-name="ce156" office:value-type="string" calcext:value-type="string">
            <text:p>Dans chaque page web, les changements brusques de luminosité ou les effets de flash sont-ils correctement utilisés ?</text:p>
          </table:table-cell>
          <table:table-cell table:style-name="ce126"/>
          <table:table-cell table:number-columns-repeated="60"/>
        </table:table-row>
        <table:table-row table:style-name="ro7">
          <table:covered-table-cell/>
          <table:table-cell table:style-name="ce152" office:value-type="string" calcext:value-type="string">
            <text:p>13.8</text:p>
          </table:table-cell>
          <table:table-cell table:style-name="ce156" office:value-type="string" calcext:value-type="string">
            <text:p>Dans chaque page web, chaque contenu en mouvement ou clignotant est-il contrôlable par l’utilisateur ?</text:p>
          </table:table-cell>
          <table:table-cell table:style-name="ce126"/>
          <table:table-cell table:number-columns-repeated="60"/>
        </table:table-row>
        <table:table-row table:style-name="ro7">
          <table:covered-table-cell/>
          <table:table-cell table:style-name="ce152" office:value-type="string" calcext:value-type="string">
            <text:p>13.9</text:p>
          </table:table-cell>
          <table:table-cell table:style-name="ce156" office:value-type="string" calcext:value-type="string">
            <text:p>Dans chaque page web, le contenu proposé est-il consultable quelle que soit l’orientation de l’écran (portait ou paysage) (hors cas particuliers) ?</text:p>
          </table:table-cell>
          <table:table-cell table:style-name="ce126"/>
          <table:table-cell table:number-columns-repeated="60"/>
        </table:table-row>
        <table:table-row table:style-name="ro11">
          <table:covered-table-cell/>
          <table:table-cell table:style-name="ce152" office:value-type="string" calcext:value-type="string">
            <text:p>13.10</text:p>
          </table:table-cell>
          <table:table-cell table:style-name="ce156" office:value-type="string" calcext:value-type="string">
            <text:p>Dans chaque page web, les fonctionnalités utilisables ou disponibles au moyen d’un geste complexe peuvent-elles être également disponibles au moyen d’un geste simple (hors cas particuliers) ?</text:p>
          </table:table-cell>
          <table:table-cell table:style-name="ce126"/>
          <table:table-cell table:number-columns-repeated="60"/>
        </table:table-row>
        <table:table-row table:style-name="ro11">
          <table:covered-table-cell/>
          <table:table-cell table:style-name="ce152" office:value-type="string" calcext:value-type="string">
            <text:p>13.11</text:p>
          </table:table-cell>
          <table:table-cell table:style-name="ce156" office:value-type="string" calcext:value-type="string">
            <text:p>Dans chaque page web, les actions déclenchées au moyen d’un dispositif de pointage sur un point unique de l’écran peuvent-elles faire l’objet d’une annulation (hors cas particuliers) ?</text:p>
          </table:table-cell>
          <table:table-cell table:style-name="ce126"/>
          <table:table-cell table:number-columns-repeated="60"/>
        </table:table-row>
        <table:table-row table:style-name="ro11">
          <table:covered-table-cell/>
          <table:table-cell table:style-name="ce152" office:value-type="string" calcext:value-type="string">
            <text:p>13.12</text:p>
          </table:table-cell>
          <table:table-cell table:style-name="ce156" office:value-type="string" calcext:value-type="string">
            <text:p>Dans chaque page web, les fonctionnalités qui impliquent un mouvement de l’appareil ou vers l’appareil peuvent-elles être satisfaites de manière alternative (hors cas particuliers) ?</text:p>
          </table:table-cell>
          <table:table-cell table:style-name="ce126"/>
          <table:table-cell table:number-columns-repeated="60"/>
        </table:table-row>
        <table:table-row table:style-name="ro7" table:number-rows-repeated="1048467">
          <table:table-cell table:number-columns-repeated="64"/>
        </table:table-row>
        <table:table-row table:style-name="ro7">
          <table:table-cell table:number-columns-repeated="64"/>
        </table:table-row>
        <table:named-expressions>
          <table:named-range table:name="Print_Area" table:base-cell-address="$Critères.$A$1" table:cell-range-address="Critères.$A$1:Critères.$C$108"/>
        </table:named-expressions>
      </table:table>
      <table:table table:name="Synthèse" table:style-name="ta1">
        <table:table-column table:style-name="co12" table:default-cell-style-name="ce125"/>
        <table:table-column table:style-name="co13" table:default-cell-style-name="ce125"/>
        <table:table-column table:style-name="co14" table:number-columns-repeated="10" table:default-cell-style-name="ce171"/>
        <table:table-column table:style-name="co14" table:default-cell-style-name="ce127"/>
        <table:table-column table:style-name="co15" table:default-cell-style-name="ce125"/>
        <table:table-column table:style-name="co16" table:default-cell-style-name="ce125"/>
        <table:table-column table:style-name="co17" table:default-cell-style-name="ce125"/>
        <table:table-column table:style-name="co18" table:default-cell-style-name="ce125"/>
        <table:table-column table:style-name="co19" table:default-cell-style-name="ce125"/>
        <table:table-column table:style-name="co5" table:number-columns-repeated="46" table:default-cell-style-name="ce125"/>
        <table:table-row table:style-name="ro7">
          <table:table-cell table:style-name="ce82" table:formula="of:=[Échantillon.A1]" office:value-type="string" office:string-value="RGAA 4.1.1 – GRILLE D'ÉVALUATION" calcext:value-type="string" table:number-columns-spanned="15" table:number-rows-spanned="1">
            <text:p>RGAA 4.1.1 – GRILLE D'ÉVALUATION</text:p>
          </table:table-cell>
          <table:covered-table-cell/>
          <table:covered-table-cell table:number-columns-repeated="10" table:style-name="ce46"/>
          <table:covered-table-cell table:number-columns-repeated="3"/>
          <table:table-cell table:number-columns-repeated="49"/>
        </table:table-row>
        <table:table-row table:style-name="ro7">
          <table:table-cell table:style-name="ce82" office:value-type="string" calcext:value-type="string" table:number-columns-spanned="15" table:number-rows-spanned="1">
            <text:p>Synthèse par thématiques et par statuts</text:p>
          </table:table-cell>
          <table:covered-table-cell/>
          <table:covered-table-cell table:number-columns-repeated="10" table:style-name="ce46"/>
          <table:covered-table-cell table:number-columns-repeated="3"/>
          <table:table-cell table:number-columns-repeated="49"/>
        </table:table-row>
        <table:table-row table:style-name="ro7">
          <table:table-cell/>
          <table:table-cell table:style-name="ce165" office:value-type="string" calcext:value-type="string" table:number-columns-spanned="1" table:number-rows-spanned="3">
            <text:p>Statut</text:p>
          </table:table-cell>
          <table:table-cell table:style-name="ce172" office:value-type="string" calcext:value-type="string" table:number-columns-spanned="1" table:number-rows-spanned="3">
            <text:p>IMAGES</text:p>
          </table:table-cell>
          <table:table-cell table:style-name="ce174" office:value-type="string" calcext:value-type="string" table:number-columns-spanned="1" table:number-rows-spanned="3">
            <text:p>CADRES</text:p>
          </table:table-cell>
          <table:table-cell table:style-name="ce174" office:value-type="string" calcext:value-type="string" table:number-columns-spanned="1" table:number-rows-spanned="3">
            <text:p>COULEURS</text:p>
          </table:table-cell>
          <table:table-cell table:style-name="ce172" office:value-type="string" calcext:value-type="string" table:number-columns-spanned="1" table:number-rows-spanned="3">
            <text:p>MULTIMÉDIA</text:p>
          </table:table-cell>
          <table:table-cell table:style-name="ce172" office:value-type="string" calcext:value-type="string" table:number-columns-spanned="1" table:number-rows-spanned="3">
            <text:p>TABLEAUX</text:p>
          </table:table-cell>
          <table:table-cell table:style-name="ce172" office:value-type="string" calcext:value-type="string" table:number-columns-spanned="1" table:number-rows-spanned="3">
            <text:p>LIENS</text:p>
          </table:table-cell>
          <table:table-cell table:style-name="ce172" office:value-type="string" calcext:value-type="string" table:number-columns-spanned="1" table:number-rows-spanned="3">
            <text:p>SCRIPTS</text:p>
          </table:table-cell>
          <table:table-cell table:style-name="ce172" office:value-type="string" calcext:value-type="string" table:number-columns-spanned="1" table:number-rows-spanned="3">
            <text:p>ÉLÉMENTS OBLIGATOIRES</text:p>
          </table:table-cell>
          <table:table-cell table:style-name="ce172" office:value-type="string" calcext:value-type="string" table:number-columns-spanned="1" table:number-rows-spanned="3">
            <text:p>STRUCTURATION</text:p>
          </table:table-cell>
          <table:table-cell table:style-name="ce172" office:value-type="string" calcext:value-type="string" table:number-columns-spanned="1" table:number-rows-spanned="3">
            <text:p>PRÉSENTATION</text:p>
          </table:table-cell>
          <table:table-cell table:style-name="ce172" office:value-type="string" calcext:value-type="string" table:number-columns-spanned="1" table:number-rows-spanned="3">
            <text:p>FORMULAIRES</text:p>
          </table:table-cell>
          <table:table-cell table:style-name="ce172" office:value-type="string" calcext:value-type="string" table:number-columns-spanned="1" table:number-rows-spanned="3">
            <text:p>NAVIGATION</text:p>
          </table:table-cell>
          <table:table-cell table:style-name="ce172" office:value-type="string" calcext:value-type="string" table:number-columns-spanned="1" table:number-rows-spanned="3">
            <text:p>CONSULTATION</text:p>
          </table:table-cell>
          <table:table-cell table:number-columns-repeated="49"/>
        </table:table-row>
        <table:table-row table:style-name="ro7">
          <table:table-cell table:style-name="ce159"/>
          <table:covered-table-cell/>
          <table:covered-table-cell table:number-columns-repeated="10" table:style-name="ce46"/>
          <table:covered-table-cell table:number-columns-repeated="3"/>
          <table:table-cell table:number-columns-repeated="49"/>
        </table:table-row>
        <table:table-row table:style-name="ro14">
          <table:table-cell table:style-name="ce159"/>
          <table:covered-table-cell/>
          <table:covered-table-cell table:number-columns-repeated="10" table:style-name="ce46"/>
          <table:covered-table-cell table:number-columns-repeated="3"/>
          <table:table-cell table:number-columns-repeated="49"/>
        </table:table-row>
        <table:table-row table:style-name="ro15">
          <table:table-cell/>
          <table:table-cell table:style-name="ce166" office:value-type="string" calcext:value-type="string">
            <text:p>C</text:p>
          </table:table-cell>
          <table:table-cell table:style-name="ce166" table:formula="of:=[BaseDeCalcul.$X12]" office:value-type="float" office:value="2" calcext:value-type="float">
            <text:p>2</text:p>
          </table:table-cell>
          <table:table-cell table:style-name="ce166" table:formula="of:=[BaseDeCalcul.X15]" office:value-type="float" office:value="0" calcext:value-type="float">
            <text:p>0</text:p>
          </table:table-cell>
          <table:table-cell table:style-name="ce166" table:formula="of:=[BaseDeCalcul.X19]" office:value-type="float" office:value="0" calcext:value-type="float">
            <text:p>0</text:p>
          </table:table-cell>
          <table:table-cell table:style-name="ce166" table:formula="of:=[BaseDeCalcul.X33]" office:value-type="float" office:value="0" calcext:value-type="float">
            <text:p>0</text:p>
          </table:table-cell>
          <table:table-cell table:style-name="ce166" table:formula="of:=[BaseDeCalcul.X42]" office:value-type="float" office:value="0" calcext:value-type="float">
            <text:p>0</text:p>
          </table:table-cell>
          <table:table-cell table:style-name="ce166" table:formula="of:=[BaseDeCalcul.X45]" office:value-type="float" office:value="0" calcext:value-type="float">
            <text:p>0</text:p>
          </table:table-cell>
          <table:table-cell table:style-name="ce166" table:formula="of:=[BaseDeCalcul.X51]" office:value-type="float" office:value="0" calcext:value-type="float">
            <text:p>0</text:p>
          </table:table-cell>
          <table:table-cell table:style-name="ce166" table:formula="of:=[BaseDeCalcul.X62]" office:value-type="float" office:value="0" calcext:value-type="float">
            <text:p>0</text:p>
          </table:table-cell>
          <table:table-cell table:style-name="ce166" table:formula="of:=[BaseDeCalcul.X67]" office:value-type="float" office:value="0" calcext:value-type="float">
            <text:p>0</text:p>
          </table:table-cell>
          <table:table-cell table:style-name="ce166" table:formula="of:=[BaseDeCalcul.X82]" office:value-type="float" office:value="0" calcext:value-type="float">
            <text:p>0</text:p>
          </table:table-cell>
          <table:table-cell table:style-name="ce166" table:formula="of:=[BaseDeCalcul.X96]" office:value-type="float" office:value="0" calcext:value-type="float">
            <text:p>0</text:p>
          </table:table-cell>
          <table:table-cell table:style-name="ce166" table:formula="of:=[BaseDeCalcul.X108]" office:value-type="float" office:value="1" calcext:value-type="float">
            <text:p>1</text:p>
          </table:table-cell>
          <table:table-cell table:style-name="ce175" table:formula="of:=[BaseDeCalcul.X121]" office:value-type="float" office:value="1" calcext:value-type="float">
            <text:p>1</text:p>
          </table:table-cell>
          <table:table-cell/>
          <table:table-cell table:style-name="ce179" table:formula="of:=SUM([.C6:.O6])" office:value-type="float" office:value="4" calcext:value-type="float">
            <text:p>4</text:p>
          </table:table-cell>
          <table:table-cell table:style-name="ce179" office:value-type="string" calcext:value-type="string">
            <text:p>C</text:p>
          </table:table-cell>
          <table:table-cell table:number-columns-repeated="46"/>
        </table:table-row>
        <table:table-row table:style-name="ro15">
          <table:table-cell table:style-name="ce160"/>
          <table:table-cell table:style-name="ce167" office:value-type="string" calcext:value-type="string">
            <text:p>NC</text:p>
          </table:table-cell>
          <table:table-cell table:style-name="ce167" table:formula="of:=[BaseDeCalcul.Y12]" office:value-type="float" office:value="4" calcext:value-type="float">
            <text:p>4</text:p>
          </table:table-cell>
          <table:table-cell table:style-name="ce167" table:formula="of:=[BaseDeCalcul.Y15]" office:value-type="float" office:value="0" calcext:value-type="float">
            <text:p>0</text:p>
          </table:table-cell>
          <table:table-cell table:style-name="ce167" table:formula="of:=[BaseDeCalcul.Y19]" office:value-type="float" office:value="0" calcext:value-type="float">
            <text:p>0</text:p>
          </table:table-cell>
          <table:table-cell table:style-name="ce167" table:formula="of:=[BaseDeCalcul.Y33]" office:value-type="float" office:value="0" calcext:value-type="float">
            <text:p>0</text:p>
          </table:table-cell>
          <table:table-cell table:style-name="ce167" table:formula="of:=[BaseDeCalcul.Y42]" office:value-type="float" office:value="0" calcext:value-type="float">
            <text:p>0</text:p>
          </table:table-cell>
          <table:table-cell table:style-name="ce167" table:formula="of:=[BaseDeCalcul.Y45]" office:value-type="float" office:value="0" calcext:value-type="float">
            <text:p>0</text:p>
          </table:table-cell>
          <table:table-cell table:style-name="ce167" table:formula="of:=[BaseDeCalcul.Y51]" office:value-type="float" office:value="0" calcext:value-type="float">
            <text:p>0</text:p>
          </table:table-cell>
          <table:table-cell table:style-name="ce167" table:formula="of:=[BaseDeCalcul.Y62]" office:value-type="float" office:value="0" calcext:value-type="float">
            <text:p>0</text:p>
          </table:table-cell>
          <table:table-cell table:style-name="ce167" table:formula="of:=[BaseDeCalcul.Y67]" office:value-type="float" office:value="0" calcext:value-type="float">
            <text:p>0</text:p>
          </table:table-cell>
          <table:table-cell table:style-name="ce167" table:formula="of:=[BaseDeCalcul.Y82]" office:value-type="float" office:value="0" calcext:value-type="float">
            <text:p>0</text:p>
          </table:table-cell>
          <table:table-cell table:style-name="ce167" table:formula="of:=[BaseDeCalcul.Y96]" office:value-type="float" office:value="0" calcext:value-type="float">
            <text:p>0</text:p>
          </table:table-cell>
          <table:table-cell table:style-name="ce167" table:formula="of:=[BaseDeCalcul.Y108]" office:value-type="float" office:value="1" calcext:value-type="float">
            <text:p>1</text:p>
          </table:table-cell>
          <table:table-cell table:style-name="ce176" table:formula="of:=[BaseDeCalcul.Y121]" office:value-type="float" office:value="3" calcext:value-type="float">
            <text:p>3</text:p>
          </table:table-cell>
          <table:table-cell/>
          <table:table-cell table:style-name="ce180" table:formula="of:=SUM([.C7:.O7])" office:value-type="float" office:value="8" calcext:value-type="float">
            <text:p>8</text:p>
          </table:table-cell>
          <table:table-cell table:style-name="ce180" office:value-type="string" calcext:value-type="string">
            <text:p>NC</text:p>
          </table:table-cell>
          <table:table-cell table:number-columns-repeated="46"/>
        </table:table-row>
        <table:table-row table:style-name="ro15">
          <table:table-cell table:style-name="ce160"/>
          <table:table-cell table:style-name="ce168" office:value-type="string" calcext:value-type="string">
            <text:p>NA</text:p>
          </table:table-cell>
          <table:table-cell table:style-name="ce168" table:formula="of:=[BaseDeCalcul.Z12]" office:value-type="float" office:value="0" calcext:value-type="float">
            <text:p>0</text:p>
          </table:table-cell>
          <table:table-cell table:style-name="ce168" table:formula="of:=[BaseDeCalcul.Z15]" office:value-type="float" office:value="0" calcext:value-type="float">
            <text:p>0</text:p>
          </table:table-cell>
          <table:table-cell table:style-name="ce168" table:formula="of:=[BaseDeCalcul.Z19]" office:value-type="float" office:value="0" calcext:value-type="float">
            <text:p>0</text:p>
          </table:table-cell>
          <table:table-cell table:style-name="ce168" table:formula="of:=[BaseDeCalcul.Z33]" office:value-type="float" office:value="0" calcext:value-type="float">
            <text:p>0</text:p>
          </table:table-cell>
          <table:table-cell table:style-name="ce168" table:formula="of:=[BaseDeCalcul.Z42]" office:value-type="float" office:value="0" calcext:value-type="float">
            <text:p>0</text:p>
          </table:table-cell>
          <table:table-cell table:style-name="ce168" table:formula="of:=[BaseDeCalcul.Z45]" office:value-type="float" office:value="0" calcext:value-type="float">
            <text:p>0</text:p>
          </table:table-cell>
          <table:table-cell table:style-name="ce168" table:formula="of:=[BaseDeCalcul.Z51]" office:value-type="float" office:value="0" calcext:value-type="float">
            <text:p>0</text:p>
          </table:table-cell>
          <table:table-cell table:style-name="ce168" table:formula="of:=[BaseDeCalcul.Z62]" office:value-type="float" office:value="0" calcext:value-type="float">
            <text:p>0</text:p>
          </table:table-cell>
          <table:table-cell table:style-name="ce168" table:formula="of:=[BaseDeCalcul.Z67]" office:value-type="float" office:value="0" calcext:value-type="float">
            <text:p>0</text:p>
          </table:table-cell>
          <table:table-cell table:style-name="ce168" table:formula="of:=[BaseDeCalcul.Z82]" office:value-type="float" office:value="0" calcext:value-type="float">
            <text:p>0</text:p>
          </table:table-cell>
          <table:table-cell table:style-name="ce168" table:formula="of:=[BaseDeCalcul.Z96]" office:value-type="float" office:value="0" calcext:value-type="float">
            <text:p>0</text:p>
          </table:table-cell>
          <table:table-cell table:style-name="ce168" table:formula="of:=[BaseDeCalcul.Z108]" office:value-type="float" office:value="0" calcext:value-type="float">
            <text:p>0</text:p>
          </table:table-cell>
          <table:table-cell table:style-name="ce177" table:formula="of:=[BaseDeCalcul.Z121]" office:value-type="float" office:value="0" calcext:value-type="float">
            <text:p>0</text:p>
          </table:table-cell>
          <table:table-cell/>
          <table:table-cell table:style-name="ce181" table:formula="of:=SUM([.C8:.O8])" office:value-type="float" office:value="0" calcext:value-type="float">
            <text:p>0</text:p>
          </table:table-cell>
          <table:table-cell table:style-name="ce181" office:value-type="string" calcext:value-type="string">
            <text:p>NA</text:p>
          </table:table-cell>
          <table:table-cell table:number-columns-repeated="46"/>
        </table:table-row>
        <table:table-row table:style-name="ro15">
          <table:table-cell table:style-name="ce161"/>
          <table:table-cell table:style-name="ce169" office:value-type="string" calcext:value-type="string">
            <text:p>D</text:p>
          </table:table-cell>
          <table:table-cell table:style-name="ce169" table:formula="of:=[BaseDeCalcul.AZ12]" office:value-type="float" office:value="2" calcext:value-type="float">
            <text:p>2</text:p>
          </table:table-cell>
          <table:table-cell table:style-name="ce169" table:formula="of:=[BaseDeCalcul.AZ15]" office:value-type="float" office:value="0" calcext:value-type="float">
            <text:p>0</text:p>
          </table:table-cell>
          <table:table-cell table:style-name="ce169" table:formula="of:=[BaseDeCalcul.AZ19]" office:value-type="float" office:value="0" calcext:value-type="float">
            <text:p>0</text:p>
          </table:table-cell>
          <table:table-cell table:style-name="ce169" table:formula="of:=[BaseDeCalcul.AZ33]" office:value-type="float" office:value="0" calcext:value-type="float">
            <text:p>0</text:p>
          </table:table-cell>
          <table:table-cell table:style-name="ce169" table:formula="of:=[BaseDeCalcul.AZ42]" office:value-type="float" office:value="0" calcext:value-type="float">
            <text:p>0</text:p>
          </table:table-cell>
          <table:table-cell table:style-name="ce169" table:formula="of:=[BaseDeCalcul.AZ45]" office:value-type="float" office:value="0" calcext:value-type="float">
            <text:p>0</text:p>
          </table:table-cell>
          <table:table-cell table:style-name="ce169" table:formula="of:=[BaseDeCalcul.AZ51]" office:value-type="float" office:value="0" calcext:value-type="float">
            <text:p>0</text:p>
          </table:table-cell>
          <table:table-cell table:style-name="ce169" table:formula="of:=[BaseDeCalcul.AZ62]" office:value-type="float" office:value="0" calcext:value-type="float">
            <text:p>0</text:p>
          </table:table-cell>
          <table:table-cell table:style-name="ce169" table:formula="of:=[BaseDeCalcul.AZ67]" office:value-type="float" office:value="0" calcext:value-type="float">
            <text:p>0</text:p>
          </table:table-cell>
          <table:table-cell table:style-name="ce169" table:formula="of:=[BaseDeCalcul.AZ82]" office:value-type="float" office:value="0" calcext:value-type="float">
            <text:p>0</text:p>
          </table:table-cell>
          <table:table-cell table:style-name="ce169" table:formula="of:=[BaseDeCalcul.AZ96]" office:value-type="float" office:value="0" calcext:value-type="float">
            <text:p>0</text:p>
          </table:table-cell>
          <table:table-cell table:style-name="ce169" table:formula="of:=[BaseDeCalcul.AZ108]" office:value-type="float" office:value="0" calcext:value-type="float">
            <text:p>0</text:p>
          </table:table-cell>
          <table:table-cell table:style-name="ce178" table:formula="of:=[BaseDeCalcul.AZ121]" office:value-type="float" office:value="1" calcext:value-type="float">
            <text:p>1</text:p>
          </table:table-cell>
          <table:table-cell/>
          <table:table-cell table:style-name="ce182" table:formula="of:=SUM([.C9:.O9])" office:value-type="float" office:value="3" calcext:value-type="float">
            <text:p>3</text:p>
          </table:table-cell>
          <table:table-cell table:style-name="ce182" office:value-type="string" calcext:value-type="string">
            <text:p>D</text:p>
          </table:table-cell>
          <table:table-cell table:number-columns-repeated="46"/>
        </table:table-row>
        <table:table-row table:style-name="ro15">
          <table:table-cell table:style-name="ce161"/>
          <table:table-cell table:style-name="ce169" office:value-type="string" calcext:value-type="string">
            <text:p>NT</text:p>
          </table:table-cell>
          <table:table-cell table:style-name="ce169" table:formula="of:=[BaseDeCalcul.AA12]" office:value-type="float" office:value="12" calcext:value-type="float">
            <text:p>12</text:p>
          </table:table-cell>
          <table:table-cell table:style-name="ce169" table:formula="of:=[BaseDeCalcul.AA15]" office:value-type="float" office:value="4" calcext:value-type="float">
            <text:p>4</text:p>
          </table:table-cell>
          <table:table-cell table:style-name="ce169" table:formula="of:=[BaseDeCalcul.AA19]" office:value-type="float" office:value="6" calcext:value-type="float">
            <text:p>6</text:p>
          </table:table-cell>
          <table:table-cell table:style-name="ce169" table:formula="of:=[BaseDeCalcul.AA33]" office:value-type="float" office:value="26" calcext:value-type="float">
            <text:p>26</text:p>
          </table:table-cell>
          <table:table-cell table:style-name="ce169" table:formula="of:=[BaseDeCalcul.AA42]" office:value-type="float" office:value="16" calcext:value-type="float">
            <text:p>16</text:p>
          </table:table-cell>
          <table:table-cell table:style-name="ce169" table:formula="of:=[BaseDeCalcul.AA45]" office:value-type="float" office:value="4" calcext:value-type="float">
            <text:p>4</text:p>
          </table:table-cell>
          <table:table-cell table:style-name="ce169" table:formula="of:=[BaseDeCalcul.AA51]" office:value-type="float" office:value="10" calcext:value-type="float">
            <text:p>10</text:p>
          </table:table-cell>
          <table:table-cell table:style-name="ce169" table:formula="of:=[BaseDeCalcul.AA62]" office:value-type="float" office:value="20" calcext:value-type="float">
            <text:p>20</text:p>
          </table:table-cell>
          <table:table-cell table:style-name="ce169" table:formula="of:=[BaseDeCalcul.AA67]" office:value-type="float" office:value="8" calcext:value-type="float">
            <text:p>8</text:p>
          </table:table-cell>
          <table:table-cell table:style-name="ce169" table:formula="of:=[BaseDeCalcul.AA82]" office:value-type="float" office:value="28" calcext:value-type="float">
            <text:p>28</text:p>
          </table:table-cell>
          <table:table-cell table:style-name="ce169" table:formula="of:=[BaseDeCalcul.AA96]" office:value-type="float" office:value="26" calcext:value-type="float">
            <text:p>26</text:p>
          </table:table-cell>
          <table:table-cell table:style-name="ce169" table:formula="of:=[BaseDeCalcul.AA108]" office:value-type="float" office:value="20" calcext:value-type="float">
            <text:p>20</text:p>
          </table:table-cell>
          <table:table-cell table:style-name="ce178" table:formula="of:=[BaseDeCalcul.AA121]" office:value-type="float" office:value="20" calcext:value-type="float">
            <text:p>20</text:p>
          </table:table-cell>
          <table:table-cell/>
          <table:table-cell table:style-name="ce182" table:formula="of:=SUM([.C10:.O10])" office:value-type="float" office:value="200" calcext:value-type="float">
            <text:p>200</text:p>
          </table:table-cell>
          <table:table-cell table:style-name="ce182" office:value-type="string" calcext:value-type="string">
            <text:p>NT</text:p>
          </table:table-cell>
          <table:table-cell table:number-columns-repeated="46"/>
        </table:table-row>
        <table:table-row table:style-name="ro7">
          <table:table-cell table:style-name="ce127"/>
          <table:table-cell table:style-name="ce170" table:number-columns-repeated="14"/>
          <table:table-cell table:number-columns-repeated="49"/>
        </table:table-row>
        <table:table-row table:style-name="ro7" table:number-rows-repeated="2">
          <table:table-cell table:number-columns-repeated="2"/>
          <table:table-cell table:style-name="ce125" table:number-columns-repeated="4"/>
          <table:table-cell table:number-columns-repeated="58"/>
        </table:table-row>
        <table:table-row table:style-name="ro7">
          <table:table-cell/>
          <table:table-cell office:value-type="string" calcext:value-type="string">
            <text:p>Pourcentage de critères respectés (somme des critères conformes divisée par le nombre de critères applicables) :</text:p>
          </table:table-cell>
          <table:table-cell table:number-columns-repeated="62"/>
        </table:table-row>
        <table:table-row table:style-name="ro7">
          <table:table-cell/>
          <table:table-cell table:formula="of:=IF([.Q10]=0;COUNTIF([BaseDeCalcul.AB3:.AB120];&quot;C&quot;)/(COUNTIF([BaseDeCalcul.AB3:.AB120];&quot;C&quot;)+COUNTIF([BaseDeCalcul.AB3:.AB120];&quot;NC&quot;))*100&amp;&quot;%&quot;;&quot;Pourcentage indisponible : il reste &quot;&amp;[.Q10]&amp;&quot; critère(s) NT.&quot;)" office:value-type="string" office:string-value="Pourcentage indisponible : il reste 200 critère(s) NT." calcext:value-type="string">
            <text:p>Pourcentage indisponible : il reste 200 critère(s) NT.</text:p>
          </table:table-cell>
          <table:table-cell table:style-name="ce173"/>
          <table:table-cell table:number-columns-repeated="61"/>
        </table:table-row>
        <table:table-row table:style-name="ro7">
          <table:table-cell/>
          <table:table-cell table:style-name="Default"/>
          <table:table-cell table:style-name="ce173"/>
          <table:table-cell table:number-columns-repeated="61"/>
        </table:table-row>
        <table:table-row table:style-name="ro7">
          <table:table-cell/>
          <table:table-cell office:value-type="string" calcext:value-type="string">
            <text:p>Taux moyen de conformité du service en ligne (moyenne des taux de conformité de chaque page) :</text:p>
          </table:table-cell>
          <table:table-cell table:number-columns-repeated="62"/>
        </table:table-row>
        <table:table-row table:style-name="ro7">
          <table:table-cell/>
          <table:table-cell table:formula="of:=IF([.Q10]=0;ROUND(AVERAGEIF([BaseDeCalcul.D125:.W125];&quot;&lt;&gt;NA&quot;)*100;1)&amp;&quot;%&quot;;&quot;Pourcentage indisponible : il reste &quot;&amp;[.Q10]&amp;&quot; critère(s) NT.&quot;)" office:value-type="string" office:string-value="Pourcentage indisponible : il reste 200 critère(s) NT." calcext:value-type="string">
            <text:p>Pourcentage indisponible : il reste 200 critère(s) NT.</text:p>
          </table:table-cell>
          <table:table-cell table:number-columns-repeated="62"/>
        </table:table-row>
        <table:table-row table:style-name="ro7" table:number-rows-repeated="1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6">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3">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8">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5">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2">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5">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3">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2">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048456">
          <table:table-cell table:number-columns-repeated="64"/>
        </table:table-row>
        <table:table-row table:style-name="ro7">
          <table:table-cell table:number-columns-repeated="64"/>
        </table:table-row>
      </table:table>
      <table:table table:name="BaseDeCalcul" table:style-name="ta1">
        <table:table-column table:style-name="co20" table:default-cell-style-name="ce125"/>
        <table:table-column table:style-name="co21" table:default-cell-style-name="ce125"/>
        <table:table-column table:style-name="co22" table:default-cell-style-name="ce125"/>
        <table:table-column table:style-name="co7" table:number-columns-repeated="15" table:default-cell-style-name="ce46"/>
        <table:table-column table:style-name="co7" table:number-columns-repeated="5" table:default-cell-style-name="ce125"/>
        <table:table-column table:style-name="co23" table:number-columns-repeated="4" table:default-cell-style-name="ce193"/>
        <table:table-column table:style-name="co4" table:default-cell-style-name="ce125"/>
        <table:table-column table:style-name="co21" table:number-columns-repeated="2" table:default-cell-style-name="ce125"/>
        <table:table-column table:style-name="co22" table:default-cell-style-name="ce125"/>
        <table:table-column table:style-name="co7" table:number-columns-repeated="15" table:default-cell-style-name="ce46"/>
        <table:table-column table:style-name="co7" table:number-columns-repeated="5" table:default-cell-style-name="ce125"/>
        <table:table-column table:style-name="co5" table:default-cell-style-name="ce193"/>
        <table:table-column table:style-name="co4" table:number-columns-repeated="12" table:default-cell-style-name="ce125"/>
        <table:table-row table:style-name="ro7">
          <table:table-cell table:number-columns-repeated="3"/>
          <table:table-cell table:style-name="ce186" office:value-type="string" calcext:value-type="string">
            <text:p>P01</text:p>
          </table:table-cell>
          <table:table-cell table:style-name="ce186" office:value-type="string" calcext:value-type="string">
            <text:p>P02</text:p>
          </table:table-cell>
          <table:table-cell table:style-name="ce186" office:value-type="string" calcext:value-type="string">
            <text:p>P03</text:p>
          </table:table-cell>
          <table:table-cell table:style-name="ce186" office:value-type="string" calcext:value-type="string">
            <text:p>P04</text:p>
          </table:table-cell>
          <table:table-cell table:style-name="ce186" office:value-type="string" calcext:value-type="string">
            <text:p>P05</text:p>
          </table:table-cell>
          <table:table-cell table:style-name="ce186" office:value-type="string" calcext:value-type="string">
            <text:p>P06</text:p>
          </table:table-cell>
          <table:table-cell table:style-name="ce186" office:value-type="string" calcext:value-type="string">
            <text:p>P07</text:p>
          </table:table-cell>
          <table:table-cell table:style-name="ce186" office:value-type="string" calcext:value-type="string">
            <text:p>P08</text:p>
          </table:table-cell>
          <table:table-cell table:style-name="ce186" office:value-type="string" calcext:value-type="string">
            <text:p>P09</text:p>
          </table:table-cell>
          <table:table-cell table:style-name="ce186" office:value-type="string" calcext:value-type="string">
            <text:p>P10</text:p>
          </table:table-cell>
          <table:table-cell table:style-name="ce186" office:value-type="string" calcext:value-type="string">
            <text:p>P11</text:p>
          </table:table-cell>
          <table:table-cell table:style-name="ce186" office:value-type="string" calcext:value-type="string">
            <text:p>P12</text:p>
          </table:table-cell>
          <table:table-cell table:style-name="ce186" office:value-type="string" calcext:value-type="string">
            <text:p>P13</text:p>
          </table:table-cell>
          <table:table-cell table:style-name="ce186" office:value-type="string" calcext:value-type="string">
            <text:p>P14</text:p>
          </table:table-cell>
          <table:table-cell table:style-name="ce186" office:value-type="string" calcext:value-type="string">
            <text:p>P15</text:p>
          </table:table-cell>
          <table:table-cell table:style-name="ce186" office:value-type="string" calcext:value-type="string">
            <text:p>P16</text:p>
          </table:table-cell>
          <table:table-cell table:style-name="ce186" office:value-type="string" calcext:value-type="string">
            <text:p>P17</text:p>
          </table:table-cell>
          <table:table-cell table:style-name="ce186" office:value-type="string" calcext:value-type="string">
            <text:p>P18</text:p>
          </table:table-cell>
          <table:table-cell table:style-name="ce186" office:value-type="string" calcext:value-type="string">
            <text:p>P19</text:p>
          </table:table-cell>
          <table:table-cell table:style-name="ce186" office:value-type="string" calcext:value-type="string">
            <text:p>P20</text:p>
          </table:table-cell>
          <table:table-cell table:style-name="ce188" office:value-type="string" calcext:value-type="string">
            <text:p>C</text:p>
          </table:table-cell>
          <table:table-cell table:style-name="ce188" office:value-type="string" calcext:value-type="string">
            <text:p>NC</text:p>
          </table:table-cell>
          <table:table-cell table:style-name="ce188" office:value-type="string" calcext:value-type="string">
            <text:p>NA</text:p>
          </table:table-cell>
          <table:table-cell table:style-name="ce188" office:value-type="string" calcext:value-type="string">
            <text:p>NT</text:p>
          </table:table-cell>
          <table:table-cell table:number-columns-repeated="4"/>
          <table:table-cell table:style-name="ce186" office:value-type="string" calcext:value-type="string">
            <text:p>P01</text:p>
          </table:table-cell>
          <table:table-cell table:style-name="ce186" office:value-type="string" calcext:value-type="string">
            <text:p>P02</text:p>
          </table:table-cell>
          <table:table-cell table:style-name="ce186" office:value-type="string" calcext:value-type="string">
            <text:p>P03</text:p>
          </table:table-cell>
          <table:table-cell table:style-name="ce186" office:value-type="string" calcext:value-type="string">
            <text:p>P04</text:p>
          </table:table-cell>
          <table:table-cell table:style-name="ce186" office:value-type="string" calcext:value-type="string">
            <text:p>P05</text:p>
          </table:table-cell>
          <table:table-cell table:style-name="ce186" office:value-type="string" calcext:value-type="string">
            <text:p>P06</text:p>
          </table:table-cell>
          <table:table-cell table:style-name="ce186" office:value-type="string" calcext:value-type="string">
            <text:p>P07</text:p>
          </table:table-cell>
          <table:table-cell table:style-name="ce186" office:value-type="string" calcext:value-type="string">
            <text:p>P08</text:p>
          </table:table-cell>
          <table:table-cell table:style-name="ce186" office:value-type="string" calcext:value-type="string">
            <text:p>P09</text:p>
          </table:table-cell>
          <table:table-cell table:style-name="ce186" office:value-type="string" calcext:value-type="string">
            <text:p>P10</text:p>
          </table:table-cell>
          <table:table-cell table:style-name="ce186" office:value-type="string" calcext:value-type="string">
            <text:p>P11</text:p>
          </table:table-cell>
          <table:table-cell table:style-name="ce186" office:value-type="string" calcext:value-type="string">
            <text:p>P12</text:p>
          </table:table-cell>
          <table:table-cell table:style-name="ce186" office:value-type="string" calcext:value-type="string">
            <text:p>P13</text:p>
          </table:table-cell>
          <table:table-cell table:style-name="ce186" office:value-type="string" calcext:value-type="string">
            <text:p>P14</text:p>
          </table:table-cell>
          <table:table-cell table:style-name="ce186" office:value-type="string" calcext:value-type="string">
            <text:p>P15</text:p>
          </table:table-cell>
          <table:table-cell table:style-name="ce186" office:value-type="string" calcext:value-type="string">
            <text:p>P16</text:p>
          </table:table-cell>
          <table:table-cell table:style-name="ce186" office:value-type="string" calcext:value-type="string">
            <text:p>P17</text:p>
          </table:table-cell>
          <table:table-cell table:style-name="ce186" office:value-type="string" calcext:value-type="string">
            <text:p>P18</text:p>
          </table:table-cell>
          <table:table-cell table:style-name="ce186" office:value-type="string" calcext:value-type="string">
            <text:p>P19</text:p>
          </table:table-cell>
          <table:table-cell table:style-name="ce186" office:value-type="string" calcext:value-type="string">
            <text:p>P20</text:p>
          </table:table-cell>
          <table:table-cell table:style-name="ce188" office:value-type="string" calcext:value-type="string">
            <text:p>TOTAL D</text:p>
          </table:table-cell>
          <table:table-cell table:number-columns-repeated="12"/>
        </table:table-row>
        <table:table-row table:style-name="ro7">
          <table:table-cell table:style-name="ce127" table:number-columns-repeated="3"/>
          <table:table-cell table:style-name="ce125"/>
          <table:table-cell table:style-name="ce187" table:number-columns-repeated="19"/>
          <table:table-cell table:style-name="ce189" table:number-columns-repeated="4"/>
          <table:table-cell/>
          <table:table-cell table:style-name="ce127" table:number-columns-repeated="3"/>
          <table:table-cell table:style-name="ce187" table:number-columns-repeated="20"/>
          <table:table-cell table:style-name="ce189"/>
          <table:table-cell table:style-name="ce127" table:number-columns-repeated="12"/>
        </table:table-row>
        <table:table-row table:style-name="ro7">
          <table:table-cell office:value-type="float" office:value="1" calcext:value-type="float">
            <text:p>1</text:p>
          </table:table-cell>
          <table:table-cell table:style-name="ce46" table:formula="of:=[Critères.$B3]" office:value-type="string" office:string-value="1.1" calcext:value-type="string">
            <text:p>1.1</text:p>
          </table:table-cell>
          <table:table-cell table:style-name="ce46" table:formula="of:=[Critères.$A3]" office:value-type="string" office:string-value="IMAGES" calcext:value-type="string">
            <text:p>IMAGES</text:p>
          </table:table-cell>
          <table:table-cell table:formula="of:=[P01.$D4]" office:value-type="string" office:string-value="C" calcext:value-type="string">
            <text:p>C</text:p>
          </table:table-cell>
          <table:table-cell table:formula="of:=[#REF!]" office:value-type="string" office:string-value="" calcext:value-type="error">
            <text:p>#REF!</text:p>
          </table:table-cell>
          <table:table-cell table:formula="of:=[P03.$D4]" office:value-type="string" office:string-value="C" calcext:value-type="string">
            <text:p>C</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3:.W3];&quot;C&quot;)" office:value-type="float" office:value="2" calcext:value-type="float">
            <text:p>2</text:p>
          </table:table-cell>
          <table:table-cell table:style-name="ce188" table:formula="of:=COUNTIF([.D3:.W3];&quot;NC&quot;)" office:value-type="float" office:value="0" calcext:value-type="float">
            <text:p>0</text:p>
          </table:table-cell>
          <table:table-cell table:style-name="ce188" table:formula="of:=COUNTIF([.D3:.W3];&quot;NA&quot;)" office:value-type="float" office:value="0" calcext:value-type="float">
            <text:p>0</text:p>
          </table:table-cell>
          <table:table-cell table:style-name="ce188" table:formula="of:=COUNTIF([.D3:.W3];&quot;NT&quot;)" office:value-type="float" office:value="0" calcext:value-type="float">
            <text:p>0</text:p>
          </table:table-cell>
          <table:table-cell table:formula="of:=IF([.Y3]&gt;0;&quot;NC&quot;;IF([.X3]&gt;0;&quot;C&quot;;IF([.AA3]&gt;0;&quot;NT&quot;;&quot;NA&quot;)))" office:value-type="string" office:string-value="C" calcext:value-type="string">
            <text:p>C</text:p>
          </table:table-cell>
          <table:table-cell office:value-type="float" office:value="1" calcext:value-type="float">
            <text:p>1</text:p>
          </table:table-cell>
          <table:table-cell table:style-name="ce46" table:formula="of:=[Critères.$B3]" office:value-type="string" office:string-value="1.1" calcext:value-type="string">
            <text:p>1.1</text:p>
          </table:table-cell>
          <table:table-cell table:style-name="ce46" table:formula="of:=[Critères.$A3]" office:value-type="string" office:string-value="IMAGES" calcext:value-type="string">
            <text:p>IMAGES</text:p>
          </table:table-cell>
          <table:table-cell table:formula="of:=[P01.$E4]" office:value-type="string" office:string-value="N" calcext:value-type="string">
            <text:p>N</text:p>
          </table:table-cell>
          <table:table-cell table:formula="of:=[#REF!]" office:value-type="string" office:string-value="" calcext:value-type="error">
            <text:p>#REF!</text:p>
          </table:table-cell>
          <table:table-cell table:formula="of:=[P03.$E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3:.AY3];&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4]" office:value-type="string" office:string-value="1.2" calcext:value-type="string">
            <text:p>1.2</text:p>
          </table:table-cell>
          <table:table-cell table:style-name="ce46" table:formula="of:=[Critères.$A3]" office:value-type="string" office:string-value="IMAGES" calcext:value-type="string">
            <text:p>IMAGES</text:p>
          </table:table-cell>
          <table:table-cell table:formula="of:=[P01.$D5]" office:value-type="string" office:string-value="NC" calcext:value-type="string">
            <text:p>NC</text:p>
          </table:table-cell>
          <table:table-cell table:formula="of:=[#REF!]" office:value-type="string" office:string-value="" calcext:value-type="error">
            <text:p>#REF!</text:p>
          </table:table-cell>
          <table:table-cell table:formula="of:=[P03.$D5]" office:value-type="string" office:string-value="NC" calcext:value-type="string">
            <text:p>NC</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4:.W4];&quot;C&quot;)" office:value-type="float" office:value="0" calcext:value-type="float">
            <text:p>0</text:p>
          </table:table-cell>
          <table:table-cell table:style-name="ce188" table:formula="of:=COUNTIF([.D4:.W4];&quot;NC&quot;)" office:value-type="float" office:value="2" calcext:value-type="float">
            <text:p>2</text:p>
          </table:table-cell>
          <table:table-cell table:style-name="ce188" table:formula="of:=COUNTIF([.D4:.W4];&quot;NA&quot;)" office:value-type="float" office:value="0" calcext:value-type="float">
            <text:p>0</text:p>
          </table:table-cell>
          <table:table-cell table:style-name="ce188" table:formula="of:=COUNTIF([.D4:.W4];&quot;NT&quot;)" office:value-type="float" office:value="0" calcext:value-type="float">
            <text:p>0</text:p>
          </table:table-cell>
          <table:table-cell table:formula="of:=IF([.Y4]&gt;0;&quot;NC&quot;;IF([.X4]&gt;0;&quot;C&quot;;IF([.AA4]&gt;0;&quot;NT&quot;;&quot;NA&quot;)))" office:value-type="string" office:string-value="NC" calcext:value-type="string">
            <text:p>NC</text:p>
          </table:table-cell>
          <table:table-cell office:value-type="float" office:value="1" calcext:value-type="float">
            <text:p>1</text:p>
          </table:table-cell>
          <table:table-cell table:style-name="ce46" table:formula="of:=[Critères.$B4]" office:value-type="string" office:string-value="1.2" calcext:value-type="string">
            <text:p>1.2</text:p>
          </table:table-cell>
          <table:table-cell table:style-name="ce46" table:formula="of:=[Critères.$A3]" office:value-type="string" office:string-value="IMAGES" calcext:value-type="string">
            <text:p>IMAGES</text:p>
          </table:table-cell>
          <table:table-cell table:formula="of:=[P01.$E5]" office:value-type="string" office:string-value="N" calcext:value-type="string">
            <text:p>N</text:p>
          </table:table-cell>
          <table:table-cell table:formula="of:=[#REF!]" office:value-type="string" office:string-value="" calcext:value-type="error">
            <text:p>#REF!</text:p>
          </table:table-cell>
          <table:table-cell table:formula="of:=[P03.$E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4:.AY4];&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5]" office:value-type="string" office:string-value="1.3" calcext:value-type="string">
            <text:p>1.3</text:p>
          </table:table-cell>
          <table:table-cell table:style-name="ce46" table:formula="of:=[Critères.$A3]" office:value-type="string" office:string-value="IMAGES" calcext:value-type="string">
            <text:p>IMAGES</text:p>
          </table:table-cell>
          <table:table-cell table:formula="of:=[P01.$D6]" office:value-type="string" office:string-value="NC" calcext:value-type="string">
            <text:p>NC</text:p>
          </table:table-cell>
          <table:table-cell table:formula="of:=[#REF!]" office:value-type="string" office:string-value="" calcext:value-type="error">
            <text:p>#REF!</text:p>
          </table:table-cell>
          <table:table-cell table:formula="of:=[P03.$D6]" office:value-type="string" office:string-value="NC" calcext:value-type="string">
            <text:p>NC</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5:.W5];&quot;C&quot;)" office:value-type="float" office:value="0" calcext:value-type="float">
            <text:p>0</text:p>
          </table:table-cell>
          <table:table-cell table:style-name="ce188" table:formula="of:=COUNTIF([.D5:.W5];&quot;NC&quot;)" office:value-type="float" office:value="2" calcext:value-type="float">
            <text:p>2</text:p>
          </table:table-cell>
          <table:table-cell table:style-name="ce188" table:formula="of:=COUNTIF([.D5:.W5];&quot;NA&quot;)" office:value-type="float" office:value="0" calcext:value-type="float">
            <text:p>0</text:p>
          </table:table-cell>
          <table:table-cell table:style-name="ce188" table:formula="of:=COUNTIF([.D5:.W5];&quot;NT&quot;)" office:value-type="float" office:value="0" calcext:value-type="float">
            <text:p>0</text:p>
          </table:table-cell>
          <table:table-cell table:formula="of:=IF([.Y5]&gt;0;&quot;NC&quot;;IF([.X5]&gt;0;&quot;C&quot;;IF([.AA5]&gt;0;&quot;NT&quot;;&quot;NA&quot;)))" office:value-type="string" office:string-value="NC" calcext:value-type="string">
            <text:p>NC</text:p>
          </table:table-cell>
          <table:table-cell office:value-type="float" office:value="1" calcext:value-type="float">
            <text:p>1</text:p>
          </table:table-cell>
          <table:table-cell table:style-name="ce46" table:formula="of:=[Critères.$B5]" office:value-type="string" office:string-value="1.3" calcext:value-type="string">
            <text:p>1.3</text:p>
          </table:table-cell>
          <table:table-cell table:style-name="ce46" table:formula="of:=[Critères.$A3]" office:value-type="string" office:string-value="IMAGES" calcext:value-type="string">
            <text:p>IMAGES</text:p>
          </table:table-cell>
          <table:table-cell table:formula="of:=[P01.$E6]" office:value-type="string" office:string-value="D" calcext:value-type="string">
            <text:p>D</text:p>
          </table:table-cell>
          <table:table-cell table:formula="of:=[#REF!]" office:value-type="string" office:string-value="" calcext:value-type="error">
            <text:p>#REF!</text:p>
          </table:table-cell>
          <table:table-cell table:formula="of:=[P03.$E6]" office:value-type="string" office:string-value="D" calcext:value-type="string">
            <text:p>D</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5:.AY5];&quot;D&quot;)" office:value-type="float" office:value="2" calcext:value-type="float">
            <text:p>2</text:p>
          </table:table-cell>
          <table:table-cell table:number-columns-repeated="12"/>
        </table:table-row>
        <table:table-row table:style-name="ro7">
          <table:table-cell office:value-type="float" office:value="1" calcext:value-type="float">
            <text:p>1</text:p>
          </table:table-cell>
          <table:table-cell table:style-name="ce46" table:formula="of:=[Critères.$B6]" office:value-type="string" office:string-value="1.4" calcext:value-type="string">
            <text:p>1.4</text:p>
          </table:table-cell>
          <table:table-cell table:style-name="ce46" table:formula="of:=[Critères.$A3]" office:value-type="string" office:string-value="IMAGES" calcext:value-type="string">
            <text:p>IMAGES</text:p>
          </table:table-cell>
          <table:table-cell table:formula="of:=[P01.$D7]" office:value-type="string" office:string-value="NT" calcext:value-type="string">
            <text:p>NT</text:p>
          </table:table-cell>
          <table:table-cell table:formula="of:=[#REF!]" office:value-type="string" office:string-value="" calcext:value-type="error">
            <text:p>#REF!</text:p>
          </table:table-cell>
          <table:table-cell table:formula="of:=[P03.$D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6:.W6];&quot;C&quot;)" office:value-type="float" office:value="0" calcext:value-type="float">
            <text:p>0</text:p>
          </table:table-cell>
          <table:table-cell table:style-name="ce188" table:formula="of:=COUNTIF([.D6:.W6];&quot;NC&quot;)" office:value-type="float" office:value="0" calcext:value-type="float">
            <text:p>0</text:p>
          </table:table-cell>
          <table:table-cell table:style-name="ce188" table:formula="of:=COUNTIF([.D6:.W6];&quot;NA&quot;)" office:value-type="float" office:value="0" calcext:value-type="float">
            <text:p>0</text:p>
          </table:table-cell>
          <table:table-cell table:style-name="ce188" table:formula="of:=COUNTIF([.D6:.W6];&quot;NT&quot;)" office:value-type="float" office:value="2" calcext:value-type="float">
            <text:p>2</text:p>
          </table:table-cell>
          <table:table-cell table:formula="of:=IF([.Y6]&gt;0;&quot;NC&quot;;IF([.X6]&gt;0;&quot;C&quot;;IF([.AA6]&gt;0;&quot;NT&quot;;&quot;NA&quot;)))" office:value-type="string" office:string-value="NT" calcext:value-type="string">
            <text:p>NT</text:p>
          </table:table-cell>
          <table:table-cell office:value-type="float" office:value="1" calcext:value-type="float">
            <text:p>1</text:p>
          </table:table-cell>
          <table:table-cell table:style-name="ce46" table:formula="of:=[Critères.$B6]" office:value-type="string" office:string-value="1.4" calcext:value-type="string">
            <text:p>1.4</text:p>
          </table:table-cell>
          <table:table-cell table:style-name="ce46" table:formula="of:=[Critères.$A3]" office:value-type="string" office:string-value="IMAGES" calcext:value-type="string">
            <text:p>IMAGES</text:p>
          </table:table-cell>
          <table:table-cell table:formula="of:=[P01.$E7]" office:value-type="string" office:string-value="N" calcext:value-type="string">
            <text:p>N</text:p>
          </table:table-cell>
          <table:table-cell table:formula="of:=[#REF!]" office:value-type="string" office:string-value="" calcext:value-type="error">
            <text:p>#REF!</text:p>
          </table:table-cell>
          <table:table-cell table:formula="of:=[P03.$E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6:.AY6];&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7]" office:value-type="string" office:string-value="1.5" calcext:value-type="string">
            <text:p>1.5</text:p>
          </table:table-cell>
          <table:table-cell table:style-name="ce46" table:formula="of:=[Critères.$A3]" office:value-type="string" office:string-value="IMAGES" calcext:value-type="string">
            <text:p>IMAGES</text:p>
          </table:table-cell>
          <table:table-cell table:formula="of:=[P01.$D8]" office:value-type="string" office:string-value="NT" calcext:value-type="string">
            <text:p>NT</text:p>
          </table:table-cell>
          <table:table-cell table:formula="of:=[#REF!]" office:value-type="string" office:string-value="" calcext:value-type="error">
            <text:p>#REF!</text:p>
          </table:table-cell>
          <table:table-cell table:formula="of:=[P03.$D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7:.W7];&quot;C&quot;)" office:value-type="float" office:value="0" calcext:value-type="float">
            <text:p>0</text:p>
          </table:table-cell>
          <table:table-cell table:style-name="ce188" table:formula="of:=COUNTIF([.D7:.W7];&quot;NC&quot;)" office:value-type="float" office:value="0" calcext:value-type="float">
            <text:p>0</text:p>
          </table:table-cell>
          <table:table-cell table:style-name="ce188" table:formula="of:=COUNTIF([.D7:.W7];&quot;NA&quot;)" office:value-type="float" office:value="0" calcext:value-type="float">
            <text:p>0</text:p>
          </table:table-cell>
          <table:table-cell table:style-name="ce188" table:formula="of:=COUNTIF([.D7:.W7];&quot;NT&quot;)" office:value-type="float" office:value="2" calcext:value-type="float">
            <text:p>2</text:p>
          </table:table-cell>
          <table:table-cell table:formula="of:=IF([.Y7]&gt;0;&quot;NC&quot;;IF([.X7]&gt;0;&quot;C&quot;;IF([.AA7]&gt;0;&quot;NT&quot;;&quot;NA&quot;)))" office:value-type="string" office:string-value="NT" calcext:value-type="string">
            <text:p>NT</text:p>
          </table:table-cell>
          <table:table-cell office:value-type="float" office:value="1" calcext:value-type="float">
            <text:p>1</text:p>
          </table:table-cell>
          <table:table-cell table:style-name="ce46" table:formula="of:=[Critères.$B7]" office:value-type="string" office:string-value="1.5" calcext:value-type="string">
            <text:p>1.5</text:p>
          </table:table-cell>
          <table:table-cell table:style-name="ce46" table:formula="of:=[Critères.$A3]" office:value-type="string" office:string-value="IMAGES" calcext:value-type="string">
            <text:p>IMAGES</text:p>
          </table:table-cell>
          <table:table-cell table:formula="of:=[P01.$E8]" office:value-type="string" office:string-value="N" calcext:value-type="string">
            <text:p>N</text:p>
          </table:table-cell>
          <table:table-cell table:formula="of:=[#REF!]" office:value-type="string" office:string-value="" calcext:value-type="error">
            <text:p>#REF!</text:p>
          </table:table-cell>
          <table:table-cell table:formula="of:=[P03.$E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7:.AY7];&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8]" office:value-type="string" office:string-value="1.6" calcext:value-type="string">
            <text:p>1.6</text:p>
          </table:table-cell>
          <table:table-cell table:style-name="ce46" table:formula="of:=[Critères.$A3]" office:value-type="string" office:string-value="IMAGES" calcext:value-type="string">
            <text:p>IMAGES</text:p>
          </table:table-cell>
          <table:table-cell table:formula="of:=[P01.$D9]" office:value-type="string" office:string-value="NT" calcext:value-type="string">
            <text:p>NT</text:p>
          </table:table-cell>
          <table:table-cell table:formula="of:=[#REF!]" office:value-type="string" office:string-value="" calcext:value-type="error">
            <text:p>#REF!</text:p>
          </table:table-cell>
          <table:table-cell table:formula="of:=[P03.$D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8:.W8];&quot;C&quot;)" office:value-type="float" office:value="0" calcext:value-type="float">
            <text:p>0</text:p>
          </table:table-cell>
          <table:table-cell table:style-name="ce188" table:formula="of:=COUNTIF([.D8:.W8];&quot;NC&quot;)" office:value-type="float" office:value="0" calcext:value-type="float">
            <text:p>0</text:p>
          </table:table-cell>
          <table:table-cell table:style-name="ce188" table:formula="of:=COUNTIF([.D8:.W8];&quot;NA&quot;)" office:value-type="float" office:value="0" calcext:value-type="float">
            <text:p>0</text:p>
          </table:table-cell>
          <table:table-cell table:style-name="ce188" table:formula="of:=COUNTIF([.D8:.W8];&quot;NT&quot;)" office:value-type="float" office:value="2" calcext:value-type="float">
            <text:p>2</text:p>
          </table:table-cell>
          <table:table-cell table:formula="of:=IF([.Y8]&gt;0;&quot;NC&quot;;IF([.X8]&gt;0;&quot;C&quot;;IF([.AA8]&gt;0;&quot;NT&quot;;&quot;NA&quot;)))" office:value-type="string" office:string-value="NT" calcext:value-type="string">
            <text:p>NT</text:p>
          </table:table-cell>
          <table:table-cell office:value-type="float" office:value="1" calcext:value-type="float">
            <text:p>1</text:p>
          </table:table-cell>
          <table:table-cell table:style-name="ce46" table:formula="of:=[Critères.$B8]" office:value-type="string" office:string-value="1.6" calcext:value-type="string">
            <text:p>1.6</text:p>
          </table:table-cell>
          <table:table-cell table:style-name="ce46" table:formula="of:=[Critères.$A3]" office:value-type="string" office:string-value="IMAGES" calcext:value-type="string">
            <text:p>IMAGES</text:p>
          </table:table-cell>
          <table:table-cell table:formula="of:=[P01.$E9]" office:value-type="string" office:string-value="N" calcext:value-type="string">
            <text:p>N</text:p>
          </table:table-cell>
          <table:table-cell table:formula="of:=[#REF!]" office:value-type="string" office:string-value="" calcext:value-type="error">
            <text:p>#REF!</text:p>
          </table:table-cell>
          <table:table-cell table:formula="of:=[P03.$E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8:.AY8];&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9]" office:value-type="string" office:string-value="1.7" calcext:value-type="string">
            <text:p>1.7</text:p>
          </table:table-cell>
          <table:table-cell table:style-name="ce46" table:formula="of:=[Critères.$A3]" office:value-type="string" office:string-value="IMAGES" calcext:value-type="string">
            <text:p>IMAGES</text:p>
          </table:table-cell>
          <table:table-cell table:formula="of:=[P01.$D10]" office:value-type="string" office:string-value="NT" calcext:value-type="string">
            <text:p>NT</text:p>
          </table:table-cell>
          <table:table-cell table:formula="of:=[#REF!]" office:value-type="string" office:string-value="" calcext:value-type="error">
            <text:p>#REF!</text:p>
          </table:table-cell>
          <table:table-cell table:formula="of:=[P03.$D1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9:.W9];&quot;C&quot;)" office:value-type="float" office:value="0" calcext:value-type="float">
            <text:p>0</text:p>
          </table:table-cell>
          <table:table-cell table:style-name="ce188" table:formula="of:=COUNTIF([.D9:.W9];&quot;NC&quot;)" office:value-type="float" office:value="0" calcext:value-type="float">
            <text:p>0</text:p>
          </table:table-cell>
          <table:table-cell table:style-name="ce188" table:formula="of:=COUNTIF([.D9:.W9];&quot;NA&quot;)" office:value-type="float" office:value="0" calcext:value-type="float">
            <text:p>0</text:p>
          </table:table-cell>
          <table:table-cell table:style-name="ce188" table:formula="of:=COUNTIF([.D9:.W9];&quot;NT&quot;)" office:value-type="float" office:value="2" calcext:value-type="float">
            <text:p>2</text:p>
          </table:table-cell>
          <table:table-cell table:formula="of:=IF([.Y9]&gt;0;&quot;NC&quot;;IF([.X9]&gt;0;&quot;C&quot;;IF([.AA9]&gt;0;&quot;NT&quot;;&quot;NA&quot;)))" office:value-type="string" office:string-value="NT" calcext:value-type="string">
            <text:p>NT</text:p>
          </table:table-cell>
          <table:table-cell office:value-type="float" office:value="1" calcext:value-type="float">
            <text:p>1</text:p>
          </table:table-cell>
          <table:table-cell table:style-name="ce46" table:formula="of:=[Critères.$B9]" office:value-type="string" office:string-value="1.7" calcext:value-type="string">
            <text:p>1.7</text:p>
          </table:table-cell>
          <table:table-cell table:style-name="ce46" table:formula="of:=[Critères.$A3]" office:value-type="string" office:string-value="IMAGES" calcext:value-type="string">
            <text:p>IMAGES</text:p>
          </table:table-cell>
          <table:table-cell table:formula="of:=[P01.$E10]" office:value-type="string" office:string-value="N" calcext:value-type="string">
            <text:p>N</text:p>
          </table:table-cell>
          <table:table-cell table:formula="of:=[#REF!]" office:value-type="string" office:string-value="" calcext:value-type="error">
            <text:p>#REF!</text:p>
          </table:table-cell>
          <table:table-cell table:formula="of:=[P03.$E1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9:.AY9];&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10]" office:value-type="string" office:string-value="1.8" calcext:value-type="string">
            <text:p>1.8</text:p>
          </table:table-cell>
          <table:table-cell table:style-name="ce46" table:formula="of:=[Critères.$A3]" office:value-type="string" office:string-value="IMAGES" calcext:value-type="string">
            <text:p>IMAGES</text:p>
          </table:table-cell>
          <table:table-cell table:formula="of:=[P01.$D11]" office:value-type="string" office:string-value="NT" calcext:value-type="string">
            <text:p>NT</text:p>
          </table:table-cell>
          <table:table-cell table:formula="of:=[#REF!]" office:value-type="string" office:string-value="" calcext:value-type="error">
            <text:p>#REF!</text:p>
          </table:table-cell>
          <table:table-cell table:formula="of:=[P03.$D1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0:.W10];&quot;C&quot;)" office:value-type="float" office:value="0" calcext:value-type="float">
            <text:p>0</text:p>
          </table:table-cell>
          <table:table-cell table:style-name="ce188" table:formula="of:=COUNTIF([.D10:.W10];&quot;NC&quot;)" office:value-type="float" office:value="0" calcext:value-type="float">
            <text:p>0</text:p>
          </table:table-cell>
          <table:table-cell table:style-name="ce188" table:formula="of:=COUNTIF([.D10:.W10];&quot;NA&quot;)" office:value-type="float" office:value="0" calcext:value-type="float">
            <text:p>0</text:p>
          </table:table-cell>
          <table:table-cell table:style-name="ce188" table:formula="of:=COUNTIF([.D10:.W10];&quot;NT&quot;)" office:value-type="float" office:value="2" calcext:value-type="float">
            <text:p>2</text:p>
          </table:table-cell>
          <table:table-cell table:formula="of:=IF([.Y10]&gt;0;&quot;NC&quot;;IF([.X10]&gt;0;&quot;C&quot;;IF([.AA10]&gt;0;&quot;NT&quot;;&quot;NA&quot;)))" office:value-type="string" office:string-value="NT" calcext:value-type="string">
            <text:p>NT</text:p>
          </table:table-cell>
          <table:table-cell office:value-type="float" office:value="1" calcext:value-type="float">
            <text:p>1</text:p>
          </table:table-cell>
          <table:table-cell table:style-name="ce46" table:formula="of:=[Critères.$B10]" office:value-type="string" office:string-value="1.8" calcext:value-type="string">
            <text:p>1.8</text:p>
          </table:table-cell>
          <table:table-cell table:style-name="ce46" table:formula="of:=[Critères.$A3]" office:value-type="string" office:string-value="IMAGES" calcext:value-type="string">
            <text:p>IMAGES</text:p>
          </table:table-cell>
          <table:table-cell table:formula="of:=[P01.$E11]" office:value-type="string" office:string-value="N" calcext:value-type="string">
            <text:p>N</text:p>
          </table:table-cell>
          <table:table-cell table:formula="of:=[#REF!]" office:value-type="string" office:string-value="" calcext:value-type="error">
            <text:p>#REF!</text:p>
          </table:table-cell>
          <table:table-cell table:formula="of:=[P03.$E1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0:.AY10];&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11]" office:value-type="string" office:string-value="1.9" calcext:value-type="string">
            <text:p>1.9</text:p>
          </table:table-cell>
          <table:table-cell table:style-name="ce46" table:formula="of:=[Critères.$A3]" office:value-type="string" office:string-value="IMAGES" calcext:value-type="string">
            <text:p>IMAGES</text:p>
          </table:table-cell>
          <table:table-cell table:formula="of:=[P01.$D12]" office:value-type="string" office:string-value="NT" calcext:value-type="string">
            <text:p>NT</text:p>
          </table:table-cell>
          <table:table-cell table:formula="of:=[#REF!]" office:value-type="string" office:string-value="" calcext:value-type="error">
            <text:p>#REF!</text:p>
          </table:table-cell>
          <table:table-cell table:formula="of:=[P03.$D1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1:.W11];&quot;C&quot;)" office:value-type="float" office:value="0" calcext:value-type="float">
            <text:p>0</text:p>
          </table:table-cell>
          <table:table-cell table:style-name="ce188" table:formula="of:=COUNTIF([.D11:.W11];&quot;NC&quot;)" office:value-type="float" office:value="0" calcext:value-type="float">
            <text:p>0</text:p>
          </table:table-cell>
          <table:table-cell table:style-name="ce188" table:formula="of:=COUNTIF([.D11:.W11];&quot;NA&quot;)" office:value-type="float" office:value="0" calcext:value-type="float">
            <text:p>0</text:p>
          </table:table-cell>
          <table:table-cell table:style-name="ce188" table:formula="of:=COUNTIF([.D11:.W11];&quot;NT&quot;)" office:value-type="float" office:value="2" calcext:value-type="float">
            <text:p>2</text:p>
          </table:table-cell>
          <table:table-cell table:formula="of:=IF([.Y11]&gt;0;&quot;NC&quot;;IF([.X11]&gt;0;&quot;C&quot;;IF([.AA11]&gt;0;&quot;NT&quot;;&quot;NA&quot;)))" office:value-type="string" office:string-value="NT" calcext:value-type="string">
            <text:p>NT</text:p>
          </table:table-cell>
          <table:table-cell office:value-type="float" office:value="1" calcext:value-type="float">
            <text:p>1</text:p>
          </table:table-cell>
          <table:table-cell table:style-name="ce46" table:formula="of:=[Critères.$B11]" office:value-type="string" office:string-value="1.9" calcext:value-type="string">
            <text:p>1.9</text:p>
          </table:table-cell>
          <table:table-cell table:style-name="ce46" table:formula="of:=[Critères.$A3]" office:value-type="string" office:string-value="IMAGES" calcext:value-type="string">
            <text:p>IMAGES</text:p>
          </table:table-cell>
          <table:table-cell table:formula="of:=[P01.$E12]" office:value-type="string" office:string-value="N" calcext:value-type="string">
            <text:p>N</text:p>
          </table:table-cell>
          <table:table-cell table:formula="of:=[#REF!]" office:value-type="string" office:string-value="" calcext:value-type="error">
            <text:p>#REF!</text:p>
          </table:table-cell>
          <table:table-cell table:formula="of:=[P03.$E1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1:.AY11];&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3:.X11])" office:value-type="float" office:value="2" calcext:value-type="float">
            <text:p>2</text:p>
          </table:table-cell>
          <table:table-cell table:style-name="ce190" table:formula="of:=SUM([.Y3:.Y11])" office:value-type="float" office:value="4" calcext:value-type="float">
            <text:p>4</text:p>
          </table:table-cell>
          <table:table-cell table:style-name="ce190" table:formula="of:=SUM([.Z3:.Z11])" office:value-type="float" office:value="0" calcext:value-type="float">
            <text:p>0</text:p>
          </table:table-cell>
          <table:table-cell table:style-name="ce190" table:formula="of:=SUM([.AA3:.AA11])" office:value-type="float" office:value="12" calcext:value-type="float">
            <text:p>12</text:p>
          </table:table-cell>
          <table:table-cell/>
          <table:table-cell table:style-name="ce183"/>
          <table:table-cell table:style-name="ce184" table:number-columns-repeated="22"/>
          <table:table-cell table:style-name="ce190" table:formula="of:=SUM([.AZ1:.AZ11])" office:value-type="float" office:value="2" calcext:value-type="float">
            <text:p>2</text:p>
          </table:table-cell>
          <table:table-cell table:number-columns-repeated="12"/>
        </table:table-row>
        <table:table-row table:style-name="ro7">
          <table:table-cell office:value-type="float" office:value="2" calcext:value-type="float">
            <text:p>2</text:p>
          </table:table-cell>
          <table:table-cell table:style-name="ce46" table:formula="of:=[Critères.$B12]" office:value-type="string" office:string-value="2.1" calcext:value-type="string">
            <text:p>2.1</text:p>
          </table:table-cell>
          <table:table-cell table:style-name="ce46" table:formula="of:=[Critères.$A12]" office:value-type="string" office:string-value="CADRES" calcext:value-type="string">
            <text:p>CADRES</text:p>
          </table:table-cell>
          <table:table-cell table:formula="of:=[P01.$D13]" office:value-type="string" office:string-value="NT" calcext:value-type="string">
            <text:p>NT</text:p>
          </table:table-cell>
          <table:table-cell table:formula="of:=[#REF!]" office:value-type="string" office:string-value="" calcext:value-type="error">
            <text:p>#REF!</text:p>
          </table:table-cell>
          <table:table-cell table:formula="of:=[P03.$D1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3:.W13];&quot;C&quot;)" office:value-type="float" office:value="0" calcext:value-type="float">
            <text:p>0</text:p>
          </table:table-cell>
          <table:table-cell table:style-name="ce188" table:formula="of:=COUNTIF([.D13:.W13];&quot;NC&quot;)" office:value-type="float" office:value="0" calcext:value-type="float">
            <text:p>0</text:p>
          </table:table-cell>
          <table:table-cell table:style-name="ce188" table:formula="of:=COUNTIF([.D13:.W13];&quot;NA&quot;)" office:value-type="float" office:value="0" calcext:value-type="float">
            <text:p>0</text:p>
          </table:table-cell>
          <table:table-cell table:style-name="ce188" table:formula="of:=COUNTIF([.D13:.W13];&quot;NT&quot;)" office:value-type="float" office:value="2" calcext:value-type="float">
            <text:p>2</text:p>
          </table:table-cell>
          <table:table-cell table:formula="of:=IF([.Y13]&gt;0;&quot;NC&quot;;IF([.X13]&gt;0;&quot;C&quot;;IF([.AA13]&gt;0;&quot;NT&quot;;&quot;NA&quot;)))" office:value-type="string" office:string-value="NT" calcext:value-type="string">
            <text:p>NT</text:p>
          </table:table-cell>
          <table:table-cell office:value-type="float" office:value="2" calcext:value-type="float">
            <text:p>2</text:p>
          </table:table-cell>
          <table:table-cell table:style-name="ce46" table:formula="of:=[Critères.$B12]" office:value-type="string" office:string-value="2.1" calcext:value-type="string">
            <text:p>2.1</text:p>
          </table:table-cell>
          <table:table-cell table:style-name="ce46" table:formula="of:=[Critères.$A12]" office:value-type="string" office:string-value="CADRES" calcext:value-type="string">
            <text:p>CADRES</text:p>
          </table:table-cell>
          <table:table-cell table:formula="of:=[P01.$E13]" office:value-type="string" office:string-value="N" calcext:value-type="string">
            <text:p>N</text:p>
          </table:table-cell>
          <table:table-cell table:formula="of:=[#REF!]" office:value-type="string" office:string-value="" calcext:value-type="error">
            <text:p>#REF!</text:p>
          </table:table-cell>
          <table:table-cell table:formula="of:=[P03.$E1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3:.AY13];&quot;D&quot;)" office:value-type="float" office:value="0" calcext:value-type="float">
            <text:p>0</text:p>
          </table:table-cell>
          <table:table-cell table:number-columns-repeated="12"/>
        </table:table-row>
        <table:table-row table:style-name="ro7">
          <table:table-cell office:value-type="float" office:value="2" calcext:value-type="float">
            <text:p>2</text:p>
          </table:table-cell>
          <table:table-cell table:style-name="ce46" table:formula="of:=[Critères.$B13]" office:value-type="string" office:string-value="2.2" calcext:value-type="string">
            <text:p>2.2</text:p>
          </table:table-cell>
          <table:table-cell table:style-name="ce46" table:formula="of:=[Critères.$A12]" office:value-type="string" office:string-value="CADRES" calcext:value-type="string">
            <text:p>CADRES</text:p>
          </table:table-cell>
          <table:table-cell table:formula="of:=[P01.$D14]" office:value-type="string" office:string-value="NT" calcext:value-type="string">
            <text:p>NT</text:p>
          </table:table-cell>
          <table:table-cell table:formula="of:=[#REF!]" office:value-type="string" office:string-value="" calcext:value-type="error">
            <text:p>#REF!</text:p>
          </table:table-cell>
          <table:table-cell table:formula="of:=[P03.$D1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4:.W14];&quot;C&quot;)" office:value-type="float" office:value="0" calcext:value-type="float">
            <text:p>0</text:p>
          </table:table-cell>
          <table:table-cell table:style-name="ce188" table:formula="of:=COUNTIF([.D14:.W14];&quot;NC&quot;)" office:value-type="float" office:value="0" calcext:value-type="float">
            <text:p>0</text:p>
          </table:table-cell>
          <table:table-cell table:style-name="ce188" table:formula="of:=COUNTIF([.D14:.W14];&quot;NA&quot;)" office:value-type="float" office:value="0" calcext:value-type="float">
            <text:p>0</text:p>
          </table:table-cell>
          <table:table-cell table:style-name="ce188" table:formula="of:=COUNTIF([.D14:.W14];&quot;NT&quot;)" office:value-type="float" office:value="2" calcext:value-type="float">
            <text:p>2</text:p>
          </table:table-cell>
          <table:table-cell table:formula="of:=IF([.Y14]&gt;0;&quot;NC&quot;;IF([.X14]&gt;0;&quot;C&quot;;IF([.AA14]&gt;0;&quot;NT&quot;;&quot;NA&quot;)))" office:value-type="string" office:string-value="NT" calcext:value-type="string">
            <text:p>NT</text:p>
          </table:table-cell>
          <table:table-cell office:value-type="float" office:value="2" calcext:value-type="float">
            <text:p>2</text:p>
          </table:table-cell>
          <table:table-cell table:style-name="ce46" table:formula="of:=[Critères.$B13]" office:value-type="string" office:string-value="2.2" calcext:value-type="string">
            <text:p>2.2</text:p>
          </table:table-cell>
          <table:table-cell table:style-name="ce46" table:formula="of:=[Critères.$A12]" office:value-type="string" office:string-value="CADRES" calcext:value-type="string">
            <text:p>CADRES</text:p>
          </table:table-cell>
          <table:table-cell table:formula="of:=[P01.$E14]" office:value-type="string" office:string-value="N" calcext:value-type="string">
            <text:p>N</text:p>
          </table:table-cell>
          <table:table-cell table:formula="of:=[#REF!]" office:value-type="string" office:string-value="" calcext:value-type="error">
            <text:p>#REF!</text:p>
          </table:table-cell>
          <table:table-cell table:formula="of:=[P03.$E1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4:.AY14];&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13:.X14])" office:value-type="float" office:value="0" calcext:value-type="float">
            <text:p>0</text:p>
          </table:table-cell>
          <table:table-cell table:style-name="ce190" table:formula="of:=SUM([.Y13:.Y14])" office:value-type="float" office:value="0" calcext:value-type="float">
            <text:p>0</text:p>
          </table:table-cell>
          <table:table-cell table:style-name="ce190" table:formula="of:=SUM([.Z13:.Z14])" office:value-type="float" office:value="0" calcext:value-type="float">
            <text:p>0</text:p>
          </table:table-cell>
          <table:table-cell table:style-name="ce190" table:formula="of:=SUM([.AA13:.AA14])" office:value-type="float" office:value="4" calcext:value-type="float">
            <text:p>4</text:p>
          </table:table-cell>
          <table:table-cell/>
          <table:table-cell table:style-name="ce183"/>
          <table:table-cell table:style-name="ce184" table:number-columns-repeated="22"/>
          <table:table-cell table:style-name="ce190" table:formula="of:=SUM([.AZ13:.AZ14])"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46" table:formula="of:=[Critères.$B14]" office:value-type="string" office:string-value="3.1" calcext:value-type="string">
            <text:p>3.1</text:p>
          </table:table-cell>
          <table:table-cell table:style-name="ce46" table:formula="of:=[Critères.$A14]" office:value-type="string" office:string-value="COULEURS" calcext:value-type="string">
            <text:p>COULEURS</text:p>
          </table:table-cell>
          <table:table-cell table:formula="of:=[P01.$D15]" office:value-type="string" office:string-value="NT" calcext:value-type="string">
            <text:p>NT</text:p>
          </table:table-cell>
          <table:table-cell table:formula="of:=[#REF!]" office:value-type="string" office:string-value="" calcext:value-type="error">
            <text:p>#REF!</text:p>
          </table:table-cell>
          <table:table-cell table:formula="of:=[P03.$D1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6:.W16];&quot;C&quot;)" office:value-type="float" office:value="0" calcext:value-type="float">
            <text:p>0</text:p>
          </table:table-cell>
          <table:table-cell table:style-name="ce188" table:formula="of:=COUNTIF([.D16:.W16];&quot;NC&quot;)" office:value-type="float" office:value="0" calcext:value-type="float">
            <text:p>0</text:p>
          </table:table-cell>
          <table:table-cell table:style-name="ce188" table:formula="of:=COUNTIF([.D16:.W16];&quot;NA&quot;)" office:value-type="float" office:value="0" calcext:value-type="float">
            <text:p>0</text:p>
          </table:table-cell>
          <table:table-cell table:style-name="ce188" table:formula="of:=COUNTIF([.D16:.W16];&quot;NT&quot;)" office:value-type="float" office:value="2" calcext:value-type="float">
            <text:p>2</text:p>
          </table:table-cell>
          <table:table-cell table:formula="of:=IF([.Y16]&gt;0;&quot;NC&quot;;IF([.X16]&gt;0;&quot;C&quot;;IF([.AA16]&gt;0;&quot;NT&quot;;&quot;NA&quot;)))" office:value-type="string" office:string-value="NT" calcext:value-type="string">
            <text:p>NT</text:p>
          </table:table-cell>
          <table:table-cell office:value-type="float" office:value="3" calcext:value-type="float">
            <text:p>3</text:p>
          </table:table-cell>
          <table:table-cell table:style-name="ce46" table:formula="of:=[Critères.$B14]" office:value-type="string" office:string-value="3.1" calcext:value-type="string">
            <text:p>3.1</text:p>
          </table:table-cell>
          <table:table-cell table:style-name="ce46" table:formula="of:=[Critères.$A14]" office:value-type="string" office:string-value="COULEURS" calcext:value-type="string">
            <text:p>COULEURS</text:p>
          </table:table-cell>
          <table:table-cell table:formula="of:=[P01.$E15]" office:value-type="string" office:string-value="N" calcext:value-type="string">
            <text:p>N</text:p>
          </table:table-cell>
          <table:table-cell table:formula="of:=[#REF!]" office:value-type="string" office:string-value="" calcext:value-type="error">
            <text:p>#REF!</text:p>
          </table:table-cell>
          <table:table-cell table:formula="of:=[P03.$E1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6:.AY16];&quot;D&quot;)"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46" table:formula="of:=[Critères.$B15]" office:value-type="string" office:string-value="3.2" calcext:value-type="string">
            <text:p>3.2</text:p>
          </table:table-cell>
          <table:table-cell table:style-name="ce46" table:formula="of:=[Critères.$A14]" office:value-type="string" office:string-value="COULEURS" calcext:value-type="string">
            <text:p>COULEURS</text:p>
          </table:table-cell>
          <table:table-cell table:formula="of:=[P01.$D16]" office:value-type="string" office:string-value="NT" calcext:value-type="string">
            <text:p>NT</text:p>
          </table:table-cell>
          <table:table-cell table:formula="of:=[#REF!]" office:value-type="string" office:string-value="" calcext:value-type="error">
            <text:p>#REF!</text:p>
          </table:table-cell>
          <table:table-cell table:formula="of:=[P03.$D1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7:.W17];&quot;C&quot;)" office:value-type="float" office:value="0" calcext:value-type="float">
            <text:p>0</text:p>
          </table:table-cell>
          <table:table-cell table:style-name="ce188" table:formula="of:=COUNTIF([.D17:.W17];&quot;NC&quot;)" office:value-type="float" office:value="0" calcext:value-type="float">
            <text:p>0</text:p>
          </table:table-cell>
          <table:table-cell table:style-name="ce188" table:formula="of:=COUNTIF([.D17:.W17];&quot;NA&quot;)" office:value-type="float" office:value="0" calcext:value-type="float">
            <text:p>0</text:p>
          </table:table-cell>
          <table:table-cell table:style-name="ce188" table:formula="of:=COUNTIF([.D17:.W17];&quot;NT&quot;)" office:value-type="float" office:value="2" calcext:value-type="float">
            <text:p>2</text:p>
          </table:table-cell>
          <table:table-cell table:formula="of:=IF([.Y17]&gt;0;&quot;NC&quot;;IF([.X17]&gt;0;&quot;C&quot;;IF([.AA17]&gt;0;&quot;NT&quot;;&quot;NA&quot;)))" office:value-type="string" office:string-value="NT" calcext:value-type="string">
            <text:p>NT</text:p>
          </table:table-cell>
          <table:table-cell table:style-name="ce127" office:value-type="float" office:value="3" calcext:value-type="float">
            <text:p>3</text:p>
          </table:table-cell>
          <table:table-cell table:style-name="ce46" table:formula="of:=[Critères.$B15]" office:value-type="string" office:string-value="3.2" calcext:value-type="string">
            <text:p>3.2</text:p>
          </table:table-cell>
          <table:table-cell table:style-name="ce46" table:formula="of:=[Critères.$A14]" office:value-type="string" office:string-value="COULEURS" calcext:value-type="string">
            <text:p>COULEURS</text:p>
          </table:table-cell>
          <table:table-cell table:formula="of:=[P01.$E16]" office:value-type="string" office:string-value="N" calcext:value-type="string">
            <text:p>N</text:p>
          </table:table-cell>
          <table:table-cell table:formula="of:=[#REF!]" office:value-type="string" office:string-value="" calcext:value-type="error">
            <text:p>#REF!</text:p>
          </table:table-cell>
          <table:table-cell table:formula="of:=[P03.$E1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7:.AY17];&quot;D&quot;)"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46" table:formula="of:=[Critères.$B16]" office:value-type="string" office:string-value="3.3" calcext:value-type="string">
            <text:p>3.3</text:p>
          </table:table-cell>
          <table:table-cell table:style-name="ce46" table:formula="of:=[Critères.$A14]" office:value-type="string" office:string-value="COULEURS" calcext:value-type="string">
            <text:p>COULEURS</text:p>
          </table:table-cell>
          <table:table-cell table:formula="of:=[P01.$D17]" office:value-type="string" office:string-value="NT" calcext:value-type="string">
            <text:p>NT</text:p>
          </table:table-cell>
          <table:table-cell table:formula="of:=[#REF!]" office:value-type="string" office:string-value="" calcext:value-type="error">
            <text:p>#REF!</text:p>
          </table:table-cell>
          <table:table-cell table:formula="of:=[P03.$D1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8:.W18];&quot;C&quot;)" office:value-type="float" office:value="0" calcext:value-type="float">
            <text:p>0</text:p>
          </table:table-cell>
          <table:table-cell table:style-name="ce188" table:formula="of:=COUNTIF([.D18:.W18];&quot;NC&quot;)" office:value-type="float" office:value="0" calcext:value-type="float">
            <text:p>0</text:p>
          </table:table-cell>
          <table:table-cell table:style-name="ce188" table:formula="of:=COUNTIF([.D18:.W18];&quot;NA&quot;)" office:value-type="float" office:value="0" calcext:value-type="float">
            <text:p>0</text:p>
          </table:table-cell>
          <table:table-cell table:style-name="ce188" table:formula="of:=COUNTIF([.D18:.W18];&quot;NT&quot;)" office:value-type="float" office:value="2" calcext:value-type="float">
            <text:p>2</text:p>
          </table:table-cell>
          <table:table-cell table:formula="of:=IF([.Y18]&gt;0;&quot;NC&quot;;IF([.X18]&gt;0;&quot;C&quot;;IF([.AA18]&gt;0;&quot;NT&quot;;&quot;NA&quot;)))" office:value-type="string" office:string-value="NT" calcext:value-type="string">
            <text:p>NT</text:p>
          </table:table-cell>
          <table:table-cell table:style-name="ce127" office:value-type="float" office:value="3" calcext:value-type="float">
            <text:p>3</text:p>
          </table:table-cell>
          <table:table-cell table:style-name="ce46" table:formula="of:=[Critères.$B16]" office:value-type="string" office:string-value="3.3" calcext:value-type="string">
            <text:p>3.3</text:p>
          </table:table-cell>
          <table:table-cell table:style-name="ce46" table:formula="of:=[Critères.$A14]" office:value-type="string" office:string-value="COULEURS" calcext:value-type="string">
            <text:p>COULEURS</text:p>
          </table:table-cell>
          <table:table-cell table:formula="of:=[P01.$E17]" office:value-type="string" office:string-value="N" calcext:value-type="string">
            <text:p>N</text:p>
          </table:table-cell>
          <table:table-cell table:formula="of:=[#REF!]" office:value-type="string" office:string-value="" calcext:value-type="error">
            <text:p>#REF!</text:p>
          </table:table-cell>
          <table:table-cell table:formula="of:=[P03.$E1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8:.AY18];&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16:.X18])" office:value-type="float" office:value="0" calcext:value-type="float">
            <text:p>0</text:p>
          </table:table-cell>
          <table:table-cell table:style-name="ce190" table:formula="of:=SUM([.Y16:.Y18])" office:value-type="float" office:value="0" calcext:value-type="float">
            <text:p>0</text:p>
          </table:table-cell>
          <table:table-cell table:style-name="ce190" table:formula="of:=SUM([.Z16:.Z18])" office:value-type="float" office:value="0" calcext:value-type="float">
            <text:p>0</text:p>
          </table:table-cell>
          <table:table-cell table:style-name="ce190" table:formula="of:=SUM([.AA16:.AA18])" office:value-type="float" office:value="6" calcext:value-type="float">
            <text:p>6</text:p>
          </table:table-cell>
          <table:table-cell/>
          <table:table-cell table:style-name="ce183"/>
          <table:table-cell table:style-name="ce184" table:number-columns-repeated="22"/>
          <table:table-cell table:style-name="ce190" table:formula="of:=SUM([.AZ16:.AZ18])"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17]" office:value-type="string" office:string-value="4.1" calcext:value-type="string">
            <text:p>4.1</text:p>
          </table:table-cell>
          <table:table-cell table:style-name="ce46" table:formula="of:=[Critères.$A17]" office:value-type="string" office:string-value="MULTIMÉDIA" calcext:value-type="string">
            <text:p>MULTIMÉDIA</text:p>
          </table:table-cell>
          <table:table-cell table:formula="of:=[P01.$D18]" office:value-type="string" office:string-value="NT" calcext:value-type="string">
            <text:p>NT</text:p>
          </table:table-cell>
          <table:table-cell table:formula="of:=[#REF!]" office:value-type="string" office:string-value="" calcext:value-type="error">
            <text:p>#REF!</text:p>
          </table:table-cell>
          <table:table-cell table:formula="of:=[P03.$D1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20:.W20];&quot;C&quot;)" office:value-type="float" office:value="0" calcext:value-type="float">
            <text:p>0</text:p>
          </table:table-cell>
          <table:table-cell table:style-name="ce188" table:formula="of:=COUNTIF([.D20:.W20];&quot;NC&quot;)" office:value-type="float" office:value="0" calcext:value-type="float">
            <text:p>0</text:p>
          </table:table-cell>
          <table:table-cell table:style-name="ce188" table:formula="of:=COUNTIF([.D20:.W20];&quot;NA&quot;)" office:value-type="float" office:value="0" calcext:value-type="float">
            <text:p>0</text:p>
          </table:table-cell>
          <table:table-cell table:style-name="ce188" table:formula="of:=COUNTIF([.D20:.W20];&quot;NT&quot;)" office:value-type="float" office:value="2" calcext:value-type="float">
            <text:p>2</text:p>
          </table:table-cell>
          <table:table-cell table:formula="of:=IF([.Y20]&gt;0;&quot;NC&quot;;IF([.X20]&gt;0;&quot;C&quot;;IF([.AA20]&gt;0;&quot;NT&quot;;&quot;NA&quot;)))" office:value-type="string" office:string-value="NT" calcext:value-type="string">
            <text:p>NT</text:p>
          </table:table-cell>
          <table:table-cell office:value-type="float" office:value="4" calcext:value-type="float">
            <text:p>4</text:p>
          </table:table-cell>
          <table:table-cell table:style-name="ce46" table:formula="of:=[Critères.$B17]" office:value-type="string" office:string-value="4.1" calcext:value-type="string">
            <text:p>4.1</text:p>
          </table:table-cell>
          <table:table-cell table:style-name="ce46" table:formula="of:=[Critères.$A17]" office:value-type="string" office:string-value="MULTIMÉDIA" calcext:value-type="string">
            <text:p>MULTIMÉDIA</text:p>
          </table:table-cell>
          <table:table-cell table:formula="of:=[P01.$E18]" office:value-type="string" office:string-value="N" calcext:value-type="string">
            <text:p>N</text:p>
          </table:table-cell>
          <table:table-cell table:formula="of:=[#REF!]" office:value-type="string" office:string-value="" calcext:value-type="error">
            <text:p>#REF!</text:p>
          </table:table-cell>
          <table:table-cell table:formula="of:=[P03.$E1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20:.AY20];&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18]" office:value-type="string" office:string-value="4.2" calcext:value-type="string">
            <text:p>4.2</text:p>
          </table:table-cell>
          <table:table-cell table:style-name="ce46" table:formula="of:=[Critères.$A17]" office:value-type="string" office:string-value="MULTIMÉDIA" calcext:value-type="string">
            <text:p>MULTIMÉDIA</text:p>
          </table:table-cell>
          <table:table-cell table:formula="of:=[P01.$D19]" office:value-type="string" office:string-value="NT" calcext:value-type="string">
            <text:p>NT</text:p>
          </table:table-cell>
          <table:table-cell table:formula="of:=[#REF!]" office:value-type="string" office:string-value="" calcext:value-type="error">
            <text:p>#REF!</text:p>
          </table:table-cell>
          <table:table-cell table:formula="of:=[P03.$D1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21:.W21];&quot;C&quot;)" office:value-type="float" office:value="0" calcext:value-type="float">
            <text:p>0</text:p>
          </table:table-cell>
          <table:table-cell table:style-name="ce188" table:formula="of:=COUNTIF([.D21:.W21];&quot;NC&quot;)" office:value-type="float" office:value="0" calcext:value-type="float">
            <text:p>0</text:p>
          </table:table-cell>
          <table:table-cell table:style-name="ce188" table:formula="of:=COUNTIF([.D21:.W21];&quot;NA&quot;)" office:value-type="float" office:value="0" calcext:value-type="float">
            <text:p>0</text:p>
          </table:table-cell>
          <table:table-cell table:style-name="ce188" table:formula="of:=COUNTIF([.D21:.W21];&quot;NT&quot;)" office:value-type="float" office:value="2" calcext:value-type="float">
            <text:p>2</text:p>
          </table:table-cell>
          <table:table-cell table:formula="of:=IF([.Y21]&gt;0;&quot;NC&quot;;IF([.X21]&gt;0;&quot;C&quot;;IF([.AA21]&gt;0;&quot;NT&quot;;&quot;NA&quot;)))" office:value-type="string" office:string-value="NT" calcext:value-type="string">
            <text:p>NT</text:p>
          </table:table-cell>
          <table:table-cell office:value-type="float" office:value="4" calcext:value-type="float">
            <text:p>4</text:p>
          </table:table-cell>
          <table:table-cell table:style-name="ce46" table:formula="of:=[Critères.$B18]" office:value-type="string" office:string-value="4.2" calcext:value-type="string">
            <text:p>4.2</text:p>
          </table:table-cell>
          <table:table-cell table:style-name="ce46" table:formula="of:=[Critères.$A17]" office:value-type="string" office:string-value="MULTIMÉDIA" calcext:value-type="string">
            <text:p>MULTIMÉDIA</text:p>
          </table:table-cell>
          <table:table-cell table:formula="of:=[P01.$E19]" office:value-type="string" office:string-value="N" calcext:value-type="string">
            <text:p>N</text:p>
          </table:table-cell>
          <table:table-cell table:formula="of:=[#REF!]" office:value-type="string" office:string-value="" calcext:value-type="error">
            <text:p>#REF!</text:p>
          </table:table-cell>
          <table:table-cell table:formula="of:=[P03.$E1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21:.AY21];&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19]" office:value-type="string" office:string-value="4.3" calcext:value-type="string">
            <text:p>4.3</text:p>
          </table:table-cell>
          <table:table-cell table:style-name="ce46" table:formula="of:=[Critères.$A17]" office:value-type="string" office:string-value="MULTIMÉDIA" calcext:value-type="string">
            <text:p>MULTIMÉDIA</text:p>
          </table:table-cell>
          <table:table-cell table:formula="of:=[P01.$D20]" office:value-type="string" office:string-value="NT" calcext:value-type="string">
            <text:p>NT</text:p>
          </table:table-cell>
          <table:table-cell table:formula="of:=[#REF!]" office:value-type="string" office:string-value="" calcext:value-type="error">
            <text:p>#REF!</text:p>
          </table:table-cell>
          <table:table-cell table:formula="of:=[P03.$D2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22:.W22];&quot;C&quot;)" office:value-type="float" office:value="0" calcext:value-type="float">
            <text:p>0</text:p>
          </table:table-cell>
          <table:table-cell table:style-name="ce188" table:formula="of:=COUNTIF([.D22:.W22];&quot;NC&quot;)" office:value-type="float" office:value="0" calcext:value-type="float">
            <text:p>0</text:p>
          </table:table-cell>
          <table:table-cell table:style-name="ce188" table:formula="of:=COUNTIF([.D22:.W22];&quot;NA&quot;)" office:value-type="float" office:value="0" calcext:value-type="float">
            <text:p>0</text:p>
          </table:table-cell>
          <table:table-cell table:style-name="ce188" table:formula="of:=COUNTIF([.D22:.W22];&quot;NT&quot;)" office:value-type="float" office:value="2" calcext:value-type="float">
            <text:p>2</text:p>
          </table:table-cell>
          <table:table-cell table:formula="of:=IF([.Y22]&gt;0;&quot;NC&quot;;IF([.X22]&gt;0;&quot;C&quot;;IF([.AA22]&gt;0;&quot;NT&quot;;&quot;NA&quot;)))" office:value-type="string" office:string-value="NT" calcext:value-type="string">
            <text:p>NT</text:p>
          </table:table-cell>
          <table:table-cell office:value-type="float" office:value="4" calcext:value-type="float">
            <text:p>4</text:p>
          </table:table-cell>
          <table:table-cell table:style-name="ce46" table:formula="of:=[Critères.$B19]" office:value-type="string" office:string-value="4.3" calcext:value-type="string">
            <text:p>4.3</text:p>
          </table:table-cell>
          <table:table-cell table:style-name="ce46" table:formula="of:=[Critères.$A17]" office:value-type="string" office:string-value="MULTIMÉDIA" calcext:value-type="string">
            <text:p>MULTIMÉDIA</text:p>
          </table:table-cell>
          <table:table-cell table:formula="of:=[P01.$E20]" office:value-type="string" office:string-value="N" calcext:value-type="string">
            <text:p>N</text:p>
          </table:table-cell>
          <table:table-cell table:formula="of:=[#REF!]" office:value-type="string" office:string-value="" calcext:value-type="error">
            <text:p>#REF!</text:p>
          </table:table-cell>
          <table:table-cell table:formula="of:=[P03.$E2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22:.AY22];&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0]" office:value-type="string" office:string-value="4.4" calcext:value-type="string">
            <text:p>4.4</text:p>
          </table:table-cell>
          <table:table-cell table:style-name="ce46" table:formula="of:=[Critères.$A17]" office:value-type="string" office:string-value="MULTIMÉDIA" calcext:value-type="string">
            <text:p>MULTIMÉDIA</text:p>
          </table:table-cell>
          <table:table-cell table:formula="of:=[P01.$D21]" office:value-type="string" office:string-value="NT" calcext:value-type="string">
            <text:p>NT</text:p>
          </table:table-cell>
          <table:table-cell table:formula="of:=[#REF!]" office:value-type="string" office:string-value="" calcext:value-type="error">
            <text:p>#REF!</text:p>
          </table:table-cell>
          <table:table-cell table:formula="of:=[P03.$D2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23:.W23];&quot;C&quot;)" office:value-type="float" office:value="0" calcext:value-type="float">
            <text:p>0</text:p>
          </table:table-cell>
          <table:table-cell table:style-name="ce188" table:formula="of:=COUNTIF([.D23:.W23];&quot;NC&quot;)" office:value-type="float" office:value="0" calcext:value-type="float">
            <text:p>0</text:p>
          </table:table-cell>
          <table:table-cell table:style-name="ce188" table:formula="of:=COUNTIF([.D23:.W23];&quot;NA&quot;)" office:value-type="float" office:value="0" calcext:value-type="float">
            <text:p>0</text:p>
          </table:table-cell>
          <table:table-cell table:style-name="ce188" table:formula="of:=COUNTIF([.D23:.W23];&quot;NT&quot;)" office:value-type="float" office:value="2" calcext:value-type="float">
            <text:p>2</text:p>
          </table:table-cell>
          <table:table-cell table:formula="of:=IF([.Y23]&gt;0;&quot;NC&quot;;IF([.X23]&gt;0;&quot;C&quot;;IF([.AA23]&gt;0;&quot;NT&quot;;&quot;NA&quot;)))" office:value-type="string" office:string-value="NT" calcext:value-type="string">
            <text:p>NT</text:p>
          </table:table-cell>
          <table:table-cell office:value-type="float" office:value="4" calcext:value-type="float">
            <text:p>4</text:p>
          </table:table-cell>
          <table:table-cell table:style-name="ce46" table:formula="of:=[Critères.$B20]" office:value-type="string" office:string-value="4.4" calcext:value-type="string">
            <text:p>4.4</text:p>
          </table:table-cell>
          <table:table-cell table:style-name="ce46" table:formula="of:=[Critères.$A17]" office:value-type="string" office:string-value="MULTIMÉDIA" calcext:value-type="string">
            <text:p>MULTIMÉDIA</text:p>
          </table:table-cell>
          <table:table-cell table:formula="of:=[P01.$E21]" office:value-type="string" office:string-value="N" calcext:value-type="string">
            <text:p>N</text:p>
          </table:table-cell>
          <table:table-cell table:formula="of:=[#REF!]" office:value-type="string" office:string-value="" calcext:value-type="error">
            <text:p>#REF!</text:p>
          </table:table-cell>
          <table:table-cell table:formula="of:=[P03.$E2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23:.AY23];&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1]" office:value-type="string" office:string-value="4.5" calcext:value-type="string">
            <text:p>4.5</text:p>
          </table:table-cell>
          <table:table-cell table:style-name="ce46" table:formula="of:=[Critères.$A17]" office:value-type="string" office:string-value="MULTIMÉDIA" calcext:value-type="string">
            <text:p>MULTIMÉDIA</text:p>
          </table:table-cell>
          <table:table-cell table:formula="of:=[P01.$D22]" office:value-type="string" office:string-value="NT" calcext:value-type="string">
            <text:p>NT</text:p>
          </table:table-cell>
          <table:table-cell table:formula="of:=[#REF!]" office:value-type="string" office:string-value="" calcext:value-type="error">
            <text:p>#REF!</text:p>
          </table:table-cell>
          <table:table-cell table:formula="of:=[P03.$D2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24:.W24];&quot;C&quot;)" office:value-type="float" office:value="0" calcext:value-type="float">
            <text:p>0</text:p>
          </table:table-cell>
          <table:table-cell table:style-name="ce188" table:formula="of:=COUNTIF([.D24:.W24];&quot;NC&quot;)" office:value-type="float" office:value="0" calcext:value-type="float">
            <text:p>0</text:p>
          </table:table-cell>
          <table:table-cell table:style-name="ce188" table:formula="of:=COUNTIF([.D24:.W24];&quot;NA&quot;)" office:value-type="float" office:value="0" calcext:value-type="float">
            <text:p>0</text:p>
          </table:table-cell>
          <table:table-cell table:style-name="ce188" table:formula="of:=COUNTIF([.D24:.W24];&quot;NT&quot;)" office:value-type="float" office:value="2" calcext:value-type="float">
            <text:p>2</text:p>
          </table:table-cell>
          <table:table-cell table:formula="of:=IF([.Y24]&gt;0;&quot;NC&quot;;IF([.X24]&gt;0;&quot;C&quot;;IF([.AA24]&gt;0;&quot;NT&quot;;&quot;NA&quot;)))" office:value-type="string" office:string-value="NT" calcext:value-type="string">
            <text:p>NT</text:p>
          </table:table-cell>
          <table:table-cell office:value-type="float" office:value="4" calcext:value-type="float">
            <text:p>4</text:p>
          </table:table-cell>
          <table:table-cell table:style-name="ce46" table:formula="of:=[Critères.$B21]" office:value-type="string" office:string-value="4.5" calcext:value-type="string">
            <text:p>4.5</text:p>
          </table:table-cell>
          <table:table-cell table:style-name="ce46" table:formula="of:=[Critères.$A17]" office:value-type="string" office:string-value="MULTIMÉDIA" calcext:value-type="string">
            <text:p>MULTIMÉDIA</text:p>
          </table:table-cell>
          <table:table-cell table:formula="of:=[P01.$E22]" office:value-type="string" office:string-value="N" calcext:value-type="string">
            <text:p>N</text:p>
          </table:table-cell>
          <table:table-cell table:formula="of:=[#REF!]" office:value-type="string" office:string-value="" calcext:value-type="error">
            <text:p>#REF!</text:p>
          </table:table-cell>
          <table:table-cell table:formula="of:=[P03.$E2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24:.AY24];&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2]" office:value-type="string" office:string-value="4.6" calcext:value-type="string">
            <text:p>4.6</text:p>
          </table:table-cell>
          <table:table-cell table:style-name="ce46" table:formula="of:=[Critères.$A17]" office:value-type="string" office:string-value="MULTIMÉDIA" calcext:value-type="string">
            <text:p>MULTIMÉDIA</text:p>
          </table:table-cell>
          <table:table-cell table:formula="of:=[P01.$D23]" office:value-type="string" office:string-value="NT" calcext:value-type="string">
            <text:p>NT</text:p>
          </table:table-cell>
          <table:table-cell table:formula="of:=[#REF!]" office:value-type="string" office:string-value="" calcext:value-type="error">
            <text:p>#REF!</text:p>
          </table:table-cell>
          <table:table-cell table:formula="of:=[P03.$D2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25:.W25];&quot;C&quot;)" office:value-type="float" office:value="0" calcext:value-type="float">
            <text:p>0</text:p>
          </table:table-cell>
          <table:table-cell table:style-name="ce188" table:formula="of:=COUNTIF([.D25:.W25];&quot;NC&quot;)" office:value-type="float" office:value="0" calcext:value-type="float">
            <text:p>0</text:p>
          </table:table-cell>
          <table:table-cell table:style-name="ce188" table:formula="of:=COUNTIF([.D25:.W25];&quot;NA&quot;)" office:value-type="float" office:value="0" calcext:value-type="float">
            <text:p>0</text:p>
          </table:table-cell>
          <table:table-cell table:style-name="ce188" table:formula="of:=COUNTIF([.D25:.W25];&quot;NT&quot;)" office:value-type="float" office:value="2" calcext:value-type="float">
            <text:p>2</text:p>
          </table:table-cell>
          <table:table-cell table:formula="of:=IF([.Y25]&gt;0;&quot;NC&quot;;IF([.X25]&gt;0;&quot;C&quot;;IF([.AA25]&gt;0;&quot;NT&quot;;&quot;NA&quot;)))" office:value-type="string" office:string-value="NT" calcext:value-type="string">
            <text:p>NT</text:p>
          </table:table-cell>
          <table:table-cell office:value-type="float" office:value="4" calcext:value-type="float">
            <text:p>4</text:p>
          </table:table-cell>
          <table:table-cell table:style-name="ce46" table:formula="of:=[Critères.$B22]" office:value-type="string" office:string-value="4.6" calcext:value-type="string">
            <text:p>4.6</text:p>
          </table:table-cell>
          <table:table-cell table:style-name="ce46" table:formula="of:=[Critères.$A17]" office:value-type="string" office:string-value="MULTIMÉDIA" calcext:value-type="string">
            <text:p>MULTIMÉDIA</text:p>
          </table:table-cell>
          <table:table-cell table:formula="of:=[P01.$E23]" office:value-type="string" office:string-value="N" calcext:value-type="string">
            <text:p>N</text:p>
          </table:table-cell>
          <table:table-cell table:formula="of:=[#REF!]" office:value-type="string" office:string-value="" calcext:value-type="error">
            <text:p>#REF!</text:p>
          </table:table-cell>
          <table:table-cell table:formula="of:=[P03.$E2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25:.AY25];&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3]" office:value-type="string" office:string-value="4.7" calcext:value-type="string">
            <text:p>4.7</text:p>
          </table:table-cell>
          <table:table-cell table:style-name="ce46" table:formula="of:=[Critères.$A17]" office:value-type="string" office:string-value="MULTIMÉDIA" calcext:value-type="string">
            <text:p>MULTIMÉDIA</text:p>
          </table:table-cell>
          <table:table-cell table:formula="of:=[P01.$D24]" office:value-type="string" office:string-value="NT" calcext:value-type="string">
            <text:p>NT</text:p>
          </table:table-cell>
          <table:table-cell table:formula="of:=[#REF!]" office:value-type="string" office:string-value="" calcext:value-type="error">
            <text:p>#REF!</text:p>
          </table:table-cell>
          <table:table-cell table:formula="of:=[P03.$D2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26:.W26];&quot;C&quot;)" office:value-type="float" office:value="0" calcext:value-type="float">
            <text:p>0</text:p>
          </table:table-cell>
          <table:table-cell table:style-name="ce188" table:formula="of:=COUNTIF([.D26:.W26];&quot;NC&quot;)" office:value-type="float" office:value="0" calcext:value-type="float">
            <text:p>0</text:p>
          </table:table-cell>
          <table:table-cell table:style-name="ce188" table:formula="of:=COUNTIF([.D26:.W26];&quot;NA&quot;)" office:value-type="float" office:value="0" calcext:value-type="float">
            <text:p>0</text:p>
          </table:table-cell>
          <table:table-cell table:style-name="ce188" table:formula="of:=COUNTIF([.D26:.W26];&quot;NT&quot;)" office:value-type="float" office:value="2" calcext:value-type="float">
            <text:p>2</text:p>
          </table:table-cell>
          <table:table-cell table:formula="of:=IF([.Y26]&gt;0;&quot;NC&quot;;IF([.X26]&gt;0;&quot;C&quot;;IF([.AA26]&gt;0;&quot;NT&quot;;&quot;NA&quot;)))" office:value-type="string" office:string-value="NT" calcext:value-type="string">
            <text:p>NT</text:p>
          </table:table-cell>
          <table:table-cell office:value-type="float" office:value="4" calcext:value-type="float">
            <text:p>4</text:p>
          </table:table-cell>
          <table:table-cell table:style-name="ce46" table:formula="of:=[Critères.$B23]" office:value-type="string" office:string-value="4.7" calcext:value-type="string">
            <text:p>4.7</text:p>
          </table:table-cell>
          <table:table-cell table:style-name="ce46" table:formula="of:=[Critères.$A17]" office:value-type="string" office:string-value="MULTIMÉDIA" calcext:value-type="string">
            <text:p>MULTIMÉDIA</text:p>
          </table:table-cell>
          <table:table-cell table:formula="of:=[P01.$E24]" office:value-type="string" office:string-value="N" calcext:value-type="string">
            <text:p>N</text:p>
          </table:table-cell>
          <table:table-cell table:formula="of:=[#REF!]" office:value-type="string" office:string-value="" calcext:value-type="error">
            <text:p>#REF!</text:p>
          </table:table-cell>
          <table:table-cell table:formula="of:=[P03.$E2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26:.AY26];&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4]" office:value-type="string" office:string-value="4.8" calcext:value-type="string">
            <text:p>4.8</text:p>
          </table:table-cell>
          <table:table-cell table:style-name="ce46" table:formula="of:=[Critères.$A17]" office:value-type="string" office:string-value="MULTIMÉDIA" calcext:value-type="string">
            <text:p>MULTIMÉDIA</text:p>
          </table:table-cell>
          <table:table-cell table:formula="of:=[P01.$D25]" office:value-type="string" office:string-value="NT" calcext:value-type="string">
            <text:p>NT</text:p>
          </table:table-cell>
          <table:table-cell table:formula="of:=[#REF!]" office:value-type="string" office:string-value="" calcext:value-type="error">
            <text:p>#REF!</text:p>
          </table:table-cell>
          <table:table-cell table:formula="of:=[P03.$D2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27:.W27];&quot;C&quot;)" office:value-type="float" office:value="0" calcext:value-type="float">
            <text:p>0</text:p>
          </table:table-cell>
          <table:table-cell table:style-name="ce188" table:formula="of:=COUNTIF([.D27:.W27];&quot;NC&quot;)" office:value-type="float" office:value="0" calcext:value-type="float">
            <text:p>0</text:p>
          </table:table-cell>
          <table:table-cell table:style-name="ce188" table:formula="of:=COUNTIF([.D27:.W27];&quot;NA&quot;)" office:value-type="float" office:value="0" calcext:value-type="float">
            <text:p>0</text:p>
          </table:table-cell>
          <table:table-cell table:style-name="ce188" table:formula="of:=COUNTIF([.D27:.W27];&quot;NT&quot;)" office:value-type="float" office:value="2" calcext:value-type="float">
            <text:p>2</text:p>
          </table:table-cell>
          <table:table-cell table:formula="of:=IF([.Y27]&gt;0;&quot;NC&quot;;IF([.X27]&gt;0;&quot;C&quot;;IF([.AA27]&gt;0;&quot;NT&quot;;&quot;NA&quot;)))" office:value-type="string" office:string-value="NT" calcext:value-type="string">
            <text:p>NT</text:p>
          </table:table-cell>
          <table:table-cell office:value-type="float" office:value="4" calcext:value-type="float">
            <text:p>4</text:p>
          </table:table-cell>
          <table:table-cell table:style-name="ce46" table:formula="of:=[Critères.$B24]" office:value-type="string" office:string-value="4.8" calcext:value-type="string">
            <text:p>4.8</text:p>
          </table:table-cell>
          <table:table-cell table:style-name="ce46" table:formula="of:=[Critères.$A17]" office:value-type="string" office:string-value="MULTIMÉDIA" calcext:value-type="string">
            <text:p>MULTIMÉDIA</text:p>
          </table:table-cell>
          <table:table-cell table:formula="of:=[P01.$E25]" office:value-type="string" office:string-value="N" calcext:value-type="string">
            <text:p>N</text:p>
          </table:table-cell>
          <table:table-cell table:formula="of:=[#REF!]" office:value-type="string" office:string-value="" calcext:value-type="error">
            <text:p>#REF!</text:p>
          </table:table-cell>
          <table:table-cell table:formula="of:=[P03.$E2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27:.AY27];&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5]" office:value-type="string" office:string-value="4.9" calcext:value-type="string">
            <text:p>4.9</text:p>
          </table:table-cell>
          <table:table-cell table:style-name="ce46" table:formula="of:=[Critères.$A17]" office:value-type="string" office:string-value="MULTIMÉDIA" calcext:value-type="string">
            <text:p>MULTIMÉDIA</text:p>
          </table:table-cell>
          <table:table-cell table:formula="of:=[P01.$D26]" office:value-type="string" office:string-value="NT" calcext:value-type="string">
            <text:p>NT</text:p>
          </table:table-cell>
          <table:table-cell table:formula="of:=[#REF!]" office:value-type="string" office:string-value="" calcext:value-type="error">
            <text:p>#REF!</text:p>
          </table:table-cell>
          <table:table-cell table:formula="of:=[P03.$D2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28:.W28];&quot;C&quot;)" office:value-type="float" office:value="0" calcext:value-type="float">
            <text:p>0</text:p>
          </table:table-cell>
          <table:table-cell table:style-name="ce188" table:formula="of:=COUNTIF([.D28:.W28];&quot;NC&quot;)" office:value-type="float" office:value="0" calcext:value-type="float">
            <text:p>0</text:p>
          </table:table-cell>
          <table:table-cell table:style-name="ce188" table:formula="of:=COUNTIF([.D28:.W28];&quot;NA&quot;)" office:value-type="float" office:value="0" calcext:value-type="float">
            <text:p>0</text:p>
          </table:table-cell>
          <table:table-cell table:style-name="ce188" table:formula="of:=COUNTIF([.D28:.W28];&quot;NT&quot;)" office:value-type="float" office:value="2" calcext:value-type="float">
            <text:p>2</text:p>
          </table:table-cell>
          <table:table-cell table:formula="of:=IF([.Y28]&gt;0;&quot;NC&quot;;IF([.X28]&gt;0;&quot;C&quot;;IF([.AA28]&gt;0;&quot;NT&quot;;&quot;NA&quot;)))" office:value-type="string" office:string-value="NT" calcext:value-type="string">
            <text:p>NT</text:p>
          </table:table-cell>
          <table:table-cell office:value-type="float" office:value="4" calcext:value-type="float">
            <text:p>4</text:p>
          </table:table-cell>
          <table:table-cell table:style-name="ce46" table:formula="of:=[Critères.$B25]" office:value-type="string" office:string-value="4.9" calcext:value-type="string">
            <text:p>4.9</text:p>
          </table:table-cell>
          <table:table-cell table:style-name="ce46" table:formula="of:=[Critères.$A17]" office:value-type="string" office:string-value="MULTIMÉDIA" calcext:value-type="string">
            <text:p>MULTIMÉDIA</text:p>
          </table:table-cell>
          <table:table-cell table:formula="of:=[P01.$E26]" office:value-type="string" office:string-value="N" calcext:value-type="string">
            <text:p>N</text:p>
          </table:table-cell>
          <table:table-cell table:formula="of:=[#REF!]" office:value-type="string" office:string-value="" calcext:value-type="error">
            <text:p>#REF!</text:p>
          </table:table-cell>
          <table:table-cell table:formula="of:=[P03.$E2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28:.AY28];&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6]" office:value-type="string" office:string-value="4.10" calcext:value-type="string">
            <text:p>4.10</text:p>
          </table:table-cell>
          <table:table-cell table:style-name="ce46" table:formula="of:=[Critères.$A17]" office:value-type="string" office:string-value="MULTIMÉDIA" calcext:value-type="string">
            <text:p>MULTIMÉDIA</text:p>
          </table:table-cell>
          <table:table-cell table:formula="of:=[P01.$D27]" office:value-type="string" office:string-value="NT" calcext:value-type="string">
            <text:p>NT</text:p>
          </table:table-cell>
          <table:table-cell table:formula="of:=[#REF!]" office:value-type="string" office:string-value="" calcext:value-type="error">
            <text:p>#REF!</text:p>
          </table:table-cell>
          <table:table-cell table:formula="of:=[P03.$D2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29:.W29];&quot;C&quot;)" office:value-type="float" office:value="0" calcext:value-type="float">
            <text:p>0</text:p>
          </table:table-cell>
          <table:table-cell table:style-name="ce188" table:formula="of:=COUNTIF([.D29:.W29];&quot;NC&quot;)" office:value-type="float" office:value="0" calcext:value-type="float">
            <text:p>0</text:p>
          </table:table-cell>
          <table:table-cell table:style-name="ce188" table:formula="of:=COUNTIF([.D29:.W29];&quot;NA&quot;)" office:value-type="float" office:value="0" calcext:value-type="float">
            <text:p>0</text:p>
          </table:table-cell>
          <table:table-cell table:style-name="ce188" table:formula="of:=COUNTIF([.D29:.W29];&quot;NT&quot;)" office:value-type="float" office:value="2" calcext:value-type="float">
            <text:p>2</text:p>
          </table:table-cell>
          <table:table-cell table:formula="of:=IF([.Y29]&gt;0;&quot;NC&quot;;IF([.X29]&gt;0;&quot;C&quot;;IF([.AA29]&gt;0;&quot;NT&quot;;&quot;NA&quot;)))" office:value-type="string" office:string-value="NT" calcext:value-type="string">
            <text:p>NT</text:p>
          </table:table-cell>
          <table:table-cell office:value-type="float" office:value="4" calcext:value-type="float">
            <text:p>4</text:p>
          </table:table-cell>
          <table:table-cell table:style-name="ce46" table:formula="of:=[Critères.$B26]" office:value-type="string" office:string-value="4.10" calcext:value-type="string">
            <text:p>4.10</text:p>
          </table:table-cell>
          <table:table-cell table:style-name="ce46" table:formula="of:=[Critères.$A17]" office:value-type="string" office:string-value="MULTIMÉDIA" calcext:value-type="string">
            <text:p>MULTIMÉDIA</text:p>
          </table:table-cell>
          <table:table-cell table:formula="of:=[P01.$E27]" office:value-type="string" office:string-value="N" calcext:value-type="string">
            <text:p>N</text:p>
          </table:table-cell>
          <table:table-cell table:formula="of:=[#REF!]" office:value-type="string" office:string-value="" calcext:value-type="error">
            <text:p>#REF!</text:p>
          </table:table-cell>
          <table:table-cell table:formula="of:=[P03.$E2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29:.AY29];&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7]" office:value-type="string" office:string-value="4.11" calcext:value-type="string">
            <text:p>4.11</text:p>
          </table:table-cell>
          <table:table-cell table:style-name="ce46" table:formula="of:=[Critères.$A17]" office:value-type="string" office:string-value="MULTIMÉDIA" calcext:value-type="string">
            <text:p>MULTIMÉDIA</text:p>
          </table:table-cell>
          <table:table-cell table:formula="of:=[P01.$D28]" office:value-type="string" office:string-value="NT" calcext:value-type="string">
            <text:p>NT</text:p>
          </table:table-cell>
          <table:table-cell table:formula="of:=[#REF!]" office:value-type="string" office:string-value="" calcext:value-type="error">
            <text:p>#REF!</text:p>
          </table:table-cell>
          <table:table-cell table:formula="of:=[P03.$D2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30:.W30];&quot;C&quot;)" office:value-type="float" office:value="0" calcext:value-type="float">
            <text:p>0</text:p>
          </table:table-cell>
          <table:table-cell table:style-name="ce188" table:formula="of:=COUNTIF([.D30:.W30];&quot;NC&quot;)" office:value-type="float" office:value="0" calcext:value-type="float">
            <text:p>0</text:p>
          </table:table-cell>
          <table:table-cell table:style-name="ce188" table:formula="of:=COUNTIF([.D30:.W30];&quot;NA&quot;)" office:value-type="float" office:value="0" calcext:value-type="float">
            <text:p>0</text:p>
          </table:table-cell>
          <table:table-cell table:style-name="ce188" table:formula="of:=COUNTIF([.D30:.W30];&quot;NT&quot;)" office:value-type="float" office:value="2" calcext:value-type="float">
            <text:p>2</text:p>
          </table:table-cell>
          <table:table-cell table:formula="of:=IF([.Y30]&gt;0;&quot;NC&quot;;IF([.X30]&gt;0;&quot;C&quot;;IF([.AA30]&gt;0;&quot;NT&quot;;&quot;NA&quot;)))" office:value-type="string" office:string-value="NT" calcext:value-type="string">
            <text:p>NT</text:p>
          </table:table-cell>
          <table:table-cell office:value-type="float" office:value="4" calcext:value-type="float">
            <text:p>4</text:p>
          </table:table-cell>
          <table:table-cell table:style-name="ce46" table:formula="of:=[Critères.$B27]" office:value-type="string" office:string-value="4.11" calcext:value-type="string">
            <text:p>4.11</text:p>
          </table:table-cell>
          <table:table-cell table:style-name="ce46" table:formula="of:=[Critères.$A17]" office:value-type="string" office:string-value="MULTIMÉDIA" calcext:value-type="string">
            <text:p>MULTIMÉDIA</text:p>
          </table:table-cell>
          <table:table-cell table:formula="of:=[P01.$E28]" office:value-type="string" office:string-value="N" calcext:value-type="string">
            <text:p>N</text:p>
          </table:table-cell>
          <table:table-cell table:formula="of:=[#REF!]" office:value-type="string" office:string-value="" calcext:value-type="error">
            <text:p>#REF!</text:p>
          </table:table-cell>
          <table:table-cell table:formula="of:=[P03.$E2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30:.AY30];&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8]" office:value-type="string" office:string-value="4.12" calcext:value-type="string">
            <text:p>4.12</text:p>
          </table:table-cell>
          <table:table-cell table:style-name="ce46" table:formula="of:=[Critères.$A17]" office:value-type="string" office:string-value="MULTIMÉDIA" calcext:value-type="string">
            <text:p>MULTIMÉDIA</text:p>
          </table:table-cell>
          <table:table-cell table:formula="of:=[P01.$D29]" office:value-type="string" office:string-value="NT" calcext:value-type="string">
            <text:p>NT</text:p>
          </table:table-cell>
          <table:table-cell table:formula="of:=[#REF!]" office:value-type="string" office:string-value="" calcext:value-type="error">
            <text:p>#REF!</text:p>
          </table:table-cell>
          <table:table-cell table:formula="of:=[P03.$D2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31:.W31];&quot;C&quot;)" office:value-type="float" office:value="0" calcext:value-type="float">
            <text:p>0</text:p>
          </table:table-cell>
          <table:table-cell table:style-name="ce188" table:formula="of:=COUNTIF([.D31:.W31];&quot;NC&quot;)" office:value-type="float" office:value="0" calcext:value-type="float">
            <text:p>0</text:p>
          </table:table-cell>
          <table:table-cell table:style-name="ce188" table:formula="of:=COUNTIF([.D31:.W31];&quot;NA&quot;)" office:value-type="float" office:value="0" calcext:value-type="float">
            <text:p>0</text:p>
          </table:table-cell>
          <table:table-cell table:style-name="ce188" table:formula="of:=COUNTIF([.D31:.W31];&quot;NT&quot;)" office:value-type="float" office:value="2" calcext:value-type="float">
            <text:p>2</text:p>
          </table:table-cell>
          <table:table-cell table:formula="of:=IF([.Y31]&gt;0;&quot;NC&quot;;IF([.X31]&gt;0;&quot;C&quot;;IF([.AA31]&gt;0;&quot;NT&quot;;&quot;NA&quot;)))" office:value-type="string" office:string-value="NT" calcext:value-type="string">
            <text:p>NT</text:p>
          </table:table-cell>
          <table:table-cell office:value-type="float" office:value="4" calcext:value-type="float">
            <text:p>4</text:p>
          </table:table-cell>
          <table:table-cell table:style-name="ce46" table:formula="of:=[Critères.$B28]" office:value-type="string" office:string-value="4.12" calcext:value-type="string">
            <text:p>4.12</text:p>
          </table:table-cell>
          <table:table-cell table:style-name="ce46" table:formula="of:=[Critères.$A17]" office:value-type="string" office:string-value="MULTIMÉDIA" calcext:value-type="string">
            <text:p>MULTIMÉDIA</text:p>
          </table:table-cell>
          <table:table-cell table:formula="of:=[P01.$E29]" office:value-type="string" office:string-value="N" calcext:value-type="string">
            <text:p>N</text:p>
          </table:table-cell>
          <table:table-cell table:formula="of:=[#REF!]" office:value-type="string" office:string-value="" calcext:value-type="error">
            <text:p>#REF!</text:p>
          </table:table-cell>
          <table:table-cell table:formula="of:=[P03.$E2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31:.AY31];&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9]" office:value-type="string" office:string-value="4.13" calcext:value-type="string">
            <text:p>4.13</text:p>
          </table:table-cell>
          <table:table-cell table:style-name="ce46" table:formula="of:=[Critères.$A17]" office:value-type="string" office:string-value="MULTIMÉDIA" calcext:value-type="string">
            <text:p>MULTIMÉDIA</text:p>
          </table:table-cell>
          <table:table-cell table:formula="of:=[P01.$D30]" office:value-type="string" office:string-value="NT" calcext:value-type="string">
            <text:p>NT</text:p>
          </table:table-cell>
          <table:table-cell table:formula="of:=[#REF!]" office:value-type="string" office:string-value="" calcext:value-type="error">
            <text:p>#REF!</text:p>
          </table:table-cell>
          <table:table-cell table:formula="of:=[P03.$D3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32:.W32];&quot;C&quot;)" office:value-type="float" office:value="0" calcext:value-type="float">
            <text:p>0</text:p>
          </table:table-cell>
          <table:table-cell table:style-name="ce188" table:formula="of:=COUNTIF([.D32:.W32];&quot;NC&quot;)" office:value-type="float" office:value="0" calcext:value-type="float">
            <text:p>0</text:p>
          </table:table-cell>
          <table:table-cell table:style-name="ce188" table:formula="of:=COUNTIF([.D32:.W32];&quot;NA&quot;)" office:value-type="float" office:value="0" calcext:value-type="float">
            <text:p>0</text:p>
          </table:table-cell>
          <table:table-cell table:style-name="ce188" table:formula="of:=COUNTIF([.D32:.W32];&quot;NT&quot;)" office:value-type="float" office:value="2" calcext:value-type="float">
            <text:p>2</text:p>
          </table:table-cell>
          <table:table-cell table:formula="of:=IF([.Y32]&gt;0;&quot;NC&quot;;IF([.X32]&gt;0;&quot;C&quot;;IF([.AA32]&gt;0;&quot;NT&quot;;&quot;NA&quot;)))" office:value-type="string" office:string-value="NT" calcext:value-type="string">
            <text:p>NT</text:p>
          </table:table-cell>
          <table:table-cell office:value-type="float" office:value="4" calcext:value-type="float">
            <text:p>4</text:p>
          </table:table-cell>
          <table:table-cell table:style-name="ce46" table:formula="of:=[Critères.$B29]" office:value-type="string" office:string-value="4.13" calcext:value-type="string">
            <text:p>4.13</text:p>
          </table:table-cell>
          <table:table-cell table:style-name="ce46" table:formula="of:=[Critères.$A17]" office:value-type="string" office:string-value="MULTIMÉDIA" calcext:value-type="string">
            <text:p>MULTIMÉDIA</text:p>
          </table:table-cell>
          <table:table-cell table:formula="of:=[P01.$E30]" office:value-type="string" office:string-value="N" calcext:value-type="string">
            <text:p>N</text:p>
          </table:table-cell>
          <table:table-cell table:formula="of:=[#REF!]" office:value-type="string" office:string-value="" calcext:value-type="error">
            <text:p>#REF!</text:p>
          </table:table-cell>
          <table:table-cell table:formula="of:=[P03.$E3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32:.AY32];&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20:.X32])" office:value-type="float" office:value="0" calcext:value-type="float">
            <text:p>0</text:p>
          </table:table-cell>
          <table:table-cell table:style-name="ce190" table:formula="of:=SUM([.Y20:.Y32])" office:value-type="float" office:value="0" calcext:value-type="float">
            <text:p>0</text:p>
          </table:table-cell>
          <table:table-cell table:style-name="ce190" table:formula="of:=SUM([.Z20:.Z32])" office:value-type="float" office:value="0" calcext:value-type="float">
            <text:p>0</text:p>
          </table:table-cell>
          <table:table-cell table:style-name="ce190" table:formula="of:=SUM([.AA20:.AA32])" office:value-type="float" office:value="26" calcext:value-type="float">
            <text:p>26</text:p>
          </table:table-cell>
          <table:table-cell/>
          <table:table-cell table:style-name="ce183"/>
          <table:table-cell table:style-name="ce184" table:number-columns-repeated="22"/>
          <table:table-cell table:style-name="ce190" table:formula="of:=SUM([.AZ20:.AZ32])"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0]" office:value-type="string" office:string-value="5.1" calcext:value-type="string">
            <text:p>5.1</text:p>
          </table:table-cell>
          <table:table-cell table:style-name="ce46" table:formula="of:=[Critères.$A30]" office:value-type="string" office:string-value="TABLEAUX" calcext:value-type="string">
            <text:p>TABLEAUX</text:p>
          </table:table-cell>
          <table:table-cell table:formula="of:=[P01.$D31]" office:value-type="string" office:string-value="NT" calcext:value-type="string">
            <text:p>NT</text:p>
          </table:table-cell>
          <table:table-cell table:formula="of:=[#REF!]" office:value-type="string" office:string-value="" calcext:value-type="error">
            <text:p>#REF!</text:p>
          </table:table-cell>
          <table:table-cell table:formula="of:=[P03.$D3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34:.W34];&quot;C&quot;)" office:value-type="float" office:value="0" calcext:value-type="float">
            <text:p>0</text:p>
          </table:table-cell>
          <table:table-cell table:style-name="ce188" table:formula="of:=COUNTIF([.D34:.W34];&quot;NC&quot;)" office:value-type="float" office:value="0" calcext:value-type="float">
            <text:p>0</text:p>
          </table:table-cell>
          <table:table-cell table:style-name="ce188" table:formula="of:=COUNTIF([.D34:.W34];&quot;NA&quot;)" office:value-type="float" office:value="0" calcext:value-type="float">
            <text:p>0</text:p>
          </table:table-cell>
          <table:table-cell table:style-name="ce188" table:formula="of:=COUNTIF([.D34:.W34];&quot;NT&quot;)" office:value-type="float" office:value="2" calcext:value-type="float">
            <text:p>2</text:p>
          </table:table-cell>
          <table:table-cell table:formula="of:=IF([.Y34]&gt;0;&quot;NC&quot;;IF([.X34]&gt;0;&quot;C&quot;;IF([.AA34]&gt;0;&quot;NT&quot;;&quot;NA&quot;)))" office:value-type="string" office:string-value="NT" calcext:value-type="string">
            <text:p>NT</text:p>
          </table:table-cell>
          <table:table-cell office:value-type="float" office:value="5" calcext:value-type="float">
            <text:p>5</text:p>
          </table:table-cell>
          <table:table-cell table:style-name="ce46" table:formula="of:=[Critères.$B30]" office:value-type="string" office:string-value="5.1" calcext:value-type="string">
            <text:p>5.1</text:p>
          </table:table-cell>
          <table:table-cell table:style-name="ce46" table:formula="of:=[Critères.$A30]" office:value-type="string" office:string-value="TABLEAUX" calcext:value-type="string">
            <text:p>TABLEAUX</text:p>
          </table:table-cell>
          <table:table-cell table:formula="of:=[P01.$E31]" office:value-type="string" office:string-value="N" calcext:value-type="string">
            <text:p>N</text:p>
          </table:table-cell>
          <table:table-cell table:formula="of:=[#REF!]" office:value-type="string" office:string-value="" calcext:value-type="error">
            <text:p>#REF!</text:p>
          </table:table-cell>
          <table:table-cell table:formula="of:=[P03.$E3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34:.AY34];&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1]" office:value-type="string" office:string-value="5.2" calcext:value-type="string">
            <text:p>5.2</text:p>
          </table:table-cell>
          <table:table-cell table:style-name="ce46" table:formula="of:=[Critères.$A30]" office:value-type="string" office:string-value="TABLEAUX" calcext:value-type="string">
            <text:p>TABLEAUX</text:p>
          </table:table-cell>
          <table:table-cell table:formula="of:=[P01.$D32]" office:value-type="string" office:string-value="NT" calcext:value-type="string">
            <text:p>NT</text:p>
          </table:table-cell>
          <table:table-cell table:formula="of:=[#REF!]" office:value-type="string" office:string-value="" calcext:value-type="error">
            <text:p>#REF!</text:p>
          </table:table-cell>
          <table:table-cell table:formula="of:=[P03.$D3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35:.W35];&quot;C&quot;)" office:value-type="float" office:value="0" calcext:value-type="float">
            <text:p>0</text:p>
          </table:table-cell>
          <table:table-cell table:style-name="ce188" table:formula="of:=COUNTIF([.D35:.W35];&quot;NC&quot;)" office:value-type="float" office:value="0" calcext:value-type="float">
            <text:p>0</text:p>
          </table:table-cell>
          <table:table-cell table:style-name="ce188" table:formula="of:=COUNTIF([.D35:.W35];&quot;NA&quot;)" office:value-type="float" office:value="0" calcext:value-type="float">
            <text:p>0</text:p>
          </table:table-cell>
          <table:table-cell table:style-name="ce188" table:formula="of:=COUNTIF([.D35:.W35];&quot;NT&quot;)" office:value-type="float" office:value="2" calcext:value-type="float">
            <text:p>2</text:p>
          </table:table-cell>
          <table:table-cell table:formula="of:=IF([.Y35]&gt;0;&quot;NC&quot;;IF([.X35]&gt;0;&quot;C&quot;;IF([.AA35]&gt;0;&quot;NT&quot;;&quot;NA&quot;)))" office:value-type="string" office:string-value="NT" calcext:value-type="string">
            <text:p>NT</text:p>
          </table:table-cell>
          <table:table-cell office:value-type="float" office:value="5" calcext:value-type="float">
            <text:p>5</text:p>
          </table:table-cell>
          <table:table-cell table:style-name="ce46" table:formula="of:=[Critères.$B31]" office:value-type="string" office:string-value="5.2" calcext:value-type="string">
            <text:p>5.2</text:p>
          </table:table-cell>
          <table:table-cell table:style-name="ce46" table:formula="of:=[Critères.$A30]" office:value-type="string" office:string-value="TABLEAUX" calcext:value-type="string">
            <text:p>TABLEAUX</text:p>
          </table:table-cell>
          <table:table-cell table:formula="of:=[P01.$E32]" office:value-type="string" office:string-value="N" calcext:value-type="string">
            <text:p>N</text:p>
          </table:table-cell>
          <table:table-cell table:formula="of:=[#REF!]" office:value-type="string" office:string-value="" calcext:value-type="error">
            <text:p>#REF!</text:p>
          </table:table-cell>
          <table:table-cell table:formula="of:=[P03.$E3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35:.AY35];&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2]" office:value-type="string" office:string-value="5.3" calcext:value-type="string">
            <text:p>5.3</text:p>
          </table:table-cell>
          <table:table-cell table:style-name="ce46" table:formula="of:=[Critères.$A30]" office:value-type="string" office:string-value="TABLEAUX" calcext:value-type="string">
            <text:p>TABLEAUX</text:p>
          </table:table-cell>
          <table:table-cell table:formula="of:=[P01.$D33]" office:value-type="string" office:string-value="NT" calcext:value-type="string">
            <text:p>NT</text:p>
          </table:table-cell>
          <table:table-cell table:formula="of:=[#REF!]" office:value-type="string" office:string-value="" calcext:value-type="error">
            <text:p>#REF!</text:p>
          </table:table-cell>
          <table:table-cell table:formula="of:=[P03.$D3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36:.W36];&quot;C&quot;)" office:value-type="float" office:value="0" calcext:value-type="float">
            <text:p>0</text:p>
          </table:table-cell>
          <table:table-cell table:style-name="ce188" table:formula="of:=COUNTIF([.D36:.W36];&quot;NC&quot;)" office:value-type="float" office:value="0" calcext:value-type="float">
            <text:p>0</text:p>
          </table:table-cell>
          <table:table-cell table:style-name="ce188" table:formula="of:=COUNTIF([.D36:.W36];&quot;NA&quot;)" office:value-type="float" office:value="0" calcext:value-type="float">
            <text:p>0</text:p>
          </table:table-cell>
          <table:table-cell table:style-name="ce188" table:formula="of:=COUNTIF([.D36:.W36];&quot;NT&quot;)" office:value-type="float" office:value="2" calcext:value-type="float">
            <text:p>2</text:p>
          </table:table-cell>
          <table:table-cell table:formula="of:=IF([.Y36]&gt;0;&quot;NC&quot;;IF([.X36]&gt;0;&quot;C&quot;;IF([.AA36]&gt;0;&quot;NT&quot;;&quot;NA&quot;)))" office:value-type="string" office:string-value="NT" calcext:value-type="string">
            <text:p>NT</text:p>
          </table:table-cell>
          <table:table-cell office:value-type="float" office:value="5" calcext:value-type="float">
            <text:p>5</text:p>
          </table:table-cell>
          <table:table-cell table:style-name="ce46" table:formula="of:=[Critères.$B32]" office:value-type="string" office:string-value="5.3" calcext:value-type="string">
            <text:p>5.3</text:p>
          </table:table-cell>
          <table:table-cell table:style-name="ce46" table:formula="of:=[Critères.$A30]" office:value-type="string" office:string-value="TABLEAUX" calcext:value-type="string">
            <text:p>TABLEAUX</text:p>
          </table:table-cell>
          <table:table-cell table:formula="of:=[P01.$E33]" office:value-type="string" office:string-value="N" calcext:value-type="string">
            <text:p>N</text:p>
          </table:table-cell>
          <table:table-cell table:formula="of:=[#REF!]" office:value-type="string" office:string-value="" calcext:value-type="error">
            <text:p>#REF!</text:p>
          </table:table-cell>
          <table:table-cell table:formula="of:=[P03.$E3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36:.AY36];&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3]" office:value-type="string" office:string-value="5.4" calcext:value-type="string">
            <text:p>5.4</text:p>
          </table:table-cell>
          <table:table-cell table:style-name="ce46" table:formula="of:=[Critères.$A30]" office:value-type="string" office:string-value="TABLEAUX" calcext:value-type="string">
            <text:p>TABLEAUX</text:p>
          </table:table-cell>
          <table:table-cell table:formula="of:=[P01.$D34]" office:value-type="string" office:string-value="NT" calcext:value-type="string">
            <text:p>NT</text:p>
          </table:table-cell>
          <table:table-cell table:formula="of:=[#REF!]" office:value-type="string" office:string-value="" calcext:value-type="error">
            <text:p>#REF!</text:p>
          </table:table-cell>
          <table:table-cell table:formula="of:=[P03.$D3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37:.W37];&quot;C&quot;)" office:value-type="float" office:value="0" calcext:value-type="float">
            <text:p>0</text:p>
          </table:table-cell>
          <table:table-cell table:style-name="ce188" table:formula="of:=COUNTIF([.D37:.W37];&quot;NC&quot;)" office:value-type="float" office:value="0" calcext:value-type="float">
            <text:p>0</text:p>
          </table:table-cell>
          <table:table-cell table:style-name="ce188" table:formula="of:=COUNTIF([.D37:.W37];&quot;NA&quot;)" office:value-type="float" office:value="0" calcext:value-type="float">
            <text:p>0</text:p>
          </table:table-cell>
          <table:table-cell table:style-name="ce188" table:formula="of:=COUNTIF([.D37:.W37];&quot;NT&quot;)" office:value-type="float" office:value="2" calcext:value-type="float">
            <text:p>2</text:p>
          </table:table-cell>
          <table:table-cell table:formula="of:=IF([.Y37]&gt;0;&quot;NC&quot;;IF([.X37]&gt;0;&quot;C&quot;;IF([.AA37]&gt;0;&quot;NT&quot;;&quot;NA&quot;)))" office:value-type="string" office:string-value="NT" calcext:value-type="string">
            <text:p>NT</text:p>
          </table:table-cell>
          <table:table-cell office:value-type="float" office:value="5" calcext:value-type="float">
            <text:p>5</text:p>
          </table:table-cell>
          <table:table-cell table:style-name="ce46" table:formula="of:=[Critères.$B33]" office:value-type="string" office:string-value="5.4" calcext:value-type="string">
            <text:p>5.4</text:p>
          </table:table-cell>
          <table:table-cell table:style-name="ce46" table:formula="of:=[Critères.$A30]" office:value-type="string" office:string-value="TABLEAUX" calcext:value-type="string">
            <text:p>TABLEAUX</text:p>
          </table:table-cell>
          <table:table-cell table:formula="of:=[P01.$E34]" office:value-type="string" office:string-value="N" calcext:value-type="string">
            <text:p>N</text:p>
          </table:table-cell>
          <table:table-cell table:formula="of:=[#REF!]" office:value-type="string" office:string-value="" calcext:value-type="error">
            <text:p>#REF!</text:p>
          </table:table-cell>
          <table:table-cell table:formula="of:=[P03.$E3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37:.AY37];&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4]" office:value-type="string" office:string-value="5.5" calcext:value-type="string">
            <text:p>5.5</text:p>
          </table:table-cell>
          <table:table-cell table:style-name="ce46" table:formula="of:=[Critères.$A30]" office:value-type="string" office:string-value="TABLEAUX" calcext:value-type="string">
            <text:p>TABLEAUX</text:p>
          </table:table-cell>
          <table:table-cell table:formula="of:=[P01.$D35]" office:value-type="string" office:string-value="NT" calcext:value-type="string">
            <text:p>NT</text:p>
          </table:table-cell>
          <table:table-cell table:formula="of:=[#REF!]" office:value-type="string" office:string-value="" calcext:value-type="error">
            <text:p>#REF!</text:p>
          </table:table-cell>
          <table:table-cell table:formula="of:=[P03.$D3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38:.W38];&quot;C&quot;)" office:value-type="float" office:value="0" calcext:value-type="float">
            <text:p>0</text:p>
          </table:table-cell>
          <table:table-cell table:style-name="ce188" table:formula="of:=COUNTIF([.D38:.W38];&quot;NC&quot;)" office:value-type="float" office:value="0" calcext:value-type="float">
            <text:p>0</text:p>
          </table:table-cell>
          <table:table-cell table:style-name="ce188" table:formula="of:=COUNTIF([.D38:.W38];&quot;NA&quot;)" office:value-type="float" office:value="0" calcext:value-type="float">
            <text:p>0</text:p>
          </table:table-cell>
          <table:table-cell table:style-name="ce188" table:formula="of:=COUNTIF([.D38:.W38];&quot;NT&quot;)" office:value-type="float" office:value="2" calcext:value-type="float">
            <text:p>2</text:p>
          </table:table-cell>
          <table:table-cell table:formula="of:=IF([.Y38]&gt;0;&quot;NC&quot;;IF([.X38]&gt;0;&quot;C&quot;;IF([.AA38]&gt;0;&quot;NT&quot;;&quot;NA&quot;)))" office:value-type="string" office:string-value="NT" calcext:value-type="string">
            <text:p>NT</text:p>
          </table:table-cell>
          <table:table-cell office:value-type="float" office:value="5" calcext:value-type="float">
            <text:p>5</text:p>
          </table:table-cell>
          <table:table-cell table:style-name="ce46" table:formula="of:=[Critères.$B34]" office:value-type="string" office:string-value="5.5" calcext:value-type="string">
            <text:p>5.5</text:p>
          </table:table-cell>
          <table:table-cell table:style-name="ce46" table:formula="of:=[Critères.$A30]" office:value-type="string" office:string-value="TABLEAUX" calcext:value-type="string">
            <text:p>TABLEAUX</text:p>
          </table:table-cell>
          <table:table-cell table:formula="of:=[P01.$E35]" office:value-type="string" office:string-value="N" calcext:value-type="string">
            <text:p>N</text:p>
          </table:table-cell>
          <table:table-cell table:formula="of:=[#REF!]" office:value-type="string" office:string-value="" calcext:value-type="error">
            <text:p>#REF!</text:p>
          </table:table-cell>
          <table:table-cell table:formula="of:=[P03.$E3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38:.AY38];&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5]" office:value-type="string" office:string-value="5.6" calcext:value-type="string">
            <text:p>5.6</text:p>
          </table:table-cell>
          <table:table-cell table:style-name="ce46" table:formula="of:=[Critères.$A30]" office:value-type="string" office:string-value="TABLEAUX" calcext:value-type="string">
            <text:p>TABLEAUX</text:p>
          </table:table-cell>
          <table:table-cell table:formula="of:=[P01.$D36]" office:value-type="string" office:string-value="NT" calcext:value-type="string">
            <text:p>NT</text:p>
          </table:table-cell>
          <table:table-cell table:formula="of:=[#REF!]" office:value-type="string" office:string-value="" calcext:value-type="error">
            <text:p>#REF!</text:p>
          </table:table-cell>
          <table:table-cell table:formula="of:=[P03.$D3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39:.W39];&quot;C&quot;)" office:value-type="float" office:value="0" calcext:value-type="float">
            <text:p>0</text:p>
          </table:table-cell>
          <table:table-cell table:style-name="ce188" table:formula="of:=COUNTIF([.D39:.W39];&quot;NC&quot;)" office:value-type="float" office:value="0" calcext:value-type="float">
            <text:p>0</text:p>
          </table:table-cell>
          <table:table-cell table:style-name="ce188" table:formula="of:=COUNTIF([.D39:.W39];&quot;NA&quot;)" office:value-type="float" office:value="0" calcext:value-type="float">
            <text:p>0</text:p>
          </table:table-cell>
          <table:table-cell table:style-name="ce188" table:formula="of:=COUNTIF([.D39:.W39];&quot;NT&quot;)" office:value-type="float" office:value="2" calcext:value-type="float">
            <text:p>2</text:p>
          </table:table-cell>
          <table:table-cell table:formula="of:=IF([.Y39]&gt;0;&quot;NC&quot;;IF([.X39]&gt;0;&quot;C&quot;;IF([.AA39]&gt;0;&quot;NT&quot;;&quot;NA&quot;)))" office:value-type="string" office:string-value="NT" calcext:value-type="string">
            <text:p>NT</text:p>
          </table:table-cell>
          <table:table-cell office:value-type="float" office:value="5" calcext:value-type="float">
            <text:p>5</text:p>
          </table:table-cell>
          <table:table-cell table:style-name="ce46" table:formula="of:=[Critères.$B35]" office:value-type="string" office:string-value="5.6" calcext:value-type="string">
            <text:p>5.6</text:p>
          </table:table-cell>
          <table:table-cell table:style-name="ce46" table:formula="of:=[Critères.$A30]" office:value-type="string" office:string-value="TABLEAUX" calcext:value-type="string">
            <text:p>TABLEAUX</text:p>
          </table:table-cell>
          <table:table-cell table:formula="of:=[P01.$E36]" office:value-type="string" office:string-value="N" calcext:value-type="string">
            <text:p>N</text:p>
          </table:table-cell>
          <table:table-cell table:formula="of:=[#REF!]" office:value-type="string" office:string-value="" calcext:value-type="error">
            <text:p>#REF!</text:p>
          </table:table-cell>
          <table:table-cell table:formula="of:=[P03.$E3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39:.AY39];&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6]" office:value-type="string" office:string-value="5.7" calcext:value-type="string">
            <text:p>5.7</text:p>
          </table:table-cell>
          <table:table-cell table:style-name="ce46" table:formula="of:=[Critères.$A30]" office:value-type="string" office:string-value="TABLEAUX" calcext:value-type="string">
            <text:p>TABLEAUX</text:p>
          </table:table-cell>
          <table:table-cell table:formula="of:=[P01.$D37]" office:value-type="string" office:string-value="NT" calcext:value-type="string">
            <text:p>NT</text:p>
          </table:table-cell>
          <table:table-cell table:formula="of:=[#REF!]" office:value-type="string" office:string-value="" calcext:value-type="error">
            <text:p>#REF!</text:p>
          </table:table-cell>
          <table:table-cell table:formula="of:=[P03.$D3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40:.W40];&quot;C&quot;)" office:value-type="float" office:value="0" calcext:value-type="float">
            <text:p>0</text:p>
          </table:table-cell>
          <table:table-cell table:style-name="ce188" table:formula="of:=COUNTIF([.D40:.W40];&quot;NC&quot;)" office:value-type="float" office:value="0" calcext:value-type="float">
            <text:p>0</text:p>
          </table:table-cell>
          <table:table-cell table:style-name="ce188" table:formula="of:=COUNTIF([.D40:.W40];&quot;NA&quot;)" office:value-type="float" office:value="0" calcext:value-type="float">
            <text:p>0</text:p>
          </table:table-cell>
          <table:table-cell table:style-name="ce188" table:formula="of:=COUNTIF([.D40:.W40];&quot;NT&quot;)" office:value-type="float" office:value="2" calcext:value-type="float">
            <text:p>2</text:p>
          </table:table-cell>
          <table:table-cell table:formula="of:=IF([.Y40]&gt;0;&quot;NC&quot;;IF([.X40]&gt;0;&quot;C&quot;;IF([.AA40]&gt;0;&quot;NT&quot;;&quot;NA&quot;)))" office:value-type="string" office:string-value="NT" calcext:value-type="string">
            <text:p>NT</text:p>
          </table:table-cell>
          <table:table-cell office:value-type="float" office:value="5" calcext:value-type="float">
            <text:p>5</text:p>
          </table:table-cell>
          <table:table-cell table:style-name="ce46" table:formula="of:=[Critères.$B36]" office:value-type="string" office:string-value="5.7" calcext:value-type="string">
            <text:p>5.7</text:p>
          </table:table-cell>
          <table:table-cell table:style-name="ce46" table:formula="of:=[Critères.$A30]" office:value-type="string" office:string-value="TABLEAUX" calcext:value-type="string">
            <text:p>TABLEAUX</text:p>
          </table:table-cell>
          <table:table-cell table:formula="of:=[P01.$E37]" office:value-type="string" office:string-value="N" calcext:value-type="string">
            <text:p>N</text:p>
          </table:table-cell>
          <table:table-cell table:formula="of:=[#REF!]" office:value-type="string" office:string-value="" calcext:value-type="error">
            <text:p>#REF!</text:p>
          </table:table-cell>
          <table:table-cell table:formula="of:=[P03.$E3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40:.AY40];&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7]" office:value-type="string" office:string-value="5.8" calcext:value-type="string">
            <text:p>5.8</text:p>
          </table:table-cell>
          <table:table-cell table:style-name="ce46" table:formula="of:=[Critères.$A30]" office:value-type="string" office:string-value="TABLEAUX" calcext:value-type="string">
            <text:p>TABLEAUX</text:p>
          </table:table-cell>
          <table:table-cell table:formula="of:=[P01.$D38]" office:value-type="string" office:string-value="NT" calcext:value-type="string">
            <text:p>NT</text:p>
          </table:table-cell>
          <table:table-cell table:formula="of:=[#REF!]" office:value-type="string" office:string-value="" calcext:value-type="error">
            <text:p>#REF!</text:p>
          </table:table-cell>
          <table:table-cell table:formula="of:=[P03.$D3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41:.W41];&quot;C&quot;)" office:value-type="float" office:value="0" calcext:value-type="float">
            <text:p>0</text:p>
          </table:table-cell>
          <table:table-cell table:style-name="ce188" table:formula="of:=COUNTIF([.D41:.W41];&quot;NC&quot;)" office:value-type="float" office:value="0" calcext:value-type="float">
            <text:p>0</text:p>
          </table:table-cell>
          <table:table-cell table:style-name="ce188" table:formula="of:=COUNTIF([.D41:.W41];&quot;NA&quot;)" office:value-type="float" office:value="0" calcext:value-type="float">
            <text:p>0</text:p>
          </table:table-cell>
          <table:table-cell table:style-name="ce188" table:formula="of:=COUNTIF([.D41:.W41];&quot;NT&quot;)" office:value-type="float" office:value="2" calcext:value-type="float">
            <text:p>2</text:p>
          </table:table-cell>
          <table:table-cell table:formula="of:=IF([.Y41]&gt;0;&quot;NC&quot;;IF([.X41]&gt;0;&quot;C&quot;;IF([.AA41]&gt;0;&quot;NT&quot;;&quot;NA&quot;)))" office:value-type="string" office:string-value="NT" calcext:value-type="string">
            <text:p>NT</text:p>
          </table:table-cell>
          <table:table-cell office:value-type="float" office:value="5" calcext:value-type="float">
            <text:p>5</text:p>
          </table:table-cell>
          <table:table-cell table:style-name="ce46" table:formula="of:=[Critères.$B37]" office:value-type="string" office:string-value="5.8" calcext:value-type="string">
            <text:p>5.8</text:p>
          </table:table-cell>
          <table:table-cell table:style-name="ce46" table:formula="of:=[Critères.$A30]" office:value-type="string" office:string-value="TABLEAUX" calcext:value-type="string">
            <text:p>TABLEAUX</text:p>
          </table:table-cell>
          <table:table-cell table:formula="of:=[P01.$E38]" office:value-type="string" office:string-value="N" calcext:value-type="string">
            <text:p>N</text:p>
          </table:table-cell>
          <table:table-cell table:formula="of:=[#REF!]" office:value-type="string" office:string-value="" calcext:value-type="error">
            <text:p>#REF!</text:p>
          </table:table-cell>
          <table:table-cell table:formula="of:=[P03.$E3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41:.AY41];&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34:.X41])" office:value-type="float" office:value="0" calcext:value-type="float">
            <text:p>0</text:p>
          </table:table-cell>
          <table:table-cell table:style-name="ce190" table:formula="of:=SUM([.Y34:.Y41])" office:value-type="float" office:value="0" calcext:value-type="float">
            <text:p>0</text:p>
          </table:table-cell>
          <table:table-cell table:style-name="ce190" table:formula="of:=SUM([.Z34:.Z41])" office:value-type="float" office:value="0" calcext:value-type="float">
            <text:p>0</text:p>
          </table:table-cell>
          <table:table-cell table:style-name="ce190" table:formula="of:=SUM([.AA34:.AA41])" office:value-type="float" office:value="16" calcext:value-type="float">
            <text:p>16</text:p>
          </table:table-cell>
          <table:table-cell/>
          <table:table-cell table:style-name="ce183"/>
          <table:table-cell table:style-name="ce184" table:number-columns-repeated="22"/>
          <table:table-cell table:style-name="ce190" table:formula="of:=SUM([.AZ34:.AZ41])" office:value-type="float" office:value="0" calcext:value-type="float">
            <text:p>0</text:p>
          </table:table-cell>
          <table:table-cell table:number-columns-repeated="12"/>
        </table:table-row>
        <table:table-row table:style-name="ro7">
          <table:table-cell office:value-type="float" office:value="6" calcext:value-type="float">
            <text:p>6</text:p>
          </table:table-cell>
          <table:table-cell table:style-name="ce46" table:formula="of:=[Critères.$B38]" office:value-type="string" office:string-value="6.1" calcext:value-type="string">
            <text:p>6.1</text:p>
          </table:table-cell>
          <table:table-cell table:style-name="ce46" table:formula="of:=[Critères.$A38]" office:value-type="string" office:string-value="LIENS" calcext:value-type="string">
            <text:p>LIENS</text:p>
          </table:table-cell>
          <table:table-cell table:formula="of:=[P01.$D39]" office:value-type="string" office:string-value="NT" calcext:value-type="string">
            <text:p>NT</text:p>
          </table:table-cell>
          <table:table-cell table:formula="of:=[#REF!]" office:value-type="string" office:string-value="" calcext:value-type="error">
            <text:p>#REF!</text:p>
          </table:table-cell>
          <table:table-cell table:formula="of:=[P03.$D3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43:.W43];&quot;C&quot;)" office:value-type="float" office:value="0" calcext:value-type="float">
            <text:p>0</text:p>
          </table:table-cell>
          <table:table-cell table:style-name="ce188" table:formula="of:=COUNTIF([.D43:.W43];&quot;NC&quot;)" office:value-type="float" office:value="0" calcext:value-type="float">
            <text:p>0</text:p>
          </table:table-cell>
          <table:table-cell table:style-name="ce188" table:formula="of:=COUNTIF([.D43:.W43];&quot;NA&quot;)" office:value-type="float" office:value="0" calcext:value-type="float">
            <text:p>0</text:p>
          </table:table-cell>
          <table:table-cell table:style-name="ce188" table:formula="of:=COUNTIF([.D43:.W43];&quot;NT&quot;)" office:value-type="float" office:value="2" calcext:value-type="float">
            <text:p>2</text:p>
          </table:table-cell>
          <table:table-cell table:formula="of:=IF([.Y43]&gt;0;&quot;NC&quot;;IF([.X43]&gt;0;&quot;C&quot;;IF([.AA43]&gt;0;&quot;NT&quot;;&quot;NA&quot;)))" office:value-type="string" office:string-value="NT" calcext:value-type="string">
            <text:p>NT</text:p>
          </table:table-cell>
          <table:table-cell office:value-type="float" office:value="6" calcext:value-type="float">
            <text:p>6</text:p>
          </table:table-cell>
          <table:table-cell table:style-name="ce46" table:formula="of:=[Critères.$B38]" office:value-type="string" office:string-value="6.1" calcext:value-type="string">
            <text:p>6.1</text:p>
          </table:table-cell>
          <table:table-cell table:style-name="ce46" table:formula="of:=[Critères.$A38]" office:value-type="string" office:string-value="LIENS" calcext:value-type="string">
            <text:p>LIENS</text:p>
          </table:table-cell>
          <table:table-cell table:formula="of:=[P01.$E39]" office:value-type="string" office:string-value="N" calcext:value-type="string">
            <text:p>N</text:p>
          </table:table-cell>
          <table:table-cell table:formula="of:=[#REF!]" office:value-type="string" office:string-value="" calcext:value-type="error">
            <text:p>#REF!</text:p>
          </table:table-cell>
          <table:table-cell table:formula="of:=[P03.$E3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43:.AY43];&quot;D&quot;)" office:value-type="float" office:value="0" calcext:value-type="float">
            <text:p>0</text:p>
          </table:table-cell>
          <table:table-cell table:number-columns-repeated="12"/>
        </table:table-row>
        <table:table-row table:style-name="ro7">
          <table:table-cell office:value-type="float" office:value="6" calcext:value-type="float">
            <text:p>6</text:p>
          </table:table-cell>
          <table:table-cell table:style-name="ce46" table:formula="of:=[Critères.$B39]" office:value-type="string" office:string-value="6.2" calcext:value-type="string">
            <text:p>6.2</text:p>
          </table:table-cell>
          <table:table-cell table:style-name="ce46" table:formula="of:=[Critères.$A38]" office:value-type="string" office:string-value="LIENS" calcext:value-type="string">
            <text:p>LIENS</text:p>
          </table:table-cell>
          <table:table-cell table:formula="of:=[P01.$D40]" office:value-type="string" office:string-value="NT" calcext:value-type="string">
            <text:p>NT</text:p>
          </table:table-cell>
          <table:table-cell table:formula="of:=[#REF!]" office:value-type="string" office:string-value="" calcext:value-type="error">
            <text:p>#REF!</text:p>
          </table:table-cell>
          <table:table-cell table:formula="of:=[P03.$D4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44:.W44];&quot;C&quot;)" office:value-type="float" office:value="0" calcext:value-type="float">
            <text:p>0</text:p>
          </table:table-cell>
          <table:table-cell table:style-name="ce188" table:formula="of:=COUNTIF([.D44:.W44];&quot;NC&quot;)" office:value-type="float" office:value="0" calcext:value-type="float">
            <text:p>0</text:p>
          </table:table-cell>
          <table:table-cell table:style-name="ce188" table:formula="of:=COUNTIF([.D44:.W44];&quot;NA&quot;)" office:value-type="float" office:value="0" calcext:value-type="float">
            <text:p>0</text:p>
          </table:table-cell>
          <table:table-cell table:style-name="ce188" table:formula="of:=COUNTIF([.D44:.W44];&quot;NT&quot;)" office:value-type="float" office:value="2" calcext:value-type="float">
            <text:p>2</text:p>
          </table:table-cell>
          <table:table-cell table:formula="of:=IF([.Y44]&gt;0;&quot;NC&quot;;IF([.X44]&gt;0;&quot;C&quot;;IF([.AA44]&gt;0;&quot;NT&quot;;&quot;NA&quot;)))" office:value-type="string" office:string-value="NT" calcext:value-type="string">
            <text:p>NT</text:p>
          </table:table-cell>
          <table:table-cell office:value-type="float" office:value="6" calcext:value-type="float">
            <text:p>6</text:p>
          </table:table-cell>
          <table:table-cell table:style-name="ce46" table:formula="of:=[Critères.$B39]" office:value-type="string" office:string-value="6.2" calcext:value-type="string">
            <text:p>6.2</text:p>
          </table:table-cell>
          <table:table-cell table:style-name="ce46" table:formula="of:=[Critères.$A38]" office:value-type="string" office:string-value="LIENS" calcext:value-type="string">
            <text:p>LIENS</text:p>
          </table:table-cell>
          <table:table-cell table:formula="of:=[P01.$E40]" office:value-type="string" office:string-value="N" calcext:value-type="string">
            <text:p>N</text:p>
          </table:table-cell>
          <table:table-cell table:formula="of:=[#REF!]" office:value-type="string" office:string-value="" calcext:value-type="error">
            <text:p>#REF!</text:p>
          </table:table-cell>
          <table:table-cell table:formula="of:=[P03.$E4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44:.AY44];&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43:.X44])" office:value-type="float" office:value="0" calcext:value-type="float">
            <text:p>0</text:p>
          </table:table-cell>
          <table:table-cell table:style-name="ce190" table:formula="of:=SUM([.Y43:.Y44])" office:value-type="float" office:value="0" calcext:value-type="float">
            <text:p>0</text:p>
          </table:table-cell>
          <table:table-cell table:style-name="ce190" table:formula="of:=SUM([.Z43:.Z44])" office:value-type="float" office:value="0" calcext:value-type="float">
            <text:p>0</text:p>
          </table:table-cell>
          <table:table-cell table:style-name="ce190" table:formula="of:=SUM([.AA43:.AA44])" office:value-type="float" office:value="4" calcext:value-type="float">
            <text:p>4</text:p>
          </table:table-cell>
          <table:table-cell/>
          <table:table-cell table:style-name="ce183"/>
          <table:table-cell table:style-name="ce184" table:number-columns-repeated="22"/>
          <table:table-cell table:style-name="ce190" table:formula="of:=SUM([.AZ43:.AZ44])"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46" table:formula="of:=[Critères.$B40]" office:value-type="string" office:string-value="7.1" calcext:value-type="string">
            <text:p>7.1</text:p>
          </table:table-cell>
          <table:table-cell table:style-name="ce46" table:formula="of:=[Critères.$A40]" office:value-type="string" office:string-value="SCRIPTS" calcext:value-type="string">
            <text:p>SCRIPTS</text:p>
          </table:table-cell>
          <table:table-cell table:formula="of:=[P01.$D41]" office:value-type="string" office:string-value="NT" calcext:value-type="string">
            <text:p>NT</text:p>
          </table:table-cell>
          <table:table-cell table:formula="of:=[#REF!]" office:value-type="string" office:string-value="" calcext:value-type="error">
            <text:p>#REF!</text:p>
          </table:table-cell>
          <table:table-cell table:formula="of:=[P03.$D4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46:.W46];&quot;C&quot;)" office:value-type="float" office:value="0" calcext:value-type="float">
            <text:p>0</text:p>
          </table:table-cell>
          <table:table-cell table:style-name="ce188" table:formula="of:=COUNTIF([.D46:.W46];&quot;NC&quot;)" office:value-type="float" office:value="0" calcext:value-type="float">
            <text:p>0</text:p>
          </table:table-cell>
          <table:table-cell table:style-name="ce188" table:formula="of:=COUNTIF([.D46:.W46];&quot;NA&quot;)" office:value-type="float" office:value="0" calcext:value-type="float">
            <text:p>0</text:p>
          </table:table-cell>
          <table:table-cell table:style-name="ce188" table:formula="of:=COUNTIF([.D46:.W46];&quot;NT&quot;)" office:value-type="float" office:value="2" calcext:value-type="float">
            <text:p>2</text:p>
          </table:table-cell>
          <table:table-cell table:formula="of:=IF([.Y46]&gt;0;&quot;NC&quot;;IF([.X46]&gt;0;&quot;C&quot;;IF([.AA46]&gt;0;&quot;NT&quot;;&quot;NA&quot;)))" office:value-type="string" office:string-value="NT" calcext:value-type="string">
            <text:p>NT</text:p>
          </table:table-cell>
          <table:table-cell office:value-type="float" office:value="7" calcext:value-type="float">
            <text:p>7</text:p>
          </table:table-cell>
          <table:table-cell table:style-name="ce46" table:formula="of:=[Critères.$B40]" office:value-type="string" office:string-value="7.1" calcext:value-type="string">
            <text:p>7.1</text:p>
          </table:table-cell>
          <table:table-cell table:style-name="ce46" table:formula="of:=[Critères.$A40]" office:value-type="string" office:string-value="SCRIPTS" calcext:value-type="string">
            <text:p>SCRIPTS</text:p>
          </table:table-cell>
          <table:table-cell table:formula="of:=[P01.$E41]" office:value-type="string" office:string-value="N" calcext:value-type="string">
            <text:p>N</text:p>
          </table:table-cell>
          <table:table-cell table:formula="of:=[#REF!]" office:value-type="string" office:string-value="" calcext:value-type="error">
            <text:p>#REF!</text:p>
          </table:table-cell>
          <table:table-cell table:formula="of:=[P03.$E4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46:.AY46];&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46" table:formula="of:=[Critères.$B41]" office:value-type="string" office:string-value="7.2" calcext:value-type="string">
            <text:p>7.2</text:p>
          </table:table-cell>
          <table:table-cell table:style-name="ce46" table:formula="of:=[Critères.$A40]" office:value-type="string" office:string-value="SCRIPTS" calcext:value-type="string">
            <text:p>SCRIPTS</text:p>
          </table:table-cell>
          <table:table-cell table:formula="of:=[P01.$D42]" office:value-type="string" office:string-value="NT" calcext:value-type="string">
            <text:p>NT</text:p>
          </table:table-cell>
          <table:table-cell table:formula="of:=[#REF!]" office:value-type="string" office:string-value="" calcext:value-type="error">
            <text:p>#REF!</text:p>
          </table:table-cell>
          <table:table-cell table:formula="of:=[P03.$D4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47:.W47];&quot;C&quot;)" office:value-type="float" office:value="0" calcext:value-type="float">
            <text:p>0</text:p>
          </table:table-cell>
          <table:table-cell table:style-name="ce188" table:formula="of:=COUNTIF([.D47:.W47];&quot;NC&quot;)" office:value-type="float" office:value="0" calcext:value-type="float">
            <text:p>0</text:p>
          </table:table-cell>
          <table:table-cell table:style-name="ce188" table:formula="of:=COUNTIF([.D47:.W47];&quot;NA&quot;)" office:value-type="float" office:value="0" calcext:value-type="float">
            <text:p>0</text:p>
          </table:table-cell>
          <table:table-cell table:style-name="ce188" table:formula="of:=COUNTIF([.D47:.W47];&quot;NT&quot;)" office:value-type="float" office:value="2" calcext:value-type="float">
            <text:p>2</text:p>
          </table:table-cell>
          <table:table-cell table:formula="of:=IF([.Y47]&gt;0;&quot;NC&quot;;IF([.X47]&gt;0;&quot;C&quot;;IF([.AA47]&gt;0;&quot;NT&quot;;&quot;NA&quot;)))" office:value-type="string" office:string-value="NT" calcext:value-type="string">
            <text:p>NT</text:p>
          </table:table-cell>
          <table:table-cell office:value-type="float" office:value="7" calcext:value-type="float">
            <text:p>7</text:p>
          </table:table-cell>
          <table:table-cell table:style-name="ce46" table:formula="of:=[Critères.$B41]" office:value-type="string" office:string-value="7.2" calcext:value-type="string">
            <text:p>7.2</text:p>
          </table:table-cell>
          <table:table-cell table:style-name="ce46" table:formula="of:=[Critères.$A40]" office:value-type="string" office:string-value="SCRIPTS" calcext:value-type="string">
            <text:p>SCRIPTS</text:p>
          </table:table-cell>
          <table:table-cell table:formula="of:=[P01.$E42]" office:value-type="string" office:string-value="N" calcext:value-type="string">
            <text:p>N</text:p>
          </table:table-cell>
          <table:table-cell table:formula="of:=[#REF!]" office:value-type="string" office:string-value="" calcext:value-type="error">
            <text:p>#REF!</text:p>
          </table:table-cell>
          <table:table-cell table:formula="of:=[P03.$E4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47:.AY47];&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46" table:formula="of:=[Critères.$B42]" office:value-type="string" office:string-value="7.3" calcext:value-type="string">
            <text:p>7.3</text:p>
          </table:table-cell>
          <table:table-cell table:style-name="ce46" table:formula="of:=[Critères.$A40]" office:value-type="string" office:string-value="SCRIPTS" calcext:value-type="string">
            <text:p>SCRIPTS</text:p>
          </table:table-cell>
          <table:table-cell table:formula="of:=[P01.$D43]" office:value-type="string" office:string-value="NT" calcext:value-type="string">
            <text:p>NT</text:p>
          </table:table-cell>
          <table:table-cell table:formula="of:=[#REF!]" office:value-type="string" office:string-value="" calcext:value-type="error">
            <text:p>#REF!</text:p>
          </table:table-cell>
          <table:table-cell table:formula="of:=[P03.$D4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48:.W48];&quot;C&quot;)" office:value-type="float" office:value="0" calcext:value-type="float">
            <text:p>0</text:p>
          </table:table-cell>
          <table:table-cell table:style-name="ce188" table:formula="of:=COUNTIF([.D48:.W48];&quot;NC&quot;)" office:value-type="float" office:value="0" calcext:value-type="float">
            <text:p>0</text:p>
          </table:table-cell>
          <table:table-cell table:style-name="ce188" table:formula="of:=COUNTIF([.D48:.W48];&quot;NA&quot;)" office:value-type="float" office:value="0" calcext:value-type="float">
            <text:p>0</text:p>
          </table:table-cell>
          <table:table-cell table:style-name="ce188" table:formula="of:=COUNTIF([.D48:.W48];&quot;NT&quot;)" office:value-type="float" office:value="2" calcext:value-type="float">
            <text:p>2</text:p>
          </table:table-cell>
          <table:table-cell table:formula="of:=IF([.Y48]&gt;0;&quot;NC&quot;;IF([.X48]&gt;0;&quot;C&quot;;IF([.AA48]&gt;0;&quot;NT&quot;;&quot;NA&quot;)))" office:value-type="string" office:string-value="NT" calcext:value-type="string">
            <text:p>NT</text:p>
          </table:table-cell>
          <table:table-cell office:value-type="float" office:value="7" calcext:value-type="float">
            <text:p>7</text:p>
          </table:table-cell>
          <table:table-cell table:style-name="ce46" table:formula="of:=[Critères.$B42]" office:value-type="string" office:string-value="7.3" calcext:value-type="string">
            <text:p>7.3</text:p>
          </table:table-cell>
          <table:table-cell table:style-name="ce46" table:formula="of:=[Critères.$A40]" office:value-type="string" office:string-value="SCRIPTS" calcext:value-type="string">
            <text:p>SCRIPTS</text:p>
          </table:table-cell>
          <table:table-cell table:formula="of:=[P01.$E43]" office:value-type="string" office:string-value="N" calcext:value-type="string">
            <text:p>N</text:p>
          </table:table-cell>
          <table:table-cell table:formula="of:=[#REF!]" office:value-type="string" office:string-value="" calcext:value-type="error">
            <text:p>#REF!</text:p>
          </table:table-cell>
          <table:table-cell table:formula="of:=[P03.$E4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48:.AY48];&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46" table:formula="of:=[Critères.$B43]" office:value-type="string" office:string-value="7.4" calcext:value-type="string">
            <text:p>7.4</text:p>
          </table:table-cell>
          <table:table-cell table:style-name="ce46" table:formula="of:=[Critères.$A40]" office:value-type="string" office:string-value="SCRIPTS" calcext:value-type="string">
            <text:p>SCRIPTS</text:p>
          </table:table-cell>
          <table:table-cell table:formula="of:=[P01.$D44]" office:value-type="string" office:string-value="NT" calcext:value-type="string">
            <text:p>NT</text:p>
          </table:table-cell>
          <table:table-cell table:formula="of:=[#REF!]" office:value-type="string" office:string-value="" calcext:value-type="error">
            <text:p>#REF!</text:p>
          </table:table-cell>
          <table:table-cell table:formula="of:=[P03.$D4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49:.W49];&quot;C&quot;)" office:value-type="float" office:value="0" calcext:value-type="float">
            <text:p>0</text:p>
          </table:table-cell>
          <table:table-cell table:style-name="ce188" table:formula="of:=COUNTIF([.D49:.W49];&quot;NC&quot;)" office:value-type="float" office:value="0" calcext:value-type="float">
            <text:p>0</text:p>
          </table:table-cell>
          <table:table-cell table:style-name="ce188" table:formula="of:=COUNTIF([.D49:.W49];&quot;NA&quot;)" office:value-type="float" office:value="0" calcext:value-type="float">
            <text:p>0</text:p>
          </table:table-cell>
          <table:table-cell table:style-name="ce188" table:formula="of:=COUNTIF([.D49:.W49];&quot;NT&quot;)" office:value-type="float" office:value="2" calcext:value-type="float">
            <text:p>2</text:p>
          </table:table-cell>
          <table:table-cell table:formula="of:=IF([.Y49]&gt;0;&quot;NC&quot;;IF([.X49]&gt;0;&quot;C&quot;;IF([.AA49]&gt;0;&quot;NT&quot;;&quot;NA&quot;)))" office:value-type="string" office:string-value="NT" calcext:value-type="string">
            <text:p>NT</text:p>
          </table:table-cell>
          <table:table-cell office:value-type="float" office:value="7" calcext:value-type="float">
            <text:p>7</text:p>
          </table:table-cell>
          <table:table-cell table:style-name="ce46" table:formula="of:=[Critères.$B43]" office:value-type="string" office:string-value="7.4" calcext:value-type="string">
            <text:p>7.4</text:p>
          </table:table-cell>
          <table:table-cell table:style-name="ce46" table:formula="of:=[Critères.$A40]" office:value-type="string" office:string-value="SCRIPTS" calcext:value-type="string">
            <text:p>SCRIPTS</text:p>
          </table:table-cell>
          <table:table-cell table:formula="of:=[P01.$E44]" office:value-type="string" office:string-value="N" calcext:value-type="string">
            <text:p>N</text:p>
          </table:table-cell>
          <table:table-cell table:formula="of:=[#REF!]" office:value-type="string" office:string-value="" calcext:value-type="error">
            <text:p>#REF!</text:p>
          </table:table-cell>
          <table:table-cell table:formula="of:=[P03.$E4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49:.AY49];&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46" table:formula="of:=[Critères.$B44]" office:value-type="string" office:string-value="7.5" calcext:value-type="string">
            <text:p>7.5</text:p>
          </table:table-cell>
          <table:table-cell table:style-name="ce46" table:formula="of:=[Critères.$A40]" office:value-type="string" office:string-value="SCRIPTS" calcext:value-type="string">
            <text:p>SCRIPTS</text:p>
          </table:table-cell>
          <table:table-cell table:formula="of:=[P01.$D45]" office:value-type="string" office:string-value="NT" calcext:value-type="string">
            <text:p>NT</text:p>
          </table:table-cell>
          <table:table-cell table:formula="of:=[#REF!]" office:value-type="string" office:string-value="" calcext:value-type="error">
            <text:p>#REF!</text:p>
          </table:table-cell>
          <table:table-cell table:formula="of:=[P03.$D4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50:.W50];&quot;C&quot;)" office:value-type="float" office:value="0" calcext:value-type="float">
            <text:p>0</text:p>
          </table:table-cell>
          <table:table-cell table:style-name="ce188" table:formula="of:=COUNTIF([.D50:.W50];&quot;NC&quot;)" office:value-type="float" office:value="0" calcext:value-type="float">
            <text:p>0</text:p>
          </table:table-cell>
          <table:table-cell table:style-name="ce188" table:formula="of:=COUNTIF([.D50:.W50];&quot;NA&quot;)" office:value-type="float" office:value="0" calcext:value-type="float">
            <text:p>0</text:p>
          </table:table-cell>
          <table:table-cell table:style-name="ce188" table:formula="of:=COUNTIF([.D50:.W50];&quot;NT&quot;)" office:value-type="float" office:value="2" calcext:value-type="float">
            <text:p>2</text:p>
          </table:table-cell>
          <table:table-cell table:formula="of:=IF([.Y50]&gt;0;&quot;NC&quot;;IF([.X50]&gt;0;&quot;C&quot;;IF([.AA50]&gt;0;&quot;NT&quot;;&quot;NA&quot;)))" office:value-type="string" office:string-value="NT" calcext:value-type="string">
            <text:p>NT</text:p>
          </table:table-cell>
          <table:table-cell office:value-type="float" office:value="7" calcext:value-type="float">
            <text:p>7</text:p>
          </table:table-cell>
          <table:table-cell table:style-name="ce46" table:formula="of:=[Critères.$B44]" office:value-type="string" office:string-value="7.5" calcext:value-type="string">
            <text:p>7.5</text:p>
          </table:table-cell>
          <table:table-cell table:style-name="ce46" table:formula="of:=[Critères.$A40]" office:value-type="string" office:string-value="SCRIPTS" calcext:value-type="string">
            <text:p>SCRIPTS</text:p>
          </table:table-cell>
          <table:table-cell table:formula="of:=[P01.$E45]" office:value-type="string" office:string-value="N" calcext:value-type="string">
            <text:p>N</text:p>
          </table:table-cell>
          <table:table-cell table:formula="of:=[#REF!]" office:value-type="string" office:string-value="" calcext:value-type="error">
            <text:p>#REF!</text:p>
          </table:table-cell>
          <table:table-cell table:formula="of:=[P03.$E4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50:.AY50];&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1" table:formula="of:=SUM([.X46:.X50])" office:value-type="float" office:value="0" calcext:value-type="float">
            <text:p>0</text:p>
          </table:table-cell>
          <table:table-cell table:style-name="ce191" table:formula="of:=SUM([.Y46:.Y50])" office:value-type="float" office:value="0" calcext:value-type="float">
            <text:p>0</text:p>
          </table:table-cell>
          <table:table-cell table:style-name="ce191" table:formula="of:=SUM([.Z46:.Z50])" office:value-type="float" office:value="0" calcext:value-type="float">
            <text:p>0</text:p>
          </table:table-cell>
          <table:table-cell table:style-name="ce191" table:formula="of:=SUM([.AA46:.AA50])" office:value-type="float" office:value="10" calcext:value-type="float">
            <text:p>10</text:p>
          </table:table-cell>
          <table:table-cell/>
          <table:table-cell table:style-name="ce183"/>
          <table:table-cell table:style-name="ce184" table:number-columns-repeated="22"/>
          <table:table-cell table:style-name="ce191" table:formula="of:=SUM([.AZ46:.AZ50])"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45]" office:value-type="string" office:string-value="8.1" calcext:value-type="string">
            <text:p>8.1</text:p>
          </table:table-cell>
          <table:table-cell table:style-name="ce46" table:formula="of:=[Critères.$A45]" office:value-type="string" office:string-value="ÉLÉMENTS OBLIGATOIRES" calcext:value-type="string">
            <text:p>ÉLÉMENTS OBLIGATOIRES</text:p>
          </table:table-cell>
          <table:table-cell table:formula="of:=[P01.$D46]" office:value-type="string" office:string-value="NT" calcext:value-type="string">
            <text:p>NT</text:p>
          </table:table-cell>
          <table:table-cell table:formula="of:=[#REF!]" office:value-type="string" office:string-value="" calcext:value-type="error">
            <text:p>#REF!</text:p>
          </table:table-cell>
          <table:table-cell table:formula="of:=[P03.$D4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52:.W52];&quot;C&quot;)" office:value-type="float" office:value="0" calcext:value-type="float">
            <text:p>0</text:p>
          </table:table-cell>
          <table:table-cell table:style-name="ce188" table:formula="of:=COUNTIF([.D52:.W52];&quot;NC&quot;)" office:value-type="float" office:value="0" calcext:value-type="float">
            <text:p>0</text:p>
          </table:table-cell>
          <table:table-cell table:style-name="ce188" table:formula="of:=COUNTIF([.D52:.W52];&quot;NA&quot;)" office:value-type="float" office:value="0" calcext:value-type="float">
            <text:p>0</text:p>
          </table:table-cell>
          <table:table-cell table:style-name="ce188" table:formula="of:=COUNTIF([.D52:.W52];&quot;NT&quot;)" office:value-type="float" office:value="2" calcext:value-type="float">
            <text:p>2</text:p>
          </table:table-cell>
          <table:table-cell table:formula="of:=IF([.Y52]&gt;0;&quot;NC&quot;;IF([.X52]&gt;0;&quot;C&quot;;IF([.AA52]&gt;0;&quot;NT&quot;;&quot;NA&quot;)))" office:value-type="string" office:string-value="NT" calcext:value-type="string">
            <text:p>NT</text:p>
          </table:table-cell>
          <table:table-cell office:value-type="float" office:value="8" calcext:value-type="float">
            <text:p>8</text:p>
          </table:table-cell>
          <table:table-cell table:style-name="ce46" table:formula="of:=[Critères.$B45]" office:value-type="string" office:string-value="8.1" calcext:value-type="string">
            <text:p>8.1</text:p>
          </table:table-cell>
          <table:table-cell table:style-name="ce46" table:formula="of:=[Critères.$A45]" office:value-type="string" office:string-value="ÉLÉMENTS OBLIGATOIRES" calcext:value-type="string">
            <text:p>ÉLÉMENTS OBLIGATOIRES</text:p>
          </table:table-cell>
          <table:table-cell table:formula="of:=[P01.$E46]" office:value-type="string" office:string-value="N" calcext:value-type="string">
            <text:p>N</text:p>
          </table:table-cell>
          <table:table-cell table:formula="of:=[#REF!]" office:value-type="string" office:string-value="" calcext:value-type="error">
            <text:p>#REF!</text:p>
          </table:table-cell>
          <table:table-cell table:formula="of:=[P03.$E4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52:.AY52];&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46]" office:value-type="string" office:string-value="8.2" calcext:value-type="string">
            <text:p>8.2</text:p>
          </table:table-cell>
          <table:table-cell table:style-name="ce46" table:formula="of:=[Critères.$A45]" office:value-type="string" office:string-value="ÉLÉMENTS OBLIGATOIRES" calcext:value-type="string">
            <text:p>ÉLÉMENTS OBLIGATOIRES</text:p>
          </table:table-cell>
          <table:table-cell table:formula="of:=[P01.$D47]" office:value-type="string" office:string-value="NT" calcext:value-type="string">
            <text:p>NT</text:p>
          </table:table-cell>
          <table:table-cell table:formula="of:=[#REF!]" office:value-type="string" office:string-value="" calcext:value-type="error">
            <text:p>#REF!</text:p>
          </table:table-cell>
          <table:table-cell table:formula="of:=[P03.$D4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53:.W53];&quot;C&quot;)" office:value-type="float" office:value="0" calcext:value-type="float">
            <text:p>0</text:p>
          </table:table-cell>
          <table:table-cell table:style-name="ce188" table:formula="of:=COUNTIF([.D53:.W53];&quot;NC&quot;)" office:value-type="float" office:value="0" calcext:value-type="float">
            <text:p>0</text:p>
          </table:table-cell>
          <table:table-cell table:style-name="ce188" table:formula="of:=COUNTIF([.D53:.W53];&quot;NA&quot;)" office:value-type="float" office:value="0" calcext:value-type="float">
            <text:p>0</text:p>
          </table:table-cell>
          <table:table-cell table:style-name="ce188" table:formula="of:=COUNTIF([.D53:.W53];&quot;NT&quot;)" office:value-type="float" office:value="2" calcext:value-type="float">
            <text:p>2</text:p>
          </table:table-cell>
          <table:table-cell table:formula="of:=IF([.Y53]&gt;0;&quot;NC&quot;;IF([.X53]&gt;0;&quot;C&quot;;IF([.AA53]&gt;0;&quot;NT&quot;;&quot;NA&quot;)))" office:value-type="string" office:string-value="NT" calcext:value-type="string">
            <text:p>NT</text:p>
          </table:table-cell>
          <table:table-cell office:value-type="float" office:value="8" calcext:value-type="float">
            <text:p>8</text:p>
          </table:table-cell>
          <table:table-cell table:style-name="ce46" table:formula="of:=[Critères.$B46]" office:value-type="string" office:string-value="8.2" calcext:value-type="string">
            <text:p>8.2</text:p>
          </table:table-cell>
          <table:table-cell table:style-name="ce46" table:formula="of:=[Critères.$A45]" office:value-type="string" office:string-value="ÉLÉMENTS OBLIGATOIRES" calcext:value-type="string">
            <text:p>ÉLÉMENTS OBLIGATOIRES</text:p>
          </table:table-cell>
          <table:table-cell table:formula="of:=[P01.$E47]" office:value-type="string" office:string-value="N" calcext:value-type="string">
            <text:p>N</text:p>
          </table:table-cell>
          <table:table-cell table:formula="of:=[#REF!]" office:value-type="string" office:string-value="" calcext:value-type="error">
            <text:p>#REF!</text:p>
          </table:table-cell>
          <table:table-cell table:formula="of:=[P03.$E4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53:.AY53];&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47]" office:value-type="string" office:string-value="8.3" calcext:value-type="string">
            <text:p>8.3</text:p>
          </table:table-cell>
          <table:table-cell table:style-name="ce46" table:formula="of:=[Critères.$A45]" office:value-type="string" office:string-value="ÉLÉMENTS OBLIGATOIRES" calcext:value-type="string">
            <text:p>ÉLÉMENTS OBLIGATOIRES</text:p>
          </table:table-cell>
          <table:table-cell table:formula="of:=[P01.$D48]" office:value-type="string" office:string-value="NT" calcext:value-type="string">
            <text:p>NT</text:p>
          </table:table-cell>
          <table:table-cell table:formula="of:=[#REF!]" office:value-type="string" office:string-value="" calcext:value-type="error">
            <text:p>#REF!</text:p>
          </table:table-cell>
          <table:table-cell table:formula="of:=[P03.$D4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54:.W54];&quot;C&quot;)" office:value-type="float" office:value="0" calcext:value-type="float">
            <text:p>0</text:p>
          </table:table-cell>
          <table:table-cell table:style-name="ce188" table:formula="of:=COUNTIF([.D54:.W54];&quot;NC&quot;)" office:value-type="float" office:value="0" calcext:value-type="float">
            <text:p>0</text:p>
          </table:table-cell>
          <table:table-cell table:style-name="ce188" table:formula="of:=COUNTIF([.D54:.W54];&quot;NA&quot;)" office:value-type="float" office:value="0" calcext:value-type="float">
            <text:p>0</text:p>
          </table:table-cell>
          <table:table-cell table:style-name="ce188" table:formula="of:=COUNTIF([.D54:.W54];&quot;NT&quot;)" office:value-type="float" office:value="2" calcext:value-type="float">
            <text:p>2</text:p>
          </table:table-cell>
          <table:table-cell table:formula="of:=IF([.Y54]&gt;0;&quot;NC&quot;;IF([.X54]&gt;0;&quot;C&quot;;IF([.AA54]&gt;0;&quot;NT&quot;;&quot;NA&quot;)))" office:value-type="string" office:string-value="NT" calcext:value-type="string">
            <text:p>NT</text:p>
          </table:table-cell>
          <table:table-cell office:value-type="float" office:value="8" calcext:value-type="float">
            <text:p>8</text:p>
          </table:table-cell>
          <table:table-cell table:style-name="ce46" table:formula="of:=[Critères.$B47]" office:value-type="string" office:string-value="8.3" calcext:value-type="string">
            <text:p>8.3</text:p>
          </table:table-cell>
          <table:table-cell table:style-name="ce46" table:formula="of:=[Critères.$A45]" office:value-type="string" office:string-value="ÉLÉMENTS OBLIGATOIRES" calcext:value-type="string">
            <text:p>ÉLÉMENTS OBLIGATOIRES</text:p>
          </table:table-cell>
          <table:table-cell table:formula="of:=[P01.$E48]" office:value-type="string" office:string-value="N" calcext:value-type="string">
            <text:p>N</text:p>
          </table:table-cell>
          <table:table-cell table:formula="of:=[#REF!]" office:value-type="string" office:string-value="" calcext:value-type="error">
            <text:p>#REF!</text:p>
          </table:table-cell>
          <table:table-cell table:formula="of:=[P03.$E4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54:.AY54];&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48]" office:value-type="string" office:string-value="8.4" calcext:value-type="string">
            <text:p>8.4</text:p>
          </table:table-cell>
          <table:table-cell table:style-name="ce46" table:formula="of:=[Critères.$A45]" office:value-type="string" office:string-value="ÉLÉMENTS OBLIGATOIRES" calcext:value-type="string">
            <text:p>ÉLÉMENTS OBLIGATOIRES</text:p>
          </table:table-cell>
          <table:table-cell table:formula="of:=[P01.$D49]" office:value-type="string" office:string-value="NT" calcext:value-type="string">
            <text:p>NT</text:p>
          </table:table-cell>
          <table:table-cell table:formula="of:=[#REF!]" office:value-type="string" office:string-value="" calcext:value-type="error">
            <text:p>#REF!</text:p>
          </table:table-cell>
          <table:table-cell table:formula="of:=[P03.$D4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55:.W55];&quot;C&quot;)" office:value-type="float" office:value="0" calcext:value-type="float">
            <text:p>0</text:p>
          </table:table-cell>
          <table:table-cell table:style-name="ce188" table:formula="of:=COUNTIF([.D55:.W55];&quot;NC&quot;)" office:value-type="float" office:value="0" calcext:value-type="float">
            <text:p>0</text:p>
          </table:table-cell>
          <table:table-cell table:style-name="ce188" table:formula="of:=COUNTIF([.D55:.W55];&quot;NA&quot;)" office:value-type="float" office:value="0" calcext:value-type="float">
            <text:p>0</text:p>
          </table:table-cell>
          <table:table-cell table:style-name="ce188" table:formula="of:=COUNTIF([.D55:.W55];&quot;NT&quot;)" office:value-type="float" office:value="2" calcext:value-type="float">
            <text:p>2</text:p>
          </table:table-cell>
          <table:table-cell table:formula="of:=IF([.Y55]&gt;0;&quot;NC&quot;;IF([.X55]&gt;0;&quot;C&quot;;IF([.AA55]&gt;0;&quot;NT&quot;;&quot;NA&quot;)))" office:value-type="string" office:string-value="NT" calcext:value-type="string">
            <text:p>NT</text:p>
          </table:table-cell>
          <table:table-cell office:value-type="float" office:value="8" calcext:value-type="float">
            <text:p>8</text:p>
          </table:table-cell>
          <table:table-cell table:style-name="ce46" table:formula="of:=[Critères.$B48]" office:value-type="string" office:string-value="8.4" calcext:value-type="string">
            <text:p>8.4</text:p>
          </table:table-cell>
          <table:table-cell table:style-name="ce46" table:formula="of:=[Critères.$A45]" office:value-type="string" office:string-value="ÉLÉMENTS OBLIGATOIRES" calcext:value-type="string">
            <text:p>ÉLÉMENTS OBLIGATOIRES</text:p>
          </table:table-cell>
          <table:table-cell table:formula="of:=[P01.$E49]" office:value-type="string" office:string-value="N" calcext:value-type="string">
            <text:p>N</text:p>
          </table:table-cell>
          <table:table-cell table:formula="of:=[#REF!]" office:value-type="string" office:string-value="" calcext:value-type="error">
            <text:p>#REF!</text:p>
          </table:table-cell>
          <table:table-cell table:formula="of:=[P03.$E4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55:.AY55];&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49]" office:value-type="string" office:string-value="8.5" calcext:value-type="string">
            <text:p>8.5</text:p>
          </table:table-cell>
          <table:table-cell table:style-name="ce46" table:formula="of:=[Critères.$A45]" office:value-type="string" office:string-value="ÉLÉMENTS OBLIGATOIRES" calcext:value-type="string">
            <text:p>ÉLÉMENTS OBLIGATOIRES</text:p>
          </table:table-cell>
          <table:table-cell table:formula="of:=[P01.$D50]" office:value-type="string" office:string-value="NT" calcext:value-type="string">
            <text:p>NT</text:p>
          </table:table-cell>
          <table:table-cell table:formula="of:=[#REF!]" office:value-type="string" office:string-value="" calcext:value-type="error">
            <text:p>#REF!</text:p>
          </table:table-cell>
          <table:table-cell table:formula="of:=[P03.$D5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56:.W56];&quot;C&quot;)" office:value-type="float" office:value="0" calcext:value-type="float">
            <text:p>0</text:p>
          </table:table-cell>
          <table:table-cell table:style-name="ce188" table:formula="of:=COUNTIF([.D56:.W56];&quot;NC&quot;)" office:value-type="float" office:value="0" calcext:value-type="float">
            <text:p>0</text:p>
          </table:table-cell>
          <table:table-cell table:style-name="ce188" table:formula="of:=COUNTIF([.D56:.W56];&quot;NA&quot;)" office:value-type="float" office:value="0" calcext:value-type="float">
            <text:p>0</text:p>
          </table:table-cell>
          <table:table-cell table:style-name="ce188" table:formula="of:=COUNTIF([.D56:.W56];&quot;NT&quot;)" office:value-type="float" office:value="2" calcext:value-type="float">
            <text:p>2</text:p>
          </table:table-cell>
          <table:table-cell table:formula="of:=IF([.Y56]&gt;0;&quot;NC&quot;;IF([.X56]&gt;0;&quot;C&quot;;IF([.AA56]&gt;0;&quot;NT&quot;;&quot;NA&quot;)))" office:value-type="string" office:string-value="NT" calcext:value-type="string">
            <text:p>NT</text:p>
          </table:table-cell>
          <table:table-cell office:value-type="float" office:value="8" calcext:value-type="float">
            <text:p>8</text:p>
          </table:table-cell>
          <table:table-cell table:style-name="ce46" table:formula="of:=[Critères.$B49]" office:value-type="string" office:string-value="8.5" calcext:value-type="string">
            <text:p>8.5</text:p>
          </table:table-cell>
          <table:table-cell table:style-name="ce46" table:formula="of:=[Critères.$A45]" office:value-type="string" office:string-value="ÉLÉMENTS OBLIGATOIRES" calcext:value-type="string">
            <text:p>ÉLÉMENTS OBLIGATOIRES</text:p>
          </table:table-cell>
          <table:table-cell table:formula="of:=[P01.$E50]" office:value-type="string" office:string-value="N" calcext:value-type="string">
            <text:p>N</text:p>
          </table:table-cell>
          <table:table-cell table:formula="of:=[#REF!]" office:value-type="string" office:string-value="" calcext:value-type="error">
            <text:p>#REF!</text:p>
          </table:table-cell>
          <table:table-cell table:formula="of:=[P03.$E5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56:.AY56];&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50]" office:value-type="string" office:string-value="8.6" calcext:value-type="string">
            <text:p>8.6</text:p>
          </table:table-cell>
          <table:table-cell table:style-name="ce46" table:formula="of:=[Critères.$A45]" office:value-type="string" office:string-value="ÉLÉMENTS OBLIGATOIRES" calcext:value-type="string">
            <text:p>ÉLÉMENTS OBLIGATOIRES</text:p>
          </table:table-cell>
          <table:table-cell table:formula="of:=[P01.$D51]" office:value-type="string" office:string-value="NT" calcext:value-type="string">
            <text:p>NT</text:p>
          </table:table-cell>
          <table:table-cell table:formula="of:=[#REF!]" office:value-type="string" office:string-value="" calcext:value-type="error">
            <text:p>#REF!</text:p>
          </table:table-cell>
          <table:table-cell table:formula="of:=[P03.$D5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57:.W57];&quot;C&quot;)" office:value-type="float" office:value="0" calcext:value-type="float">
            <text:p>0</text:p>
          </table:table-cell>
          <table:table-cell table:style-name="ce188" table:formula="of:=COUNTIF([.D57:.W57];&quot;NC&quot;)" office:value-type="float" office:value="0" calcext:value-type="float">
            <text:p>0</text:p>
          </table:table-cell>
          <table:table-cell table:style-name="ce188" table:formula="of:=COUNTIF([.D57:.W57];&quot;NA&quot;)" office:value-type="float" office:value="0" calcext:value-type="float">
            <text:p>0</text:p>
          </table:table-cell>
          <table:table-cell table:style-name="ce188" table:formula="of:=COUNTIF([.D57:.W57];&quot;NT&quot;)" office:value-type="float" office:value="2" calcext:value-type="float">
            <text:p>2</text:p>
          </table:table-cell>
          <table:table-cell table:formula="of:=IF([.Y57]&gt;0;&quot;NC&quot;;IF([.X57]&gt;0;&quot;C&quot;;IF([.AA57]&gt;0;&quot;NT&quot;;&quot;NA&quot;)))" office:value-type="string" office:string-value="NT" calcext:value-type="string">
            <text:p>NT</text:p>
          </table:table-cell>
          <table:table-cell office:value-type="float" office:value="8" calcext:value-type="float">
            <text:p>8</text:p>
          </table:table-cell>
          <table:table-cell table:style-name="ce46" table:formula="of:=[Critères.$B50]" office:value-type="string" office:string-value="8.6" calcext:value-type="string">
            <text:p>8.6</text:p>
          </table:table-cell>
          <table:table-cell table:style-name="ce46" table:formula="of:=[Critères.$A45]" office:value-type="string" office:string-value="ÉLÉMENTS OBLIGATOIRES" calcext:value-type="string">
            <text:p>ÉLÉMENTS OBLIGATOIRES</text:p>
          </table:table-cell>
          <table:table-cell table:formula="of:=[P01.$E51]" office:value-type="string" office:string-value="N" calcext:value-type="string">
            <text:p>N</text:p>
          </table:table-cell>
          <table:table-cell table:formula="of:=[#REF!]" office:value-type="string" office:string-value="" calcext:value-type="error">
            <text:p>#REF!</text:p>
          </table:table-cell>
          <table:table-cell table:formula="of:=[P03.$E5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57:.AY57];&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51]" office:value-type="string" office:string-value="8.7" calcext:value-type="string">
            <text:p>8.7</text:p>
          </table:table-cell>
          <table:table-cell table:style-name="ce46" table:formula="of:=[Critères.$A45]" office:value-type="string" office:string-value="ÉLÉMENTS OBLIGATOIRES" calcext:value-type="string">
            <text:p>ÉLÉMENTS OBLIGATOIRES</text:p>
          </table:table-cell>
          <table:table-cell table:formula="of:=[P01.$D52]" office:value-type="string" office:string-value="NT" calcext:value-type="string">
            <text:p>NT</text:p>
          </table:table-cell>
          <table:table-cell table:formula="of:=[#REF!]" office:value-type="string" office:string-value="" calcext:value-type="error">
            <text:p>#REF!</text:p>
          </table:table-cell>
          <table:table-cell table:formula="of:=[P03.$D5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58:.W58];&quot;C&quot;)" office:value-type="float" office:value="0" calcext:value-type="float">
            <text:p>0</text:p>
          </table:table-cell>
          <table:table-cell table:style-name="ce188" table:formula="of:=COUNTIF([.D58:.W58];&quot;NC&quot;)" office:value-type="float" office:value="0" calcext:value-type="float">
            <text:p>0</text:p>
          </table:table-cell>
          <table:table-cell table:style-name="ce188" table:formula="of:=COUNTIF([.D58:.W58];&quot;NA&quot;)" office:value-type="float" office:value="0" calcext:value-type="float">
            <text:p>0</text:p>
          </table:table-cell>
          <table:table-cell table:style-name="ce188" table:formula="of:=COUNTIF([.D58:.W58];&quot;NT&quot;)" office:value-type="float" office:value="2" calcext:value-type="float">
            <text:p>2</text:p>
          </table:table-cell>
          <table:table-cell table:formula="of:=IF([.Y58]&gt;0;&quot;NC&quot;;IF([.X58]&gt;0;&quot;C&quot;;IF([.AA58]&gt;0;&quot;NT&quot;;&quot;NA&quot;)))" office:value-type="string" office:string-value="NT" calcext:value-type="string">
            <text:p>NT</text:p>
          </table:table-cell>
          <table:table-cell office:value-type="float" office:value="8" calcext:value-type="float">
            <text:p>8</text:p>
          </table:table-cell>
          <table:table-cell table:style-name="ce46" table:formula="of:=[Critères.$B51]" office:value-type="string" office:string-value="8.7" calcext:value-type="string">
            <text:p>8.7</text:p>
          </table:table-cell>
          <table:table-cell table:style-name="ce46" table:formula="of:=[Critères.$A45]" office:value-type="string" office:string-value="ÉLÉMENTS OBLIGATOIRES" calcext:value-type="string">
            <text:p>ÉLÉMENTS OBLIGATOIRES</text:p>
          </table:table-cell>
          <table:table-cell table:formula="of:=[P01.$E52]" office:value-type="string" office:string-value="N" calcext:value-type="string">
            <text:p>N</text:p>
          </table:table-cell>
          <table:table-cell table:formula="of:=[#REF!]" office:value-type="string" office:string-value="" calcext:value-type="error">
            <text:p>#REF!</text:p>
          </table:table-cell>
          <table:table-cell table:formula="of:=[P03.$E5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58:.AY58];&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52]" office:value-type="string" office:string-value="8.8" calcext:value-type="string">
            <text:p>8.8</text:p>
          </table:table-cell>
          <table:table-cell table:style-name="ce46" table:formula="of:=[Critères.$A45]" office:value-type="string" office:string-value="ÉLÉMENTS OBLIGATOIRES" calcext:value-type="string">
            <text:p>ÉLÉMENTS OBLIGATOIRES</text:p>
          </table:table-cell>
          <table:table-cell table:formula="of:=[P01.$D53]" office:value-type="string" office:string-value="NT" calcext:value-type="string">
            <text:p>NT</text:p>
          </table:table-cell>
          <table:table-cell table:formula="of:=[#REF!]" office:value-type="string" office:string-value="" calcext:value-type="error">
            <text:p>#REF!</text:p>
          </table:table-cell>
          <table:table-cell table:formula="of:=[P03.$D5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59:.W59];&quot;C&quot;)" office:value-type="float" office:value="0" calcext:value-type="float">
            <text:p>0</text:p>
          </table:table-cell>
          <table:table-cell table:style-name="ce188" table:formula="of:=COUNTIF([.D59:.W59];&quot;NC&quot;)" office:value-type="float" office:value="0" calcext:value-type="float">
            <text:p>0</text:p>
          </table:table-cell>
          <table:table-cell table:style-name="ce188" table:formula="of:=COUNTIF([.D59:.W59];&quot;NA&quot;)" office:value-type="float" office:value="0" calcext:value-type="float">
            <text:p>0</text:p>
          </table:table-cell>
          <table:table-cell table:style-name="ce188" table:formula="of:=COUNTIF([.D59:.W59];&quot;NT&quot;)" office:value-type="float" office:value="2" calcext:value-type="float">
            <text:p>2</text:p>
          </table:table-cell>
          <table:table-cell table:formula="of:=IF([.Y59]&gt;0;&quot;NC&quot;;IF([.X59]&gt;0;&quot;C&quot;;IF([.AA59]&gt;0;&quot;NT&quot;;&quot;NA&quot;)))" office:value-type="string" office:string-value="NT" calcext:value-type="string">
            <text:p>NT</text:p>
          </table:table-cell>
          <table:table-cell office:value-type="float" office:value="8" calcext:value-type="float">
            <text:p>8</text:p>
          </table:table-cell>
          <table:table-cell table:style-name="ce46" table:formula="of:=[Critères.$B52]" office:value-type="string" office:string-value="8.8" calcext:value-type="string">
            <text:p>8.8</text:p>
          </table:table-cell>
          <table:table-cell table:style-name="ce46" table:formula="of:=[Critères.$A45]" office:value-type="string" office:string-value="ÉLÉMENTS OBLIGATOIRES" calcext:value-type="string">
            <text:p>ÉLÉMENTS OBLIGATOIRES</text:p>
          </table:table-cell>
          <table:table-cell table:formula="of:=[P01.$E53]" office:value-type="string" office:string-value="N" calcext:value-type="string">
            <text:p>N</text:p>
          </table:table-cell>
          <table:table-cell table:formula="of:=[#REF!]" office:value-type="string" office:string-value="" calcext:value-type="error">
            <text:p>#REF!</text:p>
          </table:table-cell>
          <table:table-cell table:formula="of:=[P03.$E5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59:.AY59];&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53]" office:value-type="string" office:string-value="8.9" calcext:value-type="string">
            <text:p>8.9</text:p>
          </table:table-cell>
          <table:table-cell table:style-name="ce46" table:formula="of:=[Critères.$A45]" office:value-type="string" office:string-value="ÉLÉMENTS OBLIGATOIRES" calcext:value-type="string">
            <text:p>ÉLÉMENTS OBLIGATOIRES</text:p>
          </table:table-cell>
          <table:table-cell table:formula="of:=[P01.$D54]" office:value-type="string" office:string-value="NT" calcext:value-type="string">
            <text:p>NT</text:p>
          </table:table-cell>
          <table:table-cell table:formula="of:=[#REF!]" office:value-type="string" office:string-value="" calcext:value-type="error">
            <text:p>#REF!</text:p>
          </table:table-cell>
          <table:table-cell table:formula="of:=[P03.$D5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60:.W60];&quot;C&quot;)" office:value-type="float" office:value="0" calcext:value-type="float">
            <text:p>0</text:p>
          </table:table-cell>
          <table:table-cell table:style-name="ce188" table:formula="of:=COUNTIF([.D60:.W60];&quot;NC&quot;)" office:value-type="float" office:value="0" calcext:value-type="float">
            <text:p>0</text:p>
          </table:table-cell>
          <table:table-cell table:style-name="ce188" table:formula="of:=COUNTIF([.D60:.W60];&quot;NA&quot;)" office:value-type="float" office:value="0" calcext:value-type="float">
            <text:p>0</text:p>
          </table:table-cell>
          <table:table-cell table:style-name="ce188" table:formula="of:=COUNTIF([.D60:.W60];&quot;NT&quot;)" office:value-type="float" office:value="2" calcext:value-type="float">
            <text:p>2</text:p>
          </table:table-cell>
          <table:table-cell table:formula="of:=IF([.Y60]&gt;0;&quot;NC&quot;;IF([.X60]&gt;0;&quot;C&quot;;IF([.AA60]&gt;0;&quot;NT&quot;;&quot;NA&quot;)))" office:value-type="string" office:string-value="NT" calcext:value-type="string">
            <text:p>NT</text:p>
          </table:table-cell>
          <table:table-cell office:value-type="float" office:value="8" calcext:value-type="float">
            <text:p>8</text:p>
          </table:table-cell>
          <table:table-cell table:style-name="ce46" table:formula="of:=[Critères.$B53]" office:value-type="string" office:string-value="8.9" calcext:value-type="string">
            <text:p>8.9</text:p>
          </table:table-cell>
          <table:table-cell table:style-name="ce46" table:formula="of:=[Critères.$A45]" office:value-type="string" office:string-value="ÉLÉMENTS OBLIGATOIRES" calcext:value-type="string">
            <text:p>ÉLÉMENTS OBLIGATOIRES</text:p>
          </table:table-cell>
          <table:table-cell table:formula="of:=[P01.$E54]" office:value-type="string" office:string-value="N" calcext:value-type="string">
            <text:p>N</text:p>
          </table:table-cell>
          <table:table-cell table:formula="of:=[#REF!]" office:value-type="string" office:string-value="" calcext:value-type="error">
            <text:p>#REF!</text:p>
          </table:table-cell>
          <table:table-cell table:formula="of:=[P03.$E5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60:.AY60];&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54]" office:value-type="string" office:string-value="8.10" calcext:value-type="string">
            <text:p>8.10</text:p>
          </table:table-cell>
          <table:table-cell table:style-name="ce46" table:formula="of:=[Critères.$A45]" office:value-type="string" office:string-value="ÉLÉMENTS OBLIGATOIRES" calcext:value-type="string">
            <text:p>ÉLÉMENTS OBLIGATOIRES</text:p>
          </table:table-cell>
          <table:table-cell table:formula="of:=[P01.$D55]" office:value-type="string" office:string-value="NT" calcext:value-type="string">
            <text:p>NT</text:p>
          </table:table-cell>
          <table:table-cell table:formula="of:=[#REF!]" office:value-type="string" office:string-value="" calcext:value-type="error">
            <text:p>#REF!</text:p>
          </table:table-cell>
          <table:table-cell table:formula="of:=[P03.$D5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61:.W61];&quot;C&quot;)" office:value-type="float" office:value="0" calcext:value-type="float">
            <text:p>0</text:p>
          </table:table-cell>
          <table:table-cell table:style-name="ce188" table:formula="of:=COUNTIF([.D61:.W61];&quot;NC&quot;)" office:value-type="float" office:value="0" calcext:value-type="float">
            <text:p>0</text:p>
          </table:table-cell>
          <table:table-cell table:style-name="ce188" table:formula="of:=COUNTIF([.D61:.W61];&quot;NA&quot;)" office:value-type="float" office:value="0" calcext:value-type="float">
            <text:p>0</text:p>
          </table:table-cell>
          <table:table-cell table:style-name="ce188" table:formula="of:=COUNTIF([.D61:.W61];&quot;NT&quot;)" office:value-type="float" office:value="2" calcext:value-type="float">
            <text:p>2</text:p>
          </table:table-cell>
          <table:table-cell table:formula="of:=IF([.Y61]&gt;0;&quot;NC&quot;;IF([.X61]&gt;0;&quot;C&quot;;IF([.AA61]&gt;0;&quot;NT&quot;;&quot;NA&quot;)))" office:value-type="string" office:string-value="NT" calcext:value-type="string">
            <text:p>NT</text:p>
          </table:table-cell>
          <table:table-cell office:value-type="float" office:value="8" calcext:value-type="float">
            <text:p>8</text:p>
          </table:table-cell>
          <table:table-cell table:style-name="ce46" table:formula="of:=[Critères.$B54]" office:value-type="string" office:string-value="8.10" calcext:value-type="string">
            <text:p>8.10</text:p>
          </table:table-cell>
          <table:table-cell table:style-name="ce46" table:formula="of:=[Critères.$A45]" office:value-type="string" office:string-value="ÉLÉMENTS OBLIGATOIRES" calcext:value-type="string">
            <text:p>ÉLÉMENTS OBLIGATOIRES</text:p>
          </table:table-cell>
          <table:table-cell table:formula="of:=[P01.$E55]" office:value-type="string" office:string-value="N" calcext:value-type="string">
            <text:p>N</text:p>
          </table:table-cell>
          <table:table-cell table:formula="of:=[#REF!]" office:value-type="string" office:string-value="" calcext:value-type="error">
            <text:p>#REF!</text:p>
          </table:table-cell>
          <table:table-cell table:formula="of:=[P03.$E5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61:.AY61];&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52:.X61])" office:value-type="float" office:value="0" calcext:value-type="float">
            <text:p>0</text:p>
          </table:table-cell>
          <table:table-cell table:style-name="ce190" table:formula="of:=SUM([.Y52:.Y61])" office:value-type="float" office:value="0" calcext:value-type="float">
            <text:p>0</text:p>
          </table:table-cell>
          <table:table-cell table:style-name="ce190" table:formula="of:=SUM([.Z52:.Z61])" office:value-type="float" office:value="0" calcext:value-type="float">
            <text:p>0</text:p>
          </table:table-cell>
          <table:table-cell table:style-name="ce190" table:formula="of:=SUM([.AA52:.AA61])" office:value-type="float" office:value="20" calcext:value-type="float">
            <text:p>20</text:p>
          </table:table-cell>
          <table:table-cell/>
          <table:table-cell table:style-name="ce183"/>
          <table:table-cell table:style-name="ce184" table:number-columns-repeated="22"/>
          <table:table-cell table:style-name="ce190" table:formula="of:=SUM([.AZ52:.AZ61])"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46" table:formula="of:=[Critères.$B55]" office:value-type="string" office:string-value="9.1" calcext:value-type="string">
            <text:p>9.1</text:p>
          </table:table-cell>
          <table:table-cell table:style-name="ce46" table:formula="of:=[Critères.$A55]" office:value-type="string" office:string-value="STRUCTURATION" calcext:value-type="string">
            <text:p>STRUCTURATION</text:p>
          </table:table-cell>
          <table:table-cell table:formula="of:=[P01.$D56]" office:value-type="string" office:string-value="NT" calcext:value-type="string">
            <text:p>NT</text:p>
          </table:table-cell>
          <table:table-cell table:formula="of:=[#REF!]" office:value-type="string" office:string-value="" calcext:value-type="error">
            <text:p>#REF!</text:p>
          </table:table-cell>
          <table:table-cell table:formula="of:=[P03.$D5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63:.W63];&quot;C&quot;)" office:value-type="float" office:value="0" calcext:value-type="float">
            <text:p>0</text:p>
          </table:table-cell>
          <table:table-cell table:style-name="ce188" table:formula="of:=COUNTIF([.D63:.W63];&quot;NC&quot;)" office:value-type="float" office:value="0" calcext:value-type="float">
            <text:p>0</text:p>
          </table:table-cell>
          <table:table-cell table:style-name="ce188" table:formula="of:=COUNTIF([.D63:.W63];&quot;NA&quot;)" office:value-type="float" office:value="0" calcext:value-type="float">
            <text:p>0</text:p>
          </table:table-cell>
          <table:table-cell table:style-name="ce188" table:formula="of:=COUNTIF([.D63:.W63];&quot;NT&quot;)" office:value-type="float" office:value="2" calcext:value-type="float">
            <text:p>2</text:p>
          </table:table-cell>
          <table:table-cell table:formula="of:=IF([.Y63]&gt;0;&quot;NC&quot;;IF([.X63]&gt;0;&quot;C&quot;;IF([.AA63]&gt;0;&quot;NT&quot;;&quot;NA&quot;)))" office:value-type="string" office:string-value="NT" calcext:value-type="string">
            <text:p>NT</text:p>
          </table:table-cell>
          <table:table-cell office:value-type="float" office:value="9" calcext:value-type="float">
            <text:p>9</text:p>
          </table:table-cell>
          <table:table-cell table:style-name="ce46" table:formula="of:=[Critères.$B55]" office:value-type="string" office:string-value="9.1" calcext:value-type="string">
            <text:p>9.1</text:p>
          </table:table-cell>
          <table:table-cell table:style-name="ce46" table:formula="of:=[Critères.$A55]" office:value-type="string" office:string-value="STRUCTURATION" calcext:value-type="string">
            <text:p>STRUCTURATION</text:p>
          </table:table-cell>
          <table:table-cell table:formula="of:=[P01.$E56]" office:value-type="string" office:string-value="N" calcext:value-type="string">
            <text:p>N</text:p>
          </table:table-cell>
          <table:table-cell table:formula="of:=[#REF!]" office:value-type="string" office:string-value="" calcext:value-type="error">
            <text:p>#REF!</text:p>
          </table:table-cell>
          <table:table-cell table:formula="of:=[P03.$E5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63:.AY63];&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46" table:formula="of:=[Critères.$B56]" office:value-type="string" office:string-value="9.2" calcext:value-type="string">
            <text:p>9.2</text:p>
          </table:table-cell>
          <table:table-cell table:style-name="ce46" table:formula="of:=[Critères.$A55]" office:value-type="string" office:string-value="STRUCTURATION" calcext:value-type="string">
            <text:p>STRUCTURATION</text:p>
          </table:table-cell>
          <table:table-cell table:formula="of:=[P01.$D57]" office:value-type="string" office:string-value="NT" calcext:value-type="string">
            <text:p>NT</text:p>
          </table:table-cell>
          <table:table-cell table:formula="of:=[#REF!]" office:value-type="string" office:string-value="" calcext:value-type="error">
            <text:p>#REF!</text:p>
          </table:table-cell>
          <table:table-cell table:formula="of:=[P03.$D5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64:.W64];&quot;C&quot;)" office:value-type="float" office:value="0" calcext:value-type="float">
            <text:p>0</text:p>
          </table:table-cell>
          <table:table-cell table:style-name="ce188" table:formula="of:=COUNTIF([.D64:.W64];&quot;NC&quot;)" office:value-type="float" office:value="0" calcext:value-type="float">
            <text:p>0</text:p>
          </table:table-cell>
          <table:table-cell table:style-name="ce188" table:formula="of:=COUNTIF([.D64:.W64];&quot;NA&quot;)" office:value-type="float" office:value="0" calcext:value-type="float">
            <text:p>0</text:p>
          </table:table-cell>
          <table:table-cell table:style-name="ce188" table:formula="of:=COUNTIF([.D64:.W64];&quot;NT&quot;)" office:value-type="float" office:value="2" calcext:value-type="float">
            <text:p>2</text:p>
          </table:table-cell>
          <table:table-cell table:formula="of:=IF([.Y64]&gt;0;&quot;NC&quot;;IF([.X64]&gt;0;&quot;C&quot;;IF([.AA64]&gt;0;&quot;NT&quot;;&quot;NA&quot;)))" office:value-type="string" office:string-value="NT" calcext:value-type="string">
            <text:p>NT</text:p>
          </table:table-cell>
          <table:table-cell office:value-type="float" office:value="9" calcext:value-type="float">
            <text:p>9</text:p>
          </table:table-cell>
          <table:table-cell table:style-name="ce46" table:formula="of:=[Critères.$B56]" office:value-type="string" office:string-value="9.2" calcext:value-type="string">
            <text:p>9.2</text:p>
          </table:table-cell>
          <table:table-cell table:style-name="ce46" table:formula="of:=[Critères.$A55]" office:value-type="string" office:string-value="STRUCTURATION" calcext:value-type="string">
            <text:p>STRUCTURATION</text:p>
          </table:table-cell>
          <table:table-cell table:formula="of:=[P01.$E57]" office:value-type="string" office:string-value="N" calcext:value-type="string">
            <text:p>N</text:p>
          </table:table-cell>
          <table:table-cell table:formula="of:=[#REF!]" office:value-type="string" office:string-value="" calcext:value-type="error">
            <text:p>#REF!</text:p>
          </table:table-cell>
          <table:table-cell table:formula="of:=[P03.$E5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64:.AY64];&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46" table:formula="of:=[Critères.$B57]" office:value-type="string" office:string-value="9.3" calcext:value-type="string">
            <text:p>9.3</text:p>
          </table:table-cell>
          <table:table-cell table:style-name="ce46" table:formula="of:=[Critères.$A55]" office:value-type="string" office:string-value="STRUCTURATION" calcext:value-type="string">
            <text:p>STRUCTURATION</text:p>
          </table:table-cell>
          <table:table-cell table:formula="of:=[P01.$D58]" office:value-type="string" office:string-value="NT" calcext:value-type="string">
            <text:p>NT</text:p>
          </table:table-cell>
          <table:table-cell table:formula="of:=[#REF!]" office:value-type="string" office:string-value="" calcext:value-type="error">
            <text:p>#REF!</text:p>
          </table:table-cell>
          <table:table-cell table:formula="of:=[P03.$D5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65:.W65];&quot;C&quot;)" office:value-type="float" office:value="0" calcext:value-type="float">
            <text:p>0</text:p>
          </table:table-cell>
          <table:table-cell table:style-name="ce188" table:formula="of:=COUNTIF([.D65:.W65];&quot;NC&quot;)" office:value-type="float" office:value="0" calcext:value-type="float">
            <text:p>0</text:p>
          </table:table-cell>
          <table:table-cell table:style-name="ce188" table:formula="of:=COUNTIF([.D65:.W65];&quot;NA&quot;)" office:value-type="float" office:value="0" calcext:value-type="float">
            <text:p>0</text:p>
          </table:table-cell>
          <table:table-cell table:style-name="ce188" table:formula="of:=COUNTIF([.D65:.W65];&quot;NT&quot;)" office:value-type="float" office:value="2" calcext:value-type="float">
            <text:p>2</text:p>
          </table:table-cell>
          <table:table-cell table:formula="of:=IF([.Y65]&gt;0;&quot;NC&quot;;IF([.X65]&gt;0;&quot;C&quot;;IF([.AA65]&gt;0;&quot;NT&quot;;&quot;NA&quot;)))" office:value-type="string" office:string-value="NT" calcext:value-type="string">
            <text:p>NT</text:p>
          </table:table-cell>
          <table:table-cell office:value-type="float" office:value="9" calcext:value-type="float">
            <text:p>9</text:p>
          </table:table-cell>
          <table:table-cell table:style-name="ce46" table:formula="of:=[Critères.$B57]" office:value-type="string" office:string-value="9.3" calcext:value-type="string">
            <text:p>9.3</text:p>
          </table:table-cell>
          <table:table-cell table:style-name="ce46" table:formula="of:=[Critères.$A55]" office:value-type="string" office:string-value="STRUCTURATION" calcext:value-type="string">
            <text:p>STRUCTURATION</text:p>
          </table:table-cell>
          <table:table-cell table:formula="of:=[P01.$E58]" office:value-type="string" office:string-value="N" calcext:value-type="string">
            <text:p>N</text:p>
          </table:table-cell>
          <table:table-cell table:formula="of:=[#REF!]" office:value-type="string" office:string-value="" calcext:value-type="error">
            <text:p>#REF!</text:p>
          </table:table-cell>
          <table:table-cell table:formula="of:=[P03.$E5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65:.AY65];&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46" table:formula="of:=[Critères.$B58]" office:value-type="string" office:string-value="9.4" calcext:value-type="string">
            <text:p>9.4</text:p>
          </table:table-cell>
          <table:table-cell table:style-name="ce46" table:formula="of:=[Critères.$A55]" office:value-type="string" office:string-value="STRUCTURATION" calcext:value-type="string">
            <text:p>STRUCTURATION</text:p>
          </table:table-cell>
          <table:table-cell table:formula="of:=[P01.$D59]" office:value-type="string" office:string-value="NT" calcext:value-type="string">
            <text:p>NT</text:p>
          </table:table-cell>
          <table:table-cell table:formula="of:=[#REF!]" office:value-type="string" office:string-value="" calcext:value-type="error">
            <text:p>#REF!</text:p>
          </table:table-cell>
          <table:table-cell table:formula="of:=[P03.$D5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66:.W66];&quot;C&quot;)" office:value-type="float" office:value="0" calcext:value-type="float">
            <text:p>0</text:p>
          </table:table-cell>
          <table:table-cell table:style-name="ce188" table:formula="of:=COUNTIF([.D66:.W66];&quot;NC&quot;)" office:value-type="float" office:value="0" calcext:value-type="float">
            <text:p>0</text:p>
          </table:table-cell>
          <table:table-cell table:style-name="ce188" table:formula="of:=COUNTIF([.D66:.W66];&quot;NA&quot;)" office:value-type="float" office:value="0" calcext:value-type="float">
            <text:p>0</text:p>
          </table:table-cell>
          <table:table-cell table:style-name="ce188" table:formula="of:=COUNTIF([.D66:.W66];&quot;NT&quot;)" office:value-type="float" office:value="2" calcext:value-type="float">
            <text:p>2</text:p>
          </table:table-cell>
          <table:table-cell table:formula="of:=IF([.Y66]&gt;0;&quot;NC&quot;;IF([.X66]&gt;0;&quot;C&quot;;IF([.AA66]&gt;0;&quot;NT&quot;;&quot;NA&quot;)))" office:value-type="string" office:string-value="NT" calcext:value-type="string">
            <text:p>NT</text:p>
          </table:table-cell>
          <table:table-cell office:value-type="float" office:value="9" calcext:value-type="float">
            <text:p>9</text:p>
          </table:table-cell>
          <table:table-cell table:style-name="ce46" table:formula="of:=[Critères.$B58]" office:value-type="string" office:string-value="9.4" calcext:value-type="string">
            <text:p>9.4</text:p>
          </table:table-cell>
          <table:table-cell table:style-name="ce46" table:formula="of:=[Critères.$A55]" office:value-type="string" office:string-value="STRUCTURATION" calcext:value-type="string">
            <text:p>STRUCTURATION</text:p>
          </table:table-cell>
          <table:table-cell table:formula="of:=[P01.$E59]" office:value-type="string" office:string-value="N" calcext:value-type="string">
            <text:p>N</text:p>
          </table:table-cell>
          <table:table-cell table:formula="of:=[#REF!]" office:value-type="string" office:string-value="" calcext:value-type="error">
            <text:p>#REF!</text:p>
          </table:table-cell>
          <table:table-cell table:formula="of:=[P03.$E5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66:.AY66];&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63:.X66])" office:value-type="float" office:value="0" calcext:value-type="float">
            <text:p>0</text:p>
          </table:table-cell>
          <table:table-cell table:style-name="ce190" table:formula="of:=SUM([.Y63:.Y66])" office:value-type="float" office:value="0" calcext:value-type="float">
            <text:p>0</text:p>
          </table:table-cell>
          <table:table-cell table:style-name="ce190" table:formula="of:=SUM([.Z63:.Z66])" office:value-type="float" office:value="0" calcext:value-type="float">
            <text:p>0</text:p>
          </table:table-cell>
          <table:table-cell table:style-name="ce190" table:formula="of:=SUM([.AA63:.AA66])" office:value-type="float" office:value="8" calcext:value-type="float">
            <text:p>8</text:p>
          </table:table-cell>
          <table:table-cell/>
          <table:table-cell table:style-name="ce183"/>
          <table:table-cell table:style-name="ce184" table:number-columns-repeated="22"/>
          <table:table-cell table:style-name="ce190" table:formula="of:=SUM([.AZ63:.AZ66])"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59]" office:value-type="string" office:string-value="10.1" calcext:value-type="string">
            <text:p>10.1</text:p>
          </table:table-cell>
          <table:table-cell table:style-name="ce46" table:formula="of:=[Critères.$A59]" office:value-type="string" office:string-value="PRÉSENTATION" calcext:value-type="string">
            <text:p>PRÉSENTATION</text:p>
          </table:table-cell>
          <table:table-cell table:formula="of:=[P01.$D60]" office:value-type="string" office:string-value="NT" calcext:value-type="string">
            <text:p>NT</text:p>
          </table:table-cell>
          <table:table-cell table:formula="of:=[#REF!]" office:value-type="string" office:string-value="" calcext:value-type="error">
            <text:p>#REF!</text:p>
          </table:table-cell>
          <table:table-cell table:formula="of:=[P03.$D6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68:.W68];&quot;C&quot;)" office:value-type="float" office:value="0" calcext:value-type="float">
            <text:p>0</text:p>
          </table:table-cell>
          <table:table-cell table:style-name="ce188" table:formula="of:=COUNTIF([.D68:.W68];&quot;NC&quot;)" office:value-type="float" office:value="0" calcext:value-type="float">
            <text:p>0</text:p>
          </table:table-cell>
          <table:table-cell table:style-name="ce188" table:formula="of:=COUNTIF([.D68:.W68];&quot;NA&quot;)" office:value-type="float" office:value="0" calcext:value-type="float">
            <text:p>0</text:p>
          </table:table-cell>
          <table:table-cell table:style-name="ce188" table:formula="of:=COUNTIF([.D68:.W68];&quot;NT&quot;)" office:value-type="float" office:value="2" calcext:value-type="float">
            <text:p>2</text:p>
          </table:table-cell>
          <table:table-cell table:formula="of:=IF([.Y68]&gt;0;&quot;NC&quot;;IF([.X68]&gt;0;&quot;C&quot;;IF([.AA68]&gt;0;&quot;NT&quot;;&quot;NA&quot;)))" office:value-type="string" office:string-value="NT" calcext:value-type="string">
            <text:p>NT</text:p>
          </table:table-cell>
          <table:table-cell office:value-type="float" office:value="10" calcext:value-type="float">
            <text:p>10</text:p>
          </table:table-cell>
          <table:table-cell table:style-name="ce46" table:formula="of:=[Critères.$B59]" office:value-type="string" office:string-value="10.1" calcext:value-type="string">
            <text:p>10.1</text:p>
          </table:table-cell>
          <table:table-cell table:style-name="ce46" table:formula="of:=[Critères.$A59]" office:value-type="string" office:string-value="PRÉSENTATION" calcext:value-type="string">
            <text:p>PRÉSENTATION</text:p>
          </table:table-cell>
          <table:table-cell table:formula="of:=[P01.$E60]" office:value-type="string" office:string-value="N" calcext:value-type="string">
            <text:p>N</text:p>
          </table:table-cell>
          <table:table-cell table:formula="of:=[#REF!]" office:value-type="string" office:string-value="" calcext:value-type="error">
            <text:p>#REF!</text:p>
          </table:table-cell>
          <table:table-cell table:formula="of:=[P03.$E6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68:.AY68];&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0]" office:value-type="string" office:string-value="10.2" calcext:value-type="string">
            <text:p>10.2</text:p>
          </table:table-cell>
          <table:table-cell table:style-name="ce46" table:formula="of:=[Critères.$A59]" office:value-type="string" office:string-value="PRÉSENTATION" calcext:value-type="string">
            <text:p>PRÉSENTATION</text:p>
          </table:table-cell>
          <table:table-cell table:formula="of:=[P01.$D61]" office:value-type="string" office:string-value="NT" calcext:value-type="string">
            <text:p>NT</text:p>
          </table:table-cell>
          <table:table-cell table:formula="of:=[#REF!]" office:value-type="string" office:string-value="" calcext:value-type="error">
            <text:p>#REF!</text:p>
          </table:table-cell>
          <table:table-cell table:formula="of:=[P03.$D6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69:.W69];&quot;C&quot;)" office:value-type="float" office:value="0" calcext:value-type="float">
            <text:p>0</text:p>
          </table:table-cell>
          <table:table-cell table:style-name="ce188" table:formula="of:=COUNTIF([.D69:.W69];&quot;NC&quot;)" office:value-type="float" office:value="0" calcext:value-type="float">
            <text:p>0</text:p>
          </table:table-cell>
          <table:table-cell table:style-name="ce188" table:formula="of:=COUNTIF([.D69:.W69];&quot;NA&quot;)" office:value-type="float" office:value="0" calcext:value-type="float">
            <text:p>0</text:p>
          </table:table-cell>
          <table:table-cell table:style-name="ce188" table:formula="of:=COUNTIF([.D69:.W69];&quot;NT&quot;)" office:value-type="float" office:value="2" calcext:value-type="float">
            <text:p>2</text:p>
          </table:table-cell>
          <table:table-cell table:formula="of:=IF([.Y69]&gt;0;&quot;NC&quot;;IF([.X69]&gt;0;&quot;C&quot;;IF([.AA69]&gt;0;&quot;NT&quot;;&quot;NA&quot;)))" office:value-type="string" office:string-value="NT" calcext:value-type="string">
            <text:p>NT</text:p>
          </table:table-cell>
          <table:table-cell office:value-type="float" office:value="10" calcext:value-type="float">
            <text:p>10</text:p>
          </table:table-cell>
          <table:table-cell table:style-name="ce46" table:formula="of:=[Critères.$B60]" office:value-type="string" office:string-value="10.2" calcext:value-type="string">
            <text:p>10.2</text:p>
          </table:table-cell>
          <table:table-cell table:style-name="ce46" table:formula="of:=[Critères.$A59]" office:value-type="string" office:string-value="PRÉSENTATION" calcext:value-type="string">
            <text:p>PRÉSENTATION</text:p>
          </table:table-cell>
          <table:table-cell table:formula="of:=[P01.$E61]" office:value-type="string" office:string-value="N" calcext:value-type="string">
            <text:p>N</text:p>
          </table:table-cell>
          <table:table-cell table:formula="of:=[#REF!]" office:value-type="string" office:string-value="" calcext:value-type="error">
            <text:p>#REF!</text:p>
          </table:table-cell>
          <table:table-cell table:formula="of:=[P03.$E6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69:.AY69];&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1]" office:value-type="string" office:string-value="10.3" calcext:value-type="string">
            <text:p>10.3</text:p>
          </table:table-cell>
          <table:table-cell table:style-name="ce46" table:formula="of:=[Critères.$A59]" office:value-type="string" office:string-value="PRÉSENTATION" calcext:value-type="string">
            <text:p>PRÉSENTATION</text:p>
          </table:table-cell>
          <table:table-cell table:formula="of:=[P01.$D62]" office:value-type="string" office:string-value="NT" calcext:value-type="string">
            <text:p>NT</text:p>
          </table:table-cell>
          <table:table-cell table:formula="of:=[#REF!]" office:value-type="string" office:string-value="" calcext:value-type="error">
            <text:p>#REF!</text:p>
          </table:table-cell>
          <table:table-cell table:formula="of:=[P03.$D6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70:.W70];&quot;C&quot;)" office:value-type="float" office:value="0" calcext:value-type="float">
            <text:p>0</text:p>
          </table:table-cell>
          <table:table-cell table:style-name="ce188" table:formula="of:=COUNTIF([.D70:.W70];&quot;NC&quot;)" office:value-type="float" office:value="0" calcext:value-type="float">
            <text:p>0</text:p>
          </table:table-cell>
          <table:table-cell table:style-name="ce188" table:formula="of:=COUNTIF([.D70:.W70];&quot;NA&quot;)" office:value-type="float" office:value="0" calcext:value-type="float">
            <text:p>0</text:p>
          </table:table-cell>
          <table:table-cell table:style-name="ce188" table:formula="of:=COUNTIF([.D70:.W70];&quot;NT&quot;)" office:value-type="float" office:value="2" calcext:value-type="float">
            <text:p>2</text:p>
          </table:table-cell>
          <table:table-cell table:formula="of:=IF([.Y70]&gt;0;&quot;NC&quot;;IF([.X70]&gt;0;&quot;C&quot;;IF([.AA70]&gt;0;&quot;NT&quot;;&quot;NA&quot;)))" office:value-type="string" office:string-value="NT" calcext:value-type="string">
            <text:p>NT</text:p>
          </table:table-cell>
          <table:table-cell office:value-type="float" office:value="10" calcext:value-type="float">
            <text:p>10</text:p>
          </table:table-cell>
          <table:table-cell table:style-name="ce46" table:formula="of:=[Critères.$B61]" office:value-type="string" office:string-value="10.3" calcext:value-type="string">
            <text:p>10.3</text:p>
          </table:table-cell>
          <table:table-cell table:style-name="ce46" table:formula="of:=[Critères.$A59]" office:value-type="string" office:string-value="PRÉSENTATION" calcext:value-type="string">
            <text:p>PRÉSENTATION</text:p>
          </table:table-cell>
          <table:table-cell table:formula="of:=[P01.$E62]" office:value-type="string" office:string-value="N" calcext:value-type="string">
            <text:p>N</text:p>
          </table:table-cell>
          <table:table-cell table:formula="of:=[#REF!]" office:value-type="string" office:string-value="" calcext:value-type="error">
            <text:p>#REF!</text:p>
          </table:table-cell>
          <table:table-cell table:formula="of:=[P03.$E6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70:.AY70];&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2]" office:value-type="string" office:string-value="10.4" calcext:value-type="string">
            <text:p>10.4</text:p>
          </table:table-cell>
          <table:table-cell table:style-name="ce46" table:formula="of:=[Critères.$A59]" office:value-type="string" office:string-value="PRÉSENTATION" calcext:value-type="string">
            <text:p>PRÉSENTATION</text:p>
          </table:table-cell>
          <table:table-cell table:formula="of:=[P01.$D63]" office:value-type="string" office:string-value="NT" calcext:value-type="string">
            <text:p>NT</text:p>
          </table:table-cell>
          <table:table-cell table:formula="of:=[#REF!]" office:value-type="string" office:string-value="" calcext:value-type="error">
            <text:p>#REF!</text:p>
          </table:table-cell>
          <table:table-cell table:formula="of:=[P03.$D6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71:.W71];&quot;C&quot;)" office:value-type="float" office:value="0" calcext:value-type="float">
            <text:p>0</text:p>
          </table:table-cell>
          <table:table-cell table:style-name="ce188" table:formula="of:=COUNTIF([.D71:.W71];&quot;NC&quot;)" office:value-type="float" office:value="0" calcext:value-type="float">
            <text:p>0</text:p>
          </table:table-cell>
          <table:table-cell table:style-name="ce188" table:formula="of:=COUNTIF([.D71:.W71];&quot;NA&quot;)" office:value-type="float" office:value="0" calcext:value-type="float">
            <text:p>0</text:p>
          </table:table-cell>
          <table:table-cell table:style-name="ce188" table:formula="of:=COUNTIF([.D71:.W71];&quot;NT&quot;)" office:value-type="float" office:value="2" calcext:value-type="float">
            <text:p>2</text:p>
          </table:table-cell>
          <table:table-cell table:formula="of:=IF([.Y71]&gt;0;&quot;NC&quot;;IF([.X71]&gt;0;&quot;C&quot;;IF([.AA71]&gt;0;&quot;NT&quot;;&quot;NA&quot;)))" office:value-type="string" office:string-value="NT" calcext:value-type="string">
            <text:p>NT</text:p>
          </table:table-cell>
          <table:table-cell office:value-type="float" office:value="10" calcext:value-type="float">
            <text:p>10</text:p>
          </table:table-cell>
          <table:table-cell table:style-name="ce46" table:formula="of:=[Critères.$B62]" office:value-type="string" office:string-value="10.4" calcext:value-type="string">
            <text:p>10.4</text:p>
          </table:table-cell>
          <table:table-cell table:style-name="ce46" table:formula="of:=[Critères.$A59]" office:value-type="string" office:string-value="PRÉSENTATION" calcext:value-type="string">
            <text:p>PRÉSENTATION</text:p>
          </table:table-cell>
          <table:table-cell table:formula="of:=[P01.$E63]" office:value-type="string" office:string-value="N" calcext:value-type="string">
            <text:p>N</text:p>
          </table:table-cell>
          <table:table-cell table:formula="of:=[#REF!]" office:value-type="string" office:string-value="" calcext:value-type="error">
            <text:p>#REF!</text:p>
          </table:table-cell>
          <table:table-cell table:formula="of:=[P03.$E6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71:.AY71];&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3]" office:value-type="string" office:string-value="10.5" calcext:value-type="string">
            <text:p>10.5</text:p>
          </table:table-cell>
          <table:table-cell table:style-name="ce46" table:formula="of:=[Critères.$A59]" office:value-type="string" office:string-value="PRÉSENTATION" calcext:value-type="string">
            <text:p>PRÉSENTATION</text:p>
          </table:table-cell>
          <table:table-cell table:formula="of:=[P01.$D64]" office:value-type="string" office:string-value="NT" calcext:value-type="string">
            <text:p>NT</text:p>
          </table:table-cell>
          <table:table-cell table:formula="of:=[#REF!]" office:value-type="string" office:string-value="" calcext:value-type="error">
            <text:p>#REF!</text:p>
          </table:table-cell>
          <table:table-cell table:formula="of:=[P03.$D6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72:.W72];&quot;C&quot;)" office:value-type="float" office:value="0" calcext:value-type="float">
            <text:p>0</text:p>
          </table:table-cell>
          <table:table-cell table:style-name="ce188" table:formula="of:=COUNTIF([.D72:.W72];&quot;NC&quot;)" office:value-type="float" office:value="0" calcext:value-type="float">
            <text:p>0</text:p>
          </table:table-cell>
          <table:table-cell table:style-name="ce188" table:formula="of:=COUNTIF([.D72:.W72];&quot;NA&quot;)" office:value-type="float" office:value="0" calcext:value-type="float">
            <text:p>0</text:p>
          </table:table-cell>
          <table:table-cell table:style-name="ce188" table:formula="of:=COUNTIF([.D72:.W72];&quot;NT&quot;)" office:value-type="float" office:value="2" calcext:value-type="float">
            <text:p>2</text:p>
          </table:table-cell>
          <table:table-cell table:formula="of:=IF([.Y72]&gt;0;&quot;NC&quot;;IF([.X72]&gt;0;&quot;C&quot;;IF([.AA72]&gt;0;&quot;NT&quot;;&quot;NA&quot;)))" office:value-type="string" office:string-value="NT" calcext:value-type="string">
            <text:p>NT</text:p>
          </table:table-cell>
          <table:table-cell office:value-type="float" office:value="10" calcext:value-type="float">
            <text:p>10</text:p>
          </table:table-cell>
          <table:table-cell table:style-name="ce46" table:formula="of:=[Critères.$B63]" office:value-type="string" office:string-value="10.5" calcext:value-type="string">
            <text:p>10.5</text:p>
          </table:table-cell>
          <table:table-cell table:style-name="ce46" table:formula="of:=[Critères.$A59]" office:value-type="string" office:string-value="PRÉSENTATION" calcext:value-type="string">
            <text:p>PRÉSENTATION</text:p>
          </table:table-cell>
          <table:table-cell table:formula="of:=[P01.$E64]" office:value-type="string" office:string-value="N" calcext:value-type="string">
            <text:p>N</text:p>
          </table:table-cell>
          <table:table-cell table:formula="of:=[#REF!]" office:value-type="string" office:string-value="" calcext:value-type="error">
            <text:p>#REF!</text:p>
          </table:table-cell>
          <table:table-cell table:formula="of:=[P03.$E6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72:.AY72];&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4]" office:value-type="string" office:string-value="10.6" calcext:value-type="string">
            <text:p>10.6</text:p>
          </table:table-cell>
          <table:table-cell table:style-name="ce46" table:formula="of:=[Critères.$A59]" office:value-type="string" office:string-value="PRÉSENTATION" calcext:value-type="string">
            <text:p>PRÉSENTATION</text:p>
          </table:table-cell>
          <table:table-cell table:formula="of:=[P01.$D65]" office:value-type="string" office:string-value="NT" calcext:value-type="string">
            <text:p>NT</text:p>
          </table:table-cell>
          <table:table-cell table:formula="of:=[#REF!]" office:value-type="string" office:string-value="" calcext:value-type="error">
            <text:p>#REF!</text:p>
          </table:table-cell>
          <table:table-cell table:formula="of:=[P03.$D6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73:.W73];&quot;C&quot;)" office:value-type="float" office:value="0" calcext:value-type="float">
            <text:p>0</text:p>
          </table:table-cell>
          <table:table-cell table:style-name="ce188" table:formula="of:=COUNTIF([.D73:.W73];&quot;NC&quot;)" office:value-type="float" office:value="0" calcext:value-type="float">
            <text:p>0</text:p>
          </table:table-cell>
          <table:table-cell table:style-name="ce188" table:formula="of:=COUNTIF([.D73:.W73];&quot;NA&quot;)" office:value-type="float" office:value="0" calcext:value-type="float">
            <text:p>0</text:p>
          </table:table-cell>
          <table:table-cell table:style-name="ce188" table:formula="of:=COUNTIF([.D73:.W73];&quot;NT&quot;)" office:value-type="float" office:value="2" calcext:value-type="float">
            <text:p>2</text:p>
          </table:table-cell>
          <table:table-cell table:formula="of:=IF([.Y73]&gt;0;&quot;NC&quot;;IF([.X73]&gt;0;&quot;C&quot;;IF([.AA73]&gt;0;&quot;NT&quot;;&quot;NA&quot;)))" office:value-type="string" office:string-value="NT" calcext:value-type="string">
            <text:p>NT</text:p>
          </table:table-cell>
          <table:table-cell office:value-type="float" office:value="10" calcext:value-type="float">
            <text:p>10</text:p>
          </table:table-cell>
          <table:table-cell table:style-name="ce46" table:formula="of:=[Critères.$B64]" office:value-type="string" office:string-value="10.6" calcext:value-type="string">
            <text:p>10.6</text:p>
          </table:table-cell>
          <table:table-cell table:style-name="ce46" table:formula="of:=[Critères.$A59]" office:value-type="string" office:string-value="PRÉSENTATION" calcext:value-type="string">
            <text:p>PRÉSENTATION</text:p>
          </table:table-cell>
          <table:table-cell table:formula="of:=[P01.$E65]" office:value-type="string" office:string-value="N" calcext:value-type="string">
            <text:p>N</text:p>
          </table:table-cell>
          <table:table-cell table:formula="of:=[#REF!]" office:value-type="string" office:string-value="" calcext:value-type="error">
            <text:p>#REF!</text:p>
          </table:table-cell>
          <table:table-cell table:formula="of:=[P03.$E6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73:.AY73];&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5]" office:value-type="string" office:string-value="10.7" calcext:value-type="string">
            <text:p>10.7</text:p>
          </table:table-cell>
          <table:table-cell table:style-name="ce46" table:formula="of:=[Critères.$A59]" office:value-type="string" office:string-value="PRÉSENTATION" calcext:value-type="string">
            <text:p>PRÉSENTATION</text:p>
          </table:table-cell>
          <table:table-cell table:formula="of:=[P01.$D66]" office:value-type="string" office:string-value="NT" calcext:value-type="string">
            <text:p>NT</text:p>
          </table:table-cell>
          <table:table-cell table:formula="of:=[#REF!]" office:value-type="string" office:string-value="" calcext:value-type="error">
            <text:p>#REF!</text:p>
          </table:table-cell>
          <table:table-cell table:formula="of:=[P03.$D6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74:.W74];&quot;C&quot;)" office:value-type="float" office:value="0" calcext:value-type="float">
            <text:p>0</text:p>
          </table:table-cell>
          <table:table-cell table:style-name="ce188" table:formula="of:=COUNTIF([.D74:.W74];&quot;NC&quot;)" office:value-type="float" office:value="0" calcext:value-type="float">
            <text:p>0</text:p>
          </table:table-cell>
          <table:table-cell table:style-name="ce188" table:formula="of:=COUNTIF([.D74:.W74];&quot;NA&quot;)" office:value-type="float" office:value="0" calcext:value-type="float">
            <text:p>0</text:p>
          </table:table-cell>
          <table:table-cell table:style-name="ce188" table:formula="of:=COUNTIF([.D74:.W74];&quot;NT&quot;)" office:value-type="float" office:value="2" calcext:value-type="float">
            <text:p>2</text:p>
          </table:table-cell>
          <table:table-cell table:formula="of:=IF([.Y74]&gt;0;&quot;NC&quot;;IF([.X74]&gt;0;&quot;C&quot;;IF([.AA74]&gt;0;&quot;NT&quot;;&quot;NA&quot;)))" office:value-type="string" office:string-value="NT" calcext:value-type="string">
            <text:p>NT</text:p>
          </table:table-cell>
          <table:table-cell office:value-type="float" office:value="10" calcext:value-type="float">
            <text:p>10</text:p>
          </table:table-cell>
          <table:table-cell table:style-name="ce46" table:formula="of:=[Critères.$B65]" office:value-type="string" office:string-value="10.7" calcext:value-type="string">
            <text:p>10.7</text:p>
          </table:table-cell>
          <table:table-cell table:style-name="ce46" table:formula="of:=[Critères.$A59]" office:value-type="string" office:string-value="PRÉSENTATION" calcext:value-type="string">
            <text:p>PRÉSENTATION</text:p>
          </table:table-cell>
          <table:table-cell table:formula="of:=[P01.$E66]" office:value-type="string" office:string-value="N" calcext:value-type="string">
            <text:p>N</text:p>
          </table:table-cell>
          <table:table-cell table:formula="of:=[#REF!]" office:value-type="string" office:string-value="" calcext:value-type="error">
            <text:p>#REF!</text:p>
          </table:table-cell>
          <table:table-cell table:formula="of:=[P03.$E6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74:.AY74];&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6]" office:value-type="string" office:string-value="10.8" calcext:value-type="string">
            <text:p>10.8</text:p>
          </table:table-cell>
          <table:table-cell table:style-name="ce46" table:formula="of:=[Critères.$A59]" office:value-type="string" office:string-value="PRÉSENTATION" calcext:value-type="string">
            <text:p>PRÉSENTATION</text:p>
          </table:table-cell>
          <table:table-cell table:formula="of:=[P01.$D67]" office:value-type="string" office:string-value="NT" calcext:value-type="string">
            <text:p>NT</text:p>
          </table:table-cell>
          <table:table-cell table:formula="of:=[#REF!]" office:value-type="string" office:string-value="" calcext:value-type="error">
            <text:p>#REF!</text:p>
          </table:table-cell>
          <table:table-cell table:formula="of:=[P03.$D6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75:.W75];&quot;C&quot;)" office:value-type="float" office:value="0" calcext:value-type="float">
            <text:p>0</text:p>
          </table:table-cell>
          <table:table-cell table:style-name="ce188" table:formula="of:=COUNTIF([.D75:.W75];&quot;NC&quot;)" office:value-type="float" office:value="0" calcext:value-type="float">
            <text:p>0</text:p>
          </table:table-cell>
          <table:table-cell table:style-name="ce188" table:formula="of:=COUNTIF([.D75:.W75];&quot;NA&quot;)" office:value-type="float" office:value="0" calcext:value-type="float">
            <text:p>0</text:p>
          </table:table-cell>
          <table:table-cell table:style-name="ce188" table:formula="of:=COUNTIF([.D75:.W75];&quot;NT&quot;)" office:value-type="float" office:value="2" calcext:value-type="float">
            <text:p>2</text:p>
          </table:table-cell>
          <table:table-cell table:formula="of:=IF([.Y75]&gt;0;&quot;NC&quot;;IF([.X75]&gt;0;&quot;C&quot;;IF([.AA75]&gt;0;&quot;NT&quot;;&quot;NA&quot;)))" office:value-type="string" office:string-value="NT" calcext:value-type="string">
            <text:p>NT</text:p>
          </table:table-cell>
          <table:table-cell office:value-type="float" office:value="10" calcext:value-type="float">
            <text:p>10</text:p>
          </table:table-cell>
          <table:table-cell table:style-name="ce46" table:formula="of:=[Critères.$B66]" office:value-type="string" office:string-value="10.8" calcext:value-type="string">
            <text:p>10.8</text:p>
          </table:table-cell>
          <table:table-cell table:style-name="ce46" table:formula="of:=[Critères.$A59]" office:value-type="string" office:string-value="PRÉSENTATION" calcext:value-type="string">
            <text:p>PRÉSENTATION</text:p>
          </table:table-cell>
          <table:table-cell table:formula="of:=[P01.$E67]" office:value-type="string" office:string-value="N" calcext:value-type="string">
            <text:p>N</text:p>
          </table:table-cell>
          <table:table-cell table:formula="of:=[#REF!]" office:value-type="string" office:string-value="" calcext:value-type="error">
            <text:p>#REF!</text:p>
          </table:table-cell>
          <table:table-cell table:formula="of:=[P03.$E6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75:.AY75];&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7]" office:value-type="string" office:string-value="10.9" calcext:value-type="string">
            <text:p>10.9</text:p>
          </table:table-cell>
          <table:table-cell table:style-name="ce46" table:formula="of:=[Critères.$A59]" office:value-type="string" office:string-value="PRÉSENTATION" calcext:value-type="string">
            <text:p>PRÉSENTATION</text:p>
          </table:table-cell>
          <table:table-cell table:formula="of:=[P01.$D68]" office:value-type="string" office:string-value="NT" calcext:value-type="string">
            <text:p>NT</text:p>
          </table:table-cell>
          <table:table-cell table:formula="of:=[#REF!]" office:value-type="string" office:string-value="" calcext:value-type="error">
            <text:p>#REF!</text:p>
          </table:table-cell>
          <table:table-cell table:formula="of:=[P03.$D6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76:.W76];&quot;C&quot;)" office:value-type="float" office:value="0" calcext:value-type="float">
            <text:p>0</text:p>
          </table:table-cell>
          <table:table-cell table:style-name="ce188" table:formula="of:=COUNTIF([.D76:.W76];&quot;NC&quot;)" office:value-type="float" office:value="0" calcext:value-type="float">
            <text:p>0</text:p>
          </table:table-cell>
          <table:table-cell table:style-name="ce188" table:formula="of:=COUNTIF([.D76:.W76];&quot;NA&quot;)" office:value-type="float" office:value="0" calcext:value-type="float">
            <text:p>0</text:p>
          </table:table-cell>
          <table:table-cell table:style-name="ce188" table:formula="of:=COUNTIF([.D76:.W76];&quot;NT&quot;)" office:value-type="float" office:value="2" calcext:value-type="float">
            <text:p>2</text:p>
          </table:table-cell>
          <table:table-cell table:formula="of:=IF([.Y76]&gt;0;&quot;NC&quot;;IF([.X76]&gt;0;&quot;C&quot;;IF([.AA76]&gt;0;&quot;NT&quot;;&quot;NA&quot;)))" office:value-type="string" office:string-value="NT" calcext:value-type="string">
            <text:p>NT</text:p>
          </table:table-cell>
          <table:table-cell office:value-type="float" office:value="10" calcext:value-type="float">
            <text:p>10</text:p>
          </table:table-cell>
          <table:table-cell table:style-name="ce46" table:formula="of:=[Critères.$B67]" office:value-type="string" office:string-value="10.9" calcext:value-type="string">
            <text:p>10.9</text:p>
          </table:table-cell>
          <table:table-cell table:style-name="ce46" table:formula="of:=[Critères.$A59]" office:value-type="string" office:string-value="PRÉSENTATION" calcext:value-type="string">
            <text:p>PRÉSENTATION</text:p>
          </table:table-cell>
          <table:table-cell table:formula="of:=[P01.$E68]" office:value-type="string" office:string-value="N" calcext:value-type="string">
            <text:p>N</text:p>
          </table:table-cell>
          <table:table-cell table:formula="of:=[#REF!]" office:value-type="string" office:string-value="" calcext:value-type="error">
            <text:p>#REF!</text:p>
          </table:table-cell>
          <table:table-cell table:formula="of:=[P03.$E6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76:.AY76];&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8]" office:value-type="string" office:string-value="10.10" calcext:value-type="string">
            <text:p>10.10</text:p>
          </table:table-cell>
          <table:table-cell table:style-name="ce46" table:formula="of:=[Critères.$A59]" office:value-type="string" office:string-value="PRÉSENTATION" calcext:value-type="string">
            <text:p>PRÉSENTATION</text:p>
          </table:table-cell>
          <table:table-cell table:formula="of:=[P01.$D69]" office:value-type="string" office:string-value="NT" calcext:value-type="string">
            <text:p>NT</text:p>
          </table:table-cell>
          <table:table-cell table:formula="of:=[#REF!]" office:value-type="string" office:string-value="" calcext:value-type="error">
            <text:p>#REF!</text:p>
          </table:table-cell>
          <table:table-cell table:formula="of:=[P03.$D6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77:.W77];&quot;C&quot;)" office:value-type="float" office:value="0" calcext:value-type="float">
            <text:p>0</text:p>
          </table:table-cell>
          <table:table-cell table:style-name="ce188" table:formula="of:=COUNTIF([.D77:.W77];&quot;NC&quot;)" office:value-type="float" office:value="0" calcext:value-type="float">
            <text:p>0</text:p>
          </table:table-cell>
          <table:table-cell table:style-name="ce188" table:formula="of:=COUNTIF([.D77:.W77];&quot;NA&quot;)" office:value-type="float" office:value="0" calcext:value-type="float">
            <text:p>0</text:p>
          </table:table-cell>
          <table:table-cell table:style-name="ce188" table:formula="of:=COUNTIF([.D77:.W77];&quot;NT&quot;)" office:value-type="float" office:value="2" calcext:value-type="float">
            <text:p>2</text:p>
          </table:table-cell>
          <table:table-cell table:formula="of:=IF([.Y77]&gt;0;&quot;NC&quot;;IF([.X77]&gt;0;&quot;C&quot;;IF([.AA77]&gt;0;&quot;NT&quot;;&quot;NA&quot;)))" office:value-type="string" office:string-value="NT" calcext:value-type="string">
            <text:p>NT</text:p>
          </table:table-cell>
          <table:table-cell office:value-type="float" office:value="10" calcext:value-type="float">
            <text:p>10</text:p>
          </table:table-cell>
          <table:table-cell table:style-name="ce46" table:formula="of:=[Critères.$B68]" office:value-type="string" office:string-value="10.10" calcext:value-type="string">
            <text:p>10.10</text:p>
          </table:table-cell>
          <table:table-cell table:style-name="ce46" table:formula="of:=[Critères.$A59]" office:value-type="string" office:string-value="PRÉSENTATION" calcext:value-type="string">
            <text:p>PRÉSENTATION</text:p>
          </table:table-cell>
          <table:table-cell table:formula="of:=[P01.$E69]" office:value-type="string" office:string-value="N" calcext:value-type="string">
            <text:p>N</text:p>
          </table:table-cell>
          <table:table-cell table:formula="of:=[#REF!]" office:value-type="string" office:string-value="" calcext:value-type="error">
            <text:p>#REF!</text:p>
          </table:table-cell>
          <table:table-cell table:formula="of:=[P03.$E6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77:.AY77];&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9]" office:value-type="string" office:string-value="10.11" calcext:value-type="string">
            <text:p>10.11</text:p>
          </table:table-cell>
          <table:table-cell table:style-name="ce46" table:formula="of:=[Critères.$A59]" office:value-type="string" office:string-value="PRÉSENTATION" calcext:value-type="string">
            <text:p>PRÉSENTATION</text:p>
          </table:table-cell>
          <table:table-cell table:formula="of:=[P01.$D70]" office:value-type="string" office:string-value="NT" calcext:value-type="string">
            <text:p>NT</text:p>
          </table:table-cell>
          <table:table-cell table:formula="of:=[#REF!]" office:value-type="string" office:string-value="" calcext:value-type="error">
            <text:p>#REF!</text:p>
          </table:table-cell>
          <table:table-cell table:formula="of:=[P03.$D7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78:.W78];&quot;C&quot;)" office:value-type="float" office:value="0" calcext:value-type="float">
            <text:p>0</text:p>
          </table:table-cell>
          <table:table-cell table:style-name="ce188" table:formula="of:=COUNTIF([.D78:.W78];&quot;NC&quot;)" office:value-type="float" office:value="0" calcext:value-type="float">
            <text:p>0</text:p>
          </table:table-cell>
          <table:table-cell table:style-name="ce188" table:formula="of:=COUNTIF([.D78:.W78];&quot;NA&quot;)" office:value-type="float" office:value="0" calcext:value-type="float">
            <text:p>0</text:p>
          </table:table-cell>
          <table:table-cell table:style-name="ce188" table:formula="of:=COUNTIF([.D78:.W78];&quot;NT&quot;)" office:value-type="float" office:value="2" calcext:value-type="float">
            <text:p>2</text:p>
          </table:table-cell>
          <table:table-cell table:formula="of:=IF([.Y78]&gt;0;&quot;NC&quot;;IF([.X78]&gt;0;&quot;C&quot;;IF([.AA78]&gt;0;&quot;NT&quot;;&quot;NA&quot;)))" office:value-type="string" office:string-value="NT" calcext:value-type="string">
            <text:p>NT</text:p>
          </table:table-cell>
          <table:table-cell office:value-type="float" office:value="10" calcext:value-type="float">
            <text:p>10</text:p>
          </table:table-cell>
          <table:table-cell table:style-name="ce46" table:formula="of:=[Critères.$B69]" office:value-type="string" office:string-value="10.11" calcext:value-type="string">
            <text:p>10.11</text:p>
          </table:table-cell>
          <table:table-cell table:style-name="ce46" table:formula="of:=[Critères.$A59]" office:value-type="string" office:string-value="PRÉSENTATION" calcext:value-type="string">
            <text:p>PRÉSENTATION</text:p>
          </table:table-cell>
          <table:table-cell table:formula="of:=[P01.$E70]" office:value-type="string" office:string-value="N" calcext:value-type="string">
            <text:p>N</text:p>
          </table:table-cell>
          <table:table-cell table:formula="of:=[#REF!]" office:value-type="string" office:string-value="" calcext:value-type="error">
            <text:p>#REF!</text:p>
          </table:table-cell>
          <table:table-cell table:formula="of:=[P03.$E7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78:.AY78];&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70]" office:value-type="string" office:string-value="10.12" calcext:value-type="string">
            <text:p>10.12</text:p>
          </table:table-cell>
          <table:table-cell table:style-name="ce46" table:formula="of:=[Critères.$A59]" office:value-type="string" office:string-value="PRÉSENTATION" calcext:value-type="string">
            <text:p>PRÉSENTATION</text:p>
          </table:table-cell>
          <table:table-cell table:formula="of:=[P01.$D71]" office:value-type="string" office:string-value="NT" calcext:value-type="string">
            <text:p>NT</text:p>
          </table:table-cell>
          <table:table-cell table:formula="of:=[#REF!]" office:value-type="string" office:string-value="" calcext:value-type="error">
            <text:p>#REF!</text:p>
          </table:table-cell>
          <table:table-cell table:formula="of:=[P03.$D7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79:.W79];&quot;C&quot;)" office:value-type="float" office:value="0" calcext:value-type="float">
            <text:p>0</text:p>
          </table:table-cell>
          <table:table-cell table:style-name="ce188" table:formula="of:=COUNTIF([.D79:.W79];&quot;NC&quot;)" office:value-type="float" office:value="0" calcext:value-type="float">
            <text:p>0</text:p>
          </table:table-cell>
          <table:table-cell table:style-name="ce188" table:formula="of:=COUNTIF([.D79:.W79];&quot;NA&quot;)" office:value-type="float" office:value="0" calcext:value-type="float">
            <text:p>0</text:p>
          </table:table-cell>
          <table:table-cell table:style-name="ce188" table:formula="of:=COUNTIF([.D79:.W79];&quot;NT&quot;)" office:value-type="float" office:value="2" calcext:value-type="float">
            <text:p>2</text:p>
          </table:table-cell>
          <table:table-cell table:formula="of:=IF([.Y79]&gt;0;&quot;NC&quot;;IF([.X79]&gt;0;&quot;C&quot;;IF([.AA79]&gt;0;&quot;NT&quot;;&quot;NA&quot;)))" office:value-type="string" office:string-value="NT" calcext:value-type="string">
            <text:p>NT</text:p>
          </table:table-cell>
          <table:table-cell office:value-type="float" office:value="10" calcext:value-type="float">
            <text:p>10</text:p>
          </table:table-cell>
          <table:table-cell table:style-name="ce46" table:formula="of:=[Critères.$B70]" office:value-type="string" office:string-value="10.12" calcext:value-type="string">
            <text:p>10.12</text:p>
          </table:table-cell>
          <table:table-cell table:style-name="ce46" table:formula="of:=[Critères.$A59]" office:value-type="string" office:string-value="PRÉSENTATION" calcext:value-type="string">
            <text:p>PRÉSENTATION</text:p>
          </table:table-cell>
          <table:table-cell table:formula="of:=[P01.$E71]" office:value-type="string" office:string-value="N" calcext:value-type="string">
            <text:p>N</text:p>
          </table:table-cell>
          <table:table-cell table:formula="of:=[#REF!]" office:value-type="string" office:string-value="" calcext:value-type="error">
            <text:p>#REF!</text:p>
          </table:table-cell>
          <table:table-cell table:formula="of:=[P03.$E7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79:.AY79];&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71]" office:value-type="string" office:string-value="10.13" calcext:value-type="string">
            <text:p>10.13</text:p>
          </table:table-cell>
          <table:table-cell table:style-name="ce46" table:formula="of:=[Critères.$A59]" office:value-type="string" office:string-value="PRÉSENTATION" calcext:value-type="string">
            <text:p>PRÉSENTATION</text:p>
          </table:table-cell>
          <table:table-cell table:formula="of:=[P01.$D72]" office:value-type="string" office:string-value="NT" calcext:value-type="string">
            <text:p>NT</text:p>
          </table:table-cell>
          <table:table-cell table:formula="of:=[#REF!]" office:value-type="string" office:string-value="" calcext:value-type="error">
            <text:p>#REF!</text:p>
          </table:table-cell>
          <table:table-cell table:formula="of:=[P03.$D7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80:.W80];&quot;C&quot;)" office:value-type="float" office:value="0" calcext:value-type="float">
            <text:p>0</text:p>
          </table:table-cell>
          <table:table-cell table:style-name="ce188" table:formula="of:=COUNTIF([.D80:.W80];&quot;NC&quot;)" office:value-type="float" office:value="0" calcext:value-type="float">
            <text:p>0</text:p>
          </table:table-cell>
          <table:table-cell table:style-name="ce188" table:formula="of:=COUNTIF([.D80:.W80];&quot;NA&quot;)" office:value-type="float" office:value="0" calcext:value-type="float">
            <text:p>0</text:p>
          </table:table-cell>
          <table:table-cell table:style-name="ce188" table:formula="of:=COUNTIF([.D80:.W80];&quot;NT&quot;)" office:value-type="float" office:value="2" calcext:value-type="float">
            <text:p>2</text:p>
          </table:table-cell>
          <table:table-cell table:formula="of:=IF([.Y80]&gt;0;&quot;NC&quot;;IF([.X80]&gt;0;&quot;C&quot;;IF([.AA80]&gt;0;&quot;NT&quot;;&quot;NA&quot;)))" office:value-type="string" office:string-value="NT" calcext:value-type="string">
            <text:p>NT</text:p>
          </table:table-cell>
          <table:table-cell office:value-type="float" office:value="10" calcext:value-type="float">
            <text:p>10</text:p>
          </table:table-cell>
          <table:table-cell table:style-name="ce46" table:formula="of:=[Critères.$B71]" office:value-type="string" office:string-value="10.13" calcext:value-type="string">
            <text:p>10.13</text:p>
          </table:table-cell>
          <table:table-cell table:style-name="ce46" table:formula="of:=[Critères.$A59]" office:value-type="string" office:string-value="PRÉSENTATION" calcext:value-type="string">
            <text:p>PRÉSENTATION</text:p>
          </table:table-cell>
          <table:table-cell table:formula="of:=[P01.$E72]" office:value-type="string" office:string-value="N" calcext:value-type="string">
            <text:p>N</text:p>
          </table:table-cell>
          <table:table-cell table:formula="of:=[#REF!]" office:value-type="string" office:string-value="" calcext:value-type="error">
            <text:p>#REF!</text:p>
          </table:table-cell>
          <table:table-cell table:formula="of:=[P03.$E7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80:.AY80];&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72]" office:value-type="string" office:string-value="10.14" calcext:value-type="string">
            <text:p>10.14</text:p>
          </table:table-cell>
          <table:table-cell table:style-name="ce46" table:formula="of:=[Critères.$A59]" office:value-type="string" office:string-value="PRÉSENTATION" calcext:value-type="string">
            <text:p>PRÉSENTATION</text:p>
          </table:table-cell>
          <table:table-cell table:formula="of:=[P01.$D73]" office:value-type="string" office:string-value="NT" calcext:value-type="string">
            <text:p>NT</text:p>
          </table:table-cell>
          <table:table-cell table:formula="of:=[#REF!]" office:value-type="string" office:string-value="" calcext:value-type="error">
            <text:p>#REF!</text:p>
          </table:table-cell>
          <table:table-cell table:formula="of:=[P03.$D7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81:.W81];&quot;C&quot;)" office:value-type="float" office:value="0" calcext:value-type="float">
            <text:p>0</text:p>
          </table:table-cell>
          <table:table-cell table:style-name="ce188" table:formula="of:=COUNTIF([.D81:.W81];&quot;NC&quot;)" office:value-type="float" office:value="0" calcext:value-type="float">
            <text:p>0</text:p>
          </table:table-cell>
          <table:table-cell table:style-name="ce188" table:formula="of:=COUNTIF([.D81:.W81];&quot;NA&quot;)" office:value-type="float" office:value="0" calcext:value-type="float">
            <text:p>0</text:p>
          </table:table-cell>
          <table:table-cell table:style-name="ce188" table:formula="of:=COUNTIF([.D81:.W81];&quot;NT&quot;)" office:value-type="float" office:value="2" calcext:value-type="float">
            <text:p>2</text:p>
          </table:table-cell>
          <table:table-cell table:formula="of:=IF([.Y81]&gt;0;&quot;NC&quot;;IF([.X81]&gt;0;&quot;C&quot;;IF([.AA81]&gt;0;&quot;NT&quot;;&quot;NA&quot;)))" office:value-type="string" office:string-value="NT" calcext:value-type="string">
            <text:p>NT</text:p>
          </table:table-cell>
          <table:table-cell office:value-type="float" office:value="10" calcext:value-type="float">
            <text:p>10</text:p>
          </table:table-cell>
          <table:table-cell table:style-name="ce46" table:formula="of:=[Critères.$B72]" office:value-type="string" office:string-value="10.14" calcext:value-type="string">
            <text:p>10.14</text:p>
          </table:table-cell>
          <table:table-cell table:style-name="ce46" table:formula="of:=[Critères.$A59]" office:value-type="string" office:string-value="PRÉSENTATION" calcext:value-type="string">
            <text:p>PRÉSENTATION</text:p>
          </table:table-cell>
          <table:table-cell table:formula="of:=[P01.$E73]" office:value-type="string" office:string-value="N" calcext:value-type="string">
            <text:p>N</text:p>
          </table:table-cell>
          <table:table-cell table:formula="of:=[#REF!]" office:value-type="string" office:string-value="" calcext:value-type="error">
            <text:p>#REF!</text:p>
          </table:table-cell>
          <table:table-cell table:formula="of:=[P03.$E7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81:.AY81];&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68:.X81])" office:value-type="float" office:value="0" calcext:value-type="float">
            <text:p>0</text:p>
          </table:table-cell>
          <table:table-cell table:style-name="ce190" table:formula="of:=SUM([.Y68:.Y81])" office:value-type="float" office:value="0" calcext:value-type="float">
            <text:p>0</text:p>
          </table:table-cell>
          <table:table-cell table:style-name="ce190" table:formula="of:=SUM([.Z68:.Z81])" office:value-type="float" office:value="0" calcext:value-type="float">
            <text:p>0</text:p>
          </table:table-cell>
          <table:table-cell table:style-name="ce190" table:formula="of:=SUM([.AA68:.AA81])" office:value-type="float" office:value="28" calcext:value-type="float">
            <text:p>28</text:p>
          </table:table-cell>
          <table:table-cell/>
          <table:table-cell table:style-name="ce183"/>
          <table:table-cell table:style-name="ce184" table:number-columns-repeated="22"/>
          <table:table-cell table:style-name="ce190" table:formula="of:=SUM([.AZ68:.AZ81])"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3]" office:value-type="string" office:string-value="11.1" calcext:value-type="string">
            <text:p>11.1</text:p>
          </table:table-cell>
          <table:table-cell table:style-name="ce46" table:formula="of:=[Critères.$A73]" office:value-type="string" office:string-value="FORMULAIRES" calcext:value-type="string">
            <text:p>FORMULAIRES</text:p>
          </table:table-cell>
          <table:table-cell table:formula="of:=[P01.$D74]" office:value-type="string" office:string-value="NT" calcext:value-type="string">
            <text:p>NT</text:p>
          </table:table-cell>
          <table:table-cell table:formula="of:=[#REF!]" office:value-type="string" office:string-value="" calcext:value-type="error">
            <text:p>#REF!</text:p>
          </table:table-cell>
          <table:table-cell table:formula="of:=[P03.$D7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83:.W83];&quot;C&quot;)" office:value-type="float" office:value="0" calcext:value-type="float">
            <text:p>0</text:p>
          </table:table-cell>
          <table:table-cell table:style-name="ce188" table:formula="of:=COUNTIF([.D83:.W83];&quot;NC&quot;)" office:value-type="float" office:value="0" calcext:value-type="float">
            <text:p>0</text:p>
          </table:table-cell>
          <table:table-cell table:style-name="ce188" table:formula="of:=COUNTIF([.D83:.W83];&quot;NA&quot;)" office:value-type="float" office:value="0" calcext:value-type="float">
            <text:p>0</text:p>
          </table:table-cell>
          <table:table-cell table:style-name="ce188" table:formula="of:=COUNTIF([.D83:.W83];&quot;NT&quot;)" office:value-type="float" office:value="2" calcext:value-type="float">
            <text:p>2</text:p>
          </table:table-cell>
          <table:table-cell table:formula="of:=IF([.Y83]&gt;0;&quot;NC&quot;;IF([.X83]&gt;0;&quot;C&quot;;IF([.AA83]&gt;0;&quot;NT&quot;;&quot;NA&quot;)))" office:value-type="string" office:string-value="NT" calcext:value-type="string">
            <text:p>NT</text:p>
          </table:table-cell>
          <table:table-cell office:value-type="float" office:value="11" calcext:value-type="float">
            <text:p>11</text:p>
          </table:table-cell>
          <table:table-cell table:style-name="ce46" table:formula="of:=[Critères.$B73]" office:value-type="string" office:string-value="11.1" calcext:value-type="string">
            <text:p>11.1</text:p>
          </table:table-cell>
          <table:table-cell table:style-name="ce46" table:formula="of:=[Critères.$A73]" office:value-type="string" office:string-value="FORMULAIRES" calcext:value-type="string">
            <text:p>FORMULAIRES</text:p>
          </table:table-cell>
          <table:table-cell table:formula="of:=[P01.$E74]" office:value-type="string" office:string-value="N" calcext:value-type="string">
            <text:p>N</text:p>
          </table:table-cell>
          <table:table-cell table:formula="of:=[#REF!]" office:value-type="string" office:string-value="" calcext:value-type="error">
            <text:p>#REF!</text:p>
          </table:table-cell>
          <table:table-cell table:formula="of:=[P03.$E7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83:.AY83];&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4]" office:value-type="string" office:string-value="11.2" calcext:value-type="string">
            <text:p>11.2</text:p>
          </table:table-cell>
          <table:table-cell table:style-name="ce46" table:formula="of:=[Critères.$A73]" office:value-type="string" office:string-value="FORMULAIRES" calcext:value-type="string">
            <text:p>FORMULAIRES</text:p>
          </table:table-cell>
          <table:table-cell table:formula="of:=[P01.$D75]" office:value-type="string" office:string-value="NT" calcext:value-type="string">
            <text:p>NT</text:p>
          </table:table-cell>
          <table:table-cell table:formula="of:=[#REF!]" office:value-type="string" office:string-value="" calcext:value-type="error">
            <text:p>#REF!</text:p>
          </table:table-cell>
          <table:table-cell table:formula="of:=[P03.$D7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84:.W84];&quot;C&quot;)" office:value-type="float" office:value="0" calcext:value-type="float">
            <text:p>0</text:p>
          </table:table-cell>
          <table:table-cell table:style-name="ce188" table:formula="of:=COUNTIF([.D84:.W84];&quot;NC&quot;)" office:value-type="float" office:value="0" calcext:value-type="float">
            <text:p>0</text:p>
          </table:table-cell>
          <table:table-cell table:style-name="ce188" table:formula="of:=COUNTIF([.D84:.W84];&quot;NA&quot;)" office:value-type="float" office:value="0" calcext:value-type="float">
            <text:p>0</text:p>
          </table:table-cell>
          <table:table-cell table:style-name="ce188" table:formula="of:=COUNTIF([.D84:.W84];&quot;NT&quot;)" office:value-type="float" office:value="2" calcext:value-type="float">
            <text:p>2</text:p>
          </table:table-cell>
          <table:table-cell table:formula="of:=IF([.Y84]&gt;0;&quot;NC&quot;;IF([.X84]&gt;0;&quot;C&quot;;IF([.AA84]&gt;0;&quot;NT&quot;;&quot;NA&quot;)))" office:value-type="string" office:string-value="NT" calcext:value-type="string">
            <text:p>NT</text:p>
          </table:table-cell>
          <table:table-cell office:value-type="float" office:value="11" calcext:value-type="float">
            <text:p>11</text:p>
          </table:table-cell>
          <table:table-cell table:style-name="ce46" table:formula="of:=[Critères.$B74]" office:value-type="string" office:string-value="11.2" calcext:value-type="string">
            <text:p>11.2</text:p>
          </table:table-cell>
          <table:table-cell table:style-name="ce46" table:formula="of:=[Critères.$A73]" office:value-type="string" office:string-value="FORMULAIRES" calcext:value-type="string">
            <text:p>FORMULAIRES</text:p>
          </table:table-cell>
          <table:table-cell table:formula="of:=[P01.$E75]" office:value-type="string" office:string-value="N" calcext:value-type="string">
            <text:p>N</text:p>
          </table:table-cell>
          <table:table-cell table:formula="of:=[#REF!]" office:value-type="string" office:string-value="" calcext:value-type="error">
            <text:p>#REF!</text:p>
          </table:table-cell>
          <table:table-cell table:formula="of:=[P03.$E7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84:.AY84];&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5]" office:value-type="string" office:string-value="11.3" calcext:value-type="string">
            <text:p>11.3</text:p>
          </table:table-cell>
          <table:table-cell table:style-name="ce46" table:formula="of:=[Critères.$A73]" office:value-type="string" office:string-value="FORMULAIRES" calcext:value-type="string">
            <text:p>FORMULAIRES</text:p>
          </table:table-cell>
          <table:table-cell table:formula="of:=[P01.$D76]" office:value-type="string" office:string-value="NT" calcext:value-type="string">
            <text:p>NT</text:p>
          </table:table-cell>
          <table:table-cell table:formula="of:=[#REF!]" office:value-type="string" office:string-value="" calcext:value-type="error">
            <text:p>#REF!</text:p>
          </table:table-cell>
          <table:table-cell table:formula="of:=[P03.$D7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85:.W85];&quot;C&quot;)" office:value-type="float" office:value="0" calcext:value-type="float">
            <text:p>0</text:p>
          </table:table-cell>
          <table:table-cell table:style-name="ce188" table:formula="of:=COUNTIF([.D85:.W85];&quot;NC&quot;)" office:value-type="float" office:value="0" calcext:value-type="float">
            <text:p>0</text:p>
          </table:table-cell>
          <table:table-cell table:style-name="ce188" table:formula="of:=COUNTIF([.D85:.W85];&quot;NA&quot;)" office:value-type="float" office:value="0" calcext:value-type="float">
            <text:p>0</text:p>
          </table:table-cell>
          <table:table-cell table:style-name="ce188" table:formula="of:=COUNTIF([.D85:.W85];&quot;NT&quot;)" office:value-type="float" office:value="2" calcext:value-type="float">
            <text:p>2</text:p>
          </table:table-cell>
          <table:table-cell table:formula="of:=IF([.Y85]&gt;0;&quot;NC&quot;;IF([.X85]&gt;0;&quot;C&quot;;IF([.AA85]&gt;0;&quot;NT&quot;;&quot;NA&quot;)))" office:value-type="string" office:string-value="NT" calcext:value-type="string">
            <text:p>NT</text:p>
          </table:table-cell>
          <table:table-cell office:value-type="float" office:value="11" calcext:value-type="float">
            <text:p>11</text:p>
          </table:table-cell>
          <table:table-cell table:style-name="ce46" table:formula="of:=[Critères.$B75]" office:value-type="string" office:string-value="11.3" calcext:value-type="string">
            <text:p>11.3</text:p>
          </table:table-cell>
          <table:table-cell table:style-name="ce46" table:formula="of:=[Critères.$A73]" office:value-type="string" office:string-value="FORMULAIRES" calcext:value-type="string">
            <text:p>FORMULAIRES</text:p>
          </table:table-cell>
          <table:table-cell table:formula="of:=[P01.$E76]" office:value-type="string" office:string-value="N" calcext:value-type="string">
            <text:p>N</text:p>
          </table:table-cell>
          <table:table-cell table:formula="of:=[#REF!]" office:value-type="string" office:string-value="" calcext:value-type="error">
            <text:p>#REF!</text:p>
          </table:table-cell>
          <table:table-cell table:formula="of:=[P03.$E7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85:.AY85];&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6]" office:value-type="string" office:string-value="11.4" calcext:value-type="string">
            <text:p>11.4</text:p>
          </table:table-cell>
          <table:table-cell table:style-name="ce46" table:formula="of:=[Critères.$A73]" office:value-type="string" office:string-value="FORMULAIRES" calcext:value-type="string">
            <text:p>FORMULAIRES</text:p>
          </table:table-cell>
          <table:table-cell table:formula="of:=[P01.$D77]" office:value-type="string" office:string-value="NT" calcext:value-type="string">
            <text:p>NT</text:p>
          </table:table-cell>
          <table:table-cell table:formula="of:=[#REF!]" office:value-type="string" office:string-value="" calcext:value-type="error">
            <text:p>#REF!</text:p>
          </table:table-cell>
          <table:table-cell table:formula="of:=[P03.$D7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86:.W86];&quot;C&quot;)" office:value-type="float" office:value="0" calcext:value-type="float">
            <text:p>0</text:p>
          </table:table-cell>
          <table:table-cell table:style-name="ce188" table:formula="of:=COUNTIF([.D86:.W86];&quot;NC&quot;)" office:value-type="float" office:value="0" calcext:value-type="float">
            <text:p>0</text:p>
          </table:table-cell>
          <table:table-cell table:style-name="ce188" table:formula="of:=COUNTIF([.D86:.W86];&quot;NA&quot;)" office:value-type="float" office:value="0" calcext:value-type="float">
            <text:p>0</text:p>
          </table:table-cell>
          <table:table-cell table:style-name="ce188" table:formula="of:=COUNTIF([.D86:.W86];&quot;NT&quot;)" office:value-type="float" office:value="2" calcext:value-type="float">
            <text:p>2</text:p>
          </table:table-cell>
          <table:table-cell table:formula="of:=IF([.Y86]&gt;0;&quot;NC&quot;;IF([.X86]&gt;0;&quot;C&quot;;IF([.AA86]&gt;0;&quot;NT&quot;;&quot;NA&quot;)))" office:value-type="string" office:string-value="NT" calcext:value-type="string">
            <text:p>NT</text:p>
          </table:table-cell>
          <table:table-cell office:value-type="float" office:value="11" calcext:value-type="float">
            <text:p>11</text:p>
          </table:table-cell>
          <table:table-cell table:style-name="ce46" table:formula="of:=[Critères.$B76]" office:value-type="string" office:string-value="11.4" calcext:value-type="string">
            <text:p>11.4</text:p>
          </table:table-cell>
          <table:table-cell table:style-name="ce46" table:formula="of:=[Critères.$A73]" office:value-type="string" office:string-value="FORMULAIRES" calcext:value-type="string">
            <text:p>FORMULAIRES</text:p>
          </table:table-cell>
          <table:table-cell table:formula="of:=[P01.$E77]" office:value-type="string" office:string-value="N" calcext:value-type="string">
            <text:p>N</text:p>
          </table:table-cell>
          <table:table-cell table:formula="of:=[#REF!]" office:value-type="string" office:string-value="" calcext:value-type="error">
            <text:p>#REF!</text:p>
          </table:table-cell>
          <table:table-cell table:formula="of:=[P03.$E7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86:.AY86];&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7]" office:value-type="string" office:string-value="11.5" calcext:value-type="string">
            <text:p>11.5</text:p>
          </table:table-cell>
          <table:table-cell table:style-name="ce46" table:formula="of:=[Critères.$A73]" office:value-type="string" office:string-value="FORMULAIRES" calcext:value-type="string">
            <text:p>FORMULAIRES</text:p>
          </table:table-cell>
          <table:table-cell table:formula="of:=[P01.$D78]" office:value-type="string" office:string-value="NT" calcext:value-type="string">
            <text:p>NT</text:p>
          </table:table-cell>
          <table:table-cell table:formula="of:=[#REF!]" office:value-type="string" office:string-value="" calcext:value-type="error">
            <text:p>#REF!</text:p>
          </table:table-cell>
          <table:table-cell table:formula="of:=[P03.$D7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87:.W87];&quot;C&quot;)" office:value-type="float" office:value="0" calcext:value-type="float">
            <text:p>0</text:p>
          </table:table-cell>
          <table:table-cell table:style-name="ce188" table:formula="of:=COUNTIF([.D87:.W87];&quot;NC&quot;)" office:value-type="float" office:value="0" calcext:value-type="float">
            <text:p>0</text:p>
          </table:table-cell>
          <table:table-cell table:style-name="ce188" table:formula="of:=COUNTIF([.D87:.W87];&quot;NA&quot;)" office:value-type="float" office:value="0" calcext:value-type="float">
            <text:p>0</text:p>
          </table:table-cell>
          <table:table-cell table:style-name="ce188" table:formula="of:=COUNTIF([.D87:.W87];&quot;NT&quot;)" office:value-type="float" office:value="2" calcext:value-type="float">
            <text:p>2</text:p>
          </table:table-cell>
          <table:table-cell table:formula="of:=IF([.Y87]&gt;0;&quot;NC&quot;;IF([.X87]&gt;0;&quot;C&quot;;IF([.AA87]&gt;0;&quot;NT&quot;;&quot;NA&quot;)))" office:value-type="string" office:string-value="NT" calcext:value-type="string">
            <text:p>NT</text:p>
          </table:table-cell>
          <table:table-cell office:value-type="float" office:value="11" calcext:value-type="float">
            <text:p>11</text:p>
          </table:table-cell>
          <table:table-cell table:style-name="ce46" table:formula="of:=[Critères.$B77]" office:value-type="string" office:string-value="11.5" calcext:value-type="string">
            <text:p>11.5</text:p>
          </table:table-cell>
          <table:table-cell table:style-name="ce46" table:formula="of:=[Critères.$A73]" office:value-type="string" office:string-value="FORMULAIRES" calcext:value-type="string">
            <text:p>FORMULAIRES</text:p>
          </table:table-cell>
          <table:table-cell table:formula="of:=[P01.$E78]" office:value-type="string" office:string-value="N" calcext:value-type="string">
            <text:p>N</text:p>
          </table:table-cell>
          <table:table-cell table:formula="of:=[#REF!]" office:value-type="string" office:string-value="" calcext:value-type="error">
            <text:p>#REF!</text:p>
          </table:table-cell>
          <table:table-cell table:formula="of:=[P03.$E7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87:.AY87];&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8]" office:value-type="string" office:string-value="11.6" calcext:value-type="string">
            <text:p>11.6</text:p>
          </table:table-cell>
          <table:table-cell table:style-name="ce46" table:formula="of:=[Critères.$A73]" office:value-type="string" office:string-value="FORMULAIRES" calcext:value-type="string">
            <text:p>FORMULAIRES</text:p>
          </table:table-cell>
          <table:table-cell table:formula="of:=[P01.$D79]" office:value-type="string" office:string-value="NT" calcext:value-type="string">
            <text:p>NT</text:p>
          </table:table-cell>
          <table:table-cell table:formula="of:=[#REF!]" office:value-type="string" office:string-value="" calcext:value-type="error">
            <text:p>#REF!</text:p>
          </table:table-cell>
          <table:table-cell table:formula="of:=[P03.$D7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88:.W88];&quot;C&quot;)" office:value-type="float" office:value="0" calcext:value-type="float">
            <text:p>0</text:p>
          </table:table-cell>
          <table:table-cell table:style-name="ce188" table:formula="of:=COUNTIF([.D88:.W88];&quot;NC&quot;)" office:value-type="float" office:value="0" calcext:value-type="float">
            <text:p>0</text:p>
          </table:table-cell>
          <table:table-cell table:style-name="ce188" table:formula="of:=COUNTIF([.D88:.W88];&quot;NA&quot;)" office:value-type="float" office:value="0" calcext:value-type="float">
            <text:p>0</text:p>
          </table:table-cell>
          <table:table-cell table:style-name="ce188" table:formula="of:=COUNTIF([.D88:.W88];&quot;NT&quot;)" office:value-type="float" office:value="2" calcext:value-type="float">
            <text:p>2</text:p>
          </table:table-cell>
          <table:table-cell table:formula="of:=IF([.Y88]&gt;0;&quot;NC&quot;;IF([.X88]&gt;0;&quot;C&quot;;IF([.AA88]&gt;0;&quot;NT&quot;;&quot;NA&quot;)))" office:value-type="string" office:string-value="NT" calcext:value-type="string">
            <text:p>NT</text:p>
          </table:table-cell>
          <table:table-cell office:value-type="float" office:value="11" calcext:value-type="float">
            <text:p>11</text:p>
          </table:table-cell>
          <table:table-cell table:style-name="ce46" table:formula="of:=[Critères.$B78]" office:value-type="string" office:string-value="11.6" calcext:value-type="string">
            <text:p>11.6</text:p>
          </table:table-cell>
          <table:table-cell table:style-name="ce46" table:formula="of:=[Critères.$A73]" office:value-type="string" office:string-value="FORMULAIRES" calcext:value-type="string">
            <text:p>FORMULAIRES</text:p>
          </table:table-cell>
          <table:table-cell table:formula="of:=[P01.$E79]" office:value-type="string" office:string-value="N" calcext:value-type="string">
            <text:p>N</text:p>
          </table:table-cell>
          <table:table-cell table:formula="of:=[#REF!]" office:value-type="string" office:string-value="" calcext:value-type="error">
            <text:p>#REF!</text:p>
          </table:table-cell>
          <table:table-cell table:formula="of:=[P03.$E7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88:.AY88];&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9]" office:value-type="string" office:string-value="11.7" calcext:value-type="string">
            <text:p>11.7</text:p>
          </table:table-cell>
          <table:table-cell table:style-name="ce46" table:formula="of:=[Critères.$A73]" office:value-type="string" office:string-value="FORMULAIRES" calcext:value-type="string">
            <text:p>FORMULAIRES</text:p>
          </table:table-cell>
          <table:table-cell table:formula="of:=[P01.$D80]" office:value-type="string" office:string-value="NT" calcext:value-type="string">
            <text:p>NT</text:p>
          </table:table-cell>
          <table:table-cell table:formula="of:=[#REF!]" office:value-type="string" office:string-value="" calcext:value-type="error">
            <text:p>#REF!</text:p>
          </table:table-cell>
          <table:table-cell table:formula="of:=[P03.$D8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89:.W89];&quot;C&quot;)" office:value-type="float" office:value="0" calcext:value-type="float">
            <text:p>0</text:p>
          </table:table-cell>
          <table:table-cell table:style-name="ce188" table:formula="of:=COUNTIF([.D89:.W89];&quot;NC&quot;)" office:value-type="float" office:value="0" calcext:value-type="float">
            <text:p>0</text:p>
          </table:table-cell>
          <table:table-cell table:style-name="ce188" table:formula="of:=COUNTIF([.D89:.W89];&quot;NA&quot;)" office:value-type="float" office:value="0" calcext:value-type="float">
            <text:p>0</text:p>
          </table:table-cell>
          <table:table-cell table:style-name="ce188" table:formula="of:=COUNTIF([.D89:.W89];&quot;NT&quot;)" office:value-type="float" office:value="2" calcext:value-type="float">
            <text:p>2</text:p>
          </table:table-cell>
          <table:table-cell table:formula="of:=IF([.Y89]&gt;0;&quot;NC&quot;;IF([.X89]&gt;0;&quot;C&quot;;IF([.AA89]&gt;0;&quot;NT&quot;;&quot;NA&quot;)))" office:value-type="string" office:string-value="NT" calcext:value-type="string">
            <text:p>NT</text:p>
          </table:table-cell>
          <table:table-cell office:value-type="float" office:value="11" calcext:value-type="float">
            <text:p>11</text:p>
          </table:table-cell>
          <table:table-cell table:style-name="ce46" table:formula="of:=[Critères.$B79]" office:value-type="string" office:string-value="11.7" calcext:value-type="string">
            <text:p>11.7</text:p>
          </table:table-cell>
          <table:table-cell table:style-name="ce46" table:formula="of:=[Critères.$A73]" office:value-type="string" office:string-value="FORMULAIRES" calcext:value-type="string">
            <text:p>FORMULAIRES</text:p>
          </table:table-cell>
          <table:table-cell table:formula="of:=[P01.$E80]" office:value-type="string" office:string-value="N" calcext:value-type="string">
            <text:p>N</text:p>
          </table:table-cell>
          <table:table-cell table:formula="of:=[#REF!]" office:value-type="string" office:string-value="" calcext:value-type="error">
            <text:p>#REF!</text:p>
          </table:table-cell>
          <table:table-cell table:formula="of:=[P03.$E8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89:.AY89];&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80]" office:value-type="string" office:string-value="11.8" calcext:value-type="string">
            <text:p>11.8</text:p>
          </table:table-cell>
          <table:table-cell table:style-name="ce46" table:formula="of:=[Critères.$A73]" office:value-type="string" office:string-value="FORMULAIRES" calcext:value-type="string">
            <text:p>FORMULAIRES</text:p>
          </table:table-cell>
          <table:table-cell table:formula="of:=[P01.$D81]" office:value-type="string" office:string-value="NT" calcext:value-type="string">
            <text:p>NT</text:p>
          </table:table-cell>
          <table:table-cell table:formula="of:=[#REF!]" office:value-type="string" office:string-value="" calcext:value-type="error">
            <text:p>#REF!</text:p>
          </table:table-cell>
          <table:table-cell table:formula="of:=[P03.$D8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90:.W90];&quot;C&quot;)" office:value-type="float" office:value="0" calcext:value-type="float">
            <text:p>0</text:p>
          </table:table-cell>
          <table:table-cell table:style-name="ce188" table:formula="of:=COUNTIF([.D90:.W90];&quot;NC&quot;)" office:value-type="float" office:value="0" calcext:value-type="float">
            <text:p>0</text:p>
          </table:table-cell>
          <table:table-cell table:style-name="ce188" table:formula="of:=COUNTIF([.D90:.W90];&quot;NA&quot;)" office:value-type="float" office:value="0" calcext:value-type="float">
            <text:p>0</text:p>
          </table:table-cell>
          <table:table-cell table:style-name="ce188" table:formula="of:=COUNTIF([.D90:.W90];&quot;NT&quot;)" office:value-type="float" office:value="2" calcext:value-type="float">
            <text:p>2</text:p>
          </table:table-cell>
          <table:table-cell table:formula="of:=IF([.Y90]&gt;0;&quot;NC&quot;;IF([.X90]&gt;0;&quot;C&quot;;IF([.AA90]&gt;0;&quot;NT&quot;;&quot;NA&quot;)))" office:value-type="string" office:string-value="NT" calcext:value-type="string">
            <text:p>NT</text:p>
          </table:table-cell>
          <table:table-cell office:value-type="float" office:value="11" calcext:value-type="float">
            <text:p>11</text:p>
          </table:table-cell>
          <table:table-cell table:style-name="ce46" table:formula="of:=[Critères.$B80]" office:value-type="string" office:string-value="11.8" calcext:value-type="string">
            <text:p>11.8</text:p>
          </table:table-cell>
          <table:table-cell table:style-name="ce46" table:formula="of:=[Critères.$A73]" office:value-type="string" office:string-value="FORMULAIRES" calcext:value-type="string">
            <text:p>FORMULAIRES</text:p>
          </table:table-cell>
          <table:table-cell table:formula="of:=[P01.$E81]" office:value-type="string" office:string-value="N" calcext:value-type="string">
            <text:p>N</text:p>
          </table:table-cell>
          <table:table-cell table:formula="of:=[#REF!]" office:value-type="string" office:string-value="" calcext:value-type="error">
            <text:p>#REF!</text:p>
          </table:table-cell>
          <table:table-cell table:formula="of:=[P03.$E8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90:.AY90];&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81]" office:value-type="string" office:string-value="11.9" calcext:value-type="string">
            <text:p>11.9</text:p>
          </table:table-cell>
          <table:table-cell table:style-name="ce46" table:formula="of:=[Critères.$A73]" office:value-type="string" office:string-value="FORMULAIRES" calcext:value-type="string">
            <text:p>FORMULAIRES</text:p>
          </table:table-cell>
          <table:table-cell table:formula="of:=[P01.$D82]" office:value-type="string" office:string-value="NT" calcext:value-type="string">
            <text:p>NT</text:p>
          </table:table-cell>
          <table:table-cell table:formula="of:=[#REF!]" office:value-type="string" office:string-value="" calcext:value-type="error">
            <text:p>#REF!</text:p>
          </table:table-cell>
          <table:table-cell table:formula="of:=[P03.$D8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91:.W91];&quot;C&quot;)" office:value-type="float" office:value="0" calcext:value-type="float">
            <text:p>0</text:p>
          </table:table-cell>
          <table:table-cell table:style-name="ce188" table:formula="of:=COUNTIF([.D91:.W91];&quot;NC&quot;)" office:value-type="float" office:value="0" calcext:value-type="float">
            <text:p>0</text:p>
          </table:table-cell>
          <table:table-cell table:style-name="ce188" table:formula="of:=COUNTIF([.D91:.W91];&quot;NA&quot;)" office:value-type="float" office:value="0" calcext:value-type="float">
            <text:p>0</text:p>
          </table:table-cell>
          <table:table-cell table:style-name="ce188" table:formula="of:=COUNTIF([.D91:.W91];&quot;NT&quot;)" office:value-type="float" office:value="2" calcext:value-type="float">
            <text:p>2</text:p>
          </table:table-cell>
          <table:table-cell table:formula="of:=IF([.Y91]&gt;0;&quot;NC&quot;;IF([.X91]&gt;0;&quot;C&quot;;IF([.AA91]&gt;0;&quot;NT&quot;;&quot;NA&quot;)))" office:value-type="string" office:string-value="NT" calcext:value-type="string">
            <text:p>NT</text:p>
          </table:table-cell>
          <table:table-cell office:value-type="float" office:value="11" calcext:value-type="float">
            <text:p>11</text:p>
          </table:table-cell>
          <table:table-cell table:style-name="ce46" table:formula="of:=[Critères.$B81]" office:value-type="string" office:string-value="11.9" calcext:value-type="string">
            <text:p>11.9</text:p>
          </table:table-cell>
          <table:table-cell table:style-name="ce46" table:formula="of:=[Critères.$A73]" office:value-type="string" office:string-value="FORMULAIRES" calcext:value-type="string">
            <text:p>FORMULAIRES</text:p>
          </table:table-cell>
          <table:table-cell table:formula="of:=[P01.$E82]" office:value-type="string" office:string-value="N" calcext:value-type="string">
            <text:p>N</text:p>
          </table:table-cell>
          <table:table-cell table:formula="of:=[#REF!]" office:value-type="string" office:string-value="" calcext:value-type="error">
            <text:p>#REF!</text:p>
          </table:table-cell>
          <table:table-cell table:formula="of:=[P03.$E8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91:.AY91];&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82]" office:value-type="string" office:string-value="11.10" calcext:value-type="string">
            <text:p>11.10</text:p>
          </table:table-cell>
          <table:table-cell table:style-name="ce46" table:formula="of:=[Critères.$A73]" office:value-type="string" office:string-value="FORMULAIRES" calcext:value-type="string">
            <text:p>FORMULAIRES</text:p>
          </table:table-cell>
          <table:table-cell table:formula="of:=[P01.$D83]" office:value-type="string" office:string-value="NT" calcext:value-type="string">
            <text:p>NT</text:p>
          </table:table-cell>
          <table:table-cell table:formula="of:=[#REF!]" office:value-type="string" office:string-value="" calcext:value-type="error">
            <text:p>#REF!</text:p>
          </table:table-cell>
          <table:table-cell table:formula="of:=[P03.$D8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92:.W92];&quot;C&quot;)" office:value-type="float" office:value="0" calcext:value-type="float">
            <text:p>0</text:p>
          </table:table-cell>
          <table:table-cell table:style-name="ce188" table:formula="of:=COUNTIF([.D92:.W92];&quot;NC&quot;)" office:value-type="float" office:value="0" calcext:value-type="float">
            <text:p>0</text:p>
          </table:table-cell>
          <table:table-cell table:style-name="ce188" table:formula="of:=COUNTIF([.D92:.W92];&quot;NA&quot;)" office:value-type="float" office:value="0" calcext:value-type="float">
            <text:p>0</text:p>
          </table:table-cell>
          <table:table-cell table:style-name="ce188" table:formula="of:=COUNTIF([.D92:.W92];&quot;NT&quot;)" office:value-type="float" office:value="2" calcext:value-type="float">
            <text:p>2</text:p>
          </table:table-cell>
          <table:table-cell table:formula="of:=IF([.Y92]&gt;0;&quot;NC&quot;;IF([.X92]&gt;0;&quot;C&quot;;IF([.AA92]&gt;0;&quot;NT&quot;;&quot;NA&quot;)))" office:value-type="string" office:string-value="NT" calcext:value-type="string">
            <text:p>NT</text:p>
          </table:table-cell>
          <table:table-cell office:value-type="float" office:value="11" calcext:value-type="float">
            <text:p>11</text:p>
          </table:table-cell>
          <table:table-cell table:style-name="ce46" table:formula="of:=[Critères.$B82]" office:value-type="string" office:string-value="11.10" calcext:value-type="string">
            <text:p>11.10</text:p>
          </table:table-cell>
          <table:table-cell table:style-name="ce46" table:formula="of:=[Critères.$A73]" office:value-type="string" office:string-value="FORMULAIRES" calcext:value-type="string">
            <text:p>FORMULAIRES</text:p>
          </table:table-cell>
          <table:table-cell table:formula="of:=[P01.$E83]" office:value-type="string" office:string-value="N" calcext:value-type="string">
            <text:p>N</text:p>
          </table:table-cell>
          <table:table-cell table:formula="of:=[#REF!]" office:value-type="string" office:string-value="" calcext:value-type="error">
            <text:p>#REF!</text:p>
          </table:table-cell>
          <table:table-cell table:formula="of:=[P03.$E8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92:.AY92];&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83]" office:value-type="string" office:string-value="11.11" calcext:value-type="string">
            <text:p>11.11</text:p>
          </table:table-cell>
          <table:table-cell table:style-name="ce46" table:formula="of:=[Critères.$A73]" office:value-type="string" office:string-value="FORMULAIRES" calcext:value-type="string">
            <text:p>FORMULAIRES</text:p>
          </table:table-cell>
          <table:table-cell table:formula="of:=[P01.$D84]" office:value-type="string" office:string-value="NT" calcext:value-type="string">
            <text:p>NT</text:p>
          </table:table-cell>
          <table:table-cell table:formula="of:=[#REF!]" office:value-type="string" office:string-value="" calcext:value-type="error">
            <text:p>#REF!</text:p>
          </table:table-cell>
          <table:table-cell table:formula="of:=[P03.$D8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93:.W93];&quot;C&quot;)" office:value-type="float" office:value="0" calcext:value-type="float">
            <text:p>0</text:p>
          </table:table-cell>
          <table:table-cell table:style-name="ce188" table:formula="of:=COUNTIF([.D93:.W93];&quot;NC&quot;)" office:value-type="float" office:value="0" calcext:value-type="float">
            <text:p>0</text:p>
          </table:table-cell>
          <table:table-cell table:style-name="ce188" table:formula="of:=COUNTIF([.D93:.W93];&quot;NA&quot;)" office:value-type="float" office:value="0" calcext:value-type="float">
            <text:p>0</text:p>
          </table:table-cell>
          <table:table-cell table:style-name="ce188" table:formula="of:=COUNTIF([.D93:.W93];&quot;NT&quot;)" office:value-type="float" office:value="2" calcext:value-type="float">
            <text:p>2</text:p>
          </table:table-cell>
          <table:table-cell table:formula="of:=IF([.Y93]&gt;0;&quot;NC&quot;;IF([.X93]&gt;0;&quot;C&quot;;IF([.AA93]&gt;0;&quot;NT&quot;;&quot;NA&quot;)))" office:value-type="string" office:string-value="NT" calcext:value-type="string">
            <text:p>NT</text:p>
          </table:table-cell>
          <table:table-cell office:value-type="float" office:value="11" calcext:value-type="float">
            <text:p>11</text:p>
          </table:table-cell>
          <table:table-cell table:style-name="ce46" table:formula="of:=[Critères.$B83]" office:value-type="string" office:string-value="11.11" calcext:value-type="string">
            <text:p>11.11</text:p>
          </table:table-cell>
          <table:table-cell table:style-name="ce46" table:formula="of:=[Critères.$A73]" office:value-type="string" office:string-value="FORMULAIRES" calcext:value-type="string">
            <text:p>FORMULAIRES</text:p>
          </table:table-cell>
          <table:table-cell table:formula="of:=[P01.$E84]" office:value-type="string" office:string-value="N" calcext:value-type="string">
            <text:p>N</text:p>
          </table:table-cell>
          <table:table-cell table:formula="of:=[#REF!]" office:value-type="string" office:string-value="" calcext:value-type="error">
            <text:p>#REF!</text:p>
          </table:table-cell>
          <table:table-cell table:formula="of:=[P03.$E8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93:.AY93];&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84]" office:value-type="string" office:string-value="11.12" calcext:value-type="string">
            <text:p>11.12</text:p>
          </table:table-cell>
          <table:table-cell table:style-name="ce46" table:formula="of:=[Critères.$A73]" office:value-type="string" office:string-value="FORMULAIRES" calcext:value-type="string">
            <text:p>FORMULAIRES</text:p>
          </table:table-cell>
          <table:table-cell table:formula="of:=[P01.$D85]" office:value-type="string" office:string-value="NT" calcext:value-type="string">
            <text:p>NT</text:p>
          </table:table-cell>
          <table:table-cell table:formula="of:=[#REF!]" office:value-type="string" office:string-value="" calcext:value-type="error">
            <text:p>#REF!</text:p>
          </table:table-cell>
          <table:table-cell table:formula="of:=[P03.$D8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94:.W94];&quot;C&quot;)" office:value-type="float" office:value="0" calcext:value-type="float">
            <text:p>0</text:p>
          </table:table-cell>
          <table:table-cell table:style-name="ce188" table:formula="of:=COUNTIF([.D94:.W94];&quot;NC&quot;)" office:value-type="float" office:value="0" calcext:value-type="float">
            <text:p>0</text:p>
          </table:table-cell>
          <table:table-cell table:style-name="ce188" table:formula="of:=COUNTIF([.D94:.W94];&quot;NA&quot;)" office:value-type="float" office:value="0" calcext:value-type="float">
            <text:p>0</text:p>
          </table:table-cell>
          <table:table-cell table:style-name="ce188" table:formula="of:=COUNTIF([.D94:.W94];&quot;NT&quot;)" office:value-type="float" office:value="2" calcext:value-type="float">
            <text:p>2</text:p>
          </table:table-cell>
          <table:table-cell table:formula="of:=IF([.Y94]&gt;0;&quot;NC&quot;;IF([.X94]&gt;0;&quot;C&quot;;IF([.AA94]&gt;0;&quot;NT&quot;;&quot;NA&quot;)))" office:value-type="string" office:string-value="NT" calcext:value-type="string">
            <text:p>NT</text:p>
          </table:table-cell>
          <table:table-cell office:value-type="float" office:value="11" calcext:value-type="float">
            <text:p>11</text:p>
          </table:table-cell>
          <table:table-cell table:style-name="ce46" table:formula="of:=[Critères.$B84]" office:value-type="string" office:string-value="11.12" calcext:value-type="string">
            <text:p>11.12</text:p>
          </table:table-cell>
          <table:table-cell table:style-name="ce46" table:formula="of:=[Critères.$A73]" office:value-type="string" office:string-value="FORMULAIRES" calcext:value-type="string">
            <text:p>FORMULAIRES</text:p>
          </table:table-cell>
          <table:table-cell table:formula="of:=[P01.$E85]" office:value-type="string" office:string-value="N" calcext:value-type="string">
            <text:p>N</text:p>
          </table:table-cell>
          <table:table-cell table:formula="of:=[#REF!]" office:value-type="string" office:string-value="" calcext:value-type="error">
            <text:p>#REF!</text:p>
          </table:table-cell>
          <table:table-cell table:formula="of:=[P03.$E8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94:.AY94];&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85]" office:value-type="string" office:string-value="11.13" calcext:value-type="string">
            <text:p>11.13</text:p>
          </table:table-cell>
          <table:table-cell table:style-name="ce46" table:formula="of:=[Critères.$A73]" office:value-type="string" office:string-value="FORMULAIRES" calcext:value-type="string">
            <text:p>FORMULAIRES</text:p>
          </table:table-cell>
          <table:table-cell table:formula="of:=[P01.$D86]" office:value-type="string" office:string-value="NT" calcext:value-type="string">
            <text:p>NT</text:p>
          </table:table-cell>
          <table:table-cell table:formula="of:=[#REF!]" office:value-type="string" office:string-value="" calcext:value-type="error">
            <text:p>#REF!</text:p>
          </table:table-cell>
          <table:table-cell table:formula="of:=[P03.$D8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95:.W95];&quot;C&quot;)" office:value-type="float" office:value="0" calcext:value-type="float">
            <text:p>0</text:p>
          </table:table-cell>
          <table:table-cell table:style-name="ce188" table:formula="of:=COUNTIF([.D95:.W95];&quot;NC&quot;)" office:value-type="float" office:value="0" calcext:value-type="float">
            <text:p>0</text:p>
          </table:table-cell>
          <table:table-cell table:style-name="ce188" table:formula="of:=COUNTIF([.D95:.W95];&quot;NA&quot;)" office:value-type="float" office:value="0" calcext:value-type="float">
            <text:p>0</text:p>
          </table:table-cell>
          <table:table-cell table:style-name="ce188" table:formula="of:=COUNTIF([.D95:.W95];&quot;NT&quot;)" office:value-type="float" office:value="2" calcext:value-type="float">
            <text:p>2</text:p>
          </table:table-cell>
          <table:table-cell table:formula="of:=IF([.Y95]&gt;0;&quot;NC&quot;;IF([.X95]&gt;0;&quot;C&quot;;IF([.AA95]&gt;0;&quot;NT&quot;;&quot;NA&quot;)))" office:value-type="string" office:string-value="NT" calcext:value-type="string">
            <text:p>NT</text:p>
          </table:table-cell>
          <table:table-cell office:value-type="float" office:value="11" calcext:value-type="float">
            <text:p>11</text:p>
          </table:table-cell>
          <table:table-cell table:style-name="ce46" table:formula="of:=[Critères.$B85]" office:value-type="string" office:string-value="11.13" calcext:value-type="string">
            <text:p>11.13</text:p>
          </table:table-cell>
          <table:table-cell table:style-name="ce46" table:formula="of:=[Critères.$A73]" office:value-type="string" office:string-value="FORMULAIRES" calcext:value-type="string">
            <text:p>FORMULAIRES</text:p>
          </table:table-cell>
          <table:table-cell table:formula="of:=[P01.$E86]" office:value-type="string" office:string-value="N" calcext:value-type="string">
            <text:p>N</text:p>
          </table:table-cell>
          <table:table-cell table:formula="of:=[#REF!]" office:value-type="string" office:string-value="" calcext:value-type="error">
            <text:p>#REF!</text:p>
          </table:table-cell>
          <table:table-cell table:formula="of:=[P03.$E8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95:.AY95];&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83:.X95])" office:value-type="float" office:value="0" calcext:value-type="float">
            <text:p>0</text:p>
          </table:table-cell>
          <table:table-cell table:style-name="ce190" table:formula="of:=SUM([.Y83:.Y95])" office:value-type="float" office:value="0" calcext:value-type="float">
            <text:p>0</text:p>
          </table:table-cell>
          <table:table-cell table:style-name="ce190" table:formula="of:=SUM([.Z83:.Z95])" office:value-type="float" office:value="0" calcext:value-type="float">
            <text:p>0</text:p>
          </table:table-cell>
          <table:table-cell table:style-name="ce190" table:formula="of:=SUM([.AA83:.AA95])" office:value-type="float" office:value="26" calcext:value-type="float">
            <text:p>26</text:p>
          </table:table-cell>
          <table:table-cell/>
          <table:table-cell table:style-name="ce183"/>
          <table:table-cell table:style-name="ce184" table:number-columns-repeated="22"/>
          <table:table-cell table:style-name="ce190" table:formula="of:=SUM([.AZ83:.AZ95])"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86]" office:value-type="string" office:string-value="12.1" calcext:value-type="string">
            <text:p>12.1</text:p>
          </table:table-cell>
          <table:table-cell table:style-name="ce46" table:formula="of:=[Critères.$A86]" office:value-type="string" office:string-value="NAVIGATION" calcext:value-type="string">
            <text:p>NAVIGATION</text:p>
          </table:table-cell>
          <table:table-cell table:formula="of:=[P01.$D87]" office:value-type="string" office:string-value="NT" calcext:value-type="string">
            <text:p>NT</text:p>
          </table:table-cell>
          <table:table-cell table:formula="of:=[#REF!]" office:value-type="string" office:string-value="" calcext:value-type="error">
            <text:p>#REF!</text:p>
          </table:table-cell>
          <table:table-cell table:formula="of:=[P03.$D8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97:.W97];&quot;C&quot;)" office:value-type="float" office:value="0" calcext:value-type="float">
            <text:p>0</text:p>
          </table:table-cell>
          <table:table-cell table:style-name="ce188" table:formula="of:=COUNTIF([.D97:.W97];&quot;NC&quot;)" office:value-type="float" office:value="0" calcext:value-type="float">
            <text:p>0</text:p>
          </table:table-cell>
          <table:table-cell table:style-name="ce188" table:formula="of:=COUNTIF([.D97:.W97];&quot;NA&quot;)" office:value-type="float" office:value="0" calcext:value-type="float">
            <text:p>0</text:p>
          </table:table-cell>
          <table:table-cell table:style-name="ce188" table:formula="of:=COUNTIF([.D97:.W97];&quot;NT&quot;)" office:value-type="float" office:value="2" calcext:value-type="float">
            <text:p>2</text:p>
          </table:table-cell>
          <table:table-cell table:formula="of:=IF([.Y97]&gt;0;&quot;NC&quot;;IF([.X97]&gt;0;&quot;C&quot;;IF([.AA97]&gt;0;&quot;NT&quot;;&quot;NA&quot;)))" office:value-type="string" office:string-value="NT" calcext:value-type="string">
            <text:p>NT</text:p>
          </table:table-cell>
          <table:table-cell office:value-type="float" office:value="12" calcext:value-type="float">
            <text:p>12</text:p>
          </table:table-cell>
          <table:table-cell table:style-name="ce46" table:formula="of:=[Critères.$B86]" office:value-type="string" office:string-value="12.1" calcext:value-type="string">
            <text:p>12.1</text:p>
          </table:table-cell>
          <table:table-cell table:style-name="ce46" table:formula="of:=[Critères.$A86]" office:value-type="string" office:string-value="NAVIGATION" calcext:value-type="string">
            <text:p>NAVIGATION</text:p>
          </table:table-cell>
          <table:table-cell table:formula="of:=[P01.$E87]" office:value-type="string" office:string-value="N" calcext:value-type="string">
            <text:p>N</text:p>
          </table:table-cell>
          <table:table-cell table:formula="of:=[#REF!]" office:value-type="string" office:string-value="" calcext:value-type="error">
            <text:p>#REF!</text:p>
          </table:table-cell>
          <table:table-cell table:formula="of:=[P03.$E8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97:.AY97];&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87]" office:value-type="string" office:string-value="12.2" calcext:value-type="string">
            <text:p>12.2</text:p>
          </table:table-cell>
          <table:table-cell table:style-name="ce46" table:formula="of:=[Critères.$A86]" office:value-type="string" office:string-value="NAVIGATION" calcext:value-type="string">
            <text:p>NAVIGATION</text:p>
          </table:table-cell>
          <table:table-cell table:formula="of:=[P01.$D88]" office:value-type="string" office:string-value="NT" calcext:value-type="string">
            <text:p>NT</text:p>
          </table:table-cell>
          <table:table-cell table:formula="of:=[#REF!]" office:value-type="string" office:string-value="" calcext:value-type="error">
            <text:p>#REF!</text:p>
          </table:table-cell>
          <table:table-cell table:formula="of:=[P03.$D8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98:.W98];&quot;C&quot;)" office:value-type="float" office:value="0" calcext:value-type="float">
            <text:p>0</text:p>
          </table:table-cell>
          <table:table-cell table:style-name="ce188" table:formula="of:=COUNTIF([.D98:.W98];&quot;NC&quot;)" office:value-type="float" office:value="0" calcext:value-type="float">
            <text:p>0</text:p>
          </table:table-cell>
          <table:table-cell table:style-name="ce188" table:formula="of:=COUNTIF([.D98:.W98];&quot;NA&quot;)" office:value-type="float" office:value="0" calcext:value-type="float">
            <text:p>0</text:p>
          </table:table-cell>
          <table:table-cell table:style-name="ce188" table:formula="of:=COUNTIF([.D98:.W98];&quot;NT&quot;)" office:value-type="float" office:value="2" calcext:value-type="float">
            <text:p>2</text:p>
          </table:table-cell>
          <table:table-cell table:formula="of:=IF([.Y98]&gt;0;&quot;NC&quot;;IF([.X98]&gt;0;&quot;C&quot;;IF([.AA98]&gt;0;&quot;NT&quot;;&quot;NA&quot;)))" office:value-type="string" office:string-value="NT" calcext:value-type="string">
            <text:p>NT</text:p>
          </table:table-cell>
          <table:table-cell office:value-type="float" office:value="12" calcext:value-type="float">
            <text:p>12</text:p>
          </table:table-cell>
          <table:table-cell table:style-name="ce46" table:formula="of:=[Critères.$B87]" office:value-type="string" office:string-value="12.2" calcext:value-type="string">
            <text:p>12.2</text:p>
          </table:table-cell>
          <table:table-cell table:style-name="ce46" table:formula="of:=[Critères.$A86]" office:value-type="string" office:string-value="NAVIGATION" calcext:value-type="string">
            <text:p>NAVIGATION</text:p>
          </table:table-cell>
          <table:table-cell table:formula="of:=[P01.$E88]" office:value-type="string" office:string-value="N" calcext:value-type="string">
            <text:p>N</text:p>
          </table:table-cell>
          <table:table-cell table:formula="of:=[#REF!]" office:value-type="string" office:string-value="" calcext:value-type="error">
            <text:p>#REF!</text:p>
          </table:table-cell>
          <table:table-cell table:formula="of:=[P03.$E8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98:.AY98];&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88]" office:value-type="string" office:string-value="12.3" calcext:value-type="string">
            <text:p>12.3</text:p>
          </table:table-cell>
          <table:table-cell table:style-name="ce46" table:formula="of:=[Critères.$A86]" office:value-type="string" office:string-value="NAVIGATION" calcext:value-type="string">
            <text:p>NAVIGATION</text:p>
          </table:table-cell>
          <table:table-cell table:formula="of:=[P01.$D89]" office:value-type="string" office:string-value="NT" calcext:value-type="string">
            <text:p>NT</text:p>
          </table:table-cell>
          <table:table-cell table:formula="of:=[#REF!]" office:value-type="string" office:string-value="" calcext:value-type="error">
            <text:p>#REF!</text:p>
          </table:table-cell>
          <table:table-cell table:formula="of:=[P03.$D8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99:.W99];&quot;C&quot;)" office:value-type="float" office:value="0" calcext:value-type="float">
            <text:p>0</text:p>
          </table:table-cell>
          <table:table-cell table:style-name="ce188" table:formula="of:=COUNTIF([.D99:.W99];&quot;NC&quot;)" office:value-type="float" office:value="0" calcext:value-type="float">
            <text:p>0</text:p>
          </table:table-cell>
          <table:table-cell table:style-name="ce188" table:formula="of:=COUNTIF([.D99:.W99];&quot;NA&quot;)" office:value-type="float" office:value="0" calcext:value-type="float">
            <text:p>0</text:p>
          </table:table-cell>
          <table:table-cell table:style-name="ce188" table:formula="of:=COUNTIF([.D99:.W99];&quot;NT&quot;)" office:value-type="float" office:value="2" calcext:value-type="float">
            <text:p>2</text:p>
          </table:table-cell>
          <table:table-cell table:formula="of:=IF([.Y99]&gt;0;&quot;NC&quot;;IF([.X99]&gt;0;&quot;C&quot;;IF([.AA99]&gt;0;&quot;NT&quot;;&quot;NA&quot;)))" office:value-type="string" office:string-value="NT" calcext:value-type="string">
            <text:p>NT</text:p>
          </table:table-cell>
          <table:table-cell office:value-type="float" office:value="12" calcext:value-type="float">
            <text:p>12</text:p>
          </table:table-cell>
          <table:table-cell table:style-name="ce46" table:formula="of:=[Critères.$B88]" office:value-type="string" office:string-value="12.3" calcext:value-type="string">
            <text:p>12.3</text:p>
          </table:table-cell>
          <table:table-cell table:style-name="ce46" table:formula="of:=[Critères.$A86]" office:value-type="string" office:string-value="NAVIGATION" calcext:value-type="string">
            <text:p>NAVIGATION</text:p>
          </table:table-cell>
          <table:table-cell table:formula="of:=[P01.$E89]" office:value-type="string" office:string-value="N" calcext:value-type="string">
            <text:p>N</text:p>
          </table:table-cell>
          <table:table-cell table:formula="of:=[#REF!]" office:value-type="string" office:string-value="" calcext:value-type="error">
            <text:p>#REF!</text:p>
          </table:table-cell>
          <table:table-cell table:formula="of:=[P03.$E8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99:.AY99];&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89]" office:value-type="string" office:string-value="12.4" calcext:value-type="string">
            <text:p>12.4</text:p>
          </table:table-cell>
          <table:table-cell table:style-name="ce46" table:formula="of:=[Critères.$A86]" office:value-type="string" office:string-value="NAVIGATION" calcext:value-type="string">
            <text:p>NAVIGATION</text:p>
          </table:table-cell>
          <table:table-cell table:formula="of:=[P01.$D90]" office:value-type="string" office:string-value="NC" calcext:value-type="string">
            <text:p>NC</text:p>
          </table:table-cell>
          <table:table-cell table:formula="of:=[#REF!]" office:value-type="string" office:string-value="" calcext:value-type="error">
            <text:p>#REF!</text:p>
          </table:table-cell>
          <table:table-cell table:formula="of:=[P03.$D9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00:.W100];&quot;C&quot;)" office:value-type="float" office:value="0" calcext:value-type="float">
            <text:p>0</text:p>
          </table:table-cell>
          <table:table-cell table:style-name="ce188" table:formula="of:=COUNTIF([.D100:.W100];&quot;NC&quot;)" office:value-type="float" office:value="1" calcext:value-type="float">
            <text:p>1</text:p>
          </table:table-cell>
          <table:table-cell table:style-name="ce188" table:formula="of:=COUNTIF([.D100:.W100];&quot;NA&quot;)" office:value-type="float" office:value="0" calcext:value-type="float">
            <text:p>0</text:p>
          </table:table-cell>
          <table:table-cell table:style-name="ce188" table:formula="of:=COUNTIF([.D100:.W100];&quot;NT&quot;)" office:value-type="float" office:value="1" calcext:value-type="float">
            <text:p>1</text:p>
          </table:table-cell>
          <table:table-cell table:formula="of:=IF([.Y100]&gt;0;&quot;NC&quot;;IF([.X100]&gt;0;&quot;C&quot;;IF([.AA100]&gt;0;&quot;NT&quot;;&quot;NA&quot;)))" office:value-type="string" office:string-value="NC" calcext:value-type="string">
            <text:p>NC</text:p>
          </table:table-cell>
          <table:table-cell office:value-type="float" office:value="12" calcext:value-type="float">
            <text:p>12</text:p>
          </table:table-cell>
          <table:table-cell table:style-name="ce46" table:formula="of:=[Critères.$B89]" office:value-type="string" office:string-value="12.4" calcext:value-type="string">
            <text:p>12.4</text:p>
          </table:table-cell>
          <table:table-cell table:style-name="ce46" table:formula="of:=[Critères.$A86]" office:value-type="string" office:string-value="NAVIGATION" calcext:value-type="string">
            <text:p>NAVIGATION</text:p>
          </table:table-cell>
          <table:table-cell table:formula="of:=[P01.$E90]" office:value-type="string" office:string-value="N" calcext:value-type="string">
            <text:p>N</text:p>
          </table:table-cell>
          <table:table-cell table:formula="of:=[#REF!]" office:value-type="string" office:string-value="" calcext:value-type="error">
            <text:p>#REF!</text:p>
          </table:table-cell>
          <table:table-cell table:formula="of:=[P03.$E9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00:.AY100];&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0]" office:value-type="string" office:string-value="12.5" calcext:value-type="string">
            <text:p>12.5</text:p>
          </table:table-cell>
          <table:table-cell table:style-name="ce46" table:formula="of:=[Critères.$A86]" office:value-type="string" office:string-value="NAVIGATION" calcext:value-type="string">
            <text:p>NAVIGATION</text:p>
          </table:table-cell>
          <table:table-cell table:formula="of:=[P01.$D91]" office:value-type="string" office:string-value="NT" calcext:value-type="string">
            <text:p>NT</text:p>
          </table:table-cell>
          <table:table-cell table:formula="of:=[#REF!]" office:value-type="string" office:string-value="" calcext:value-type="error">
            <text:p>#REF!</text:p>
          </table:table-cell>
          <table:table-cell table:formula="of:=[P03.$D9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01:.W101];&quot;C&quot;)" office:value-type="float" office:value="0" calcext:value-type="float">
            <text:p>0</text:p>
          </table:table-cell>
          <table:table-cell table:style-name="ce188" table:formula="of:=COUNTIF([.D101:.W101];&quot;NC&quot;)" office:value-type="float" office:value="0" calcext:value-type="float">
            <text:p>0</text:p>
          </table:table-cell>
          <table:table-cell table:style-name="ce188" table:formula="of:=COUNTIF([.D101:.W101];&quot;NA&quot;)" office:value-type="float" office:value="0" calcext:value-type="float">
            <text:p>0</text:p>
          </table:table-cell>
          <table:table-cell table:style-name="ce188" table:formula="of:=COUNTIF([.D101:.W101];&quot;NT&quot;)" office:value-type="float" office:value="2" calcext:value-type="float">
            <text:p>2</text:p>
          </table:table-cell>
          <table:table-cell table:formula="of:=IF([.Y101]&gt;0;&quot;NC&quot;;IF([.X101]&gt;0;&quot;C&quot;;IF([.AA101]&gt;0;&quot;NT&quot;;&quot;NA&quot;)))" office:value-type="string" office:string-value="NT" calcext:value-type="string">
            <text:p>NT</text:p>
          </table:table-cell>
          <table:table-cell office:value-type="float" office:value="12" calcext:value-type="float">
            <text:p>12</text:p>
          </table:table-cell>
          <table:table-cell table:style-name="ce46" table:formula="of:=[Critères.$B90]" office:value-type="string" office:string-value="12.5" calcext:value-type="string">
            <text:p>12.5</text:p>
          </table:table-cell>
          <table:table-cell table:style-name="ce46" table:formula="of:=[Critères.$A86]" office:value-type="string" office:string-value="NAVIGATION" calcext:value-type="string">
            <text:p>NAVIGATION</text:p>
          </table:table-cell>
          <table:table-cell table:formula="of:=[P01.$E91]" office:value-type="string" office:string-value="N" calcext:value-type="string">
            <text:p>N</text:p>
          </table:table-cell>
          <table:table-cell table:formula="of:=[#REF!]" office:value-type="string" office:string-value="" calcext:value-type="error">
            <text:p>#REF!</text:p>
          </table:table-cell>
          <table:table-cell table:formula="of:=[P03.$E9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01:.AY101];&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1]" office:value-type="string" office:string-value="12.6" calcext:value-type="string">
            <text:p>12.6</text:p>
          </table:table-cell>
          <table:table-cell table:style-name="ce46" table:formula="of:=[Critères.$A86]" office:value-type="string" office:string-value="NAVIGATION" calcext:value-type="string">
            <text:p>NAVIGATION</text:p>
          </table:table-cell>
          <table:table-cell table:formula="of:=[P01.$D92]" office:value-type="string" office:string-value="C" calcext:value-type="string">
            <text:p>C</text:p>
          </table:table-cell>
          <table:table-cell table:formula="of:=[#REF!]" office:value-type="string" office:string-value="" calcext:value-type="error">
            <text:p>#REF!</text:p>
          </table:table-cell>
          <table:table-cell table:formula="of:=[P03.$D9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02:.W102];&quot;C&quot;)" office:value-type="float" office:value="1" calcext:value-type="float">
            <text:p>1</text:p>
          </table:table-cell>
          <table:table-cell table:style-name="ce188" table:formula="of:=COUNTIF([.D102:.W102];&quot;NC&quot;)" office:value-type="float" office:value="0" calcext:value-type="float">
            <text:p>0</text:p>
          </table:table-cell>
          <table:table-cell table:style-name="ce188" table:formula="of:=COUNTIF([.D102:.W102];&quot;NA&quot;)" office:value-type="float" office:value="0" calcext:value-type="float">
            <text:p>0</text:p>
          </table:table-cell>
          <table:table-cell table:style-name="ce188" table:formula="of:=COUNTIF([.D102:.W102];&quot;NT&quot;)" office:value-type="float" office:value="1" calcext:value-type="float">
            <text:p>1</text:p>
          </table:table-cell>
          <table:table-cell table:formula="of:=IF([.Y102]&gt;0;&quot;NC&quot;;IF([.X102]&gt;0;&quot;C&quot;;IF([.AA102]&gt;0;&quot;NT&quot;;&quot;NA&quot;)))" office:value-type="string" office:string-value="C" calcext:value-type="string">
            <text:p>C</text:p>
          </table:table-cell>
          <table:table-cell office:value-type="float" office:value="12" calcext:value-type="float">
            <text:p>12</text:p>
          </table:table-cell>
          <table:table-cell table:style-name="ce46" table:formula="of:=[Critères.$B91]" office:value-type="string" office:string-value="12.6" calcext:value-type="string">
            <text:p>12.6</text:p>
          </table:table-cell>
          <table:table-cell table:style-name="ce46" table:formula="of:=[Critères.$A86]" office:value-type="string" office:string-value="NAVIGATION" calcext:value-type="string">
            <text:p>NAVIGATION</text:p>
          </table:table-cell>
          <table:table-cell table:formula="of:=[P01.$E92]" office:value-type="string" office:string-value="N" calcext:value-type="string">
            <text:p>N</text:p>
          </table:table-cell>
          <table:table-cell table:formula="of:=[#REF!]" office:value-type="string" office:string-value="" calcext:value-type="error">
            <text:p>#REF!</text:p>
          </table:table-cell>
          <table:table-cell table:formula="of:=[P03.$E9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02:.AY102];&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2]" office:value-type="string" office:string-value="12.7" calcext:value-type="string">
            <text:p>12.7</text:p>
          </table:table-cell>
          <table:table-cell table:style-name="ce46" table:formula="of:=[Critères.$A86]" office:value-type="string" office:string-value="NAVIGATION" calcext:value-type="string">
            <text:p>NAVIGATION</text:p>
          </table:table-cell>
          <table:table-cell table:formula="of:=[P01.$D93]" office:value-type="string" office:string-value="NT" calcext:value-type="string">
            <text:p>NT</text:p>
          </table:table-cell>
          <table:table-cell table:formula="of:=[#REF!]" office:value-type="string" office:string-value="" calcext:value-type="error">
            <text:p>#REF!</text:p>
          </table:table-cell>
          <table:table-cell table:formula="of:=[P03.$D9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03:.W103];&quot;C&quot;)" office:value-type="float" office:value="0" calcext:value-type="float">
            <text:p>0</text:p>
          </table:table-cell>
          <table:table-cell table:style-name="ce188" table:formula="of:=COUNTIF([.D103:.W103];&quot;NC&quot;)" office:value-type="float" office:value="0" calcext:value-type="float">
            <text:p>0</text:p>
          </table:table-cell>
          <table:table-cell table:style-name="ce188" table:formula="of:=COUNTIF([.D103:.W103];&quot;NA&quot;)" office:value-type="float" office:value="0" calcext:value-type="float">
            <text:p>0</text:p>
          </table:table-cell>
          <table:table-cell table:style-name="ce188" table:formula="of:=COUNTIF([.D103:.W103];&quot;NT&quot;)" office:value-type="float" office:value="2" calcext:value-type="float">
            <text:p>2</text:p>
          </table:table-cell>
          <table:table-cell table:formula="of:=IF([.Y103]&gt;0;&quot;NC&quot;;IF([.X103]&gt;0;&quot;C&quot;;IF([.AA103]&gt;0;&quot;NT&quot;;&quot;NA&quot;)))" office:value-type="string" office:string-value="NT" calcext:value-type="string">
            <text:p>NT</text:p>
          </table:table-cell>
          <table:table-cell office:value-type="float" office:value="12" calcext:value-type="float">
            <text:p>12</text:p>
          </table:table-cell>
          <table:table-cell table:style-name="ce46" table:formula="of:=[Critères.$B92]" office:value-type="string" office:string-value="12.7" calcext:value-type="string">
            <text:p>12.7</text:p>
          </table:table-cell>
          <table:table-cell table:style-name="ce46" table:formula="of:=[Critères.$A86]" office:value-type="string" office:string-value="NAVIGATION" calcext:value-type="string">
            <text:p>NAVIGATION</text:p>
          </table:table-cell>
          <table:table-cell table:formula="of:=[P01.$E93]" office:value-type="string" office:string-value="N" calcext:value-type="string">
            <text:p>N</text:p>
          </table:table-cell>
          <table:table-cell table:formula="of:=[#REF!]" office:value-type="string" office:string-value="" calcext:value-type="error">
            <text:p>#REF!</text:p>
          </table:table-cell>
          <table:table-cell table:formula="of:=[P03.$E9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03:.AY103];&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3]" office:value-type="string" office:string-value="12.8" calcext:value-type="string">
            <text:p>12.8</text:p>
          </table:table-cell>
          <table:table-cell table:style-name="ce46" table:formula="of:=[Critères.$A86]" office:value-type="string" office:string-value="NAVIGATION" calcext:value-type="string">
            <text:p>NAVIGATION</text:p>
          </table:table-cell>
          <table:table-cell table:formula="of:=[P01.$D94]" office:value-type="string" office:string-value="NT" calcext:value-type="string">
            <text:p>NT</text:p>
          </table:table-cell>
          <table:table-cell table:formula="of:=[#REF!]" office:value-type="string" office:string-value="" calcext:value-type="error">
            <text:p>#REF!</text:p>
          </table:table-cell>
          <table:table-cell table:formula="of:=[P03.$D9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04:.W104];&quot;C&quot;)" office:value-type="float" office:value="0" calcext:value-type="float">
            <text:p>0</text:p>
          </table:table-cell>
          <table:table-cell table:style-name="ce188" table:formula="of:=COUNTIF([.D104:.W104];&quot;NC&quot;)" office:value-type="float" office:value="0" calcext:value-type="float">
            <text:p>0</text:p>
          </table:table-cell>
          <table:table-cell table:style-name="ce188" table:formula="of:=COUNTIF([.D104:.W104];&quot;NA&quot;)" office:value-type="float" office:value="0" calcext:value-type="float">
            <text:p>0</text:p>
          </table:table-cell>
          <table:table-cell table:style-name="ce188" table:formula="of:=COUNTIF([.D104:.W104];&quot;NT&quot;)" office:value-type="float" office:value="2" calcext:value-type="float">
            <text:p>2</text:p>
          </table:table-cell>
          <table:table-cell table:formula="of:=IF([.Y104]&gt;0;&quot;NC&quot;;IF([.X104]&gt;0;&quot;C&quot;;IF([.AA104]&gt;0;&quot;NT&quot;;&quot;NA&quot;)))" office:value-type="string" office:string-value="NT" calcext:value-type="string">
            <text:p>NT</text:p>
          </table:table-cell>
          <table:table-cell office:value-type="float" office:value="12" calcext:value-type="float">
            <text:p>12</text:p>
          </table:table-cell>
          <table:table-cell table:style-name="ce46" table:formula="of:=[Critères.$B93]" office:value-type="string" office:string-value="12.8" calcext:value-type="string">
            <text:p>12.8</text:p>
          </table:table-cell>
          <table:table-cell table:style-name="ce46" table:formula="of:=[Critères.$A86]" office:value-type="string" office:string-value="NAVIGATION" calcext:value-type="string">
            <text:p>NAVIGATION</text:p>
          </table:table-cell>
          <table:table-cell table:formula="of:=[P01.$E94]" office:value-type="string" office:string-value="N" calcext:value-type="string">
            <text:p>N</text:p>
          </table:table-cell>
          <table:table-cell table:formula="of:=[#REF!]" office:value-type="string" office:string-value="" calcext:value-type="error">
            <text:p>#REF!</text:p>
          </table:table-cell>
          <table:table-cell table:formula="of:=[P03.$E9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04:.AY104];&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4]" office:value-type="string" office:string-value="12.9" calcext:value-type="string">
            <text:p>12.9</text:p>
          </table:table-cell>
          <table:table-cell table:style-name="ce46" table:formula="of:=[Critères.$A86]" office:value-type="string" office:string-value="NAVIGATION" calcext:value-type="string">
            <text:p>NAVIGATION</text:p>
          </table:table-cell>
          <table:table-cell table:formula="of:=[P01.$D95]" office:value-type="string" office:string-value="NT" calcext:value-type="string">
            <text:p>NT</text:p>
          </table:table-cell>
          <table:table-cell table:formula="of:=[#REF!]" office:value-type="string" office:string-value="" calcext:value-type="error">
            <text:p>#REF!</text:p>
          </table:table-cell>
          <table:table-cell table:formula="of:=[P03.$D9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05:.W105];&quot;C&quot;)" office:value-type="float" office:value="0" calcext:value-type="float">
            <text:p>0</text:p>
          </table:table-cell>
          <table:table-cell table:style-name="ce188" table:formula="of:=COUNTIF([.D105:.W105];&quot;NC&quot;)" office:value-type="float" office:value="0" calcext:value-type="float">
            <text:p>0</text:p>
          </table:table-cell>
          <table:table-cell table:style-name="ce188" table:formula="of:=COUNTIF([.D105:.W105];&quot;NA&quot;)" office:value-type="float" office:value="0" calcext:value-type="float">
            <text:p>0</text:p>
          </table:table-cell>
          <table:table-cell table:style-name="ce188" table:formula="of:=COUNTIF([.D105:.W105];&quot;NT&quot;)" office:value-type="float" office:value="2" calcext:value-type="float">
            <text:p>2</text:p>
          </table:table-cell>
          <table:table-cell table:formula="of:=IF([.Y105]&gt;0;&quot;NC&quot;;IF([.X105]&gt;0;&quot;C&quot;;IF([.AA105]&gt;0;&quot;NT&quot;;&quot;NA&quot;)))" office:value-type="string" office:string-value="NT" calcext:value-type="string">
            <text:p>NT</text:p>
          </table:table-cell>
          <table:table-cell office:value-type="float" office:value="12" calcext:value-type="float">
            <text:p>12</text:p>
          </table:table-cell>
          <table:table-cell table:style-name="ce46" table:formula="of:=[Critères.$B94]" office:value-type="string" office:string-value="12.9" calcext:value-type="string">
            <text:p>12.9</text:p>
          </table:table-cell>
          <table:table-cell table:style-name="ce46" table:formula="of:=[Critères.$A86]" office:value-type="string" office:string-value="NAVIGATION" calcext:value-type="string">
            <text:p>NAVIGATION</text:p>
          </table:table-cell>
          <table:table-cell table:formula="of:=[P01.$E95]" office:value-type="string" office:string-value="N" calcext:value-type="string">
            <text:p>N</text:p>
          </table:table-cell>
          <table:table-cell table:formula="of:=[#REF!]" office:value-type="string" office:string-value="" calcext:value-type="error">
            <text:p>#REF!</text:p>
          </table:table-cell>
          <table:table-cell table:formula="of:=[P03.$E9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05:.AY105];&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5]" office:value-type="string" office:string-value="12.10" calcext:value-type="string">
            <text:p>12.10</text:p>
          </table:table-cell>
          <table:table-cell table:style-name="ce46" table:formula="of:=[Critères.$A86]" office:value-type="string" office:string-value="NAVIGATION" calcext:value-type="string">
            <text:p>NAVIGATION</text:p>
          </table:table-cell>
          <table:table-cell table:formula="of:=[P01.$D96]" office:value-type="string" office:string-value="NT" calcext:value-type="string">
            <text:p>NT</text:p>
          </table:table-cell>
          <table:table-cell table:formula="of:=[#REF!]" office:value-type="string" office:string-value="" calcext:value-type="error">
            <text:p>#REF!</text:p>
          </table:table-cell>
          <table:table-cell table:formula="of:=[P03.$D9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06:.W106];&quot;C&quot;)" office:value-type="float" office:value="0" calcext:value-type="float">
            <text:p>0</text:p>
          </table:table-cell>
          <table:table-cell table:style-name="ce188" table:formula="of:=COUNTIF([.D106:.W106];&quot;NC&quot;)" office:value-type="float" office:value="0" calcext:value-type="float">
            <text:p>0</text:p>
          </table:table-cell>
          <table:table-cell table:style-name="ce188" table:formula="of:=COUNTIF([.D106:.W106];&quot;NA&quot;)" office:value-type="float" office:value="0" calcext:value-type="float">
            <text:p>0</text:p>
          </table:table-cell>
          <table:table-cell table:style-name="ce188" table:formula="of:=COUNTIF([.D106:.W106];&quot;NT&quot;)" office:value-type="float" office:value="2" calcext:value-type="float">
            <text:p>2</text:p>
          </table:table-cell>
          <table:table-cell table:formula="of:=IF([.Y106]&gt;0;&quot;NC&quot;;IF([.X106]&gt;0;&quot;C&quot;;IF([.AA106]&gt;0;&quot;NT&quot;;&quot;NA&quot;)))" office:value-type="string" office:string-value="NT" calcext:value-type="string">
            <text:p>NT</text:p>
          </table:table-cell>
          <table:table-cell office:value-type="float" office:value="12" calcext:value-type="float">
            <text:p>12</text:p>
          </table:table-cell>
          <table:table-cell table:style-name="ce46" table:formula="of:=[Critères.$B95]" office:value-type="string" office:string-value="12.10" calcext:value-type="string">
            <text:p>12.10</text:p>
          </table:table-cell>
          <table:table-cell table:style-name="ce46" table:formula="of:=[Critères.$A86]" office:value-type="string" office:string-value="NAVIGATION" calcext:value-type="string">
            <text:p>NAVIGATION</text:p>
          </table:table-cell>
          <table:table-cell table:formula="of:=[P01.$E96]" office:value-type="string" office:string-value="N" calcext:value-type="string">
            <text:p>N</text:p>
          </table:table-cell>
          <table:table-cell table:formula="of:=[#REF!]" office:value-type="string" office:string-value="" calcext:value-type="error">
            <text:p>#REF!</text:p>
          </table:table-cell>
          <table:table-cell table:formula="of:=[P03.$E9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06:.AY106];&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6]" office:value-type="string" office:string-value="12.11" calcext:value-type="string">
            <text:p>12.11</text:p>
          </table:table-cell>
          <table:table-cell table:style-name="ce46" table:formula="of:=[Critères.$A86]" office:value-type="string" office:string-value="NAVIGATION" calcext:value-type="string">
            <text:p>NAVIGATION</text:p>
          </table:table-cell>
          <table:table-cell table:formula="of:=[P01.$D97]" office:value-type="string" office:string-value="NT" calcext:value-type="string">
            <text:p>NT</text:p>
          </table:table-cell>
          <table:table-cell table:formula="of:=[#REF!]" office:value-type="string" office:string-value="" calcext:value-type="error">
            <text:p>#REF!</text:p>
          </table:table-cell>
          <table:table-cell table:formula="of:=[P03.$D9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07:.W107];&quot;C&quot;)" office:value-type="float" office:value="0" calcext:value-type="float">
            <text:p>0</text:p>
          </table:table-cell>
          <table:table-cell table:style-name="ce188" table:formula="of:=COUNTIF([.D107:.W107];&quot;NC&quot;)" office:value-type="float" office:value="0" calcext:value-type="float">
            <text:p>0</text:p>
          </table:table-cell>
          <table:table-cell table:style-name="ce188" table:formula="of:=COUNTIF([.D107:.W107];&quot;NA&quot;)" office:value-type="float" office:value="0" calcext:value-type="float">
            <text:p>0</text:p>
          </table:table-cell>
          <table:table-cell table:style-name="ce188" table:formula="of:=COUNTIF([.D107:.W107];&quot;NT&quot;)" office:value-type="float" office:value="2" calcext:value-type="float">
            <text:p>2</text:p>
          </table:table-cell>
          <table:table-cell table:formula="of:=IF([.Y107]&gt;0;&quot;NC&quot;;IF([.X107]&gt;0;&quot;C&quot;;IF([.AA107]&gt;0;&quot;NT&quot;;&quot;NA&quot;)))" office:value-type="string" office:string-value="NT" calcext:value-type="string">
            <text:p>NT</text:p>
          </table:table-cell>
          <table:table-cell office:value-type="float" office:value="12" calcext:value-type="float">
            <text:p>12</text:p>
          </table:table-cell>
          <table:table-cell table:style-name="ce46" table:formula="of:=[Critères.$B96]" office:value-type="string" office:string-value="12.11" calcext:value-type="string">
            <text:p>12.11</text:p>
          </table:table-cell>
          <table:table-cell table:style-name="ce46" table:formula="of:=[Critères.$A86]" office:value-type="string" office:string-value="NAVIGATION" calcext:value-type="string">
            <text:p>NAVIGATION</text:p>
          </table:table-cell>
          <table:table-cell table:formula="of:=[P01.$E97]" office:value-type="string" office:string-value="N" calcext:value-type="string">
            <text:p>N</text:p>
          </table:table-cell>
          <table:table-cell table:formula="of:=[#REF!]" office:value-type="string" office:string-value="" calcext:value-type="error">
            <text:p>#REF!</text:p>
          </table:table-cell>
          <table:table-cell table:formula="of:=[P03.$E9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07:.AY107];&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97:.X107])" office:value-type="float" office:value="1" calcext:value-type="float">
            <text:p>1</text:p>
          </table:table-cell>
          <table:table-cell table:style-name="ce190" table:formula="of:=SUM([.Y97:.Y107])" office:value-type="float" office:value="1" calcext:value-type="float">
            <text:p>1</text:p>
          </table:table-cell>
          <table:table-cell table:style-name="ce190" table:formula="of:=SUM([.Z97:.Z107])" office:value-type="float" office:value="0" calcext:value-type="float">
            <text:p>0</text:p>
          </table:table-cell>
          <table:table-cell table:style-name="ce190" table:formula="of:=SUM([.AA97:.AA107])" office:value-type="float" office:value="20" calcext:value-type="float">
            <text:p>20</text:p>
          </table:table-cell>
          <table:table-cell/>
          <table:table-cell table:style-name="ce183"/>
          <table:table-cell table:style-name="ce184" table:number-columns-repeated="22"/>
          <table:table-cell table:style-name="ce190" table:formula="of:=SUM([.AZ97:.AZ107])"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97]" office:value-type="string" office:string-value="13.1" calcext:value-type="string">
            <text:p>13.1</text:p>
          </table:table-cell>
          <table:table-cell table:style-name="ce46" table:formula="of:=[Critères.$A97]" office:value-type="string" office:string-value="CONSULTATION" calcext:value-type="string">
            <text:p>CONSULTATION</text:p>
          </table:table-cell>
          <table:table-cell table:formula="of:=[P01.$D98]" office:value-type="string" office:string-value="NT" calcext:value-type="string">
            <text:p>NT</text:p>
          </table:table-cell>
          <table:table-cell table:formula="of:=[#REF!]" office:value-type="string" office:string-value="" calcext:value-type="error">
            <text:p>#REF!</text:p>
          </table:table-cell>
          <table:table-cell table:formula="of:=[P03.$D9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09:.W109];&quot;C&quot;)" office:value-type="float" office:value="0" calcext:value-type="float">
            <text:p>0</text:p>
          </table:table-cell>
          <table:table-cell table:style-name="ce188" table:formula="of:=COUNTIF([.D109:.W109];&quot;NC&quot;)" office:value-type="float" office:value="0" calcext:value-type="float">
            <text:p>0</text:p>
          </table:table-cell>
          <table:table-cell table:style-name="ce188" table:formula="of:=COUNTIF([.D109:.W109];&quot;NA&quot;)" office:value-type="float" office:value="0" calcext:value-type="float">
            <text:p>0</text:p>
          </table:table-cell>
          <table:table-cell table:style-name="ce188" table:formula="of:=COUNTIF([.D109:.W109];&quot;NT&quot;)" office:value-type="float" office:value="2" calcext:value-type="float">
            <text:p>2</text:p>
          </table:table-cell>
          <table:table-cell table:formula="of:=IF([.Y109]&gt;0;&quot;NC&quot;;IF([.X109]&gt;0;&quot;C&quot;;IF([.AA109]&gt;0;&quot;NT&quot;;&quot;NA&quot;)))" office:value-type="string" office:string-value="NT" calcext:value-type="string">
            <text:p>NT</text:p>
          </table:table-cell>
          <table:table-cell office:value-type="float" office:value="13" calcext:value-type="float">
            <text:p>13</text:p>
          </table:table-cell>
          <table:table-cell table:style-name="ce46" table:formula="of:=[Critères.$B97]" office:value-type="string" office:string-value="13.1" calcext:value-type="string">
            <text:p>13.1</text:p>
          </table:table-cell>
          <table:table-cell table:style-name="ce46" table:formula="of:=[Critères.$A97]" office:value-type="string" office:string-value="CONSULTATION" calcext:value-type="string">
            <text:p>CONSULTATION</text:p>
          </table:table-cell>
          <table:table-cell table:formula="of:=[P01.$E98]" office:value-type="string" office:string-value="N" calcext:value-type="string">
            <text:p>N</text:p>
          </table:table-cell>
          <table:table-cell table:formula="of:=[#REF!]" office:value-type="string" office:string-value="" calcext:value-type="error">
            <text:p>#REF!</text:p>
          </table:table-cell>
          <table:table-cell table:formula="of:=[P03.$E9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09:.AY109];&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98]" office:value-type="string" office:string-value="13.2" calcext:value-type="string">
            <text:p>13.2</text:p>
          </table:table-cell>
          <table:table-cell table:style-name="ce46" table:formula="of:=[Critères.$A97]" office:value-type="string" office:string-value="CONSULTATION" calcext:value-type="string">
            <text:p>CONSULTATION</text:p>
          </table:table-cell>
          <table:table-cell table:formula="of:=[P01.$D99]" office:value-type="string" office:string-value="NT" calcext:value-type="string">
            <text:p>NT</text:p>
          </table:table-cell>
          <table:table-cell table:formula="of:=[#REF!]" office:value-type="string" office:string-value="" calcext:value-type="error">
            <text:p>#REF!</text:p>
          </table:table-cell>
          <table:table-cell table:formula="of:=[P03.$D9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10:.W110];&quot;C&quot;)" office:value-type="float" office:value="0" calcext:value-type="float">
            <text:p>0</text:p>
          </table:table-cell>
          <table:table-cell table:style-name="ce188" table:formula="of:=COUNTIF([.D110:.W110];&quot;NC&quot;)" office:value-type="float" office:value="0" calcext:value-type="float">
            <text:p>0</text:p>
          </table:table-cell>
          <table:table-cell table:style-name="ce188" table:formula="of:=COUNTIF([.D110:.W110];&quot;NA&quot;)" office:value-type="float" office:value="0" calcext:value-type="float">
            <text:p>0</text:p>
          </table:table-cell>
          <table:table-cell table:style-name="ce188" table:formula="of:=COUNTIF([.D110:.W110];&quot;NT&quot;)" office:value-type="float" office:value="2" calcext:value-type="float">
            <text:p>2</text:p>
          </table:table-cell>
          <table:table-cell table:formula="of:=IF([.Y110]&gt;0;&quot;NC&quot;;IF([.X110]&gt;0;&quot;C&quot;;IF([.AA110]&gt;0;&quot;NT&quot;;&quot;NA&quot;)))" office:value-type="string" office:string-value="NT" calcext:value-type="string">
            <text:p>NT</text:p>
          </table:table-cell>
          <table:table-cell office:value-type="float" office:value="13" calcext:value-type="float">
            <text:p>13</text:p>
          </table:table-cell>
          <table:table-cell table:style-name="ce46" table:formula="of:=[Critères.$B98]" office:value-type="string" office:string-value="13.2" calcext:value-type="string">
            <text:p>13.2</text:p>
          </table:table-cell>
          <table:table-cell table:style-name="ce46" table:formula="of:=[Critères.$A97]" office:value-type="string" office:string-value="CONSULTATION" calcext:value-type="string">
            <text:p>CONSULTATION</text:p>
          </table:table-cell>
          <table:table-cell table:formula="of:=[P01.$E99]" office:value-type="string" office:string-value="N" calcext:value-type="string">
            <text:p>N</text:p>
          </table:table-cell>
          <table:table-cell table:formula="of:=[#REF!]" office:value-type="string" office:string-value="" calcext:value-type="error">
            <text:p>#REF!</text:p>
          </table:table-cell>
          <table:table-cell table:formula="of:=[P03.$E9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10:.AY110];&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99]" office:value-type="string" office:string-value="13.3" calcext:value-type="string">
            <text:p>13.3</text:p>
          </table:table-cell>
          <table:table-cell table:style-name="ce46" table:formula="of:=[Critères.$A97]" office:value-type="string" office:string-value="CONSULTATION" calcext:value-type="string">
            <text:p>CONSULTATION</text:p>
          </table:table-cell>
          <table:table-cell table:formula="of:=[P01.$D100]" office:value-type="string" office:string-value="NT" calcext:value-type="string">
            <text:p>NT</text:p>
          </table:table-cell>
          <table:table-cell table:formula="of:=[#REF!]" office:value-type="string" office:string-value="" calcext:value-type="error">
            <text:p>#REF!</text:p>
          </table:table-cell>
          <table:table-cell table:formula="of:=[P03.$D10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11:.W111];&quot;C&quot;)" office:value-type="float" office:value="0" calcext:value-type="float">
            <text:p>0</text:p>
          </table:table-cell>
          <table:table-cell table:style-name="ce188" table:formula="of:=COUNTIF([.D111:.W111];&quot;NC&quot;)" office:value-type="float" office:value="0" calcext:value-type="float">
            <text:p>0</text:p>
          </table:table-cell>
          <table:table-cell table:style-name="ce188" table:formula="of:=COUNTIF([.D111:.W111];&quot;NA&quot;)" office:value-type="float" office:value="0" calcext:value-type="float">
            <text:p>0</text:p>
          </table:table-cell>
          <table:table-cell table:style-name="ce188" table:formula="of:=COUNTIF([.D111:.W111];&quot;NT&quot;)" office:value-type="float" office:value="2" calcext:value-type="float">
            <text:p>2</text:p>
          </table:table-cell>
          <table:table-cell table:formula="of:=IF([.Y111]&gt;0;&quot;NC&quot;;IF([.X111]&gt;0;&quot;C&quot;;IF([.AA111]&gt;0;&quot;NT&quot;;&quot;NA&quot;)))" office:value-type="string" office:string-value="NT" calcext:value-type="string">
            <text:p>NT</text:p>
          </table:table-cell>
          <table:table-cell office:value-type="float" office:value="13" calcext:value-type="float">
            <text:p>13</text:p>
          </table:table-cell>
          <table:table-cell table:style-name="ce46" table:formula="of:=[Critères.$B99]" office:value-type="string" office:string-value="13.3" calcext:value-type="string">
            <text:p>13.3</text:p>
          </table:table-cell>
          <table:table-cell table:style-name="ce46" table:formula="of:=[Critères.$A97]" office:value-type="string" office:string-value="CONSULTATION" calcext:value-type="string">
            <text:p>CONSULTATION</text:p>
          </table:table-cell>
          <table:table-cell table:formula="of:=[P01.$E100]" office:value-type="string" office:string-value="N" calcext:value-type="string">
            <text:p>N</text:p>
          </table:table-cell>
          <table:table-cell table:formula="of:=[#REF!]" office:value-type="string" office:string-value="" calcext:value-type="error">
            <text:p>#REF!</text:p>
          </table:table-cell>
          <table:table-cell table:formula="of:=[P03.$E10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11:.AY111];&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0]" office:value-type="string" office:string-value="13.4" calcext:value-type="string">
            <text:p>13.4</text:p>
          </table:table-cell>
          <table:table-cell table:style-name="ce46" table:formula="of:=[Critères.$A97]" office:value-type="string" office:string-value="CONSULTATION" calcext:value-type="string">
            <text:p>CONSULTATION</text:p>
          </table:table-cell>
          <table:table-cell table:formula="of:=[P01.$D101]" office:value-type="string" office:string-value="NT" calcext:value-type="string">
            <text:p>NT</text:p>
          </table:table-cell>
          <table:table-cell table:formula="of:=[#REF!]" office:value-type="string" office:string-value="" calcext:value-type="error">
            <text:p>#REF!</text:p>
          </table:table-cell>
          <table:table-cell table:formula="of:=[P03.$D10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12:.W112];&quot;C&quot;)" office:value-type="float" office:value="0" calcext:value-type="float">
            <text:p>0</text:p>
          </table:table-cell>
          <table:table-cell table:style-name="ce188" table:formula="of:=COUNTIF([.D112:.W112];&quot;NC&quot;)" office:value-type="float" office:value="0" calcext:value-type="float">
            <text:p>0</text:p>
          </table:table-cell>
          <table:table-cell table:style-name="ce188" table:formula="of:=COUNTIF([.D112:.W112];&quot;NA&quot;)" office:value-type="float" office:value="0" calcext:value-type="float">
            <text:p>0</text:p>
          </table:table-cell>
          <table:table-cell table:style-name="ce188" table:formula="of:=COUNTIF([.D112:.W112];&quot;NT&quot;)" office:value-type="float" office:value="2" calcext:value-type="float">
            <text:p>2</text:p>
          </table:table-cell>
          <table:table-cell table:formula="of:=IF([.Y112]&gt;0;&quot;NC&quot;;IF([.X112]&gt;0;&quot;C&quot;;IF([.AA112]&gt;0;&quot;NT&quot;;&quot;NA&quot;)))" office:value-type="string" office:string-value="NT" calcext:value-type="string">
            <text:p>NT</text:p>
          </table:table-cell>
          <table:table-cell office:value-type="float" office:value="13" calcext:value-type="float">
            <text:p>13</text:p>
          </table:table-cell>
          <table:table-cell table:style-name="ce46" table:formula="of:=[Critères.$B100]" office:value-type="string" office:string-value="13.4" calcext:value-type="string">
            <text:p>13.4</text:p>
          </table:table-cell>
          <table:table-cell table:style-name="ce46" table:formula="of:=[Critères.$A97]" office:value-type="string" office:string-value="CONSULTATION" calcext:value-type="string">
            <text:p>CONSULTATION</text:p>
          </table:table-cell>
          <table:table-cell table:formula="of:=[P01.$E101]" office:value-type="string" office:string-value="N" calcext:value-type="string">
            <text:p>N</text:p>
          </table:table-cell>
          <table:table-cell table:formula="of:=[#REF!]" office:value-type="string" office:string-value="" calcext:value-type="error">
            <text:p>#REF!</text:p>
          </table:table-cell>
          <table:table-cell table:formula="of:=[P03.$E10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12:.AY112];&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1]" office:value-type="string" office:string-value="13.5" calcext:value-type="string">
            <text:p>13.5</text:p>
          </table:table-cell>
          <table:table-cell table:style-name="ce46" table:formula="of:=[Critères.$A97]" office:value-type="string" office:string-value="CONSULTATION" calcext:value-type="string">
            <text:p>CONSULTATION</text:p>
          </table:table-cell>
          <table:table-cell table:formula="of:=[P01.$D102]" office:value-type="string" office:string-value="NT" calcext:value-type="string">
            <text:p>NT</text:p>
          </table:table-cell>
          <table:table-cell table:formula="of:=[#REF!]" office:value-type="string" office:string-value="" calcext:value-type="error">
            <text:p>#REF!</text:p>
          </table:table-cell>
          <table:table-cell table:formula="of:=[P03.$D10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13:.W113];&quot;C&quot;)" office:value-type="float" office:value="0" calcext:value-type="float">
            <text:p>0</text:p>
          </table:table-cell>
          <table:table-cell table:style-name="ce188" table:formula="of:=COUNTIF([.D113:.W113];&quot;NC&quot;)" office:value-type="float" office:value="0" calcext:value-type="float">
            <text:p>0</text:p>
          </table:table-cell>
          <table:table-cell table:style-name="ce188" table:formula="of:=COUNTIF([.D113:.W113];&quot;NA&quot;)" office:value-type="float" office:value="0" calcext:value-type="float">
            <text:p>0</text:p>
          </table:table-cell>
          <table:table-cell table:style-name="ce188" table:formula="of:=COUNTIF([.D113:.W113];&quot;NT&quot;)" office:value-type="float" office:value="2" calcext:value-type="float">
            <text:p>2</text:p>
          </table:table-cell>
          <table:table-cell table:formula="of:=IF([.Y113]&gt;0;&quot;NC&quot;;IF([.X113]&gt;0;&quot;C&quot;;IF([.AA113]&gt;0;&quot;NT&quot;;&quot;NA&quot;)))" office:value-type="string" office:string-value="NT" calcext:value-type="string">
            <text:p>NT</text:p>
          </table:table-cell>
          <table:table-cell office:value-type="float" office:value="13" calcext:value-type="float">
            <text:p>13</text:p>
          </table:table-cell>
          <table:table-cell table:style-name="ce46" table:formula="of:=[Critères.$B101]" office:value-type="string" office:string-value="13.5" calcext:value-type="string">
            <text:p>13.5</text:p>
          </table:table-cell>
          <table:table-cell table:style-name="ce46" table:formula="of:=[Critères.$A97]" office:value-type="string" office:string-value="CONSULTATION" calcext:value-type="string">
            <text:p>CONSULTATION</text:p>
          </table:table-cell>
          <table:table-cell table:formula="of:=[P01.$E102]" office:value-type="string" office:string-value="N" calcext:value-type="string">
            <text:p>N</text:p>
          </table:table-cell>
          <table:table-cell table:formula="of:=[#REF!]" office:value-type="string" office:string-value="" calcext:value-type="error">
            <text:p>#REF!</text:p>
          </table:table-cell>
          <table:table-cell table:formula="of:=[P03.$E10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13:.AY113];&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2]" office:value-type="string" office:string-value="13.6" calcext:value-type="string">
            <text:p>13.6</text:p>
          </table:table-cell>
          <table:table-cell table:style-name="ce46" table:formula="of:=[Critères.$A97]" office:value-type="string" office:string-value="CONSULTATION" calcext:value-type="string">
            <text:p>CONSULTATION</text:p>
          </table:table-cell>
          <table:table-cell table:formula="of:=[P01.$D103]" office:value-type="string" office:string-value="NT" calcext:value-type="string">
            <text:p>NT</text:p>
          </table:table-cell>
          <table:table-cell table:formula="of:=[#REF!]" office:value-type="string" office:string-value="" calcext:value-type="error">
            <text:p>#REF!</text:p>
          </table:table-cell>
          <table:table-cell table:formula="of:=[P03.$D10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14:.W114];&quot;C&quot;)" office:value-type="float" office:value="0" calcext:value-type="float">
            <text:p>0</text:p>
          </table:table-cell>
          <table:table-cell table:style-name="ce188" table:formula="of:=COUNTIF([.D114:.W114];&quot;NC&quot;)" office:value-type="float" office:value="0" calcext:value-type="float">
            <text:p>0</text:p>
          </table:table-cell>
          <table:table-cell table:style-name="ce188" table:formula="of:=COUNTIF([.D114:.W114];&quot;NA&quot;)" office:value-type="float" office:value="0" calcext:value-type="float">
            <text:p>0</text:p>
          </table:table-cell>
          <table:table-cell table:style-name="ce188" table:formula="of:=COUNTIF([.D114:.W114];&quot;NT&quot;)" office:value-type="float" office:value="2" calcext:value-type="float">
            <text:p>2</text:p>
          </table:table-cell>
          <table:table-cell table:formula="of:=IF([.Y114]&gt;0;&quot;NC&quot;;IF([.X114]&gt;0;&quot;C&quot;;IF([.AA114]&gt;0;&quot;NT&quot;;&quot;NA&quot;)))" office:value-type="string" office:string-value="NT" calcext:value-type="string">
            <text:p>NT</text:p>
          </table:table-cell>
          <table:table-cell office:value-type="float" office:value="13" calcext:value-type="float">
            <text:p>13</text:p>
          </table:table-cell>
          <table:table-cell table:style-name="ce46" table:formula="of:=[Critères.$B102]" office:value-type="string" office:string-value="13.6" calcext:value-type="string">
            <text:p>13.6</text:p>
          </table:table-cell>
          <table:table-cell table:style-name="ce46" table:formula="of:=[Critères.$A97]" office:value-type="string" office:string-value="CONSULTATION" calcext:value-type="string">
            <text:p>CONSULTATION</text:p>
          </table:table-cell>
          <table:table-cell table:formula="of:=[P01.$E103]" office:value-type="string" office:string-value="N" calcext:value-type="string">
            <text:p>N</text:p>
          </table:table-cell>
          <table:table-cell table:formula="of:=[#REF!]" office:value-type="string" office:string-value="" calcext:value-type="error">
            <text:p>#REF!</text:p>
          </table:table-cell>
          <table:table-cell table:formula="of:=[P03.$E10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14:.AY114];&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3]" office:value-type="string" office:string-value="13.7" calcext:value-type="string">
            <text:p>13.7</text:p>
          </table:table-cell>
          <table:table-cell table:style-name="ce46" table:formula="of:=[Critères.$A97]" office:value-type="string" office:string-value="CONSULTATION" calcext:value-type="string">
            <text:p>CONSULTATION</text:p>
          </table:table-cell>
          <table:table-cell table:formula="of:=[P01.$D104]" office:value-type="string" office:string-value="NT" calcext:value-type="string">
            <text:p>NT</text:p>
          </table:table-cell>
          <table:table-cell table:formula="of:=[#REF!]" office:value-type="string" office:string-value="" calcext:value-type="error">
            <text:p>#REF!</text:p>
          </table:table-cell>
          <table:table-cell table:formula="of:=[P03.$D10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15:.W115];&quot;C&quot;)" office:value-type="float" office:value="0" calcext:value-type="float">
            <text:p>0</text:p>
          </table:table-cell>
          <table:table-cell table:style-name="ce188" table:formula="of:=COUNTIF([.D115:.W115];&quot;NC&quot;)" office:value-type="float" office:value="0" calcext:value-type="float">
            <text:p>0</text:p>
          </table:table-cell>
          <table:table-cell table:style-name="ce188" table:formula="of:=COUNTIF([.D115:.W115];&quot;NA&quot;)" office:value-type="float" office:value="0" calcext:value-type="float">
            <text:p>0</text:p>
          </table:table-cell>
          <table:table-cell table:style-name="ce188" table:formula="of:=COUNTIF([.D115:.W115];&quot;NT&quot;)" office:value-type="float" office:value="2" calcext:value-type="float">
            <text:p>2</text:p>
          </table:table-cell>
          <table:table-cell table:formula="of:=IF([.Y115]&gt;0;&quot;NC&quot;;IF([.X115]&gt;0;&quot;C&quot;;IF([.AA115]&gt;0;&quot;NT&quot;;&quot;NA&quot;)))" office:value-type="string" office:string-value="NT" calcext:value-type="string">
            <text:p>NT</text:p>
          </table:table-cell>
          <table:table-cell office:value-type="float" office:value="13" calcext:value-type="float">
            <text:p>13</text:p>
          </table:table-cell>
          <table:table-cell table:style-name="ce46" table:formula="of:=[Critères.$B103]" office:value-type="string" office:string-value="13.7" calcext:value-type="string">
            <text:p>13.7</text:p>
          </table:table-cell>
          <table:table-cell table:style-name="ce46" table:formula="of:=[Critères.$A97]" office:value-type="string" office:string-value="CONSULTATION" calcext:value-type="string">
            <text:p>CONSULTATION</text:p>
          </table:table-cell>
          <table:table-cell table:formula="of:=[P01.$E104]" office:value-type="string" office:string-value="N" calcext:value-type="string">
            <text:p>N</text:p>
          </table:table-cell>
          <table:table-cell table:formula="of:=[#REF!]" office:value-type="string" office:string-value="" calcext:value-type="error">
            <text:p>#REF!</text:p>
          </table:table-cell>
          <table:table-cell table:formula="of:=[P03.$E10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15:.AY115];&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4]" office:value-type="string" office:string-value="13.8" calcext:value-type="string">
            <text:p>13.8</text:p>
          </table:table-cell>
          <table:table-cell table:style-name="ce46" table:formula="of:=[Critères.$A97]" office:value-type="string" office:string-value="CONSULTATION" calcext:value-type="string">
            <text:p>CONSULTATION</text:p>
          </table:table-cell>
          <table:table-cell table:formula="of:=[P01.$D105]" office:value-type="string" office:string-value="NT" calcext:value-type="string">
            <text:p>NT</text:p>
          </table:table-cell>
          <table:table-cell table:formula="of:=[#REF!]" office:value-type="string" office:string-value="" calcext:value-type="error">
            <text:p>#REF!</text:p>
          </table:table-cell>
          <table:table-cell table:formula="of:=[P03.$D10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16:.W116];&quot;C&quot;)" office:value-type="float" office:value="0" calcext:value-type="float">
            <text:p>0</text:p>
          </table:table-cell>
          <table:table-cell table:style-name="ce188" table:formula="of:=COUNTIF([.D116:.W116];&quot;NC&quot;)" office:value-type="float" office:value="0" calcext:value-type="float">
            <text:p>0</text:p>
          </table:table-cell>
          <table:table-cell table:style-name="ce188" table:formula="of:=COUNTIF([.D116:.W116];&quot;NA&quot;)" office:value-type="float" office:value="0" calcext:value-type="float">
            <text:p>0</text:p>
          </table:table-cell>
          <table:table-cell table:style-name="ce188" table:formula="of:=COUNTIF([.D116:.W116];&quot;NT&quot;)" office:value-type="float" office:value="2" calcext:value-type="float">
            <text:p>2</text:p>
          </table:table-cell>
          <table:table-cell table:formula="of:=IF([.Y116]&gt;0;&quot;NC&quot;;IF([.X116]&gt;0;&quot;C&quot;;IF([.AA116]&gt;0;&quot;NT&quot;;&quot;NA&quot;)))" office:value-type="string" office:string-value="NT" calcext:value-type="string">
            <text:p>NT</text:p>
          </table:table-cell>
          <table:table-cell office:value-type="float" office:value="13" calcext:value-type="float">
            <text:p>13</text:p>
          </table:table-cell>
          <table:table-cell table:style-name="ce46" table:formula="of:=[Critères.$B104]" office:value-type="string" office:string-value="13.8" calcext:value-type="string">
            <text:p>13.8</text:p>
          </table:table-cell>
          <table:table-cell table:style-name="ce46" table:formula="of:=[Critères.$A97]" office:value-type="string" office:string-value="CONSULTATION" calcext:value-type="string">
            <text:p>CONSULTATION</text:p>
          </table:table-cell>
          <table:table-cell table:formula="of:=[P01.$E105]" office:value-type="string" office:string-value="N" calcext:value-type="string">
            <text:p>N</text:p>
          </table:table-cell>
          <table:table-cell table:formula="of:=[#REF!]" office:value-type="string" office:string-value="" calcext:value-type="error">
            <text:p>#REF!</text:p>
          </table:table-cell>
          <table:table-cell table:formula="of:=[P03.$E10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16:.AY116];&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5]" office:value-type="string" office:string-value="13.9" calcext:value-type="string">
            <text:p>13.9</text:p>
          </table:table-cell>
          <table:table-cell table:style-name="ce46" table:formula="of:=[Critères.$A97]" office:value-type="string" office:string-value="CONSULTATION" calcext:value-type="string">
            <text:p>CONSULTATION</text:p>
          </table:table-cell>
          <table:table-cell table:formula="of:=[P01.$D106]" office:value-type="string" office:string-value="NC" calcext:value-type="string">
            <text:p>NC</text:p>
          </table:table-cell>
          <table:table-cell table:formula="of:=[#REF!]" office:value-type="string" office:string-value="" calcext:value-type="error">
            <text:p>#REF!</text:p>
          </table:table-cell>
          <table:table-cell table:formula="of:=[P03.$D10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17:.W117];&quot;C&quot;)" office:value-type="float" office:value="0" calcext:value-type="float">
            <text:p>0</text:p>
          </table:table-cell>
          <table:table-cell table:style-name="ce188" table:formula="of:=COUNTIF([.D117:.W117];&quot;NC&quot;)" office:value-type="float" office:value="1" calcext:value-type="float">
            <text:p>1</text:p>
          </table:table-cell>
          <table:table-cell table:style-name="ce188" table:formula="of:=COUNTIF([.D117:.W117];&quot;NA&quot;)" office:value-type="float" office:value="0" calcext:value-type="float">
            <text:p>0</text:p>
          </table:table-cell>
          <table:table-cell table:style-name="ce188" table:formula="of:=COUNTIF([.D117:.W117];&quot;NT&quot;)" office:value-type="float" office:value="1" calcext:value-type="float">
            <text:p>1</text:p>
          </table:table-cell>
          <table:table-cell table:formula="of:=IF([.Y117]&gt;0;&quot;NC&quot;;IF([.X117]&gt;0;&quot;C&quot;;IF([.AA117]&gt;0;&quot;NT&quot;;&quot;NA&quot;)))" office:value-type="string" office:string-value="NC" calcext:value-type="string">
            <text:p>NC</text:p>
          </table:table-cell>
          <table:table-cell office:value-type="float" office:value="13" calcext:value-type="float">
            <text:p>13</text:p>
          </table:table-cell>
          <table:table-cell table:style-name="ce46" table:formula="of:=[Critères.$B105]" office:value-type="string" office:string-value="13.9" calcext:value-type="string">
            <text:p>13.9</text:p>
          </table:table-cell>
          <table:table-cell table:style-name="ce46" table:formula="of:=[Critères.$A97]" office:value-type="string" office:string-value="CONSULTATION" calcext:value-type="string">
            <text:p>CONSULTATION</text:p>
          </table:table-cell>
          <table:table-cell table:formula="of:=[P01.$E106]" office:value-type="string" office:string-value="N" calcext:value-type="string">
            <text:p>N</text:p>
          </table:table-cell>
          <table:table-cell table:formula="of:=[#REF!]" office:value-type="string" office:string-value="" calcext:value-type="error">
            <text:p>#REF!</text:p>
          </table:table-cell>
          <table:table-cell table:formula="of:=[P03.$E10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17:.AY117];&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6]" office:value-type="string" office:string-value="13.10" calcext:value-type="string">
            <text:p>13.10</text:p>
          </table:table-cell>
          <table:table-cell table:style-name="ce46" table:formula="of:=[Critères.$A97]" office:value-type="string" office:string-value="CONSULTATION" calcext:value-type="string">
            <text:p>CONSULTATION</text:p>
          </table:table-cell>
          <table:table-cell table:formula="of:=[P01.$D107]" office:value-type="string" office:string-value="NC" calcext:value-type="string">
            <text:p>NC</text:p>
          </table:table-cell>
          <table:table-cell table:formula="of:=[#REF!]" office:value-type="string" office:string-value="" calcext:value-type="error">
            <text:p>#REF!</text:p>
          </table:table-cell>
          <table:table-cell table:formula="of:=[P03.$D10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18:.W118];&quot;C&quot;)" office:value-type="float" office:value="0" calcext:value-type="float">
            <text:p>0</text:p>
          </table:table-cell>
          <table:table-cell table:style-name="ce188" table:formula="of:=COUNTIF([.D118:.W118];&quot;NC&quot;)" office:value-type="float" office:value="1" calcext:value-type="float">
            <text:p>1</text:p>
          </table:table-cell>
          <table:table-cell table:style-name="ce188" table:formula="of:=COUNTIF([.D118:.W118];&quot;NA&quot;)" office:value-type="float" office:value="0" calcext:value-type="float">
            <text:p>0</text:p>
          </table:table-cell>
          <table:table-cell table:style-name="ce188" table:formula="of:=COUNTIF([.D118:.W118];&quot;NT&quot;)" office:value-type="float" office:value="1" calcext:value-type="float">
            <text:p>1</text:p>
          </table:table-cell>
          <table:table-cell table:formula="of:=IF([.Y118]&gt;0;&quot;NC&quot;;IF([.X118]&gt;0;&quot;C&quot;;IF([.AA118]&gt;0;&quot;NT&quot;;&quot;NA&quot;)))" office:value-type="string" office:string-value="NC" calcext:value-type="string">
            <text:p>NC</text:p>
          </table:table-cell>
          <table:table-cell office:value-type="float" office:value="13" calcext:value-type="float">
            <text:p>13</text:p>
          </table:table-cell>
          <table:table-cell table:style-name="ce46" table:formula="of:=[Critères.$B106]" office:value-type="string" office:string-value="13.10" calcext:value-type="string">
            <text:p>13.10</text:p>
          </table:table-cell>
          <table:table-cell table:style-name="ce46" table:formula="of:=[Critères.$A97]" office:value-type="string" office:string-value="CONSULTATION" calcext:value-type="string">
            <text:p>CONSULTATION</text:p>
          </table:table-cell>
          <table:table-cell table:formula="of:=[P01.$E107]" office:value-type="string" office:string-value="D" calcext:value-type="string">
            <text:p>D</text:p>
          </table:table-cell>
          <table:table-cell table:formula="of:=[#REF!]" office:value-type="string" office:string-value="" calcext:value-type="error">
            <text:p>#REF!</text:p>
          </table:table-cell>
          <table:table-cell table:formula="of:=[P03.$E10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18:.AY118];&quot;D&quot;)" office:value-type="float" office:value="1" calcext:value-type="float">
            <text:p>1</text:p>
          </table:table-cell>
          <table:table-cell table:number-columns-repeated="12"/>
        </table:table-row>
        <table:table-row table:style-name="ro7">
          <table:table-cell office:value-type="float" office:value="13" calcext:value-type="float">
            <text:p>13</text:p>
          </table:table-cell>
          <table:table-cell table:style-name="ce46" table:formula="of:=[Critères.$B107]" office:value-type="string" office:string-value="13.11" calcext:value-type="string">
            <text:p>13.11</text:p>
          </table:table-cell>
          <table:table-cell table:style-name="ce46" table:formula="of:=[Critères.$A97]" office:value-type="string" office:string-value="CONSULTATION" calcext:value-type="string">
            <text:p>CONSULTATION</text:p>
          </table:table-cell>
          <table:table-cell table:formula="of:=[P01.$D108]" office:value-type="string" office:string-value="C" calcext:value-type="string">
            <text:p>C</text:p>
          </table:table-cell>
          <table:table-cell table:formula="of:=[#REF!]" office:value-type="string" office:string-value="" calcext:value-type="error">
            <text:p>#REF!</text:p>
          </table:table-cell>
          <table:table-cell table:formula="of:=[P03.$D10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19:.W119];&quot;C&quot;)" office:value-type="float" office:value="1" calcext:value-type="float">
            <text:p>1</text:p>
          </table:table-cell>
          <table:table-cell table:style-name="ce188" table:formula="of:=COUNTIF([.D119:.W119];&quot;NC&quot;)" office:value-type="float" office:value="0" calcext:value-type="float">
            <text:p>0</text:p>
          </table:table-cell>
          <table:table-cell table:style-name="ce188" table:formula="of:=COUNTIF([.D119:.W119];&quot;NA&quot;)" office:value-type="float" office:value="0" calcext:value-type="float">
            <text:p>0</text:p>
          </table:table-cell>
          <table:table-cell table:style-name="ce188" table:formula="of:=COUNTIF([.D119:.W119];&quot;NT&quot;)" office:value-type="float" office:value="1" calcext:value-type="float">
            <text:p>1</text:p>
          </table:table-cell>
          <table:table-cell table:formula="of:=IF([.Y119]&gt;0;&quot;NC&quot;;IF([.X119]&gt;0;&quot;C&quot;;IF([.AA119]&gt;0;&quot;NT&quot;;&quot;NA&quot;)))" office:value-type="string" office:string-value="C" calcext:value-type="string">
            <text:p>C</text:p>
          </table:table-cell>
          <table:table-cell office:value-type="float" office:value="13" calcext:value-type="float">
            <text:p>13</text:p>
          </table:table-cell>
          <table:table-cell table:style-name="ce46" table:formula="of:=[Critères.$B107]" office:value-type="string" office:string-value="13.11" calcext:value-type="string">
            <text:p>13.11</text:p>
          </table:table-cell>
          <table:table-cell table:style-name="ce46" table:formula="of:=[Critères.$A97]" office:value-type="string" office:string-value="CONSULTATION" calcext:value-type="string">
            <text:p>CONSULTATION</text:p>
          </table:table-cell>
          <table:table-cell table:formula="of:=[P01.$E108]" office:value-type="string" office:string-value="N" calcext:value-type="string">
            <text:p>N</text:p>
          </table:table-cell>
          <table:table-cell table:formula="of:=[#REF!]" office:value-type="string" office:string-value="" calcext:value-type="error">
            <text:p>#REF!</text:p>
          </table:table-cell>
          <table:table-cell table:formula="of:=[P03.$E10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19:.AY119];&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8]" office:value-type="string" office:string-value="13.12" calcext:value-type="string">
            <text:p>13.12</text:p>
          </table:table-cell>
          <table:table-cell table:style-name="ce46" table:formula="of:=[Critères.$A97]" office:value-type="string" office:string-value="CONSULTATION" calcext:value-type="string">
            <text:p>CONSULTATION</text:p>
          </table:table-cell>
          <table:table-cell table:formula="of:=[P01.$D109]" office:value-type="string" office:string-value="NT" calcext:value-type="string">
            <text:p>NT</text:p>
          </table:table-cell>
          <table:table-cell table:formula="of:=[#REF!]" office:value-type="string" office:string-value="" calcext:value-type="error">
            <text:p>#REF!</text:p>
          </table:table-cell>
          <table:table-cell table:formula="of:=[P03.$D109]" office:value-type="string" office:string-value="NC" calcext:value-type="string">
            <text:p>NC</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20:.W120];&quot;C&quot;)" office:value-type="float" office:value="0" calcext:value-type="float">
            <text:p>0</text:p>
          </table:table-cell>
          <table:table-cell table:style-name="ce188" table:formula="of:=COUNTIF([.D120:.W120];&quot;NC&quot;)" office:value-type="float" office:value="1" calcext:value-type="float">
            <text:p>1</text:p>
          </table:table-cell>
          <table:table-cell table:style-name="ce188" table:formula="of:=COUNTIF([.D120:.W120];&quot;NA&quot;)" office:value-type="float" office:value="0" calcext:value-type="float">
            <text:p>0</text:p>
          </table:table-cell>
          <table:table-cell table:style-name="ce188" table:formula="of:=COUNTIF([.D120:.W120];&quot;NT&quot;)" office:value-type="float" office:value="1" calcext:value-type="float">
            <text:p>1</text:p>
          </table:table-cell>
          <table:table-cell table:formula="of:=IF([.Y120]&gt;0;&quot;NC&quot;;IF([.X120]&gt;0;&quot;C&quot;;IF([.AA120]&gt;0;&quot;NT&quot;;&quot;NA&quot;)))" office:value-type="string" office:string-value="NC" calcext:value-type="string">
            <text:p>NC</text:p>
          </table:table-cell>
          <table:table-cell office:value-type="float" office:value="13" calcext:value-type="float">
            <text:p>13</text:p>
          </table:table-cell>
          <table:table-cell table:style-name="ce46" table:formula="of:=[Critères.$B108]" office:value-type="string" office:string-value="13.12" calcext:value-type="string">
            <text:p>13.12</text:p>
          </table:table-cell>
          <table:table-cell table:style-name="ce46" table:formula="of:=[Critères.$A97]" office:value-type="string" office:string-value="CONSULTATION" calcext:value-type="string">
            <text:p>CONSULTATION</text:p>
          </table:table-cell>
          <table:table-cell table:formula="of:=[P01.$E109]" office:value-type="string" office:string-value="N" calcext:value-type="string">
            <text:p>N</text:p>
          </table:table-cell>
          <table:table-cell table:formula="of:=[#REF!]" office:value-type="string" office:string-value="" calcext:value-type="error">
            <text:p>#REF!</text:p>
          </table:table-cell>
          <table:table-cell table:formula="of:=[P03.$E10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20:.AY120];&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109:.X120])" office:value-type="float" office:value="1" calcext:value-type="float">
            <text:p>1</text:p>
          </table:table-cell>
          <table:table-cell table:style-name="ce190" table:formula="of:=SUM([.Y109:.Y120])" office:value-type="float" office:value="3" calcext:value-type="float">
            <text:p>3</text:p>
          </table:table-cell>
          <table:table-cell table:style-name="ce190" table:formula="of:=SUM([.Z109:.Z120])" office:value-type="float" office:value="0" calcext:value-type="float">
            <text:p>0</text:p>
          </table:table-cell>
          <table:table-cell table:style-name="ce190" table:formula="of:=SUM([.AA109:.AA120])" office:value-type="float" office:value="20" calcext:value-type="float">
            <text:p>20</text:p>
          </table:table-cell>
          <table:table-cell/>
          <table:table-cell table:style-name="ce183"/>
          <table:table-cell table:style-name="ce184" table:number-columns-repeated="22"/>
          <table:table-cell table:style-name="ce190" table:formula="of:=SUM([.AZ109:.AZ120])" office:value-type="float" office:value="1" calcext:value-type="float">
            <text:p>1</text:p>
          </table:table-cell>
          <table:table-cell table:number-columns-repeated="12"/>
        </table:table-row>
        <table:table-row table:style-name="ro7">
          <table:table-cell table:style-name="ce127"/>
          <table:table-cell table:style-name="ce185"/>
          <table:table-cell table:style-name="ce185" office:value-type="string" calcext:value-type="string">
            <text:p>TOTAL C</text:p>
          </table:table-cell>
          <table:table-cell table:style-name="ce185" table:formula="of:=SUM(COUNTIF([.D3:.D11];&quot;C&quot;);COUNTIF([.D13:.D14];&quot;C&quot;);COUNTIF([.D16:.D18];&quot;C&quot;);COUNTIF([.D20:.D32];&quot;C&quot;);COUNTIF([.D34:.D41];&quot;C&quot;);COUNTIF([.D43:.D44];&quot;C&quot;);COUNTIF([.D46:.D50];&quot;C&quot;);COUNTIF([.D52:.D61];&quot;C&quot;);COUNTIF([.D63:.D66];&quot;C&quot;);COUNTIF([.D68:.D81];&quot;C&quot;);COUNTIF([.D83:.D95];&quot;C&quot;);COUNTIF([.D97:.D107];&quot;C&quot;);COUNTIF([.D109:.D120];&quot;C&quot;))" office:value-type="float" office:value="3" calcext:value-type="float">
            <text:p>3</text:p>
          </table:table-cell>
          <table:table-cell table:style-name="ce185" table:formula="of:=SUM(COUNTIF([.E3:.E11];&quot;C&quot;);COUNTIF([.E13:.E14];&quot;C&quot;);COUNTIF([.E16:.E18];&quot;C&quot;);COUNTIF([.E20:.E32];&quot;C&quot;);COUNTIF([.E34:.E41];&quot;C&quot;);COUNTIF([.E43:.E44];&quot;C&quot;);COUNTIF([.E46:.E50];&quot;C&quot;);COUNTIF([.E52:.E61];&quot;C&quot;);COUNTIF([.E63:.E66];&quot;C&quot;);COUNTIF([.E68:.E81];&quot;C&quot;);COUNTIF([.E83:.E95];&quot;C&quot;);COUNTIF([.E97:.E107];&quot;C&quot;);COUNTIF([.E109:.E120];&quot;C&quot;))" office:value-type="float" office:value="0" calcext:value-type="float">
            <text:p>0</text:p>
          </table:table-cell>
          <table:table-cell table:style-name="ce185" table:formula="of:=SUM(COUNTIF([.F3:.F11];&quot;C&quot;);COUNTIF([.F13:.F14];&quot;C&quot;);COUNTIF([.F16:.F18];&quot;C&quot;);COUNTIF([.F20:.F32];&quot;C&quot;);COUNTIF([.F34:.F41];&quot;C&quot;);COUNTIF([.F43:.F44];&quot;C&quot;);COUNTIF([.F46:.F50];&quot;C&quot;);COUNTIF([.F52:.F61];&quot;C&quot;);COUNTIF([.F63:.F66];&quot;C&quot;);COUNTIF([.F68:.F81];&quot;C&quot;);COUNTIF([.F83:.F95];&quot;C&quot;);COUNTIF([.F97:.F107];&quot;C&quot;);COUNTIF([.F109:.F120];&quot;C&quot;))" office:value-type="float" office:value="1" calcext:value-type="float">
            <text:p>1</text:p>
          </table:table-cell>
          <table:table-cell table:style-name="ce185" table:formula="of:=SUM(COUNTIF([.G3:.G11];&quot;C&quot;);COUNTIF([.G13:.G14];&quot;C&quot;);COUNTIF([.G16:.G18];&quot;C&quot;);COUNTIF([.G20:.G32];&quot;C&quot;);COUNTIF([.G34:.G41];&quot;C&quot;);COUNTIF([.G43:.G44];&quot;C&quot;);COUNTIF([.G46:.G50];&quot;C&quot;);COUNTIF([.G52:.G61];&quot;C&quot;);COUNTIF([.G63:.G66];&quot;C&quot;);COUNTIF([.G68:.G81];&quot;C&quot;);COUNTIF([.G83:.G95];&quot;C&quot;);COUNTIF([.G97:.G107];&quot;C&quot;);COUNTIF([.G109:.G120];&quot;C&quot;))" office:value-type="float" office:value="0" calcext:value-type="float">
            <text:p>0</text:p>
          </table:table-cell>
          <table:table-cell table:style-name="ce185" table:formula="of:=SUM(COUNTIF([.H3:.H11];&quot;C&quot;);COUNTIF([.H13:.H14];&quot;C&quot;);COUNTIF([.H16:.H18];&quot;C&quot;);COUNTIF([.H20:.H32];&quot;C&quot;);COUNTIF([.H34:.H41];&quot;C&quot;);COUNTIF([.H43:.H44];&quot;C&quot;);COUNTIF([.H46:.H50];&quot;C&quot;);COUNTIF([.H52:.H61];&quot;C&quot;);COUNTIF([.H63:.H66];&quot;C&quot;);COUNTIF([.H68:.H81];&quot;C&quot;);COUNTIF([.H83:.H95];&quot;C&quot;);COUNTIF([.H97:.H107];&quot;C&quot;);COUNTIF([.H109:.H120];&quot;C&quot;))" office:value-type="float" office:value="0" calcext:value-type="float">
            <text:p>0</text:p>
          </table:table-cell>
          <table:table-cell table:style-name="ce185" table:formula="of:=SUM(COUNTIF([.I3:.I11];&quot;C&quot;);COUNTIF([.I13:.I14];&quot;C&quot;);COUNTIF([.I16:.I18];&quot;C&quot;);COUNTIF([.I20:.I32];&quot;C&quot;);COUNTIF([.I34:.I41];&quot;C&quot;);COUNTIF([.I43:.I44];&quot;C&quot;);COUNTIF([.I46:.I50];&quot;C&quot;);COUNTIF([.I52:.I61];&quot;C&quot;);COUNTIF([.I63:.I66];&quot;C&quot;);COUNTIF([.I68:.I81];&quot;C&quot;);COUNTIF([.I83:.I95];&quot;C&quot;);COUNTIF([.I97:.I107];&quot;C&quot;);COUNTIF([.I109:.I120];&quot;C&quot;))" office:value-type="float" office:value="0" calcext:value-type="float">
            <text:p>0</text:p>
          </table:table-cell>
          <table:table-cell table:style-name="ce185" table:formula="of:=SUM(COUNTIF([.J3:.J11];&quot;C&quot;);COUNTIF([.J13:.J14];&quot;C&quot;);COUNTIF([.J16:.J18];&quot;C&quot;);COUNTIF([.J20:.J32];&quot;C&quot;);COUNTIF([.J34:.J41];&quot;C&quot;);COUNTIF([.J43:.J44];&quot;C&quot;);COUNTIF([.J46:.J50];&quot;C&quot;);COUNTIF([.J52:.J61];&quot;C&quot;);COUNTIF([.J63:.J66];&quot;C&quot;);COUNTIF([.J68:.J81];&quot;C&quot;);COUNTIF([.J83:.J95];&quot;C&quot;);COUNTIF([.J97:.J107];&quot;C&quot;);COUNTIF([.J109:.J120];&quot;C&quot;))" office:value-type="float" office:value="0" calcext:value-type="float">
            <text:p>0</text:p>
          </table:table-cell>
          <table:table-cell table:style-name="ce185" table:formula="of:=SUM(COUNTIF([.K3:.K11];&quot;C&quot;);COUNTIF([.K13:.K14];&quot;C&quot;);COUNTIF([.K16:.K18];&quot;C&quot;);COUNTIF([.K20:.K32];&quot;C&quot;);COUNTIF([.K34:.K41];&quot;C&quot;);COUNTIF([.K43:.K44];&quot;C&quot;);COUNTIF([.K46:.K50];&quot;C&quot;);COUNTIF([.K52:.K61];&quot;C&quot;);COUNTIF([.K63:.K66];&quot;C&quot;);COUNTIF([.K68:.K81];&quot;C&quot;);COUNTIF([.K83:.K95];&quot;C&quot;);COUNTIF([.K97:.K107];&quot;C&quot;);COUNTIF([.K109:.K120];&quot;C&quot;))" office:value-type="float" office:value="0" calcext:value-type="float">
            <text:p>0</text:p>
          </table:table-cell>
          <table:table-cell table:style-name="ce185" table:formula="of:=SUM(COUNTIF([.L3:.L11];&quot;C&quot;);COUNTIF([.L13:.L14];&quot;C&quot;);COUNTIF([.L16:.L18];&quot;C&quot;);COUNTIF([.L20:.L32];&quot;C&quot;);COUNTIF([.L34:.L41];&quot;C&quot;);COUNTIF([.L43:.L44];&quot;C&quot;);COUNTIF([.L46:.L50];&quot;C&quot;);COUNTIF([.L52:.L61];&quot;C&quot;);COUNTIF([.L63:.L66];&quot;C&quot;);COUNTIF([.L68:.L81];&quot;C&quot;);COUNTIF([.L83:.L95];&quot;C&quot;);COUNTIF([.L97:.L107];&quot;C&quot;);COUNTIF([.L109:.L120];&quot;C&quot;))" office:value-type="float" office:value="0" calcext:value-type="float">
            <text:p>0</text:p>
          </table:table-cell>
          <table:table-cell table:style-name="ce185" table:formula="of:=SUM(COUNTIF([.M3:.M11];&quot;C&quot;);COUNTIF([.M13:.M14];&quot;C&quot;);COUNTIF([.M16:.M18];&quot;C&quot;);COUNTIF([.M20:.M32];&quot;C&quot;);COUNTIF([.M34:.M41];&quot;C&quot;);COUNTIF([.M43:.M44];&quot;C&quot;);COUNTIF([.M46:.M50];&quot;C&quot;);COUNTIF([.M52:.M61];&quot;C&quot;);COUNTIF([.M63:.M66];&quot;C&quot;);COUNTIF([.M68:.M81];&quot;C&quot;);COUNTIF([.M83:.M95];&quot;C&quot;);COUNTIF([.M97:.M107];&quot;C&quot;);COUNTIF([.M109:.M120];&quot;C&quot;))" office:value-type="float" office:value="0" calcext:value-type="float">
            <text:p>0</text:p>
          </table:table-cell>
          <table:table-cell table:style-name="ce185" table:formula="of:=SUM(COUNTIF([.N3:.N11];&quot;C&quot;);COUNTIF([.N13:.N14];&quot;C&quot;);COUNTIF([.N16:.N18];&quot;C&quot;);COUNTIF([.N20:.N32];&quot;C&quot;);COUNTIF([.N34:.N41];&quot;C&quot;);COUNTIF([.N43:.N44];&quot;C&quot;);COUNTIF([.N46:.N50];&quot;C&quot;);COUNTIF([.N52:.N61];&quot;C&quot;);COUNTIF([.N63:.N66];&quot;C&quot;);COUNTIF([.N68:.N81];&quot;C&quot;);COUNTIF([.N83:.N95];&quot;C&quot;);COUNTIF([.N97:.N107];&quot;C&quot;);COUNTIF([.N109:.N120];&quot;C&quot;))" office:value-type="float" office:value="0" calcext:value-type="float">
            <text:p>0</text:p>
          </table:table-cell>
          <table:table-cell table:style-name="ce185" table:formula="of:=SUM(COUNTIF([.O3:.O11];&quot;C&quot;);COUNTIF([.O13:.O14];&quot;C&quot;);COUNTIF([.O16:.O18];&quot;C&quot;);COUNTIF([.O20:.O32];&quot;C&quot;);COUNTIF([.O34:.O41];&quot;C&quot;);COUNTIF([.O43:.O44];&quot;C&quot;);COUNTIF([.O46:.O50];&quot;C&quot;);COUNTIF([.O52:.O61];&quot;C&quot;);COUNTIF([.O63:.O66];&quot;C&quot;);COUNTIF([.O68:.O81];&quot;C&quot;);COUNTIF([.O83:.O95];&quot;C&quot;);COUNTIF([.O97:.O107];&quot;C&quot;);COUNTIF([.O109:.O120];&quot;C&quot;))" office:value-type="float" office:value="0" calcext:value-type="float">
            <text:p>0</text:p>
          </table:table-cell>
          <table:table-cell table:style-name="ce185" table:formula="of:=SUM(COUNTIF([.P3:.P11];&quot;C&quot;);COUNTIF([.P13:.P14];&quot;C&quot;);COUNTIF([.P16:.P18];&quot;C&quot;);COUNTIF([.P20:.P32];&quot;C&quot;);COUNTIF([.P34:.P41];&quot;C&quot;);COUNTIF([.P43:.P44];&quot;C&quot;);COUNTIF([.P46:.P50];&quot;C&quot;);COUNTIF([.P52:.P61];&quot;C&quot;);COUNTIF([.P63:.P66];&quot;C&quot;);COUNTIF([.P68:.P81];&quot;C&quot;);COUNTIF([.P83:.P95];&quot;C&quot;);COUNTIF([.P97:.P107];&quot;C&quot;);COUNTIF([.P109:.P120];&quot;C&quot;))" office:value-type="float" office:value="0" calcext:value-type="float">
            <text:p>0</text:p>
          </table:table-cell>
          <table:table-cell table:style-name="ce185" table:formula="of:=SUM(COUNTIF([.Q3:.Q11];&quot;C&quot;);COUNTIF([.Q13:.Q14];&quot;C&quot;);COUNTIF([.Q16:.Q18];&quot;C&quot;);COUNTIF([.Q20:.Q32];&quot;C&quot;);COUNTIF([.Q34:.Q41];&quot;C&quot;);COUNTIF([.Q43:.Q44];&quot;C&quot;);COUNTIF([.Q46:.Q50];&quot;C&quot;);COUNTIF([.Q52:.Q61];&quot;C&quot;);COUNTIF([.Q63:.Q66];&quot;C&quot;);COUNTIF([.Q68:.Q81];&quot;C&quot;);COUNTIF([.Q83:.Q95];&quot;C&quot;);COUNTIF([.Q97:.Q107];&quot;C&quot;);COUNTIF([.Q109:.Q120];&quot;C&quot;))" office:value-type="float" office:value="0" calcext:value-type="float">
            <text:p>0</text:p>
          </table:table-cell>
          <table:table-cell table:style-name="ce185" table:formula="of:=SUM(COUNTIF([.R3:.R11];&quot;C&quot;);COUNTIF([.R13:.R14];&quot;C&quot;);COUNTIF([.R16:.R18];&quot;C&quot;);COUNTIF([.R20:.R32];&quot;C&quot;);COUNTIF([.R34:.R41];&quot;C&quot;);COUNTIF([.R43:.R44];&quot;C&quot;);COUNTIF([.R46:.R50];&quot;C&quot;);COUNTIF([.R52:.R61];&quot;C&quot;);COUNTIF([.R63:.R66];&quot;C&quot;);COUNTIF([.R68:.R81];&quot;C&quot;);COUNTIF([.R83:.R95];&quot;C&quot;);COUNTIF([.R97:.R107];&quot;C&quot;);COUNTIF([.R109:.R120];&quot;C&quot;))" office:value-type="float" office:value="0" calcext:value-type="float">
            <text:p>0</text:p>
          </table:table-cell>
          <table:table-cell table:style-name="ce185" table:formula="of:=SUM(COUNTIF([.S3:.S11];&quot;C&quot;);COUNTIF([.S13:.S14];&quot;C&quot;);COUNTIF([.S16:.S18];&quot;C&quot;);COUNTIF([.S20:.S32];&quot;C&quot;);COUNTIF([.S34:.S41];&quot;C&quot;);COUNTIF([.S43:.S44];&quot;C&quot;);COUNTIF([.S46:.S50];&quot;C&quot;);COUNTIF([.S52:.S61];&quot;C&quot;);COUNTIF([.S63:.S66];&quot;C&quot;);COUNTIF([.S68:.S81];&quot;C&quot;);COUNTIF([.S83:.S95];&quot;C&quot;);COUNTIF([.S97:.S107];&quot;C&quot;);COUNTIF([.S109:.S120];&quot;C&quot;))" office:value-type="float" office:value="0" calcext:value-type="float">
            <text:p>0</text:p>
          </table:table-cell>
          <table:table-cell table:style-name="ce185" table:formula="of:=SUM(COUNTIF([.T3:.T11];&quot;C&quot;);COUNTIF([.T13:.T14];&quot;C&quot;);COUNTIF([.T16:.T18];&quot;C&quot;);COUNTIF([.T20:.T32];&quot;C&quot;);COUNTIF([.T34:.T41];&quot;C&quot;);COUNTIF([.T43:.T44];&quot;C&quot;);COUNTIF([.T46:.T50];&quot;C&quot;);COUNTIF([.T52:.T61];&quot;C&quot;);COUNTIF([.T63:.T66];&quot;C&quot;);COUNTIF([.T68:.T81];&quot;C&quot;);COUNTIF([.T83:.T95];&quot;C&quot;);COUNTIF([.T97:.T107];&quot;C&quot;);COUNTIF([.T109:.T120];&quot;C&quot;))" office:value-type="float" office:value="0" calcext:value-type="float">
            <text:p>0</text:p>
          </table:table-cell>
          <table:table-cell table:style-name="ce185" table:formula="of:=SUM(COUNTIF([.U3:.U11];&quot;C&quot;);COUNTIF([.U13:.U14];&quot;C&quot;);COUNTIF([.U16:.U18];&quot;C&quot;);COUNTIF([.U20:.U32];&quot;C&quot;);COUNTIF([.U34:.U41];&quot;C&quot;);COUNTIF([.U43:.U44];&quot;C&quot;);COUNTIF([.U46:.U50];&quot;C&quot;);COUNTIF([.U52:.U61];&quot;C&quot;);COUNTIF([.U63:.U66];&quot;C&quot;);COUNTIF([.U68:.U81];&quot;C&quot;);COUNTIF([.U83:.U95];&quot;C&quot;);COUNTIF([.U97:.U107];&quot;C&quot;);COUNTIF([.U109:.U120];&quot;C&quot;))" office:value-type="float" office:value="0" calcext:value-type="float">
            <text:p>0</text:p>
          </table:table-cell>
          <table:table-cell table:style-name="ce185" table:formula="of:=SUM(COUNTIF([.V3:.V11];&quot;C&quot;);COUNTIF([.V13:.V14];&quot;C&quot;);COUNTIF([.V16:.V18];&quot;C&quot;);COUNTIF([.V20:.V32];&quot;C&quot;);COUNTIF([.V34:.V41];&quot;C&quot;);COUNTIF([.V43:.V44];&quot;C&quot;);COUNTIF([.V46:.V50];&quot;C&quot;);COUNTIF([.V52:.V61];&quot;C&quot;);COUNTIF([.V63:.V66];&quot;C&quot;);COUNTIF([.V68:.V81];&quot;C&quot;);COUNTIF([.V83:.V95];&quot;C&quot;);COUNTIF([.V97:.V107];&quot;C&quot;);COUNTIF([.V109:.V120];&quot;C&quot;))" office:value-type="float" office:value="0" calcext:value-type="float">
            <text:p>0</text:p>
          </table:table-cell>
          <table:table-cell table:style-name="ce185" table:formula="of:=SUM(COUNTIF([.W3:.W11];&quot;C&quot;);COUNTIF([.W13:.W14];&quot;C&quot;);COUNTIF([.W16:.W18];&quot;C&quot;);COUNTIF([.W20:.W32];&quot;C&quot;);COUNTIF([.W34:.W41];&quot;C&quot;);COUNTIF([.W43:.W44];&quot;C&quot;);COUNTIF([.W46:.W50];&quot;C&quot;);COUNTIF([.W52:.W61];&quot;C&quot;);COUNTIF([.W63:.W66];&quot;C&quot;);COUNTIF([.W68:.W81];&quot;C&quot;);COUNTIF([.W83:.W95];&quot;C&quot;);COUNTIF([.W97:.W107];&quot;C&quot;);COUNTIF([.W109:.W120];&quot;C&quot;))" office:value-type="float" office:value="0" calcext:value-type="float">
            <text:p>0</text:p>
          </table:table-cell>
          <table:table-cell table:style-name="ce192" table:number-columns-repeated="4"/>
          <table:table-cell table:style-name="ce127" table:number-columns-repeated="2"/>
          <table:table-cell table:style-name="ce185" table:number-columns-repeated="22"/>
          <table:table-cell table:style-name="ce192"/>
          <table:table-cell table:style-name="ce127" table:number-columns-repeated="12"/>
        </table:table-row>
        <table:table-row table:style-name="ro7">
          <table:table-cell table:style-name="ce127"/>
          <table:table-cell table:style-name="ce185"/>
          <table:table-cell table:style-name="ce185" office:value-type="string" calcext:value-type="string">
            <text:p>TOTAL NC</text:p>
          </table:table-cell>
          <table:table-cell table:style-name="ce185" table:formula="of:=SUM(COUNTIF([.D3:.D11];&quot;NC&quot;);COUNTIF([.D13:.D14];&quot;NC&quot;);COUNTIF([.D16:.D18];&quot;NC&quot;);COUNTIF([.D20:.D32];&quot;NC&quot;);COUNTIF([.D34:.D41];&quot;NC&quot;);COUNTIF([.D43:.D44];&quot;NC&quot;);COUNTIF([.D46:.D50];&quot;NC&quot;);COUNTIF([.D52:.D61];&quot;NC&quot;);COUNTIF([.D63:.D66];&quot;NC&quot;);COUNTIF([.D68:.D81];&quot;NC&quot;);COUNTIF([.D83:.D95];&quot;NC&quot;);COUNTIF([.D97:.D107];&quot;NC&quot;);COUNTIF([.D109:.D120];&quot;NC&quot;))" office:value-type="float" office:value="5" calcext:value-type="float">
            <text:p>5</text:p>
          </table:table-cell>
          <table:table-cell table:style-name="ce185" table:formula="of:=SUM(COUNTIF([.E3:.E11];&quot;NC&quot;);COUNTIF([.E13:.E14];&quot;NC&quot;);COUNTIF([.E16:.E18];&quot;NC&quot;);COUNTIF([.E20:.E32];&quot;NC&quot;);COUNTIF([.E34:.E41];&quot;NC&quot;);COUNTIF([.E43:.E44];&quot;NC&quot;);COUNTIF([.E46:.E50];&quot;NC&quot;);COUNTIF([.E52:.E61];&quot;NC&quot;);COUNTIF([.E63:.E66];&quot;NC&quot;);COUNTIF([.E68:.E81];&quot;NC&quot;);COUNTIF([.E83:.E95];&quot;NC&quot;);COUNTIF([.E97:.E107];&quot;NC&quot;);COUNTIF([.E109:.E120];&quot;NC&quot;))" office:value-type="float" office:value="0" calcext:value-type="float">
            <text:p>0</text:p>
          </table:table-cell>
          <table:table-cell table:style-name="ce185" table:formula="of:=SUM(COUNTIF([.F3:.F11];&quot;NC&quot;);COUNTIF([.F13:.F14];&quot;NC&quot;);COUNTIF([.F16:.F18];&quot;NC&quot;);COUNTIF([.F20:.F32];&quot;NC&quot;);COUNTIF([.F34:.F41];&quot;NC&quot;);COUNTIF([.F43:.F44];&quot;NC&quot;);COUNTIF([.F46:.F50];&quot;NC&quot;);COUNTIF([.F52:.F61];&quot;NC&quot;);COUNTIF([.F63:.F66];&quot;NC&quot;);COUNTIF([.F68:.F81];&quot;NC&quot;);COUNTIF([.F83:.F95];&quot;NC&quot;);COUNTIF([.F97:.F107];&quot;NC&quot;);COUNTIF([.F109:.F120];&quot;NC&quot;))" office:value-type="float" office:value="3" calcext:value-type="float">
            <text:p>3</text:p>
          </table:table-cell>
          <table:table-cell table:style-name="ce185" table:formula="of:=SUM(COUNTIF([.G3:.G11];&quot;NC&quot;);COUNTIF([.G13:.G14];&quot;NC&quot;);COUNTIF([.G16:.G18];&quot;NC&quot;);COUNTIF([.G20:.G32];&quot;NC&quot;);COUNTIF([.G34:.G41];&quot;NC&quot;);COUNTIF([.G43:.G44];&quot;NC&quot;);COUNTIF([.G46:.G50];&quot;NC&quot;);COUNTIF([.G52:.G61];&quot;NC&quot;);COUNTIF([.G63:.G66];&quot;NC&quot;);COUNTIF([.G68:.G81];&quot;NC&quot;);COUNTIF([.G83:.G95];&quot;NC&quot;);COUNTIF([.G97:.G107];&quot;NC&quot;);COUNTIF([.G109:.G120];&quot;NC&quot;))" office:value-type="float" office:value="0" calcext:value-type="float">
            <text:p>0</text:p>
          </table:table-cell>
          <table:table-cell table:style-name="ce185" table:formula="of:=SUM(COUNTIF([.H3:.H11];&quot;NC&quot;);COUNTIF([.H13:.H14];&quot;NC&quot;);COUNTIF([.H16:.H18];&quot;NC&quot;);COUNTIF([.H20:.H32];&quot;NC&quot;);COUNTIF([.H34:.H41];&quot;NC&quot;);COUNTIF([.H43:.H44];&quot;NC&quot;);COUNTIF([.H46:.H50];&quot;NC&quot;);COUNTIF([.H52:.H61];&quot;NC&quot;);COUNTIF([.H63:.H66];&quot;NC&quot;);COUNTIF([.H68:.H81];&quot;NC&quot;);COUNTIF([.H83:.H95];&quot;NC&quot;);COUNTIF([.H97:.H107];&quot;NC&quot;);COUNTIF([.H109:.H120];&quot;NC&quot;))" office:value-type="float" office:value="0" calcext:value-type="float">
            <text:p>0</text:p>
          </table:table-cell>
          <table:table-cell table:style-name="ce185" table:formula="of:=SUM(COUNTIF([.I3:.I11];&quot;NC&quot;);COUNTIF([.I13:.I14];&quot;NC&quot;);COUNTIF([.I16:.I18];&quot;NC&quot;);COUNTIF([.I20:.I32];&quot;NC&quot;);COUNTIF([.I34:.I41];&quot;NC&quot;);COUNTIF([.I43:.I44];&quot;NC&quot;);COUNTIF([.I46:.I50];&quot;NC&quot;);COUNTIF([.I52:.I61];&quot;NC&quot;);COUNTIF([.I63:.I66];&quot;NC&quot;);COUNTIF([.I68:.I81];&quot;NC&quot;);COUNTIF([.I83:.I95];&quot;NC&quot;);COUNTIF([.I97:.I107];&quot;NC&quot;);COUNTIF([.I109:.I120];&quot;NC&quot;))" office:value-type="float" office:value="0" calcext:value-type="float">
            <text:p>0</text:p>
          </table:table-cell>
          <table:table-cell table:style-name="ce185" table:formula="of:=SUM(COUNTIF([.J3:.J11];&quot;NC&quot;);COUNTIF([.J13:.J14];&quot;NC&quot;);COUNTIF([.J16:.J18];&quot;NC&quot;);COUNTIF([.J20:.J32];&quot;NC&quot;);COUNTIF([.J34:.J41];&quot;NC&quot;);COUNTIF([.J43:.J44];&quot;NC&quot;);COUNTIF([.J46:.J50];&quot;NC&quot;);COUNTIF([.J52:.J61];&quot;NC&quot;);COUNTIF([.J63:.J66];&quot;NC&quot;);COUNTIF([.J68:.J81];&quot;NC&quot;);COUNTIF([.J83:.J95];&quot;NC&quot;);COUNTIF([.J97:.J107];&quot;NC&quot;);COUNTIF([.J109:.J120];&quot;NC&quot;))" office:value-type="float" office:value="0" calcext:value-type="float">
            <text:p>0</text:p>
          </table:table-cell>
          <table:table-cell table:style-name="ce185" table:formula="of:=SUM(COUNTIF([.K3:.K11];&quot;NC&quot;);COUNTIF([.K13:.K14];&quot;NC&quot;);COUNTIF([.K16:.K18];&quot;NC&quot;);COUNTIF([.K20:.K32];&quot;NC&quot;);COUNTIF([.K34:.K41];&quot;NC&quot;);COUNTIF([.K43:.K44];&quot;NC&quot;);COUNTIF([.K46:.K50];&quot;NC&quot;);COUNTIF([.K52:.K61];&quot;NC&quot;);COUNTIF([.K63:.K66];&quot;NC&quot;);COUNTIF([.K68:.K81];&quot;NC&quot;);COUNTIF([.K83:.K95];&quot;NC&quot;);COUNTIF([.K97:.K107];&quot;NC&quot;);COUNTIF([.K109:.K120];&quot;NC&quot;))" office:value-type="float" office:value="0" calcext:value-type="float">
            <text:p>0</text:p>
          </table:table-cell>
          <table:table-cell table:style-name="ce185" table:formula="of:=SUM(COUNTIF([.L3:.L11];&quot;NC&quot;);COUNTIF([.L13:.L14];&quot;NC&quot;);COUNTIF([.L16:.L18];&quot;NC&quot;);COUNTIF([.L20:.L32];&quot;NC&quot;);COUNTIF([.L34:.L41];&quot;NC&quot;);COUNTIF([.L43:.L44];&quot;NC&quot;);COUNTIF([.L46:.L50];&quot;NC&quot;);COUNTIF([.L52:.L61];&quot;NC&quot;);COUNTIF([.L63:.L66];&quot;NC&quot;);COUNTIF([.L68:.L81];&quot;NC&quot;);COUNTIF([.L83:.L95];&quot;NC&quot;);COUNTIF([.L97:.L107];&quot;NC&quot;);COUNTIF([.L109:.L120];&quot;NC&quot;))" office:value-type="float" office:value="0" calcext:value-type="float">
            <text:p>0</text:p>
          </table:table-cell>
          <table:table-cell table:style-name="ce185" table:formula="of:=SUM(COUNTIF([.M3:.M11];&quot;NC&quot;);COUNTIF([.M13:.M14];&quot;NC&quot;);COUNTIF([.M16:.M18];&quot;NC&quot;);COUNTIF([.M20:.M32];&quot;NC&quot;);COUNTIF([.M34:.M41];&quot;NC&quot;);COUNTIF([.M43:.M44];&quot;NC&quot;);COUNTIF([.M46:.M50];&quot;NC&quot;);COUNTIF([.M52:.M61];&quot;NC&quot;);COUNTIF([.M63:.M66];&quot;NC&quot;);COUNTIF([.M68:.M81];&quot;NC&quot;);COUNTIF([.M83:.M95];&quot;NC&quot;);COUNTIF([.M97:.M107];&quot;NC&quot;);COUNTIF([.M109:.M120];&quot;NC&quot;))" office:value-type="float" office:value="0" calcext:value-type="float">
            <text:p>0</text:p>
          </table:table-cell>
          <table:table-cell table:style-name="ce185" table:formula="of:=SUM(COUNTIF([.N3:.N11];&quot;NC&quot;);COUNTIF([.N13:.N14];&quot;NC&quot;);COUNTIF([.N16:.N18];&quot;NC&quot;);COUNTIF([.N20:.N32];&quot;NC&quot;);COUNTIF([.N34:.N41];&quot;NC&quot;);COUNTIF([.N43:.N44];&quot;NC&quot;);COUNTIF([.N46:.N50];&quot;NC&quot;);COUNTIF([.N52:.N61];&quot;NC&quot;);COUNTIF([.N63:.N66];&quot;NC&quot;);COUNTIF([.N68:.N81];&quot;NC&quot;);COUNTIF([.N83:.N95];&quot;NC&quot;);COUNTIF([.N97:.N107];&quot;NC&quot;);COUNTIF([.N109:.N120];&quot;NC&quot;))" office:value-type="float" office:value="0" calcext:value-type="float">
            <text:p>0</text:p>
          </table:table-cell>
          <table:table-cell table:style-name="ce185" table:formula="of:=SUM(COUNTIF([.O3:.O11];&quot;NC&quot;);COUNTIF([.O13:.O14];&quot;NC&quot;);COUNTIF([.O16:.O18];&quot;NC&quot;);COUNTIF([.O20:.O32];&quot;NC&quot;);COUNTIF([.O34:.O41];&quot;NC&quot;);COUNTIF([.O43:.O44];&quot;NC&quot;);COUNTIF([.O46:.O50];&quot;NC&quot;);COUNTIF([.O52:.O61];&quot;NC&quot;);COUNTIF([.O63:.O66];&quot;NC&quot;);COUNTIF([.O68:.O81];&quot;NC&quot;);COUNTIF([.O83:.O95];&quot;NC&quot;);COUNTIF([.O97:.O107];&quot;NC&quot;);COUNTIF([.O109:.O120];&quot;NC&quot;))" office:value-type="float" office:value="0" calcext:value-type="float">
            <text:p>0</text:p>
          </table:table-cell>
          <table:table-cell table:style-name="ce185" table:formula="of:=SUM(COUNTIF([.P3:.P11];&quot;NC&quot;);COUNTIF([.P13:.P14];&quot;NC&quot;);COUNTIF([.P16:.P18];&quot;NC&quot;);COUNTIF([.P20:.P32];&quot;NC&quot;);COUNTIF([.P34:.P41];&quot;NC&quot;);COUNTIF([.P43:.P44];&quot;NC&quot;);COUNTIF([.P46:.P50];&quot;NC&quot;);COUNTIF([.P52:.P61];&quot;NC&quot;);COUNTIF([.P63:.P66];&quot;NC&quot;);COUNTIF([.P68:.P81];&quot;NC&quot;);COUNTIF([.P83:.P95];&quot;NC&quot;);COUNTIF([.P97:.P107];&quot;NC&quot;);COUNTIF([.P109:.P120];&quot;NC&quot;))" office:value-type="float" office:value="0" calcext:value-type="float">
            <text:p>0</text:p>
          </table:table-cell>
          <table:table-cell table:style-name="ce185" table:formula="of:=SUM(COUNTIF([.Q3:.Q11];&quot;NC&quot;);COUNTIF([.Q13:.Q14];&quot;NC&quot;);COUNTIF([.Q16:.Q18];&quot;NC&quot;);COUNTIF([.Q20:.Q32];&quot;NC&quot;);COUNTIF([.Q34:.Q41];&quot;NC&quot;);COUNTIF([.Q43:.Q44];&quot;NC&quot;);COUNTIF([.Q46:.Q50];&quot;NC&quot;);COUNTIF([.Q52:.Q61];&quot;NC&quot;);COUNTIF([.Q63:.Q66];&quot;NC&quot;);COUNTIF([.Q68:.Q81];&quot;NC&quot;);COUNTIF([.Q83:.Q95];&quot;NC&quot;);COUNTIF([.Q97:.Q107];&quot;NC&quot;);COUNTIF([.Q109:.Q120];&quot;NC&quot;))" office:value-type="float" office:value="0" calcext:value-type="float">
            <text:p>0</text:p>
          </table:table-cell>
          <table:table-cell table:style-name="ce185" table:formula="of:=SUM(COUNTIF([.R3:.R11];&quot;NC&quot;);COUNTIF([.R13:.R14];&quot;NC&quot;);COUNTIF([.R16:.R18];&quot;NC&quot;);COUNTIF([.R20:.R32];&quot;NC&quot;);COUNTIF([.R34:.R41];&quot;NC&quot;);COUNTIF([.R43:.R44];&quot;NC&quot;);COUNTIF([.R46:.R50];&quot;NC&quot;);COUNTIF([.R52:.R61];&quot;NC&quot;);COUNTIF([.R63:.R66];&quot;NC&quot;);COUNTIF([.R68:.R81];&quot;NC&quot;);COUNTIF([.R83:.R95];&quot;NC&quot;);COUNTIF([.R97:.R107];&quot;NC&quot;);COUNTIF([.R109:.R120];&quot;NC&quot;))" office:value-type="float" office:value="0" calcext:value-type="float">
            <text:p>0</text:p>
          </table:table-cell>
          <table:table-cell table:style-name="ce185" table:formula="of:=SUM(COUNTIF([.S3:.S11];&quot;NC&quot;);COUNTIF([.S13:.S14];&quot;NC&quot;);COUNTIF([.S16:.S18];&quot;NC&quot;);COUNTIF([.S20:.S32];&quot;NC&quot;);COUNTIF([.S34:.S41];&quot;NC&quot;);COUNTIF([.S43:.S44];&quot;NC&quot;);COUNTIF([.S46:.S50];&quot;NC&quot;);COUNTIF([.S52:.S61];&quot;NC&quot;);COUNTIF([.S63:.S66];&quot;NC&quot;);COUNTIF([.S68:.S81];&quot;NC&quot;);COUNTIF([.S83:.S95];&quot;NC&quot;);COUNTIF([.S97:.S107];&quot;NC&quot;);COUNTIF([.S109:.S120];&quot;NC&quot;))" office:value-type="float" office:value="0" calcext:value-type="float">
            <text:p>0</text:p>
          </table:table-cell>
          <table:table-cell table:style-name="ce185" table:formula="of:=SUM(COUNTIF([.T3:.T11];&quot;NC&quot;);COUNTIF([.T13:.T14];&quot;NC&quot;);COUNTIF([.T16:.T18];&quot;NC&quot;);COUNTIF([.T20:.T32];&quot;NC&quot;);COUNTIF([.T34:.T41];&quot;NC&quot;);COUNTIF([.T43:.T44];&quot;NC&quot;);COUNTIF([.T46:.T50];&quot;NC&quot;);COUNTIF([.T52:.T61];&quot;NC&quot;);COUNTIF([.T63:.T66];&quot;NC&quot;);COUNTIF([.T68:.T81];&quot;NC&quot;);COUNTIF([.T83:.T95];&quot;NC&quot;);COUNTIF([.T97:.T107];&quot;NC&quot;);COUNTIF([.T109:.T120];&quot;NC&quot;))" office:value-type="float" office:value="0" calcext:value-type="float">
            <text:p>0</text:p>
          </table:table-cell>
          <table:table-cell table:style-name="ce185" table:formula="of:=SUM(COUNTIF([.U3:.U11];&quot;NC&quot;);COUNTIF([.U13:.U14];&quot;NC&quot;);COUNTIF([.U16:.U18];&quot;NC&quot;);COUNTIF([.U20:.U32];&quot;NC&quot;);COUNTIF([.U34:.U41];&quot;NC&quot;);COUNTIF([.U43:.U44];&quot;NC&quot;);COUNTIF([.U46:.U50];&quot;NC&quot;);COUNTIF([.U52:.U61];&quot;NC&quot;);COUNTIF([.U63:.U66];&quot;NC&quot;);COUNTIF([.U68:.U81];&quot;NC&quot;);COUNTIF([.U83:.U95];&quot;NC&quot;);COUNTIF([.U97:.U107];&quot;NC&quot;);COUNTIF([.U109:.U120];&quot;NC&quot;))" office:value-type="float" office:value="0" calcext:value-type="float">
            <text:p>0</text:p>
          </table:table-cell>
          <table:table-cell table:style-name="ce185" table:formula="of:=SUM(COUNTIF([.V3:.V11];&quot;NC&quot;);COUNTIF([.V13:.V14];&quot;NC&quot;);COUNTIF([.V16:.V18];&quot;NC&quot;);COUNTIF([.V20:.V32];&quot;NC&quot;);COUNTIF([.V34:.V41];&quot;NC&quot;);COUNTIF([.V43:.V44];&quot;NC&quot;);COUNTIF([.V46:.V50];&quot;NC&quot;);COUNTIF([.V52:.V61];&quot;NC&quot;);COUNTIF([.V63:.V66];&quot;NC&quot;);COUNTIF([.V68:.V81];&quot;NC&quot;);COUNTIF([.V83:.V95];&quot;NC&quot;);COUNTIF([.V97:.V107];&quot;NC&quot;);COUNTIF([.V109:.V120];&quot;NC&quot;))" office:value-type="float" office:value="0" calcext:value-type="float">
            <text:p>0</text:p>
          </table:table-cell>
          <table:table-cell table:style-name="ce185" table:formula="of:=SUM(COUNTIF([.W3:.W11];&quot;NC&quot;);COUNTIF([.W13:.W14];&quot;NC&quot;);COUNTIF([.W16:.W18];&quot;NC&quot;);COUNTIF([.W20:.W32];&quot;NC&quot;);COUNTIF([.W34:.W41];&quot;NC&quot;);COUNTIF([.W43:.W44];&quot;NC&quot;);COUNTIF([.W46:.W50];&quot;NC&quot;);COUNTIF([.W52:.W61];&quot;NC&quot;);COUNTIF([.W63:.W66];&quot;NC&quot;);COUNTIF([.W68:.W81];&quot;NC&quot;);COUNTIF([.W83:.W95];&quot;NC&quot;);COUNTIF([.W97:.W107];&quot;NC&quot;);COUNTIF([.W109:.W120];&quot;NC&quot;))" office:value-type="float" office:value="0" calcext:value-type="float">
            <text:p>0</text:p>
          </table:table-cell>
          <table:table-cell table:style-name="ce192" table:number-columns-repeated="4"/>
          <table:table-cell table:style-name="ce127" table:number-columns-repeated="2"/>
          <table:table-cell table:style-name="ce185" table:number-columns-repeated="22"/>
          <table:table-cell table:style-name="ce192"/>
          <table:table-cell table:style-name="ce127" table:number-columns-repeated="12"/>
        </table:table-row>
        <table:table-row table:style-name="ro7">
          <table:table-cell table:style-name="ce127"/>
          <table:table-cell table:style-name="ce185"/>
          <table:table-cell table:style-name="ce185" office:value-type="string" calcext:value-type="string">
            <text:p>TOTAL NA</text:p>
          </table:table-cell>
          <table:table-cell table:style-name="ce185" table:formula="of:=SUM(COUNTIF([.D3:.D11];&quot;NA&quot;);COUNTIF([.D13:.D14];&quot;NA&quot;);COUNTIF([.D16:.D18];&quot;NA&quot;);COUNTIF([.D20:.D32];&quot;NA&quot;);COUNTIF([.D34:.D41];&quot;NA&quot;);COUNTIF([.D43:.D44];&quot;NA&quot;);COUNTIF([.D46:.D50];&quot;NA&quot;);COUNTIF([.D52:.D61];&quot;NA&quot;);COUNTIF([.D63:.D66];&quot;NA&quot;);COUNTIF([.D68:.D81];&quot;NA&quot;);COUNTIF([.D83:.D95];&quot;NA&quot;);COUNTIF([.D97:.D107];&quot;NA&quot;);COUNTIF([.D109:.D120];&quot;NA&quot;))" office:value-type="float" office:value="0" calcext:value-type="float">
            <text:p>0</text:p>
          </table:table-cell>
          <table:table-cell table:style-name="ce185" table:formula="of:=SUM(COUNTIF([.E3:.E11];&quot;NA&quot;);COUNTIF([.E13:.E14];&quot;NA&quot;);COUNTIF([.E16:.E18];&quot;NA&quot;);COUNTIF([.E20:.E32];&quot;NA&quot;);COUNTIF([.E34:.E41];&quot;NA&quot;);COUNTIF([.E43:.E44];&quot;NA&quot;);COUNTIF([.E46:.E50];&quot;NA&quot;);COUNTIF([.E52:.E61];&quot;NA&quot;);COUNTIF([.E63:.E66];&quot;NA&quot;);COUNTIF([.E68:.E81];&quot;NA&quot;);COUNTIF([.E83:.E95];&quot;NA&quot;);COUNTIF([.E97:.E107];&quot;NA&quot;);COUNTIF([.E109:.E120];&quot;NA&quot;))" office:value-type="float" office:value="0" calcext:value-type="float">
            <text:p>0</text:p>
          </table:table-cell>
          <table:table-cell table:style-name="ce185" table:formula="of:=SUM(COUNTIF([.F3:.F11];&quot;NA&quot;);COUNTIF([.F13:.F14];&quot;NA&quot;);COUNTIF([.F16:.F18];&quot;NA&quot;);COUNTIF([.F20:.F32];&quot;NA&quot;);COUNTIF([.F34:.F41];&quot;NA&quot;);COUNTIF([.F43:.F44];&quot;NA&quot;);COUNTIF([.F46:.F50];&quot;NA&quot;);COUNTIF([.F52:.F61];&quot;NA&quot;);COUNTIF([.F63:.F66];&quot;NA&quot;);COUNTIF([.F68:.F81];&quot;NA&quot;);COUNTIF([.F83:.F95];&quot;NA&quot;);COUNTIF([.F97:.F107];&quot;NA&quot;);COUNTIF([.F109:.F120];&quot;NA&quot;))" office:value-type="float" office:value="0" calcext:value-type="float">
            <text:p>0</text:p>
          </table:table-cell>
          <table:table-cell table:style-name="ce185" table:formula="of:=SUM(COUNTIF([.G3:.G11];&quot;NA&quot;);COUNTIF([.G13:.G14];&quot;NA&quot;);COUNTIF([.G16:.G18];&quot;NA&quot;);COUNTIF([.G20:.G32];&quot;NA&quot;);COUNTIF([.G34:.G41];&quot;NA&quot;);COUNTIF([.G43:.G44];&quot;NA&quot;);COUNTIF([.G46:.G50];&quot;NA&quot;);COUNTIF([.G52:.G61];&quot;NA&quot;);COUNTIF([.G63:.G66];&quot;NA&quot;);COUNTIF([.G68:.G81];&quot;NA&quot;);COUNTIF([.G83:.G95];&quot;NA&quot;);COUNTIF([.G97:.G107];&quot;NA&quot;);COUNTIF([.G109:.G120];&quot;NA&quot;))" office:value-type="float" office:value="0" calcext:value-type="float">
            <text:p>0</text:p>
          </table:table-cell>
          <table:table-cell table:style-name="ce185" table:formula="of:=SUM(COUNTIF([.H3:.H11];&quot;NA&quot;);COUNTIF([.H13:.H14];&quot;NA&quot;);COUNTIF([.H16:.H18];&quot;NA&quot;);COUNTIF([.H20:.H32];&quot;NA&quot;);COUNTIF([.H34:.H41];&quot;NA&quot;);COUNTIF([.H43:.H44];&quot;NA&quot;);COUNTIF([.H46:.H50];&quot;NA&quot;);COUNTIF([.H52:.H61];&quot;NA&quot;);COUNTIF([.H63:.H66];&quot;NA&quot;);COUNTIF([.H68:.H81];&quot;NA&quot;);COUNTIF([.H83:.H95];&quot;NA&quot;);COUNTIF([.H97:.H107];&quot;NA&quot;);COUNTIF([.H109:.H120];&quot;NA&quot;))" office:value-type="float" office:value="0" calcext:value-type="float">
            <text:p>0</text:p>
          </table:table-cell>
          <table:table-cell table:style-name="ce185" table:formula="of:=SUM(COUNTIF([.I3:.I11];&quot;NA&quot;);COUNTIF([.I13:.I14];&quot;NA&quot;);COUNTIF([.I16:.I18];&quot;NA&quot;);COUNTIF([.I20:.I32];&quot;NA&quot;);COUNTIF([.I34:.I41];&quot;NA&quot;);COUNTIF([.I43:.I44];&quot;NA&quot;);COUNTIF([.I46:.I50];&quot;NA&quot;);COUNTIF([.I52:.I61];&quot;NA&quot;);COUNTIF([.I63:.I66];&quot;NA&quot;);COUNTIF([.I68:.I81];&quot;NA&quot;);COUNTIF([.I83:.I95];&quot;NA&quot;);COUNTIF([.I97:.I107];&quot;NA&quot;);COUNTIF([.I109:.I120];&quot;NA&quot;))" office:value-type="float" office:value="0" calcext:value-type="float">
            <text:p>0</text:p>
          </table:table-cell>
          <table:table-cell table:style-name="ce185" table:formula="of:=SUM(COUNTIF([.J3:.J11];&quot;NA&quot;);COUNTIF([.J13:.J14];&quot;NA&quot;);COUNTIF([.J16:.J18];&quot;NA&quot;);COUNTIF([.J20:.J32];&quot;NA&quot;);COUNTIF([.J34:.J41];&quot;NA&quot;);COUNTIF([.J43:.J44];&quot;NA&quot;);COUNTIF([.J46:.J50];&quot;NA&quot;);COUNTIF([.J52:.J61];&quot;NA&quot;);COUNTIF([.J63:.J66];&quot;NA&quot;);COUNTIF([.J68:.J81];&quot;NA&quot;);COUNTIF([.J83:.J95];&quot;NA&quot;);COUNTIF([.J97:.J107];&quot;NA&quot;);COUNTIF([.J109:.J120];&quot;NA&quot;))" office:value-type="float" office:value="0" calcext:value-type="float">
            <text:p>0</text:p>
          </table:table-cell>
          <table:table-cell table:style-name="ce185" table:formula="of:=SUM(COUNTIF([.K3:.K11];&quot;NA&quot;);COUNTIF([.K13:.K14];&quot;NA&quot;);COUNTIF([.K16:.K18];&quot;NA&quot;);COUNTIF([.K20:.K32];&quot;NA&quot;);COUNTIF([.K34:.K41];&quot;NA&quot;);COUNTIF([.K43:.K44];&quot;NA&quot;);COUNTIF([.K46:.K50];&quot;NA&quot;);COUNTIF([.K52:.K61];&quot;NA&quot;);COUNTIF([.K63:.K66];&quot;NA&quot;);COUNTIF([.K68:.K81];&quot;NA&quot;);COUNTIF([.K83:.K95];&quot;NA&quot;);COUNTIF([.K97:.K107];&quot;NA&quot;);COUNTIF([.K109:.K120];&quot;NA&quot;))" office:value-type="float" office:value="0" calcext:value-type="float">
            <text:p>0</text:p>
          </table:table-cell>
          <table:table-cell table:style-name="ce185" table:formula="of:=SUM(COUNTIF([.L3:.L11];&quot;NA&quot;);COUNTIF([.L13:.L14];&quot;NA&quot;);COUNTIF([.L16:.L18];&quot;NA&quot;);COUNTIF([.L20:.L32];&quot;NA&quot;);COUNTIF([.L34:.L41];&quot;NA&quot;);COUNTIF([.L43:.L44];&quot;NA&quot;);COUNTIF([.L46:.L50];&quot;NA&quot;);COUNTIF([.L52:.L61];&quot;NA&quot;);COUNTIF([.L63:.L66];&quot;NA&quot;);COUNTIF([.L68:.L81];&quot;NA&quot;);COUNTIF([.L83:.L95];&quot;NA&quot;);COUNTIF([.L97:.L107];&quot;NA&quot;);COUNTIF([.L109:.L120];&quot;NA&quot;))" office:value-type="float" office:value="0" calcext:value-type="float">
            <text:p>0</text:p>
          </table:table-cell>
          <table:table-cell table:style-name="ce185" table:formula="of:=SUM(COUNTIF([.M3:.M11];&quot;NA&quot;);COUNTIF([.M13:.M14];&quot;NA&quot;);COUNTIF([.M16:.M18];&quot;NA&quot;);COUNTIF([.M20:.M32];&quot;NA&quot;);COUNTIF([.M34:.M41];&quot;NA&quot;);COUNTIF([.M43:.M44];&quot;NA&quot;);COUNTIF([.M46:.M50];&quot;NA&quot;);COUNTIF([.M52:.M61];&quot;NA&quot;);COUNTIF([.M63:.M66];&quot;NA&quot;);COUNTIF([.M68:.M81];&quot;NA&quot;);COUNTIF([.M83:.M95];&quot;NA&quot;);COUNTIF([.M97:.M107];&quot;NA&quot;);COUNTIF([.M109:.M120];&quot;NA&quot;))" office:value-type="float" office:value="0" calcext:value-type="float">
            <text:p>0</text:p>
          </table:table-cell>
          <table:table-cell table:style-name="ce185" table:formula="of:=SUM(COUNTIF([.N3:.N11];&quot;NA&quot;);COUNTIF([.N13:.N14];&quot;NA&quot;);COUNTIF([.N16:.N18];&quot;NA&quot;);COUNTIF([.N20:.N32];&quot;NA&quot;);COUNTIF([.N34:.N41];&quot;NA&quot;);COUNTIF([.N43:.N44];&quot;NA&quot;);COUNTIF([.N46:.N50];&quot;NA&quot;);COUNTIF([.N52:.N61];&quot;NA&quot;);COUNTIF([.N63:.N66];&quot;NA&quot;);COUNTIF([.N68:.N81];&quot;NA&quot;);COUNTIF([.N83:.N95];&quot;NA&quot;);COUNTIF([.N97:.N107];&quot;NA&quot;);COUNTIF([.N109:.N120];&quot;NA&quot;))" office:value-type="float" office:value="0" calcext:value-type="float">
            <text:p>0</text:p>
          </table:table-cell>
          <table:table-cell table:style-name="ce185" table:formula="of:=SUM(COUNTIF([.O3:.O11];&quot;NA&quot;);COUNTIF([.O13:.O14];&quot;NA&quot;);COUNTIF([.O16:.O18];&quot;NA&quot;);COUNTIF([.O20:.O32];&quot;NA&quot;);COUNTIF([.O34:.O41];&quot;NA&quot;);COUNTIF([.O43:.O44];&quot;NA&quot;);COUNTIF([.O46:.O50];&quot;NA&quot;);COUNTIF([.O52:.O61];&quot;NA&quot;);COUNTIF([.O63:.O66];&quot;NA&quot;);COUNTIF([.O68:.O81];&quot;NA&quot;);COUNTIF([.O83:.O95];&quot;NA&quot;);COUNTIF([.O97:.O107];&quot;NA&quot;);COUNTIF([.O109:.O120];&quot;NA&quot;))" office:value-type="float" office:value="0" calcext:value-type="float">
            <text:p>0</text:p>
          </table:table-cell>
          <table:table-cell table:style-name="ce185" table:formula="of:=SUM(COUNTIF([.P3:.P11];&quot;NA&quot;);COUNTIF([.P13:.P14];&quot;NA&quot;);COUNTIF([.P16:.P18];&quot;NA&quot;);COUNTIF([.P20:.P32];&quot;NA&quot;);COUNTIF([.P34:.P41];&quot;NA&quot;);COUNTIF([.P43:.P44];&quot;NA&quot;);COUNTIF([.P46:.P50];&quot;NA&quot;);COUNTIF([.P52:.P61];&quot;NA&quot;);COUNTIF([.P63:.P66];&quot;NA&quot;);COUNTIF([.P68:.P81];&quot;NA&quot;);COUNTIF([.P83:.P95];&quot;NA&quot;);COUNTIF([.P97:.P107];&quot;NA&quot;);COUNTIF([.P109:.P120];&quot;NA&quot;))" office:value-type="float" office:value="0" calcext:value-type="float">
            <text:p>0</text:p>
          </table:table-cell>
          <table:table-cell table:style-name="ce185" table:formula="of:=SUM(COUNTIF([.Q3:.Q11];&quot;NA&quot;);COUNTIF([.Q13:.Q14];&quot;NA&quot;);COUNTIF([.Q16:.Q18];&quot;NA&quot;);COUNTIF([.Q20:.Q32];&quot;NA&quot;);COUNTIF([.Q34:.Q41];&quot;NA&quot;);COUNTIF([.Q43:.Q44];&quot;NA&quot;);COUNTIF([.Q46:.Q50];&quot;NA&quot;);COUNTIF([.Q52:.Q61];&quot;NA&quot;);COUNTIF([.Q63:.Q66];&quot;NA&quot;);COUNTIF([.Q68:.Q81];&quot;NA&quot;);COUNTIF([.Q83:.Q95];&quot;NA&quot;);COUNTIF([.Q97:.Q107];&quot;NA&quot;);COUNTIF([.Q109:.Q120];&quot;NA&quot;))" office:value-type="float" office:value="0" calcext:value-type="float">
            <text:p>0</text:p>
          </table:table-cell>
          <table:table-cell table:style-name="ce185" table:formula="of:=SUM(COUNTIF([.R3:.R11];&quot;NA&quot;);COUNTIF([.R13:.R14];&quot;NA&quot;);COUNTIF([.R16:.R18];&quot;NA&quot;);COUNTIF([.R20:.R32];&quot;NA&quot;);COUNTIF([.R34:.R41];&quot;NA&quot;);COUNTIF([.R43:.R44];&quot;NA&quot;);COUNTIF([.R46:.R50];&quot;NA&quot;);COUNTIF([.R52:.R61];&quot;NA&quot;);COUNTIF([.R63:.R66];&quot;NA&quot;);COUNTIF([.R68:.R81];&quot;NA&quot;);COUNTIF([.R83:.R95];&quot;NA&quot;);COUNTIF([.R97:.R107];&quot;NA&quot;);COUNTIF([.R109:.R120];&quot;NA&quot;))" office:value-type="float" office:value="0" calcext:value-type="float">
            <text:p>0</text:p>
          </table:table-cell>
          <table:table-cell table:style-name="ce185" table:formula="of:=SUM(COUNTIF([.S3:.S11];&quot;NA&quot;);COUNTIF([.S13:.S14];&quot;NA&quot;);COUNTIF([.S16:.S18];&quot;NA&quot;);COUNTIF([.S20:.S32];&quot;NA&quot;);COUNTIF([.S34:.S41];&quot;NA&quot;);COUNTIF([.S43:.S44];&quot;NA&quot;);COUNTIF([.S46:.S50];&quot;NA&quot;);COUNTIF([.S52:.S61];&quot;NA&quot;);COUNTIF([.S63:.S66];&quot;NA&quot;);COUNTIF([.S68:.S81];&quot;NA&quot;);COUNTIF([.S83:.S95];&quot;NA&quot;);COUNTIF([.S97:.S107];&quot;NA&quot;);COUNTIF([.S109:.S120];&quot;NA&quot;))" office:value-type="float" office:value="0" calcext:value-type="float">
            <text:p>0</text:p>
          </table:table-cell>
          <table:table-cell table:style-name="ce185" table:formula="of:=SUM(COUNTIF([.T3:.T11];&quot;NA&quot;);COUNTIF([.T13:.T14];&quot;NA&quot;);COUNTIF([.T16:.T18];&quot;NA&quot;);COUNTIF([.T20:.T32];&quot;NA&quot;);COUNTIF([.T34:.T41];&quot;NA&quot;);COUNTIF([.T43:.T44];&quot;NA&quot;);COUNTIF([.T46:.T50];&quot;NA&quot;);COUNTIF([.T52:.T61];&quot;NA&quot;);COUNTIF([.T63:.T66];&quot;NA&quot;);COUNTIF([.T68:.T81];&quot;NA&quot;);COUNTIF([.T83:.T95];&quot;NA&quot;);COUNTIF([.T97:.T107];&quot;NA&quot;);COUNTIF([.T109:.T120];&quot;NA&quot;))" office:value-type="float" office:value="0" calcext:value-type="float">
            <text:p>0</text:p>
          </table:table-cell>
          <table:table-cell table:style-name="ce185" table:formula="of:=SUM(COUNTIF([.U3:.U11];&quot;NA&quot;);COUNTIF([.U13:.U14];&quot;NA&quot;);COUNTIF([.U16:.U18];&quot;NA&quot;);COUNTIF([.U20:.U32];&quot;NA&quot;);COUNTIF([.U34:.U41];&quot;NA&quot;);COUNTIF([.U43:.U44];&quot;NA&quot;);COUNTIF([.U46:.U50];&quot;NA&quot;);COUNTIF([.U52:.U61];&quot;NA&quot;);COUNTIF([.U63:.U66];&quot;NA&quot;);COUNTIF([.U68:.U81];&quot;NA&quot;);COUNTIF([.U83:.U95];&quot;NA&quot;);COUNTIF([.U97:.U107];&quot;NA&quot;);COUNTIF([.U109:.U120];&quot;NA&quot;))" office:value-type="float" office:value="0" calcext:value-type="float">
            <text:p>0</text:p>
          </table:table-cell>
          <table:table-cell table:style-name="ce185" table:formula="of:=SUM(COUNTIF([.V3:.V11];&quot;NA&quot;);COUNTIF([.V13:.V14];&quot;NA&quot;);COUNTIF([.V16:.V18];&quot;NA&quot;);COUNTIF([.V20:.V32];&quot;NA&quot;);COUNTIF([.V34:.V41];&quot;NA&quot;);COUNTIF([.V43:.V44];&quot;NA&quot;);COUNTIF([.V46:.V50];&quot;NA&quot;);COUNTIF([.V52:.V61];&quot;NA&quot;);COUNTIF([.V63:.V66];&quot;NA&quot;);COUNTIF([.V68:.V81];&quot;NA&quot;);COUNTIF([.V83:.V95];&quot;NA&quot;);COUNTIF([.V97:.V107];&quot;NA&quot;);COUNTIF([.V109:.V120];&quot;NA&quot;))" office:value-type="float" office:value="0" calcext:value-type="float">
            <text:p>0</text:p>
          </table:table-cell>
          <table:table-cell table:style-name="ce185" table:formula="of:=SUM(COUNTIF([.W3:.W11];&quot;NA&quot;);COUNTIF([.W13:.W14];&quot;NA&quot;);COUNTIF([.W16:.W18];&quot;NA&quot;);COUNTIF([.W20:.W32];&quot;NA&quot;);COUNTIF([.W34:.W41];&quot;NA&quot;);COUNTIF([.W43:.W44];&quot;NA&quot;);COUNTIF([.W46:.W50];&quot;NA&quot;);COUNTIF([.W52:.W61];&quot;NA&quot;);COUNTIF([.W63:.W66];&quot;NA&quot;);COUNTIF([.W68:.W81];&quot;NA&quot;);COUNTIF([.W83:.W95];&quot;NA&quot;);COUNTIF([.W97:.W107];&quot;NA&quot;);COUNTIF([.W109:.W120];&quot;NA&quot;))" office:value-type="float" office:value="0" calcext:value-type="float">
            <text:p>0</text:p>
          </table:table-cell>
          <table:table-cell table:style-name="ce192" table:number-columns-repeated="4"/>
          <table:table-cell table:style-name="ce127" table:number-columns-repeated="2"/>
          <table:table-cell table:style-name="ce185" table:number-columns-repeated="22"/>
          <table:table-cell table:style-name="ce192"/>
          <table:table-cell table:style-name="ce127" table:number-columns-repeated="12"/>
        </table:table-row>
        <table:table-row table:style-name="ro7">
          <table:table-cell table:style-name="ce127"/>
          <table:table-cell table:style-name="ce185"/>
          <table:table-cell table:style-name="ce185" office:value-type="string" calcext:value-type="string">
            <text:p>TAUX MOYEN</text:p>
          </table:table-cell>
          <table:table-cell table:style-name="ce125" table:formula="of:=IF(AND([.D122]=0;[.D123]=0);&quot;NA&quot;;[.D122]/([.D122]+[.D123]))" office:value-type="float" office:value="0.375" calcext:value-type="float">
            <text:p>0,375</text:p>
          </table:table-cell>
          <table:table-cell table:style-name="ce125" table:formula="of:=IF(AND([.E122]=0;[.E123]=0);&quot;NA&quot;;[.E122]/([.E122]+[.E123]))" office:value-type="string" office:string-value="NA" calcext:value-type="string">
            <text:p>NA</text:p>
          </table:table-cell>
          <table:table-cell table:style-name="ce125" table:formula="of:=IF(AND([.F122]=0;[.F123]=0);&quot;NA&quot;;[.F122]/([.F122]+[.F123]))" office:value-type="float" office:value="0.25" calcext:value-type="float">
            <text:p>0,25</text:p>
          </table:table-cell>
          <table:table-cell table:style-name="ce125" table:formula="of:=IF(AND([.G122]=0;[.G123]=0);&quot;NA&quot;;[.G122]/([.G122]+[.G123]))" office:value-type="string" office:string-value="NA" calcext:value-type="string">
            <text:p>NA</text:p>
          </table:table-cell>
          <table:table-cell table:style-name="ce125" table:formula="of:=IF(AND([.H122]=0;[.H123]=0);&quot;NA&quot;;[.H122]/([.H122]+[.H123]))" office:value-type="string" office:string-value="NA" calcext:value-type="string">
            <text:p>NA</text:p>
          </table:table-cell>
          <table:table-cell table:style-name="ce125" table:formula="of:=IF(AND([.I122]=0;[.I123]=0);&quot;NA&quot;;[.I122]/([.I122]+[.I123]))" office:value-type="string" office:string-value="NA" calcext:value-type="string">
            <text:p>NA</text:p>
          </table:table-cell>
          <table:table-cell table:style-name="ce125" table:formula="of:=IF(AND([.J122]=0;[.J123]=0);&quot;NA&quot;;[.J122]/([.J122]+[.J123]))" office:value-type="string" office:string-value="NA" calcext:value-type="string">
            <text:p>NA</text:p>
          </table:table-cell>
          <table:table-cell table:style-name="ce125" table:formula="of:=IF(AND([.K122]=0;[.K123]=0);&quot;NA&quot;;[.K122]/([.K122]+[.K123]))" office:value-type="string" office:string-value="NA" calcext:value-type="string">
            <text:p>NA</text:p>
          </table:table-cell>
          <table:table-cell table:style-name="ce125" table:formula="of:=IF(AND([.L122]=0;[.L123]=0);&quot;NA&quot;;[.L122]/([.L122]+[.L123]))" office:value-type="string" office:string-value="NA" calcext:value-type="string">
            <text:p>NA</text:p>
          </table:table-cell>
          <table:table-cell table:style-name="ce125" table:formula="of:=IF(AND([.M122]=0;[.M123]=0);&quot;NA&quot;;[.M122]/([.M122]+[.M123]))" office:value-type="string" office:string-value="NA" calcext:value-type="string">
            <text:p>NA</text:p>
          </table:table-cell>
          <table:table-cell table:style-name="ce125" table:formula="of:=IF(AND([.N122]=0;[.N123]=0);&quot;NA&quot;;[.N122]/([.N122]+[.N123]))" office:value-type="string" office:string-value="NA" calcext:value-type="string">
            <text:p>NA</text:p>
          </table:table-cell>
          <table:table-cell table:style-name="ce125" table:formula="of:=IF(AND([.O122]=0;[.O123]=0);&quot;NA&quot;;[.O122]/([.O122]+[.O123]))" office:value-type="string" office:string-value="NA" calcext:value-type="string">
            <text:p>NA</text:p>
          </table:table-cell>
          <table:table-cell table:style-name="ce125" table:formula="of:=IF(AND([.P122]=0;[.P123]=0);&quot;NA&quot;;[.P122]/([.P122]+[.P123]))" office:value-type="string" office:string-value="NA" calcext:value-type="string">
            <text:p>NA</text:p>
          </table:table-cell>
          <table:table-cell table:style-name="ce125" table:formula="of:=IF(AND([.Q122]=0;[.Q123]=0);&quot;NA&quot;;[.Q122]/([.Q122]+[.Q123]))" office:value-type="string" office:string-value="NA" calcext:value-type="string">
            <text:p>NA</text:p>
          </table:table-cell>
          <table:table-cell table:style-name="ce125" table:formula="of:=IF(AND([.R122]=0;[.R123]=0);&quot;NA&quot;;[.R122]/([.R122]+[.R123]))" office:value-type="string" office:string-value="NA" calcext:value-type="string">
            <text:p>NA</text:p>
          </table:table-cell>
          <table:table-cell table:formula="of:=IF(AND([.S122]=0;[.S123]=0);&quot;NA&quot;;[.S122]/([.S122]+[.S123]))" office:value-type="string" office:string-value="NA" calcext:value-type="string">
            <text:p>NA</text:p>
          </table:table-cell>
          <table:table-cell table:formula="of:=IF(AND([.T122]=0;[.T123]=0);&quot;NA&quot;;[.T122]/([.T122]+[.T123]))" office:value-type="string" office:string-value="NA" calcext:value-type="string">
            <text:p>NA</text:p>
          </table:table-cell>
          <table:table-cell table:formula="of:=IF(AND([.U122]=0;[.U123]=0);&quot;NA&quot;;[.U122]/([.U122]+[.U123]))" office:value-type="string" office:string-value="NA" calcext:value-type="string">
            <text:p>NA</text:p>
          </table:table-cell>
          <table:table-cell table:formula="of:=IF(AND([.V122]=0;[.V123]=0);&quot;NA&quot;;[.V122]/([.V122]+[.V123]))" office:value-type="string" office:string-value="NA" calcext:value-type="string">
            <text:p>NA</text:p>
          </table:table-cell>
          <table:table-cell table:formula="of:=IF(AND([.W122]=0;[.W123]=0);&quot;NA&quot;;[.W122]/([.W122]+[.W123]))" office:value-type="string" office:string-value="NA" calcext:value-type="string">
            <text:p>NA</text:p>
          </table:table-cell>
          <table:table-cell table:style-name="ce192" table:formula="of:=IF(AND([.W122]&lt;&gt;0;[.W123]&lt;&gt;0);&quot;ok&quot;;&quot;ko&quot;)" office:value-type="string" office:string-value="ko" calcext:value-type="string">
            <text:p>ko</text:p>
          </table:table-cell>
          <table:table-cell table:style-name="ce192" table:number-columns-repeated="3"/>
          <table:table-cell table:style-name="ce127" table:number-columns-repeated="2"/>
          <table:table-cell table:style-name="ce185" table:number-columns-repeated="22"/>
          <table:table-cell table:style-name="ce192"/>
          <table:table-cell table:style-name="ce127" table:number-columns-repeated="12"/>
        </table:table-row>
        <table:table-row table:style-name="ro7" table:number-rows-repeated="1048450">
          <table:table-cell table:number-columns-repeated="64"/>
        </table:table-row>
        <table:table-row table:style-name="ro7">
          <table:table-cell table:number-columns-repeated="64"/>
        </table:table-row>
      </table:table>
      <table:table table:name="P01" table:style-name="ta1">
        <table:table-column table:style-name="co24" table:default-cell-style-name="ce125"/>
        <table:table-column table:style-name="co15" table:default-cell-style-name="ce75"/>
        <table:table-column table:style-name="co25" table:default-cell-style-name="ce32"/>
        <table:table-column table:style-name="co26" table:default-cell-style-name="ce32"/>
        <table:table-column table:style-name="co27" table:default-cell-style-name="ce32"/>
        <table:table-column table:style-name="co28" table:default-cell-style-name="ce32"/>
        <table:table-column table:style-name="co29" table:default-cell-style-name="ce32"/>
        <table:table-column table:style-name="co4" table:number-columns-repeated="57" table:default-cell-style-name="ce32"/>
        <table:table-column table:style-name="co4" table:number-columns-repeated="959" table:default-cell-style-name="Default"/>
        <table:table-row table:style-name="ro7">
          <table:table-cell table:style-name="ce82" table:formula="of:=[Échantillon.A1]" office:value-type="string" office:string-value="RGAA 4.1.1 – GRILLE D'ÉVALUATION" calcext:value-type="string" table:number-columns-spanned="7" table:number-rows-spanned="1">
            <text:p>RGAA 4.1.1 – GRILLE D'ÉVALUATION</text:p>
          </table:table-cell>
          <table:covered-table-cell table:number-columns-repeated="6"/>
          <table:table-cell table:number-columns-repeated="1016"/>
        </table:table-row>
        <table:table-row table:style-name="ro7">
          <table:table-cell table:style-name="ce76" table:formula="of:=CONCATENATE([Échantillon.B9];&quot; : &quot;;[Échantillon.C9])" office:value-type="string" office:string-value="Accueil : http://www.site.fr/accueil.html" calcext:value-type="string" table:number-columns-spanned="7" table:number-rows-spanned="1">
            <text:p>Accueil : http://www.site.fr/accueil.html</text:p>
          </table:table-cell>
          <table:covered-table-cell table:number-columns-repeated="6"/>
          <table:table-cell table:number-columns-repeated="1016"/>
        </table:table-row>
        <table:table-row table:style-name="ro16">
          <table:table-cell table:style-name="ce147" office:value-type="string" calcext:value-type="string">
            <text:p>Thématique</text:p>
          </table:table-cell>
          <table:table-cell table:style-name="ce147" office:value-type="string" calcext:value-type="string">
            <text:p>Critère</text:p>
          </table:table-cell>
          <table:table-cell table:style-name="ce155" office:value-type="string" calcext:value-type="string">
            <text:p>Recommandation</text:p>
          </table:table-cell>
          <table:table-cell table:style-name="ce147" office:value-type="string" calcext:value-type="string">
            <text:p>Statut</text:p>
          </table:table-cell>
          <table:table-cell table:style-name="ce147" office:value-type="string" calcext:value-type="string">
            <text:p>Dérogation</text:p>
          </table:table-cell>
          <table:table-cell table:style-name="ce155" office:value-type="string" calcext:value-type="string">
            <text:p>Modifications à apporter</text:p>
          </table:table-cell>
          <table:table-cell table:style-name="ce155" office:value-type="string" calcext:value-type="string">
            <text:p>Commentaires en cas de dérogations</text:p>
          </table:table-cell>
          <table:table-cell table:style-name="ce2" table:number-columns-repeated="57"/>
          <table:table-cell table:number-columns-repeated="959"/>
        </table:table-row>
        <table:table-row table:style-name="ro13">
          <table:table-cell table:style-name="ce28" table:formula="of:=[Critères.$A$3]" office:value-type="string" office:string-value="IMAGES" calcext:value-type="string" table:number-columns-spanned="1" table:number-rows-spanned="9">
            <text:p>IMAGES</text:p>
          </table:table-cell>
          <table:table-cell table:style-name="ce65" table:formula="of:=[Critères.B3]" office:value-type="string" office:string-value="1.1" calcext:value-type="string">
            <text:p>1.1</text:p>
          </table:table-cell>
          <table:table-cell table:style-name="ce156" table:formula="of:=[Critères.C3]" office:value-type="string" office:string-value="Chaque image porteuse d’information a-t-elle une alternative textuelle ?" calcext:value-type="string">
            <text:p>Chaque image porteuse d’information a-t-elle une alternative textuelle ?</text:p>
          </table:table-cell>
          <table:table-cell table:style-name="ce139" table:content-validation-name="val1" office:value-type="string" calcext:value-type="string">
            <text:p>C</text:p>
          </table:table-cell>
          <table:table-cell table:style-name="ce140" table:content-validation-name="val2" office:value-type="string" calcext:value-type="string">
            <text:p>N</text:p>
          </table:table-cell>
          <table:table-cell table:style-name="ce156" office:value-type="string" calcext:value-type="string">
            <text:p>P01, topic 1, criterion 1, correction instructions, line 1.</text:p>
            <text:p/>
            <text:p>P01, topic 1, criterion 1, correction instructions, line 3.</text:p>
          </table:table-cell>
          <table:table-cell table:style-name="ce156" office:value-type="string" calcext:value-type="string">
            <text:p>P01, topic 1, criterion 1, derogation comment, line 1.</text:p>
            <text:p/>
            <text:p>P01, topic 1, criterion 1, derogation comment, line 3.</text:p>
          </table:table-cell>
          <table:table-cell table:style-name="ce125"/>
          <table:table-cell table:style-name="ce2" table:number-columns-repeated="56"/>
          <table:table-cell table:number-columns-repeated="959"/>
        </table:table-row>
        <table:table-row table:style-name="ro13">
          <table:covered-table-cell/>
          <table:table-cell table:style-name="ce65" table:formula="of:=[Critères.B4]" office:value-type="string" office:string-value="1.2" calcext:value-type="string">
            <text:p>1.2</text:p>
          </table:table-cell>
          <table:table-cell table:style-name="ce156" table:formula="of:=[Critères.C4]" office:value-type="string" office:string-value="Chaque image de décoration est-elle correctement ignorée par les technologies d’assistance ?" calcext:value-type="string">
            <text:p>Chaque image de décoration est-elle correctement ignorée par les technologies d’assistance ?</text:p>
          </table:table-cell>
          <table:table-cell table:style-name="ce139" table:content-validation-name="val1" office:value-type="string" calcext:value-type="string">
            <text:p>NC</text:p>
          </table:table-cell>
          <table:table-cell table:style-name="ce141" table:content-validation-name="val2" office:value-type="string" calcext:value-type="string">
            <text:p>N</text:p>
          </table:table-cell>
          <table:table-cell table:style-name="ce156" office:value-type="string" calcext:value-type="string">
            <text:p>P01, topic 1, criterion 2, correction instructions, line 1.</text:p>
            <text:p/>
            <text:p>P01, topic 1, criterion 2, correction instructions, line 3.</text:p>
          </table:table-cell>
          <table:table-cell table:style-name="ce156" office:value-type="string" calcext:value-type="string">
            <text:p>P01, topic 1, criterion 2, derogation comment, line 1.</text:p>
            <text:p/>
            <text:p>P01, topic 1, criterion 2, derogation comment, line 3.</text:p>
          </table:table-cell>
          <table:table-cell table:style-name="ce2" table:number-columns-repeated="57"/>
          <table:table-cell table:number-columns-repeated="953"/>
          <table:table-cell table:style-name="ce67" table:number-columns-repeated="6"/>
        </table:table-row>
        <table:table-row table:style-name="ro13">
          <table:covered-table-cell/>
          <table:table-cell table:style-name="ce65" table:formula="of:=[Critères.B5]" office:value-type="string" office:string-value="1.3" calcext:value-type="string">
            <text:p>1.3</text:p>
          </table:table-cell>
          <table:table-cell table:style-name="ce156" table:formula="of:=[Critères.C5]" office:value-type="string" office:string-value="Pour chaque image porteuse d'information ayant une alternative textuelle, cette alternative est-elle pertinente (hors cas particuliers) ?" calcext:value-type="string">
            <text:p>Pour chaque image porteuse d'information ayant une alternative textuelle, cette alternative est-elle pertinente (hors cas particuliers) ?</text:p>
          </table:table-cell>
          <table:table-cell table:style-name="ce139" table:content-validation-name="val1" office:value-type="string" calcext:value-type="string">
            <text:p>NC</text:p>
          </table:table-cell>
          <table:table-cell table:style-name="ce141" table:content-validation-name="val2" office:value-type="string" calcext:value-type="string">
            <text:p>D</text:p>
          </table:table-cell>
          <table:table-cell table:style-name="ce156" office:value-type="string" calcext:value-type="string">
            <text:p>P01, topic 1, criterion 3, correction instructions, line 1.</text:p>
            <text:p/>
            <text:p>P01, topic 1, criterion 3, correction instructions, line 3.</text:p>
          </table:table-cell>
          <table:table-cell table:style-name="ce156" office:value-type="string" calcext:value-type="string">
            <text:p>P01, topic 1, criterion 3, derogation comment, line 1.</text:p>
            <text:p/>
            <text:p>P01, topic 1, criterion 3, derogation comment, line 3.</text:p>
          </table:table-cell>
          <table:table-cell table:style-name="ce2" table:number-columns-repeated="57"/>
          <table:table-cell table:number-columns-repeated="959"/>
        </table:table-row>
        <table:table-row table:style-name="ro13">
          <table:covered-table-cell/>
          <table:table-cell table:style-name="ce65" table:formula="of:=[Critères.B6]" office:value-type="string" office:string-value="1.4" calcext:value-type="string">
            <text:p>1.4</text:p>
          </table:table-cell>
          <table:table-cell table:style-name="ce156" table:formula="of:=[Critères.C6]" office:value-type="string" office:string-value="Pour chaque image utilisée comme CAPTCHA ou comme image-test, ayant une alternative textuelle, cette alternative permet-elle d’identifier la nature et la fonction de l’image ?" calcext:value-type="string">
            <text:p>Pour chaque image utilisée comme CAPTCHA ou comme image-test, ayant une alternative textuelle, cette alternative permet-elle d’identifier la nature et la fonction de l’imag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office:value-type="string" calcext:value-type="string">
            <text:p>P01, topic 1, criterion 4, correction instructions, line 1.</text:p>
            <text:p/>
            <text:p>P01, topic 1, criterion 4, correction instructions, line 3.</text:p>
          </table:table-cell>
          <table:table-cell table:style-name="ce156" office:value-type="string" calcext:value-type="string">
            <text:p>P01, topic 1, criterion 4, derogation comment, line 1.</text:p>
            <text:p/>
            <text:p>P01, topic 1, criterion 4, derogation comment, line 3.</text:p>
          </table:table-cell>
          <table:table-cell table:number-columns-repeated="1016"/>
        </table:table-row>
        <table:table-row table:style-name="ro13">
          <table:covered-table-cell/>
          <table:table-cell table:style-name="ce65" table:formula="of:=[Critères.B7]" office:value-type="string" office:string-value="1.5" calcext:value-type="string">
            <text:p>1.5</text:p>
          </table:table-cell>
          <table:table-cell table:style-name="ce156" table:formula="of:=[Critères.C7]" office:value-type="string" office:string-value="Pour chaque image utilisée comme CAPTCHA, une solution d’accès alternatif au contenu ou à la fonction du CAPTCHA est-elle présente ?" calcext:value-type="string">
            <text:p>Pour chaque image utilisée comme CAPTCHA, une solution d’accès alternatif au contenu ou à la fonction du CAPTCHA est-elle prés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8"/>
          <table:table-cell table:style-name="ce156"/>
          <table:table-cell table:number-columns-repeated="1016"/>
        </table:table-row>
        <table:table-row table:style-name="ro17">
          <table:covered-table-cell/>
          <table:table-cell table:style-name="ce65" table:formula="of:=[Critères.B8]" office:value-type="string" office:string-value="1.6" calcext:value-type="string">
            <text:p>1.6</text:p>
          </table:table-cell>
          <table:table-cell table:style-name="ce156" table:formula="of:=[Critères.C8]" office:value-type="string" office:string-value="Chaque image porteuse d’information a-t-elle, si nécessaire, une description détaillée ?" calcext:value-type="string">
            <text:p>Chaque image porteuse d’information a-t-elle, si nécessaire, une description détaill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8">
          <table:covered-table-cell/>
          <table:table-cell table:style-name="ce65" table:formula="of:=[Critères.B9]" office:value-type="string" office:string-value="1.7" calcext:value-type="string">
            <text:p>1.7</text:p>
          </table:table-cell>
          <table:table-cell table:style-name="ce156" table:formula="of:=[Critères.C9]" office:value-type="string" office:string-value="Pour chaque image porteuse d’information ayant une description détaillée, cette description est-elle pertinente ?" calcext:value-type="string">
            <text:p>Pour chaque image porteuse d’information ayant une description détaillée, cette description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9">
          <table:covered-table-cell/>
          <table:table-cell table:style-name="ce65" table:formula="of:=[Critères.B10]" office:value-type="string" office:string-value="1.8" calcext:value-type="string">
            <text:p>1.8</text:p>
          </table:table-cell>
          <table:table-cell table:style-name="ce156" table:formula="of:=[Critères.C10]" office:value-type="string" office:string-value="Chaque image texte porteuse d’information, en l’absence d’un mécanisme de remplacement, doit si possible être remplacée par du texte stylé. Cette règle est-elle respectée (hors cas particuliers) ?" calcext:value-type="string">
            <text:p>Chaque image texte porteuse d’information, en l’absence d’un mécanisme de remplacement, doit si possible être remplacée par du texte stylé. Cette règle est-elle respectée (hors cas particuliers) ?</text:p>
          </table:table-cell>
          <table:table-cell table:style-name="ce139" table:content-validation-name="val1" office:value-type="string" calcext:value-type="string">
            <text:p>NT</text:p>
          </table:table-cell>
          <table:table-cell table:style-name="ce140" table:content-validation-name="val2" office:value-type="string" calcext:value-type="string">
            <text:p>N</text:p>
          </table:table-cell>
          <table:table-cell table:style-name="ce156" table:number-columns-repeated="2"/>
          <table:table-cell table:number-columns-repeated="1016"/>
        </table:table-row>
        <table:table-row table:style-name="ro9">
          <table:covered-table-cell/>
          <table:table-cell table:style-name="ce65" table:formula="of:=[Critères.B11]" office:value-type="string" office:string-value="1.9" calcext:value-type="string">
            <text:p>1.9</text:p>
          </table:table-cell>
          <table:table-cell table:style-name="ce156" table:formula="of:=[Critères.C11]" office:value-type="string" office:string-value="Chaque légende d’image est-elle, si nécessaire, correctement reliée à l’image correspondante ?" calcext:value-type="string">
            <text:p>Chaque légende d’image est-elle, si nécessaire, correctement reliée à l’image correspondante ?</text:p>
          </table:table-cell>
          <table:table-cell table:style-name="ce139" table:content-validation-name="val1" office:value-type="string" calcext:value-type="string">
            <text:p>NT</text:p>
          </table:table-cell>
          <table:table-cell table:style-name="ce140" table:content-validation-name="val2" office:value-type="string" calcext:value-type="string">
            <text:p>N</text:p>
          </table:table-cell>
          <table:table-cell table:style-name="ce156" table:number-columns-repeated="2"/>
          <table:table-cell table:number-columns-repeated="1016"/>
        </table:table-row>
        <table:table-row table:style-name="ro7">
          <table:table-cell table:style-name="ce28" table:formula="of:=[Critères.$A$12]" office:value-type="string" office:string-value="CADRES" calcext:value-type="string" table:number-columns-spanned="1" table:number-rows-spanned="2">
            <text:p>CADRES</text:p>
          </table:table-cell>
          <table:table-cell table:style-name="ce68" table:formula="of:=[Critères.B12]" office:value-type="string" office:string-value="2.1" calcext:value-type="string">
            <text:p>2.1</text:p>
          </table:table-cell>
          <table:table-cell table:style-name="ce157" table:formula="of:=[Critères.C12]" office:value-type="string" office:string-value="Chaque cadre a-t-il un titre de cadre ?" calcext:value-type="string">
            <text:p>Chaque cadre a-t-il un titre de cadre ?</text:p>
          </table:table-cell>
          <table:table-cell table:style-name="ce139" table:content-validation-name="val1" office:value-type="string" calcext:value-type="string">
            <text:p>NT</text:p>
          </table:table-cell>
          <table:table-cell table:style-name="ce140" table:content-validation-name="val2" office:value-type="string" calcext:value-type="string">
            <text:p>N</text:p>
          </table:table-cell>
          <table:table-cell table:style-name="ce69"/>
          <table:table-cell table:style-name="ce157"/>
          <table:table-cell table:number-columns-repeated="1016"/>
        </table:table-row>
        <table:table-row table:style-name="ro20">
          <table:covered-table-cell/>
          <table:table-cell table:style-name="ce68" table:formula="of:=[Critères.B13]" office:value-type="string" office:string-value="2.2" calcext:value-type="string">
            <text:p>2.2</text:p>
          </table:table-cell>
          <table:table-cell table:style-name="ce157" table:formula="of:=[Critères.C13]" office:value-type="string" office:string-value="Pour chaque cadre ayant un titre de cadre, ce titre de cadre est-il pertinent ?" calcext:value-type="string">
            <text:p>Pour chaque cadre ayant un titre de cadre, ce titre de cadre est-il pertinent ?</text:p>
          </table:table-cell>
          <table:table-cell table:style-name="ce139" table:content-validation-name="val1" office:value-type="string" calcext:value-type="string">
            <text:p>NT</text:p>
          </table:table-cell>
          <table:table-cell table:style-name="ce140" table:content-validation-name="val2" office:value-type="string" calcext:value-type="string">
            <text:p>N</text:p>
          </table:table-cell>
          <table:table-cell table:style-name="ce157" table:number-columns-repeated="2"/>
          <table:table-cell table:number-columns-repeated="1016"/>
        </table:table-row>
        <table:table-row table:style-name="ro11">
          <table:table-cell table:style-name="ce28" table:formula="of:=[Critères.$A$14]" office:value-type="string" office:string-value="COULEURS" calcext:value-type="string" table:number-columns-spanned="1" table:number-rows-spanned="3">
            <text:p>COULEURS</text:p>
          </table:table-cell>
          <table:table-cell table:style-name="ce65" table:formula="of:=[Critères.B14]" office:value-type="string" office:string-value="3.1" calcext:value-type="string">
            <text:p>3.1</text:p>
          </table:table-cell>
          <table:table-cell table:style-name="ce156" table:formula="of:=[Critères.C14]" office:value-type="string" office:string-value="Dans chaque page web, l’information ne doit pas être donnée uniquement par la couleur. Cette règle est-elle respectée ?" calcext:value-type="string">
            <text:p>Dans chaque page web, l’information ne doit pas être donnée uniquement par la couleur. Cette règle est-elle respect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3">
          <table:covered-table-cell/>
          <table:table-cell table:style-name="ce65" table:formula="of:=[Critères.B15]" office:value-type="string" office:string-value="3.2" calcext:value-type="string">
            <text:p>3.2</text:p>
          </table:table-cell>
          <table:table-cell table:style-name="ce156" table:formula="of:=[Critères.C15]" office:value-type="string" office:string-value="Dans chaque page web, le contraste entre la couleur du texte et la couleur de son arrière-plan est-il suffisamment élevé (hors cas particuliers) ?" calcext:value-type="string">
            <text:p>Dans chaque page web, le contraste entre la couleur du texte et la couleur de son arrière-plan est-il suffisamment élevé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21">
          <table:covered-table-cell/>
          <table:table-cell table:style-name="ce65" table:formula="of:=[Critères.B16]" office:value-type="string" office:string-value="3.3" calcext:value-type="string">
            <text:p>3.3</text:p>
          </table:table-cell>
          <table:table-cell table:style-name="ce156" table:formula="of:=[Critères.C16]" office:value-type="string" office:string-value="Dans chaque page web, les couleurs utilisées dans les composants d’interface ou les éléments graphiques porteurs d’informations sont-elles suffisamment contrastées (hors cas particuliers) ?" calcext:value-type="string">
            <text:p>Dans chaque page web, les couleurs utilisées dans les composants d’interface ou les éléments graphiques porteurs d’informations sont-elles suffisamment contrastées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3">
          <table:table-cell table:style-name="ce28" table:formula="of:=[Critères.$A$17]" office:value-type="string" office:string-value="MULTIMÉDIA" calcext:value-type="string" table:number-columns-spanned="1" table:number-rows-spanned="13">
            <text:p>MULTIMÉDIA</text:p>
          </table:table-cell>
          <table:table-cell table:style-name="ce65" table:formula="of:=[Critères.B17]" office:value-type="string" office:string-value="4.1" calcext:value-type="string">
            <text:p>4.1</text:p>
          </table:table-cell>
          <table:table-cell table:style-name="ce156" table:formula="of:=[Critères.C17]" office:value-type="string" office:string-value="Chaque média temporel pré-enregistré a-t-il, si nécessaire, une transcription textuelle ou une audiodescription (hors cas particuliers) ?" calcext:value-type="string">
            <text:p>Chaque média temporel pré-enregistré a-t-il, si nécessaire, une transcription textuelle ou une audiodescription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3">
          <table:covered-table-cell/>
          <table:table-cell table:style-name="ce65" table:formula="of:=[Critères.B18]" office:value-type="string" office:string-value="4.2" calcext:value-type="string">
            <text:p>4.2</text:p>
          </table:table-cell>
          <table:table-cell table:style-name="ce156" table:formula="of:=[Critères.C18]" office:value-type="string" office:string-value="Pour chaque média temporel pré-enregistré ayant une transcription textuelle ou une audiodescription synchronisée, celles-ci sont-elles pertinentes (hors cas particuliers) ?" calcext:value-type="string">
            <text:p>Pour chaque média temporel pré-enregistré ayant une transcription textuelle ou une audiodescription synchronisée, celles-ci sont-elles pertinentes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3">
          <table:covered-table-cell/>
          <table:table-cell table:style-name="ce65" table:formula="of:=[Critères.B19]" office:value-type="string" office:string-value="4.3" calcext:value-type="string">
            <text:p>4.3</text:p>
          </table:table-cell>
          <table:table-cell table:style-name="ce156" table:formula="of:=[Critères.C19]" office:value-type="string" office:string-value="Chaque média temporel synchronisé pré-enregistré a-t-il, si nécessaire, des sous-titres synchronisés (hors cas particuliers) ?" calcext:value-type="string">
            <text:p>Chaque média temporel synchronisé pré-enregistré a-t-il, si nécessaire, des sous-titres synchronisés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3">
          <table:covered-table-cell/>
          <table:table-cell table:style-name="ce65" table:formula="of:=[Critères.B20]" office:value-type="string" office:string-value="4.4" calcext:value-type="string">
            <text:p>4.4</text:p>
          </table:table-cell>
          <table:table-cell table:style-name="ce156" table:formula="of:=[Critères.C20]" office:value-type="string" office:string-value="Pour chaque média temporel synchronisé pré-enregistré ayant des sous-titres synchronisés, ces sous-titres sont-ils pertinents ?" calcext:value-type="string">
            <text:p>Pour chaque média temporel synchronisé pré-enregistré ayant des sous-titres synchronisés, ces sous-titres sont-ils pertinent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21]" office:value-type="string" office:string-value="4.5" calcext:value-type="string">
            <text:p>4.5</text:p>
          </table:table-cell>
          <table:table-cell table:style-name="ce156" table:formula="of:=[Critères.C21]" office:value-type="string" office:string-value="Chaque média temporel pré-enregistré a-t-il, si nécessaire, une audiodescription synchronisée (hors cas particuliers) ?" calcext:value-type="string">
            <text:p>Chaque média temporel pré-enregistré a-t-il, si nécessaire, une audiodescription synchronisé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22]" office:value-type="string" office:string-value="4.6" calcext:value-type="string">
            <text:p>4.6</text:p>
          </table:table-cell>
          <table:table-cell table:style-name="ce156" table:formula="of:=[Critères.C22]" office:value-type="string" office:string-value="Pour chaque média temporel pré-enregistré ayant une audiodescription synchronisée, celle-ci est-elle pertinente ?" calcext:value-type="string">
            <text:p>Pour chaque média temporel pré-enregistré ayant une audiodescription synchronisée, celle-ci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23]" office:value-type="string" office:string-value="4.7" calcext:value-type="string">
            <text:p>4.7</text:p>
          </table:table-cell>
          <table:table-cell table:style-name="ce156" table:formula="of:=[Critères.C23]" office:value-type="string" office:string-value="Chaque média temporel est-il clairement identifiable (hors cas particuliers) ?" calcext:value-type="string">
            <text:p>Chaque média temporel est-il clairement identifiabl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24]" office:value-type="string" office:string-value="4.8" calcext:value-type="string">
            <text:p>4.8</text:p>
          </table:table-cell>
          <table:table-cell table:style-name="ce156" table:formula="of:=[Critères.C24]" office:value-type="string" office:string-value="Chaque média non temporel a-t-il, si nécessaire, une alternative (hors cas particuliers) ?" calcext:value-type="string">
            <text:p>Chaque média non temporel a-t-il, si nécessaire, une alternativ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25]" office:value-type="string" office:string-value="4.9" calcext:value-type="string">
            <text:p>4.9</text:p>
          </table:table-cell>
          <table:table-cell table:style-name="ce156" table:formula="of:=[Critères.C25]" office:value-type="string" office:string-value="Pour chaque média non temporel ayant une alternative, cette alternative est-elle pertinente ?" calcext:value-type="string">
            <text:p>Pour chaque média non temporel ayant une alternative, cette alternative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26]" office:value-type="string" office:string-value="4.10" calcext:value-type="string">
            <text:p>4.10</text:p>
          </table:table-cell>
          <table:table-cell table:style-name="ce156" table:formula="of:=[Critères.C26]" office:value-type="string" office:string-value="Chaque son déclenché automatiquement est-il contrôlable par l’utilisateur ?" calcext:value-type="string">
            <text:p>Chaque son déclenché automatiquement est-il contrôlable par l’utilisateur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3">
          <table:covered-table-cell/>
          <table:table-cell table:style-name="ce65" table:formula="of:=[Critères.B27]" office:value-type="string" office:string-value="4.11" calcext:value-type="string">
            <text:p>4.11</text:p>
          </table:table-cell>
          <table:table-cell table:style-name="ce156" table:formula="of:=[Critères.C27]" office:value-type="string" office:string-value="La consultation de chaque média temporel est-elle, si nécessaire, contrôlable par le clavier et tout dispositif de pointage ?" calcext:value-type="string">
            <text:p>La consultation de chaque média temporel est-elle, si nécessaire, contrôlable par le clavier et tout dispositif de pointag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28]" office:value-type="string" office:string-value="4.12" calcext:value-type="string">
            <text:p>4.12</text:p>
          </table:table-cell>
          <table:table-cell table:style-name="ce156" table:formula="of:=[Critères.C28]" office:value-type="string" office:string-value="La consultation de chaque média non temporel est-elle contrôlable par le clavier et tout dispositif de pointage ?" calcext:value-type="string">
            <text:p>La consultation de chaque média non temporel est-elle contrôlable par le clavier et tout dispositif de pointag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29]" office:value-type="string" office:string-value="4.13" calcext:value-type="string">
            <text:p>4.13</text:p>
          </table:table-cell>
          <table:table-cell table:style-name="ce156" table:formula="of:=[Critères.C29]" office:value-type="string" office:string-value="Chaque média temporel et non temporel est-il compatible avec les technologies d’assistance (hors cas particuliers) ?" calcext:value-type="string">
            <text:p>Chaque média temporel et non temporel est-il compatible avec les technologies d’assistanc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7">
          <table:table-cell table:style-name="ce28" table:formula="of:=[Critères.$A$30]" office:value-type="string" office:string-value="TABLEAUX" calcext:value-type="string" table:number-columns-spanned="1" table:number-rows-spanned="8">
            <text:p>TABLEAUX</text:p>
          </table:table-cell>
          <table:table-cell table:style-name="ce65" table:formula="of:=[Critères.B30]" office:value-type="string" office:string-value="5.1" calcext:value-type="string">
            <text:p>5.1</text:p>
          </table:table-cell>
          <table:table-cell table:style-name="ce156" table:formula="of:=[Critères.C30]" office:value-type="string" office:string-value="Chaque tableau de données complexe a-t-il un résumé ?" calcext:value-type="string">
            <text:p>Chaque tableau de données complexe a-t-il un résumé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1">
          <table:covered-table-cell/>
          <table:table-cell table:style-name="ce65" table:formula="of:=[Critères.B31]" office:value-type="string" office:string-value="5.2" calcext:value-type="string">
            <text:p>5.2</text:p>
          </table:table-cell>
          <table:table-cell table:style-name="ce156" table:formula="of:=[Critères.C31]" office:value-type="string" office:string-value="Pour chaque tableau de données complexe ayant un résumé, celui-ci est-il pertinent ?" calcext:value-type="string">
            <text:p>Pour chaque tableau de données complexe ayant un résumé, celui-ci est-il pertin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1">
          <table:covered-table-cell/>
          <table:table-cell table:style-name="ce65" table:formula="of:=[Critères.B32]" office:value-type="string" office:string-value="5.3" calcext:value-type="string">
            <text:p>5.3</text:p>
          </table:table-cell>
          <table:table-cell table:style-name="ce156" table:formula="of:=[Critères.C32]" office:value-type="string" office:string-value="Pour chaque tableau de mise en forme, le contenu linéarisé reste-t-il compréhensible ?" calcext:value-type="string">
            <text:p>Pour chaque tableau de mise en forme, le contenu linéarisé reste-t-il compréhensibl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1">
          <table:covered-table-cell/>
          <table:table-cell table:style-name="ce65" table:formula="of:=[Critères.B33]" office:value-type="string" office:string-value="5.4" calcext:value-type="string">
            <text:p>5.4</text:p>
          </table:table-cell>
          <table:table-cell table:style-name="ce156" table:formula="of:=[Critères.C33]" office:value-type="string" office:string-value="Pour chaque tableau de données ayant un titre, le titre est-il correctement associé au tableau de données ?" calcext:value-type="string">
            <text:p>Pour chaque tableau de données ayant un titre, le titre est-il correctement associé au tableau de donnée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1">
          <table:covered-table-cell/>
          <table:table-cell table:style-name="ce65" table:formula="of:=[Critères.B34]" office:value-type="string" office:string-value="5.5" calcext:value-type="string">
            <text:p>5.5</text:p>
          </table:table-cell>
          <table:table-cell table:style-name="ce156" table:formula="of:=[Critères.C34]" office:value-type="string" office:string-value="Pour chaque tableau de données ayant un titre, celui-ci est-il pertinent ?" calcext:value-type="string">
            <text:p>Pour chaque tableau de données ayant un titre, celui-ci est-il pertin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3">
          <table:covered-table-cell/>
          <table:table-cell table:style-name="ce65" table:formula="of:=[Critères.B35]" office:value-type="string" office:string-value="5.6" calcext:value-type="string">
            <text:p>5.6</text:p>
          </table:table-cell>
          <table:table-cell table:style-name="ce156" table:formula="of:=[Critères.C35]" office:value-type="string" office:string-value="Pour chaque tableau de données, chaque en-tête de colonnes et chaque en-tête de lignes sont-ils correctement déclarés ?" calcext:value-type="string">
            <text:p>Pour chaque tableau de données, chaque en-tête de colonnes et chaque en-tête de lignes sont-ils correctement déclaré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3">
          <table:covered-table-cell/>
          <table:table-cell table:style-name="ce65" table:formula="of:=[Critères.B36]" office:value-type="string" office:string-value="5.7" calcext:value-type="string">
            <text:p>5.7</text:p>
          </table:table-cell>
          <table:table-cell table:style-name="ce156" table:formula="of:=[Critères.C36]" office:value-type="string" office:string-value="Pour chaque tableau de données, la technique appropriée permettant d’associer chaque cellule avec ses en-têtes est-elle utilisée (hors cas particuliers) ?" calcext:value-type="string">
            <text:p>Pour chaque tableau de données, la technique appropriée permettant d’associer chaque cellule avec ses en-têtes est-elle utilisé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3">
          <table:covered-table-cell/>
          <table:table-cell table:style-name="ce65" table:formula="of:=[Critères.B37]" office:value-type="string" office:string-value="5.8" calcext:value-type="string">
            <text:p>5.8</text:p>
          </table:table-cell>
          <table:table-cell table:style-name="ce156" table:formula="of:=[Critères.C37]" office:value-type="string" office:string-value="Chaque tableau de mise en forme ne doit pas utiliser d’éléments propres aux tableaux de données. Cette règle est-elle respectée ?" calcext:value-type="string">
            <text:p>Chaque tableau de mise en forme ne doit pas utiliser d’éléments propres aux tableaux de données. Cette règle est-elle respect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7">
          <table:table-cell table:style-name="ce28" table:formula="of:=[Critères.$A$38]" office:value-type="string" office:string-value="LIENS" calcext:value-type="string" table:number-columns-spanned="1" table:number-rows-spanned="2">
            <text:p>LIENS</text:p>
          </table:table-cell>
          <table:table-cell table:style-name="ce65" table:formula="of:=[Critères.B38]" office:value-type="string" office:string-value="6.1" calcext:value-type="string">
            <text:p>6.1</text:p>
          </table:table-cell>
          <table:table-cell table:style-name="ce156" table:formula="of:=[Critères.C38]" office:value-type="string" office:string-value="Chaque lien est-il explicite (hors cas particuliers) ?" calcext:value-type="string">
            <text:p>Chaque lien est-il explicit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7">
          <table:covered-table-cell/>
          <table:table-cell table:style-name="ce65" table:formula="of:=[Critères.B39]" office:value-type="string" office:string-value="6.2" calcext:value-type="string">
            <text:p>6.2</text:p>
          </table:table-cell>
          <table:table-cell table:style-name="ce156" table:formula="of:=[Critères.C39]" office:value-type="string" office:string-value="Dans chaque page web, chaque lien a-t-il un intitulé ?" calcext:value-type="string">
            <text:p>Dans chaque page web, chaque lien a-t-il un intitulé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1">
          <table:table-cell table:style-name="ce28" table:formula="of:=[Critères.$A$40]" office:value-type="string" office:string-value="SCRIPTS" calcext:value-type="string" table:number-columns-spanned="1" table:number-rows-spanned="5">
            <text:p>SCRIPTS</text:p>
          </table:table-cell>
          <table:table-cell table:style-name="ce65" table:formula="of:=[Critères.B40]" office:value-type="string" office:string-value="7.1" calcext:value-type="string">
            <text:p>7.1</text:p>
          </table:table-cell>
          <table:table-cell table:style-name="ce156" table:formula="of:=[Critères.C40]" office:value-type="string" office:string-value="Chaque script est-il, si nécessaire, compatible avec les technologies d’assistance ?" calcext:value-type="string">
            <text:p>Chaque script est-il, si nécessaire, compatible avec les technologies d’assistanc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41]" office:value-type="string" office:string-value="7.2" calcext:value-type="string">
            <text:p>7.2</text:p>
          </table:table-cell>
          <table:table-cell table:style-name="ce156" table:formula="of:=[Critères.C41]" office:value-type="string" office:string-value="Pour chaque script ayant une alternative, cette alternative est-elle pertinente ?" calcext:value-type="string">
            <text:p>Pour chaque script ayant une alternative, cette alternative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42]" office:value-type="string" office:string-value="7.3" calcext:value-type="string">
            <text:p>7.3</text:p>
          </table:table-cell>
          <table:table-cell table:style-name="ce156" table:formula="of:=[Critères.C42]" office:value-type="string" office:string-value="Chaque script est-il contrôlable par le clavier et par tout dispositif de pointage (hors cas particuliers) ?" calcext:value-type="string">
            <text:p>Chaque script est-il contrôlable par le clavier et par tout dispositif de pointag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43]" office:value-type="string" office:string-value="7.4" calcext:value-type="string">
            <text:p>7.4</text:p>
          </table:table-cell>
          <table:table-cell table:style-name="ce156" table:formula="of:=[Critères.C43]" office:value-type="string" office:string-value="Pour chaque script qui initie un changement de contexte, l’utilisateur est-il averti ou en a-t-il le contrôle ?" calcext:value-type="string">
            <text:p>Pour chaque script qui initie un changement de contexte, l’utilisateur est-il averti ou en a-t-il le contrôl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44]" office:value-type="string" office:string-value="7.5" calcext:value-type="string">
            <text:p>7.5</text:p>
          </table:table-cell>
          <table:table-cell table:style-name="ce156" table:formula="of:=[Critères.C44]" office:value-type="string" office:string-value="Dans chaque page web, les messages de statut sont-ils correctement restitués par les technologies d’assistance ?" calcext:value-type="string">
            <text:p>Dans chaque page web, les messages de statut sont-ils correctement restitués par les technologies d’assistanc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7">
          <table:table-cell table:style-name="ce28" table:formula="of:=[Critères.$A$45]" office:value-type="string" office:string-value="ÉLÉMENTS OBLIGATOIRES" calcext:value-type="string" table:number-columns-spanned="1" table:number-rows-spanned="10">
            <text:p>ÉLÉMENTS OBLIGATOIRES</text:p>
          </table:table-cell>
          <table:table-cell table:style-name="ce65" table:formula="of:=[Critères.B45]" office:value-type="string" office:string-value="8.1" calcext:value-type="string">
            <text:p>8.1</text:p>
          </table:table-cell>
          <table:table-cell table:style-name="ce156" table:formula="of:=[Critères.C45]" office:value-type="string" office:string-value="Chaque page web est-elle définie par un type de document ?" calcext:value-type="string">
            <text:p>Chaque page web est-elle définie par un type de docum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46]" office:value-type="string" office:string-value="8.2" calcext:value-type="string">
            <text:p>8.2</text:p>
          </table:table-cell>
          <table:table-cell table:style-name="ce156" table:formula="of:=[Critères.C46]" office:value-type="string" office:string-value="Pour chaque page web, le code source généré est-il valide selon le type de document spécifié (hors cas particuliers) ?" calcext:value-type="string">
            <text:p>Pour chaque page web, le code source généré est-il valide selon le type de document spécifié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47]" office:value-type="string" office:string-value="8.3" calcext:value-type="string">
            <text:p>8.3</text:p>
          </table:table-cell>
          <table:table-cell table:style-name="ce156" table:formula="of:=[Critères.C47]" office:value-type="string" office:string-value="Dans chaque page web, la langue par défaut est-elle présente ?" calcext:value-type="string">
            <text:p>Dans chaque page web, la langue par défaut est-elle prés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48]" office:value-type="string" office:string-value="8.4" calcext:value-type="string">
            <text:p>8.4</text:p>
          </table:table-cell>
          <table:table-cell table:style-name="ce156" table:formula="of:=[Critères.C48]" office:value-type="string" office:string-value="Pour chaque page web ayant une langue par défaut, le code de langue est-il pertinent ?" calcext:value-type="string">
            <text:p>Pour chaque page web ayant une langue par défaut, le code de langue est-il pertin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7">
          <table:covered-table-cell/>
          <table:table-cell table:style-name="ce65" table:formula="of:=[Critères.B49]" office:value-type="string" office:string-value="8.5" calcext:value-type="string">
            <text:p>8.5</text:p>
          </table:table-cell>
          <table:table-cell table:style-name="ce156" table:formula="of:=[Critères.C49]" office:value-type="string" office:string-value="Chaque page web a-t-elle un titre de page ?" calcext:value-type="string">
            <text:p>Chaque page web a-t-elle un titre de pag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50]" office:value-type="string" office:string-value="8.6" calcext:value-type="string">
            <text:p>8.6</text:p>
          </table:table-cell>
          <table:table-cell table:style-name="ce156" table:formula="of:=[Critères.C50]" office:value-type="string" office:string-value="Pour chaque page web ayant un titre de page, ce titre est-il pertinent ?" calcext:value-type="string">
            <text:p>Pour chaque page web ayant un titre de page, ce titre est-il pertin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51]" office:value-type="string" office:string-value="8.7" calcext:value-type="string">
            <text:p>8.7</text:p>
          </table:table-cell>
          <table:table-cell table:style-name="ce156" table:formula="of:=[Critères.C51]" office:value-type="string" office:string-value="Dans chaque page web, chaque changement de langue est-il indiqué dans le code source (hors cas particuliers) ?" calcext:value-type="string">
            <text:p>Dans chaque page web, chaque changement de langue est-il indiqué dans le code sourc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52]" office:value-type="string" office:string-value="8.8" calcext:value-type="string">
            <text:p>8.8</text:p>
          </table:table-cell>
          <table:table-cell table:style-name="ce156" table:formula="of:=[Critères.C52]" office:value-type="string" office:string-value="Dans chaque page web, le code de langue de chaque changement de langue est-il valide et pertinent ?" calcext:value-type="string">
            <text:p>Dans chaque page web, le code de langue de chaque changement de langue est-il valide et pertin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3">
          <table:covered-table-cell/>
          <table:table-cell table:style-name="ce65" table:formula="of:=[Critères.B53]" office:value-type="string" office:string-value="8.9" calcext:value-type="string">
            <text:p>8.9</text:p>
          </table:table-cell>
          <table:table-cell table:style-name="ce156" table:formula="of:=[Critères.C53]" office:value-type="string" office:string-value="Dans chaque page web, les balises ne doivent pas être utilisées uniquement à des fins de présentation. Cette règle est-elle respectée ?" calcext:value-type="string">
            <text:p>Dans chaque page web, les balises ne doivent pas être utilisées uniquement à des fins de présentation. Cette règle est-elle respect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54]" office:value-type="string" office:string-value="8.10" calcext:value-type="string">
            <text:p>8.10</text:p>
          </table:table-cell>
          <table:table-cell table:style-name="ce156" table:formula="of:=[Critères.C54]" office:value-type="string" office:string-value="Dans chaque page web, les changements du sens de lecture sont-ils signalés ?" calcext:value-type="string">
            <text:p>Dans chaque page web, les changements du sens de lecture sont-ils signalé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table-cell table:style-name="ce28" table:formula="of:=[Critères.$A$55]" office:value-type="string" office:string-value="STRUCTURATION" calcext:value-type="string" table:number-columns-spanned="1" table:number-rows-spanned="4">
            <text:p>STRUCTURATION</text:p>
          </table:table-cell>
          <table:table-cell table:style-name="ce65" table:formula="of:=[Critères.B55]" office:value-type="string" office:string-value="9.1" calcext:value-type="string">
            <text:p>9.1</text:p>
          </table:table-cell>
          <table:table-cell table:style-name="ce156" table:formula="of:=[Critères.C55]" office:value-type="string" office:string-value="Dans chaque page web, l’information est-elle structurée par l’utilisation appropriée de titres ?" calcext:value-type="string">
            <text:p>Dans chaque page web, l’information est-elle structurée par l’utilisation appropriée de titre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56]" office:value-type="string" office:string-value="9.2" calcext:value-type="string">
            <text:p>9.2</text:p>
          </table:table-cell>
          <table:table-cell table:style-name="ce156" table:formula="of:=[Critères.C56]" office:value-type="string" office:string-value="Dans chaque page web, la structure du document est-elle cohérente (hors cas particuliers) ?" calcext:value-type="string">
            <text:p>Dans chaque page web, la structure du document est-elle cohérent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57]" office:value-type="string" office:string-value="9.3" calcext:value-type="string">
            <text:p>9.3</text:p>
          </table:table-cell>
          <table:table-cell table:style-name="ce156" table:formula="of:=[Critères.C57]" office:value-type="string" office:string-value="Dans chaque page web, chaque liste est-elle correctement structurée ?" calcext:value-type="string">
            <text:p>Dans chaque page web, chaque liste est-elle correctement structur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58]" office:value-type="string" office:string-value="9.4" calcext:value-type="string">
            <text:p>9.4</text:p>
          </table:table-cell>
          <table:table-cell table:style-name="ce156" table:formula="of:=[Critères.C58]" office:value-type="string" office:string-value="Dans chaque page web, chaque citation est-elle correctement indiquée ?" calcext:value-type="string">
            <text:p>Dans chaque page web, chaque citation est-elle correctement indiqu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table-cell table:style-name="ce28" table:formula="of:=[Critères.$A$59]" office:value-type="string" office:string-value="PRÉSENTATION" calcext:value-type="string" table:number-columns-spanned="1" table:number-rows-spanned="14">
            <text:p>PRÉSENTATION</text:p>
          </table:table-cell>
          <table:table-cell table:style-name="ce65" table:formula="of:=[Critères.B59]" office:value-type="string" office:string-value="10.1" calcext:value-type="string">
            <text:p>10.1</text:p>
          </table:table-cell>
          <table:table-cell table:style-name="ce156" table:formula="of:=[Critères.C59]" office:value-type="string" office:string-value="Dans le site web, des feuilles de styles sont-elles utilisées pour contrôler la présentation de l’information ?" calcext:value-type="string">
            <text:p>Dans le site web, des feuilles de styles sont-elles utilisées pour contrôler la présentation de l’information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3">
          <table:covered-table-cell/>
          <table:table-cell table:style-name="ce65" table:formula="of:=[Critères.B60]" office:value-type="string" office:string-value="10.2" calcext:value-type="string">
            <text:p>10.2</text:p>
          </table:table-cell>
          <table:table-cell table:style-name="ce156" table:formula="of:=[Critères.C60]" office:value-type="string" office:string-value="Dans chaque page web, le contenu visible porteur d’information reste-t-il présent lorsque les feuilles de styles sont désactivées ?" calcext:value-type="string">
            <text:p>Dans chaque page web, le contenu visible porteur d’information reste-t-il présent lorsque les feuilles de styles sont désactivée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3">
          <table:covered-table-cell/>
          <table:table-cell table:style-name="ce65" table:formula="of:=[Critères.B61]" office:value-type="string" office:string-value="10.3" calcext:value-type="string">
            <text:p>10.3</text:p>
          </table:table-cell>
          <table:table-cell table:style-name="ce156" table:formula="of:=[Critères.C61]" office:value-type="string" office:string-value="Dans chaque page web, l’information reste-t-elle compréhensible lorsque les feuilles de styles sont désactivées ?" calcext:value-type="string">
            <text:p>Dans chaque page web, l’information reste-t-elle compréhensible lorsque les feuilles de styles sont désactivée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3">
          <table:covered-table-cell/>
          <table:table-cell table:style-name="ce65" table:formula="of:=[Critères.B62]" office:value-type="string" office:string-value="10.4" calcext:value-type="string">
            <text:p>10.4</text:p>
          </table:table-cell>
          <table:table-cell table:style-name="ce156" table:formula="of:=[Critères.C62]" office:value-type="string" office:string-value="Dans chaque page web, le texte reste-t-il lisible lorsque la taille des caractères est augmentée jusqu’à 200%, au moins (hors cas particuliers) ?" calcext:value-type="string">
            <text:p>Dans chaque page web, le texte reste-t-il lisible lorsque la taille des caractères est augmentée jusqu’à 200%, au moins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63]" office:value-type="string" office:string-value="10.5" calcext:value-type="string">
            <text:p>10.5</text:p>
          </table:table-cell>
          <table:table-cell table:style-name="ce156" table:formula="of:=[Critères.C63]" office:value-type="string" office:string-value="Dans chaque page web, les déclarations CSS de couleurs de fond d’élément et de police sont-elles correctement utilisées ?" calcext:value-type="string">
            <text:p>Dans chaque page web, les déclarations CSS de couleurs de fond d’élément et de police sont-elles correctement utilisée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64]" office:value-type="string" office:string-value="10.6" calcext:value-type="string">
            <text:p>10.6</text:p>
          </table:table-cell>
          <table:table-cell table:style-name="ce156" table:formula="of:=[Critères.C64]" office:value-type="string" office:string-value="Dans chaque page web, chaque lien dont la nature n’est pas évidente est-il visible par rapport au texte environnant ?" calcext:value-type="string">
            <text:p>Dans chaque page web, chaque lien dont la nature n’est pas évidente est-il visible par rapport au texte environna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65]" office:value-type="string" office:string-value="10.7" calcext:value-type="string">
            <text:p>10.7</text:p>
          </table:table-cell>
          <table:table-cell table:style-name="ce156" table:formula="of:=[Critères.C65]" office:value-type="string" office:string-value="Dans chaque page web, pour chaque élément recevant le focus, la prise de focus est-elle visible ?" calcext:value-type="string">
            <text:p>Dans chaque page web, pour chaque élément recevant le focus, la prise de focus est-elle visibl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1">
          <table:covered-table-cell/>
          <table:table-cell table:style-name="ce65" table:formula="of:=[Critères.B66]" office:value-type="string" office:string-value="10.8" calcext:value-type="string">
            <text:p>10.8</text:p>
          </table:table-cell>
          <table:table-cell table:style-name="ce156" table:formula="of:=[Critères.C66]" office:value-type="string" office:string-value="Pour chaque page web, les contenus cachés ont-ils vocation à être ignorés par les technologies d’assistance ?" calcext:value-type="string">
            <text:p>Pour chaque page web, les contenus cachés ont-ils vocation à être ignorés par les technologies d’assistanc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3">
          <table:covered-table-cell/>
          <table:table-cell table:style-name="ce65" table:formula="of:=[Critères.B67]" office:value-type="string" office:string-value="10.9" calcext:value-type="string">
            <text:p>10.9</text:p>
          </table:table-cell>
          <table:table-cell table:style-name="ce156" table:formula="of:=[Critères.C67]" office:value-type="string" office:string-value="Dans chaque page web, l’information ne doit pas être donnée uniquement par la forme, taille ou position. Cette règle est-elle respectée ?" calcext:value-type="string">
            <text:p>Dans chaque page web, l’information ne doit pas être donnée uniquement par la forme, taille ou position. Cette règle est-elle respect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3">
          <table:covered-table-cell/>
          <table:table-cell table:style-name="ce65" table:formula="of:=[Critères.B68]" office:value-type="string" office:string-value="10.10" calcext:value-type="string">
            <text:p>10.10</text:p>
          </table:table-cell>
          <table:table-cell table:style-name="ce156" table:formula="of:=[Critères.C68]" office:value-type="string" office:string-value="Dans chaque page web, l’information ne doit pas être donnée par la forme, taille ou position uniquement. Cette règle est-elle implémentée de façon pertinente ?" calcext:value-type="string">
            <text:p>Dans chaque page web, l’information ne doit pas être donnée par la forme, taille ou position uniquement. Cette règle est-elle implémentée de façon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22">
          <table:covered-table-cell/>
          <table:table-cell table:style-name="ce65" table:formula="of:=[Critères.B69]" office:value-type="string" office:string-value="10.11" calcext:value-type="string">
            <text:p>10.11</text:p>
          </table:table-cell>
          <table:table-cell table:style-name="ce156" table:formula="of:=[Critères.C69]" office:value-type="string" office:string-value="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 calcext:value-type="string">
            <text:p>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3">
          <table:covered-table-cell/>
          <table:table-cell table:style-name="ce65" table:formula="of:=[Critères.B70]" office:value-type="string" office:string-value="10.12" calcext:value-type="string">
            <text:p>10.12</text:p>
          </table:table-cell>
          <table:table-cell table:style-name="ce156" table:formula="of:=[Critères.C70]" office:value-type="string" office:string-value="Dans chaque page web, les propriétés d’espacement du texte peuvent-elles être redéfinies par l’utilisateur sans perte de contenu ou de fonctionnalité (hors cas particuliers) ?" calcext:value-type="string">
            <text:p>Dans chaque page web, les propriétés d’espacement du texte peuvent-elles être redéfinies par l’utilisateur sans perte de contenu ou de fonctionnalité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21">
          <table:covered-table-cell/>
          <table:table-cell table:style-name="ce65" table:formula="of:=[Critères.B71]" office:value-type="string" office:string-value="10.13" calcext:value-type="string">
            <text:p>10.13</text:p>
          </table:table-cell>
          <table:table-cell table:style-name="ce156" table:formula="of:=[Critères.C71]" office:value-type="string" office:string-value="Dans chaque page web, les contenus additionnels apparaissant à la prise de focus ou au survol d’un composant d’interface sont-ils contrôlables par l’utilisateur (hors cas particuliers) ?" calcext:value-type="string">
            <text:p>Dans chaque page web, les contenus additionnels apparaissant à la prise de focus ou au survol d’un composant d’interface sont-ils contrôlables par l’utilisateur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3">
          <table:covered-table-cell/>
          <table:table-cell table:style-name="ce65" table:formula="of:=[Critères.B72]" office:value-type="string" office:string-value="10.14" calcext:value-type="string">
            <text:p>10.14</text:p>
          </table:table-cell>
          <table:table-cell table:style-name="ce156" table:formula="of:=[Critères.C72]" office:value-type="string" office:string-value="Dans chaque page web, les contenus additionnels apparaissant via les styles CSS uniquement peuvent-ils être rendus visibles au clavier et par tout dispositif de pointage ?" calcext:value-type="string">
            <text:p>Dans chaque page web, les contenus additionnels apparaissant via les styles CSS uniquement peuvent-ils être rendus visibles au clavier et par tout dispositif de pointag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7">
          <table:table-cell table:style-name="ce28" table:formula="of:=[Critères.$A$73]" office:value-type="string" office:string-value="FORMULAIRES" calcext:value-type="string" table:number-columns-spanned="1" table:number-rows-spanned="13">
            <text:p>FORMULAIRES</text:p>
          </table:table-cell>
          <table:table-cell table:style-name="ce65" table:formula="of:=[Critères.B73]" office:value-type="string" office:string-value="11.1" calcext:value-type="string">
            <text:p>11.1</text:p>
          </table:table-cell>
          <table:table-cell table:style-name="ce156" table:formula="of:=[Critères.C73]" office:value-type="string" office:string-value="Chaque champ de formulaire a-t-il une étiquette ?" calcext:value-type="string">
            <text:p>Chaque champ de formulaire a-t-il une étiquet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1">
          <table:covered-table-cell/>
          <table:table-cell table:style-name="ce65" table:formula="of:=[Critères.B74]" office:value-type="string" office:string-value="11.2" calcext:value-type="string">
            <text:p>11.2</text:p>
          </table:table-cell>
          <table:table-cell table:style-name="ce156" table:formula="of:=[Critères.C74]" office:value-type="string" office:string-value="Chaque étiquette associée à un champ de formulaire est-elle pertinente (hors cas particuliers) ?" calcext:value-type="string">
            <text:p>Chaque étiquette associée à un champ de formulaire est-elle pertinent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21">
          <table:covered-table-cell/>
          <table:table-cell table:style-name="ce65" table:formula="of:=[Critères.B75]" office:value-type="string" office:string-value="11.3" calcext:value-type="string">
            <text:p>11.3</text:p>
          </table:table-cell>
          <table:table-cell table:style-name="ce156" table:formula="of:=[Critères.C75]" office:value-type="string" office:string-value="Dans chaque formulaire, chaque étiquette associée à un champ de formulaire ayant la même fonction et répété plusieurs fois dans une même page ou dans un ensemble de pages est-elle cohérente ?" calcext:value-type="string">
            <text:p>Dans chaque formulaire, chaque étiquette associée à un champ de formulaire ayant la même fonction et répété plusieurs fois dans une même page ou dans un ensemble de pages est-elle cohér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1">
          <table:covered-table-cell/>
          <table:table-cell table:style-name="ce65" table:formula="of:=[Critères.B76]" office:value-type="string" office:string-value="11.4" calcext:value-type="string">
            <text:p>11.4</text:p>
          </table:table-cell>
          <table:table-cell table:style-name="ce156" table:formula="of:=[Critères.C76]" office:value-type="string" office:string-value="Dans chaque formulaire, chaque étiquette de champ et son champ associé sont-ils accolés (hors cas particuliers) ?" calcext:value-type="string">
            <text:p>Dans chaque formulaire, chaque étiquette de champ et son champ associé sont-ils accolés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1">
          <table:covered-table-cell/>
          <table:table-cell table:style-name="ce65" table:formula="of:=[Critères.B77]" office:value-type="string" office:string-value="11.5" calcext:value-type="string">
            <text:p>11.5</text:p>
          </table:table-cell>
          <table:table-cell table:style-name="ce156" table:formula="of:=[Critères.C77]" office:value-type="string" office:string-value="Dans chaque formulaire, les champs de même nature sont-ils regroupés, si nécessaire ?" calcext:value-type="string">
            <text:p>Dans chaque formulaire, les champs de même nature sont-ils regroupés, si nécessair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1">
          <table:covered-table-cell/>
          <table:table-cell table:style-name="ce65" table:formula="of:=[Critères.B78]" office:value-type="string" office:string-value="11.6" calcext:value-type="string">
            <text:p>11.6</text:p>
          </table:table-cell>
          <table:table-cell table:style-name="ce156" table:formula="of:=[Critères.C78]" office:value-type="string" office:string-value="Dans chaque formulaire, chaque regroupement de champs de même nature a-t-il une légende ?" calcext:value-type="string">
            <text:p>Dans chaque formulaire, chaque regroupement de champs de même nature a-t-il une légend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3">
          <table:covered-table-cell/>
          <table:table-cell table:style-name="ce65" table:formula="of:=[Critères.B79]" office:value-type="string" office:string-value="11.7" calcext:value-type="string">
            <text:p>11.7</text:p>
          </table:table-cell>
          <table:table-cell table:style-name="ce156" table:formula="of:=[Critères.C79]" office:value-type="string" office:string-value="Dans chaque formulaire, chaque légende associée à un regroupement de champs de même nature est-elle pertinente ?" calcext:value-type="string">
            <text:p>Dans chaque formulaire, chaque légende associée à un regroupement de champs de même nature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80]" office:value-type="string" office:string-value="11.8" calcext:value-type="string">
            <text:p>11.8</text:p>
          </table:table-cell>
          <table:table-cell table:style-name="ce156" table:formula="of:=[Critères.C80]" office:value-type="string" office:string-value="Dans chaque formulaire, les items de même nature d’une liste de choix sont-ils regroupées de manière pertinente ?" calcext:value-type="string">
            <text:p>Dans chaque formulaire, les items de même nature d’une liste de choix sont-ils regroupées de manièr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81]" office:value-type="string" office:string-value="11.9" calcext:value-type="string">
            <text:p>11.9</text:p>
          </table:table-cell>
          <table:table-cell table:style-name="ce156" table:formula="of:=[Critères.C81]" office:value-type="string" office:string-value="Dans chaque formulaire, l’intitulé de chaque bouton est-il pertinent (hors cas particuliers) ?" calcext:value-type="string">
            <text:p>Dans chaque formulaire, l’intitulé de chaque bouton est-il pertinent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82]" office:value-type="string" office:string-value="11.10" calcext:value-type="string">
            <text:p>11.10</text:p>
          </table:table-cell>
          <table:table-cell table:style-name="ce156" table:formula="of:=[Critères.C82]" office:value-type="string" office:string-value="Dans chaque formulaire, le contrôle de saisie est-il utilisé de manière pertinente (hors cas particuliers) ?" calcext:value-type="string">
            <text:p>Dans chaque formulaire, le contrôle de saisie est-il utilisé de manière pertinent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3">
          <table:covered-table-cell/>
          <table:table-cell table:style-name="ce65" table:formula="of:=[Critères.B83]" office:value-type="string" office:string-value="11.11" calcext:value-type="string">
            <text:p>11.11</text:p>
          </table:table-cell>
          <table:table-cell table:style-name="ce156" table:formula="of:=[Critères.C83]" office:value-type="string" office:string-value="Dans chaque formulaire, le contrôle de saisie est-il accompagné, si nécessaire, de suggestions facilitant la correction des erreurs de saisie ?" calcext:value-type="string">
            <text:p>Dans chaque formulaire, le contrôle de saisie est-il accompagné, si nécessaire, de suggestions facilitant la correction des erreurs de saisi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23">
          <table:covered-table-cell/>
          <table:table-cell table:style-name="ce65" table:formula="of:=[Critères.B84]" office:value-type="string" office:string-value="11.12" calcext:value-type="string">
            <text:p>11.12</text:p>
          </table:table-cell>
          <table:table-cell table:style-name="ce156" table:formula="of:=[Critères.C84]" office:value-type="string" office:string-value="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 calcext:value-type="string">
            <text:p>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3">
          <table:covered-table-cell/>
          <table:table-cell table:style-name="ce65" table:formula="of:=[Critères.B85]" office:value-type="string" office:string-value="11.13" calcext:value-type="string">
            <text:p>11.13</text:p>
          </table:table-cell>
          <table:table-cell table:style-name="ce156" table:formula="of:=[Critères.C85]" office:value-type="string" office:string-value="La finalité d’un champ de saisie peut-elle être déduite pour faciliter le remplissage automatique des champs avec les données de l’utilisateur ?" calcext:value-type="string">
            <text:p>La finalité d’un champ de saisie peut-elle être déduite pour faciliter le remplissage automatique des champs avec les données de l’utilisateur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table-cell table:style-name="ce28" table:formula="of:=[Critères.$A$86]" office:value-type="string" office:string-value="NAVIGATION" calcext:value-type="string" table:number-columns-spanned="1" table:number-rows-spanned="11">
            <text:p>NAVIGATION</text:p>
          </table:table-cell>
          <table:table-cell table:style-name="ce65" table:formula="of:=[Critères.B86]" office:value-type="string" office:string-value="12.1" calcext:value-type="string">
            <text:p>12.1</text:p>
          </table:table-cell>
          <table:table-cell table:style-name="ce156" table:formula="of:=[Critères.C86]" office:value-type="string" office:string-value="Chaque ensemble de pages dispose-t-il de deux systèmes de navigation différents, au moins (hors cas particuliers) ?" calcext:value-type="string">
            <text:p>Chaque ensemble de pages dispose-t-il de deux systèmes de navigation différents, au moins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3">
          <table:covered-table-cell/>
          <table:table-cell table:style-name="ce65" table:formula="of:=[Critères.B87]" office:value-type="string" office:string-value="12.2" calcext:value-type="string">
            <text:p>12.2</text:p>
          </table:table-cell>
          <table:table-cell table:style-name="ce156" table:formula="of:=[Critères.C87]" office:value-type="string" office:string-value="Dans chaque ensemble de pages, le menu et les barres de navigation sont-ils toujours à la même place (hors cas particuliers) ?" calcext:value-type="string">
            <text:p>Dans chaque ensemble de pages, le menu et les barres de navigation sont-ils toujours à la même plac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7">
          <table:covered-table-cell/>
          <table:table-cell table:style-name="ce65" table:formula="of:=[Critères.B88]" office:value-type="string" office:string-value="12.3" calcext:value-type="string">
            <text:p>12.3</text:p>
          </table:table-cell>
          <table:table-cell table:style-name="ce156" table:formula="of:=[Critères.C88]" office:value-type="string" office:string-value="La page « plan du site » est-elle pertinente ?" calcext:value-type="string">
            <text:p>La page « plan du site »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3">
          <table:covered-table-cell/>
          <table:table-cell table:style-name="ce65" table:formula="of:=[Critères.B89]" office:value-type="string" office:string-value="12.4" calcext:value-type="string">
            <text:p>12.4</text:p>
          </table:table-cell>
          <table:table-cell table:style-name="ce156" table:formula="of:=[Critères.C89]" office:value-type="string" office:string-value="Dans chaque ensemble de pages, la page « plan du site » est-elle atteignable de manière identique ?" calcext:value-type="string">
            <text:p>Dans chaque ensemble de pages, la page « plan du site » est-elle atteignable de manière identique ?</text:p>
          </table:table-cell>
          <table:table-cell table:style-name="ce139" table:content-validation-name="val1" office:value-type="string" calcext:value-type="string">
            <text:p>NC</text:p>
          </table:table-cell>
          <table:table-cell table:style-name="ce141" table:content-validation-name="val2" office:value-type="string" calcext:value-type="string">
            <text:p>N</text:p>
          </table:table-cell>
          <table:table-cell table:style-name="ce156" office:value-type="string" calcext:value-type="string">
            <text:p>P01, topic 12, criterion 4, correction instructions, line 1.</text:p>
            <text:p/>
            <text:p>P01, topic 12, criterion 4, correction instructions, line 3.</text:p>
          </table:table-cell>
          <table:table-cell table:style-name="ce156" office:value-type="string" calcext:value-type="string">
            <text:p>P01, topic 12, criterion 4, derogation comment, line 1.</text:p>
            <text:p/>
            <text:p>P01, topic 12, criterion 4, derogation comment, line 3.</text:p>
          </table:table-cell>
          <table:table-cell table:number-columns-repeated="1016"/>
        </table:table-row>
        <table:table-row table:style-name="ro11">
          <table:covered-table-cell/>
          <table:table-cell table:style-name="ce65" table:formula="of:=[Critères.B90]" office:value-type="string" office:string-value="12.5" calcext:value-type="string">
            <text:p>12.5</text:p>
          </table:table-cell>
          <table:table-cell table:style-name="ce156" table:formula="of:=[Critères.C90]" office:value-type="string" office:string-value="Dans chaque ensemble de pages, le moteur de recherche est-il atteignable de manière identique ?" calcext:value-type="string">
            <text:p>Dans chaque ensemble de pages, le moteur de recherche est-il atteignable de manière identiqu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23">
          <table:covered-table-cell/>
          <table:table-cell table:style-name="ce65" table:formula="of:=[Critères.B91]" office:value-type="string" office:string-value="12.6" calcext:value-type="string">
            <text:p>12.6</text:p>
          </table:table-cell>
          <table:table-cell table:style-name="ce156" table:formula="of:=[Critères.C91]" office:value-type="string" office:string-value="Les zones de regroupement de contenus présentes dans plusieurs pages web (zones d’en-tête, de navigation principale, de contenu principal, de pied de page et de moteur de recherche) peuvent-elles être atteintes ou évitées ?" calcext:value-type="string">
            <text:p>Les zones de regroupement de contenus présentes dans plusieurs pages web (zones d’en-tête, de navigation principale, de contenu principal, de pied de page et de moteur de recherche) peuvent-elles être atteintes ou évitées ?</text:p>
          </table:table-cell>
          <table:table-cell table:style-name="ce139" table:content-validation-name="val1" office:value-type="string" calcext:value-type="string">
            <text:p>C</text:p>
          </table:table-cell>
          <table:table-cell table:style-name="ce141" table:content-validation-name="val2" office:value-type="string" calcext:value-type="string">
            <text:p>N</text:p>
          </table:table-cell>
          <table:table-cell table:style-name="ce156" office:value-type="string" calcext:value-type="string">
            <text:p>P01, topic 12, criterion 6, correction instructions, line 1.</text:p>
            <text:p/>
            <text:p>P01, topic 12, criterion 6, correction instructions, line 3.</text:p>
          </table:table-cell>
          <table:table-cell table:style-name="ce156" office:value-type="string" calcext:value-type="string">
            <text:p>P01, topic 12, criterion 6, derogation comment, line 1.</text:p>
            <text:p/>
            <text:p>P01, topic 12, criterion 6, derogation comment, line 3.</text:p>
          </table:table-cell>
          <table:table-cell table:number-columns-repeated="1016"/>
        </table:table-row>
        <table:table-row table:style-name="ro13">
          <table:covered-table-cell/>
          <table:table-cell table:style-name="ce65" table:formula="of:=[Critères.B92]" office:value-type="string" office:string-value="12.7" calcext:value-type="string">
            <text:p>12.7</text:p>
          </table:table-cell>
          <table:table-cell table:style-name="ce156" table:formula="of:=[Critères.C92]" office:value-type="string" office:string-value="Dans chaque page web, un lien d’évitement ou d’accès rapide à la zone de contenu principal est-il présent (hors cas particuliers) ?" calcext:value-type="string">
            <text:p>Dans chaque page web, un lien d’évitement ou d’accès rapide à la zone de contenu principal est-il présent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7">
          <table:covered-table-cell/>
          <table:table-cell table:style-name="ce65" table:formula="of:=[Critères.B93]" office:value-type="string" office:string-value="12.8" calcext:value-type="string">
            <text:p>12.8</text:p>
          </table:table-cell>
          <table:table-cell table:style-name="ce156" table:formula="of:=[Critères.C93]" office:value-type="string" office:string-value="Dans chaque page web, l’ordre de tabulation est-il cohérent ?" calcext:value-type="string">
            <text:p>Dans chaque page web, l’ordre de tabulation est-il cohér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1">
          <table:covered-table-cell/>
          <table:table-cell table:style-name="ce65" table:formula="of:=[Critères.B94]" office:value-type="string" office:string-value="12.9" calcext:value-type="string">
            <text:p>12.9</text:p>
          </table:table-cell>
          <table:table-cell table:style-name="ce156" table:formula="of:=[Critères.C94]" office:value-type="string" office:string-value="Dans chaque page web, la navigation ne doit pas contenir de piège au clavier. Cette règle est-elle respectée ?" calcext:value-type="string">
            <text:p>Dans chaque page web, la navigation ne doit pas contenir de piège au clavier. Cette règle est-elle respect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21">
          <table:covered-table-cell/>
          <table:table-cell table:style-name="ce65" table:formula="of:=[Critères.B95]" office:value-type="string" office:string-value="12.10" calcext:value-type="string">
            <text:p>12.10</text:p>
          </table:table-cell>
          <table:table-cell table:style-name="ce156" table:formula="of:=[Critères.C95]" office:value-type="string" office:string-value="Dans chaque page web, les raccourcis clavier n’utilisant qu’une seule touche (lettre minuscule ou majuscule, ponctuation, chiffre ou symbole) sont-ils contrôlables par l’utilisateur ?" calcext:value-type="string">
            <text:p>Dans chaque page web, les raccourcis clavier n’utilisant qu’une seule touche (lettre minuscule ou majuscule, ponctuation, chiffre ou symbole) sont-ils contrôlables par l’utilisateur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21">
          <table:covered-table-cell/>
          <table:table-cell table:style-name="ce65" table:formula="of:=[Critères.B96]" office:value-type="string" office:string-value="12.11" calcext:value-type="string">
            <text:p>12.11</text:p>
          </table:table-cell>
          <table:table-cell table:style-name="ce156" table:formula="of:=[Critères.C96]" office:value-type="string" office:string-value="Dans chaque page web, les contenus additionnels apparaissant au survol, à la prise de focus ou à l’activation d’un composant d’interface sont-ils si nécessaire atteignables au clavier ?" calcext:value-type="string">
            <text:p>Dans chaque page web, les contenus additionnels apparaissant au survol, à la prise de focus ou à l’activation d’un composant d’interface sont-ils si nécessaire atteignables au clavier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3">
          <table:table-cell table:style-name="ce28" table:formula="of:=[Critères.$A$97]" office:value-type="string" office:string-value="CONSULTATION" calcext:value-type="string" table:number-columns-spanned="1" table:number-rows-spanned="12">
            <text:p>CONSULTATION</text:p>
          </table:table-cell>
          <table:table-cell table:style-name="ce65" table:formula="of:=[Critères.B97]" office:value-type="string" office:string-value="13.1" calcext:value-type="string">
            <text:p>13.1</text:p>
          </table:table-cell>
          <table:table-cell table:style-name="ce156" table:formula="of:=[Critères.C97]" office:value-type="string" office:string-value="Pour chaque page web, l’utilisateur a-t-il le contrôle de chaque limite de temps modifiant le contenu (hors cas particuliers) ?" calcext:value-type="string">
            <text:p>Pour chaque page web, l’utilisateur a-t-il le contrôle de chaque limite de temps modifiant le contenu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3">
          <table:covered-table-cell/>
          <table:table-cell table:style-name="ce65" table:formula="of:=[Critères.B98]" office:value-type="string" office:string-value="13.2" calcext:value-type="string">
            <text:p>13.2</text:p>
          </table:table-cell>
          <table:table-cell table:style-name="ce156" table:formula="of:=[Critères.C98]" office:value-type="string" office:string-value="Dans chaque page web, l’ouverture d’une nouvelle fenêtre ne doit pas être déclenchée sans action de l’utilisateur. Cette règle est-elle respectée ?" calcext:value-type="string">
            <text:p>Dans chaque page web, l’ouverture d’une nouvelle fenêtre ne doit pas être déclenchée sans action de l’utilisateur. Cette règle est-elle respect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3">
          <table:covered-table-cell/>
          <table:table-cell table:style-name="ce65" table:formula="of:=[Critères.B99]" office:value-type="string" office:string-value="13.3" calcext:value-type="string">
            <text:p>13.3</text:p>
          </table:table-cell>
          <table:table-cell table:style-name="ce156" table:formula="of:=[Critères.C99]" office:value-type="string" office:string-value="Dans chaque page web, chaque document bureautique en téléchargement possède-t-il, si nécessaire, une version accessible (hors cas particuliers) ?" calcext:value-type="string">
            <text:p>Dans chaque page web, chaque document bureautique en téléchargement possède-t-il, si nécessaire, une version accessibl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1">
          <table:covered-table-cell/>
          <table:table-cell table:style-name="ce65" table:formula="of:=[Critères.B100]" office:value-type="string" office:string-value="13.4" calcext:value-type="string">
            <text:p>13.4</text:p>
          </table:table-cell>
          <table:table-cell table:style-name="ce156" table:formula="of:=[Critères.C100]" office:value-type="string" office:string-value="Pour chaque document bureautique ayant une version accessible, cette version offre-t-elle la même information ?" calcext:value-type="string">
            <text:p>Pour chaque document bureautique ayant une version accessible, cette version offre-t-elle la même information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1">
          <table:covered-table-cell/>
          <table:table-cell table:style-name="ce65" table:formula="of:=[Critères.B101]" office:value-type="string" office:string-value="13.5" calcext:value-type="string">
            <text:p>13.5</text:p>
          </table:table-cell>
          <table:table-cell table:style-name="ce156" table:formula="of:=[Critères.C101]" office:value-type="string" office:string-value="Dans chaque page web, chaque contenu cryptique (art ASCII, émoticon, syntaxe cryptique) a-t-il une alternative ?" calcext:value-type="string">
            <text:p>Dans chaque page web, chaque contenu cryptique (art ASCII, émoticon, syntaxe cryptique) a-t-il une alternativ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3">
          <table:covered-table-cell/>
          <table:table-cell table:style-name="ce65" table:formula="of:=[Critères.B102]" office:value-type="string" office:string-value="13.6" calcext:value-type="string">
            <text:p>13.6</text:p>
          </table:table-cell>
          <table:table-cell table:style-name="ce156" table:formula="of:=[Critères.C102]" office:value-type="string" office:string-value="Dans chaque page web, pour chaque contenu cryptique (art ASCII, émoticon, syntaxe cryptique) ayant une alternative, cette alternative est-elle pertinente ?" calcext:value-type="string">
            <text:p>Dans chaque page web, pour chaque contenu cryptique (art ASCII, émoticon, syntaxe cryptique) ayant une alternative, cette alternative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3">
          <table:covered-table-cell/>
          <table:table-cell table:style-name="ce65" table:formula="of:=[Critères.B103]" office:value-type="string" office:string-value="13.7" calcext:value-type="string">
            <text:p>13.7</text:p>
          </table:table-cell>
          <table:table-cell table:style-name="ce156" table:formula="of:=[Critères.C103]" office:value-type="string" office:string-value="Dans chaque page web, les changements brusques de luminosité ou les effets de flash sont-ils correctement utilisés ?" calcext:value-type="string">
            <text:p>Dans chaque page web, les changements brusques de luminosité ou les effets de flash sont-ils correctement utilisé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1">
          <table:covered-table-cell/>
          <table:table-cell table:style-name="ce65" table:formula="of:=[Critères.B104]" office:value-type="string" office:string-value="13.8" calcext:value-type="string">
            <text:p>13.8</text:p>
          </table:table-cell>
          <table:table-cell table:style-name="ce156" table:formula="of:=[Critères.C104]" office:value-type="string" office:string-value="Dans chaque page web, chaque contenu en mouvement ou clignotant est-il contrôlable par l’utilisateur ?" calcext:value-type="string">
            <text:p>Dans chaque page web, chaque contenu en mouvement ou clignotant est-il contrôlable par l’utilisateur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3">
          <table:covered-table-cell/>
          <table:table-cell table:style-name="ce65" table:formula="of:=[Critères.B105]" office:value-type="string" office:string-value="13.9" calcext:value-type="string">
            <text:p>13.9</text:p>
          </table:table-cell>
          <table:table-cell table:style-name="ce156" table:formula="of:=[Critères.C105]" office:value-type="string" office:string-value="Dans chaque page web, le contenu proposé est-il consultable quelle que soit l’orientation de l’écran (portait ou paysage) (hors cas particuliers) ?" calcext:value-type="string">
            <text:p>Dans chaque page web, le contenu proposé est-il consultable quelle que soit l’orientation de l’écran (portait ou paysage) (hors cas particuliers) ?</text:p>
          </table:table-cell>
          <table:table-cell table:style-name="ce139" table:content-validation-name="val1" office:value-type="string" calcext:value-type="string">
            <text:p>NC</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21">
          <table:covered-table-cell/>
          <table:table-cell table:style-name="ce65" table:formula="of:=[Critères.B106]" office:value-type="string" office:string-value="13.10" calcext:value-type="string">
            <text:p>13.10</text:p>
          </table:table-cell>
          <table:table-cell table:style-name="ce156" table:formula="of:=[Critères.C106]" office:value-type="string" office:string-value="Dans chaque page web, les fonctionnalités utilisables ou disponibles au moyen d’un geste complexe peuvent-elles être également disponibles au moyen d’un geste simple (hors cas particuliers) ?" calcext:value-type="string">
            <text:p>Dans chaque page web, les fonctionnalités utilisables ou disponibles au moyen d’un geste complexe peuvent-elles être également disponibles au moyen d’un geste simple (hors cas particuliers) ?</text:p>
          </table:table-cell>
          <table:table-cell table:style-name="ce139" table:content-validation-name="val1" office:value-type="string" calcext:value-type="string">
            <text:p>NC</text:p>
          </table:table-cell>
          <table:table-cell table:style-name="ce141" table:content-validation-name="val2" office:value-type="string" calcext:value-type="string">
            <text:p>D</text:p>
          </table:table-cell>
          <table:table-cell table:style-name="ce156" table:number-columns-repeated="2"/>
          <table:table-cell table:number-columns-repeated="1016"/>
        </table:table-row>
        <table:table-row table:style-name="ro21">
          <table:covered-table-cell/>
          <table:table-cell table:style-name="ce65" table:formula="of:=[Critères.B107]" office:value-type="string" office:string-value="13.11" calcext:value-type="string">
            <text:p>13.11</text:p>
          </table:table-cell>
          <table:table-cell table:style-name="ce156" table:formula="of:=[Critères.C107]" office:value-type="string" office:string-value="Dans chaque page web, les actions déclenchées au moyen d’un dispositif de pointage sur un point unique de l’écran peuvent-elles faire l’objet d’une annulation (hors cas particuliers) ?" calcext:value-type="string">
            <text:p>Dans chaque page web, les actions déclenchées au moyen d’un dispositif de pointage sur un point unique de l’écran peuvent-elles faire l’objet d’une annulation (hors cas particuliers) ?</text:p>
          </table:table-cell>
          <table:table-cell table:style-name="ce139" table:content-validation-name="val1" office:value-type="string" calcext:value-type="string">
            <text:p>C</text:p>
          </table:table-cell>
          <table:table-cell table:style-name="ce141" table:content-validation-name="val2" office:value-type="string" calcext:value-type="string">
            <text:p>N</text:p>
          </table:table-cell>
          <table:table-cell table:style-name="ce156" office:value-type="string" calcext:value-type="string">
            <text:p>P01, topic 13, criterion 11, correction instructions, line 1.</text:p>
            <text:p/>
            <text:p>P01, topic 13, criterion 11, correction instructions, line 3.</text:p>
          </table:table-cell>
          <table:table-cell table:style-name="ce156" office:value-type="string" calcext:value-type="string">
            <text:p>P01, topic 13, criterion 11, derogation comment, line 1.</text:p>
            <text:p/>
            <text:p>P01, topic 13, criterion 11, derogation comment, line 3.</text:p>
          </table:table-cell>
          <table:table-cell table:number-columns-repeated="1016"/>
        </table:table-row>
        <table:table-row table:style-name="ro13">
          <table:covered-table-cell/>
          <table:table-cell table:style-name="ce65" table:formula="of:=[Critères.B108]" office:value-type="string" office:string-value="13.12" calcext:value-type="string">
            <text:p>13.12</text:p>
          </table:table-cell>
          <table:table-cell table:style-name="ce156" table:formula="of:=[Critères.C108]" office:value-type="string" office:string-value="Dans chaque page web, les fonctionnalités qui impliquent un mouvement de l’appareil ou vers l’appareil peuvent-elles être satisfaites de manière alternative (hors cas particuliers) ?" calcext:value-type="string">
            <text:p>Dans chaque page web, les fonctionnalités qui impliquent un mouvement de l’appareil ou vers l’appareil peuvent-elles être satisfaites de manière alternativ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office:value-type="string" calcext:value-type="string">
            <text:p>P01, topic 13, criterion 12, correction instructions, line 1.</text:p>
            <text:p/>
            <text:p>P01, topic 13, criterion 12, correction instructions, line 3.</text:p>
          </table:table-cell>
          <table:table-cell table:style-name="ce156" office:value-type="string" calcext:value-type="string">
            <text:p>P01, topic 13, criterion 12, derogation comment, line 1.</text:p>
            <text:p/>
            <text:p>P01, topic 13, criterion 12, derogation comment, line 3.</text:p>
          </table:table-cell>
          <table:table-cell table:number-columns-repeated="1016"/>
        </table:table-row>
        <table:table-row table:style-name="ro7" table:number-rows-repeated="1048466">
          <table:table-cell table:number-columns-repeated="1023"/>
        </table:table-row>
        <table:table-row table:style-name="ro7">
          <table:table-cell table:number-columns-repeated="1023"/>
        </table:table-row>
        <calcext:conditional-formats>
          <calcext:conditional-format calcext:target-range-address="P01.D4:P01.D109">
            <calcext:condition calcext:apply-style-name="cf1" calcext:value="=&quot;C&quot;" calcext:base-cell-address="P01.D4"/>
            <calcext:condition calcext:apply-style-name="cf5" calcext:value="=&quot;NC&quot;" calcext:base-cell-address="P01.D4"/>
            <calcext:condition calcext:apply-style-name="cf4" calcext:value="=&quot;NA&quot;" calcext:base-cell-address="P01.D4"/>
            <calcext:condition calcext:apply-style-name="cf6" calcext:value="=&quot;NT&quot;" calcext:base-cell-address="P01.D4"/>
          </calcext:conditional-format>
          <calcext:conditional-format calcext:target-range-address="P01.E4:P01.E109">
            <calcext:condition calcext:apply-style-name="cf2" calcext:value="=&quot;D&quot;" calcext:base-cell-address="P01.E4"/>
            <calcext:condition calcext:apply-style-name="cf3" calcext:value="=&quot;N&quot;" calcext:base-cell-address="P01.E4"/>
          </calcext:conditional-format>
        </calcext:conditional-formats>
      </table:table>
      <table:table table:name="P03" table:style-name="ta1">
        <table:table-column table:style-name="co24" table:default-cell-style-name="ce125"/>
        <table:table-column table:style-name="co15" table:default-cell-style-name="ce75"/>
        <table:table-column table:style-name="co25" table:default-cell-style-name="ce32"/>
        <table:table-column table:style-name="co26" table:default-cell-style-name="ce32"/>
        <table:table-column table:style-name="co27" table:default-cell-style-name="ce32"/>
        <table:table-column table:style-name="co28" table:default-cell-style-name="ce32"/>
        <table:table-column table:style-name="co30" table:default-cell-style-name="ce32"/>
        <table:table-column table:style-name="co4" table:number-columns-repeated="57" table:default-cell-style-name="ce32"/>
        <table:table-row table:style-name="ro7">
          <table:table-cell table:style-name="ce82" table:number-columns-spanned="7" table:number-rows-spanned="1"/>
          <table:covered-table-cell table:number-columns-repeated="6"/>
          <table:table-cell table:number-columns-repeated="57"/>
        </table:table-row>
        <table:table-row table:style-name="ro7">
          <table:table-cell table:style-name="ce76" table:formula="of:=CONCATENATE([Échantillon.B11];&quot; : &quot;;[Échantillon.C11])" office:value-type="string" office:string-value="Contact : http://www.site.fr/contact.html" calcext:value-type="string" table:number-columns-spanned="7" table:number-rows-spanned="1">
            <text:p>Contact : http://www.site.fr/contact.html</text:p>
          </table:table-cell>
          <table:covered-table-cell table:number-columns-repeated="6"/>
          <table:table-cell table:number-columns-repeated="57"/>
        </table:table-row>
        <table:table-row table:style-name="ro24">
          <table:table-cell table:style-name="ce147" office:value-type="string" calcext:value-type="string">
            <text:p>Thématique</text:p>
          </table:table-cell>
          <table:table-cell table:style-name="ce147" office:value-type="string" calcext:value-type="string">
            <text:p>Critère</text:p>
          </table:table-cell>
          <table:table-cell table:style-name="ce155" office:value-type="string" calcext:value-type="string">
            <text:p>Recommandation</text:p>
          </table:table-cell>
          <table:table-cell table:style-name="ce147" office:value-type="string" calcext:value-type="string">
            <text:p>Statut</text:p>
          </table:table-cell>
          <table:table-cell table:style-name="ce147" office:value-type="string" calcext:value-type="string">
            <text:p>Dérogation</text:p>
          </table:table-cell>
          <table:table-cell table:style-name="ce155" office:value-type="string" calcext:value-type="string">
            <text:p>Modifications à apporter</text:p>
          </table:table-cell>
          <table:table-cell table:style-name="ce155" office:value-type="string" calcext:value-type="string">
            <text:p>Commentaires en cas de dérogations</text:p>
          </table:table-cell>
          <table:table-cell table:style-name="ce2" table:number-columns-repeated="57"/>
        </table:table-row>
        <table:table-row table:style-name="ro13">
          <table:table-cell table:style-name="ce28" table:formula="of:=[Critères.$A$3]" office:value-type="string" office:string-value="IMAGES" calcext:value-type="string" table:number-columns-spanned="1" table:number-rows-spanned="9">
            <text:p>IMAGES</text:p>
          </table:table-cell>
          <table:table-cell table:style-name="ce65" table:formula="of:=[Critères.B3]" office:value-type="string" office:string-value="1.1" calcext:value-type="string">
            <text:p>1.1</text:p>
          </table:table-cell>
          <table:table-cell table:style-name="ce156" table:formula="of:=[Critères.C3]" office:value-type="string" office:string-value="Chaque image porteuse d’information a-t-elle une alternative textuelle ?" calcext:value-type="string">
            <text:p>Chaque image porteuse d’information a-t-elle une alternative textuelle ?</text:p>
          </table:table-cell>
          <table:table-cell table:style-name="ce85" table:content-validation-name="val1" office:value-type="string" calcext:value-type="string">
            <text:p>C</text:p>
          </table:table-cell>
          <table:table-cell table:style-name="ce86" table:content-validation-name="val2" office:value-type="string" calcext:value-type="string">
            <text:p>N</text:p>
          </table:table-cell>
          <table:table-cell table:style-name="ce156" office:value-type="string" calcext:value-type="string">
            <text:p>P03, topic 1, criterion 1, correction instructions, line 1.</text:p>
            <text:p/>
            <text:p>P03, topic 1, criterion 1, correction instructions, line 3.</text:p>
          </table:table-cell>
          <table:table-cell table:style-name="ce156"/>
          <table:table-cell table:style-name="ce125"/>
          <table:table-cell table:style-name="ce2" table:number-columns-repeated="56"/>
        </table:table-row>
        <table:table-row table:style-name="ro13">
          <table:covered-table-cell/>
          <table:table-cell table:style-name="ce65" table:formula="of:=[Critères.B4]" office:value-type="string" office:string-value="1.2" calcext:value-type="string">
            <text:p>1.2</text:p>
          </table:table-cell>
          <table:table-cell table:style-name="ce156" table:formula="of:=[Critères.C4]" office:value-type="string" office:string-value="Chaque image de décoration est-elle correctement ignorée par les technologies d’assistance ?" calcext:value-type="string">
            <text:p>Chaque image de décoration est-elle correctement ignorée par les technologies d’assistance ?</text:p>
          </table:table-cell>
          <table:table-cell table:style-name="ce85" table:content-validation-name="val1" office:value-type="string" calcext:value-type="string">
            <text:p>NC</text:p>
          </table:table-cell>
          <table:table-cell table:style-name="ce87" table:content-validation-name="val2" office:value-type="string" calcext:value-type="string">
            <text:p>N</text:p>
          </table:table-cell>
          <table:table-cell table:style-name="ce156" office:value-type="string" calcext:value-type="string">
            <text:p>P03, topic 1, criterion 2, correction instructions, line 1.</text:p>
            <text:p/>
            <text:p>P03, topic 1, criterion 2, correction instructions, line 3.</text:p>
          </table:table-cell>
          <table:table-cell table:style-name="ce156"/>
          <table:table-cell table:style-name="ce2" table:number-columns-repeated="57"/>
        </table:table-row>
        <table:table-row table:style-name="ro23">
          <table:covered-table-cell/>
          <table:table-cell table:style-name="ce65" table:formula="of:=[Critères.B5]" office:value-type="string" office:string-value="1.3" calcext:value-type="string">
            <text:p>1.3</text:p>
          </table:table-cell>
          <table:table-cell table:style-name="ce156" table:formula="of:=[Critères.C5]" office:value-type="string" office:string-value="Pour chaque image porteuse d'information ayant une alternative textuelle, cette alternative est-elle pertinente (hors cas particuliers) ?" calcext:value-type="string">
            <text:p>Pour chaque image porteuse d'information ayant une alternative textuelle, cette alternative est-elle pertinente (hors cas particuliers) ?</text:p>
          </table:table-cell>
          <table:table-cell table:style-name="ce85" table:content-validation-name="val1" office:value-type="string" calcext:value-type="string">
            <text:p>NC</text:p>
          </table:table-cell>
          <table:table-cell table:style-name="ce87" table:content-validation-name="val2" office:value-type="string" calcext:value-type="string">
            <text:p>D</text:p>
          </table:table-cell>
          <table:table-cell table:style-name="ce156" office:value-type="string" calcext:value-type="string">
            <text:p>P03, topic 1, criterion 3, correction instructions, line 1.</text:p>
            <text:p/>
            <text:p>P03, topic 1, criterion 3, correction instructions, line 3.</text:p>
          </table:table-cell>
          <table:table-cell table:style-name="ce156" office:value-type="string" calcext:value-type="string">
            <text:p>P03, topic 1, criterion 3, derogation comment, line 1.</text:p>
            <text:p/>
            <text:p>P03, topic 1, criterion 3, derogation comment, line 3.</text:p>
          </table:table-cell>
          <table:table-cell table:style-name="ce2" table:number-columns-repeated="57"/>
        </table:table-row>
        <table:table-row table:style-name="ro13">
          <table:covered-table-cell/>
          <table:table-cell table:style-name="ce65" table:formula="of:=[Critères.B6]" office:value-type="string" office:string-value="1.4" calcext:value-type="string">
            <text:p>1.4</text:p>
          </table:table-cell>
          <table:table-cell table:style-name="ce156" table:formula="of:=[Critères.C6]" office:value-type="string" office:string-value="Pour chaque image utilisée comme CAPTCHA ou comme image-test, ayant une alternative textuelle, cette alternative permet-elle d’identifier la nature et la fonction de l’image ?" calcext:value-type="string">
            <text:p>Pour chaque image utilisée comme CAPTCHA ou comme image-test, ayant une alternative textuelle, cette alternative permet-elle d’identifier la nature et la fonction de l’imag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3">
          <table:covered-table-cell/>
          <table:table-cell table:style-name="ce65" table:formula="of:=[Critères.B7]" office:value-type="string" office:string-value="1.5" calcext:value-type="string">
            <text:p>1.5</text:p>
          </table:table-cell>
          <table:table-cell table:style-name="ce156" table:formula="of:=[Critères.C7]" office:value-type="string" office:string-value="Pour chaque image utilisée comme CAPTCHA, une solution d’accès alternatif au contenu ou à la fonction du CAPTCHA est-elle présente ?" calcext:value-type="string">
            <text:p>Pour chaque image utilisée comme CAPTCHA, une solution d’accès alternatif au contenu ou à la fonction du CAPTCHA est-elle présent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8"/>
          <table:table-cell table:style-name="ce156"/>
          <table:table-cell table:number-columns-repeated="57"/>
        </table:table-row>
        <table:table-row table:style-name="ro11">
          <table:covered-table-cell/>
          <table:table-cell table:style-name="ce65" table:formula="of:=[Critères.B8]" office:value-type="string" office:string-value="1.6" calcext:value-type="string">
            <text:p>1.6</text:p>
          </table:table-cell>
          <table:table-cell table:style-name="ce156" table:formula="of:=[Critères.C8]" office:value-type="string" office:string-value="Chaque image porteuse d’information a-t-elle, si nécessaire, une description détaillée ?" calcext:value-type="string">
            <text:p>Chaque image porteuse d’information a-t-elle, si nécessaire, une description détaillé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9]" office:value-type="string" office:string-value="1.7" calcext:value-type="string">
            <text:p>1.7</text:p>
          </table:table-cell>
          <table:table-cell table:style-name="ce156" table:formula="of:=[Critères.C9]" office:value-type="string" office:string-value="Pour chaque image porteuse d’information ayant une description détaillée, cette description est-elle pertinente ?" calcext:value-type="string">
            <text:p>Pour chaque image porteuse d’information ayant une description détaillée, cette description est-elle pertinent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21">
          <table:covered-table-cell/>
          <table:table-cell table:style-name="ce65" table:formula="of:=[Critères.B10]" office:value-type="string" office:string-value="1.8" calcext:value-type="string">
            <text:p>1.8</text:p>
          </table:table-cell>
          <table:table-cell table:style-name="ce156" table:formula="of:=[Critères.C10]" office:value-type="string" office:string-value="Chaque image texte porteuse d’information, en l’absence d’un mécanisme de remplacement, doit si possible être remplacée par du texte stylé. Cette règle est-elle respectée (hors cas particuliers) ?" calcext:value-type="string">
            <text:p>Chaque image texte porteuse d’information, en l’absence d’un mécanisme de remplacement, doit si possible être remplacée par du texte stylé. Cette règle est-elle respectée (hors cas particuliers) ?</text:p>
          </table:table-cell>
          <table:table-cell table:style-name="ce85" table:content-validation-name="val1" office:value-type="string" calcext:value-type="string">
            <text:p>NT</text:p>
          </table:table-cell>
          <table:table-cell table:style-name="ce86"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11]" office:value-type="string" office:string-value="1.9" calcext:value-type="string">
            <text:p>1.9</text:p>
          </table:table-cell>
          <table:table-cell table:style-name="ce156" table:formula="of:=[Critères.C11]" office:value-type="string" office:string-value="Chaque légende d’image est-elle, si nécessaire, correctement reliée à l’image correspondante ?" calcext:value-type="string">
            <text:p>Chaque légende d’image est-elle, si nécessaire, correctement reliée à l’image correspondante ?</text:p>
          </table:table-cell>
          <table:table-cell table:style-name="ce85" table:content-validation-name="val1" office:value-type="string" calcext:value-type="string">
            <text:p>NT</text:p>
          </table:table-cell>
          <table:table-cell table:style-name="ce86" table:content-validation-name="val2" office:value-type="string" calcext:value-type="string">
            <text:p>N</text:p>
          </table:table-cell>
          <table:table-cell table:style-name="ce156" table:number-columns-repeated="2"/>
          <table:table-cell table:number-columns-repeated="57"/>
        </table:table-row>
        <table:table-row table:style-name="ro7">
          <table:table-cell table:style-name="ce28" table:formula="of:=[Critères.$A$12]" office:value-type="string" office:string-value="CADRES" calcext:value-type="string" table:number-columns-spanned="1" table:number-rows-spanned="2">
            <text:p>CADRES</text:p>
          </table:table-cell>
          <table:table-cell table:style-name="ce68" table:formula="of:=[Critères.B12]" office:value-type="string" office:string-value="2.1" calcext:value-type="string">
            <text:p>2.1</text:p>
          </table:table-cell>
          <table:table-cell table:style-name="ce157" table:formula="of:=[Critères.C12]" office:value-type="string" office:string-value="Chaque cadre a-t-il un titre de cadre ?" calcext:value-type="string">
            <text:p>Chaque cadre a-t-il un titre de cadre ?</text:p>
          </table:table-cell>
          <table:table-cell table:style-name="ce85" table:content-validation-name="val1" office:value-type="string" calcext:value-type="string">
            <text:p>NT</text:p>
          </table:table-cell>
          <table:table-cell table:style-name="ce86" table:content-validation-name="val2" office:value-type="string" calcext:value-type="string">
            <text:p>N</text:p>
          </table:table-cell>
          <table:table-cell table:style-name="ce69"/>
          <table:table-cell table:style-name="ce157"/>
          <table:table-cell table:number-columns-repeated="57"/>
        </table:table-row>
        <table:table-row table:style-name="ro11">
          <table:covered-table-cell/>
          <table:table-cell table:style-name="ce68" table:formula="of:=[Critères.B13]" office:value-type="string" office:string-value="2.2" calcext:value-type="string">
            <text:p>2.2</text:p>
          </table:table-cell>
          <table:table-cell table:style-name="ce157" table:formula="of:=[Critères.C13]" office:value-type="string" office:string-value="Pour chaque cadre ayant un titre de cadre, ce titre de cadre est-il pertinent ?" calcext:value-type="string">
            <text:p>Pour chaque cadre ayant un titre de cadre, ce titre de cadre est-il pertinent ?</text:p>
          </table:table-cell>
          <table:table-cell table:style-name="ce85" table:content-validation-name="val1" office:value-type="string" calcext:value-type="string">
            <text:p>NT</text:p>
          </table:table-cell>
          <table:table-cell table:style-name="ce86" table:content-validation-name="val2" office:value-type="string" calcext:value-type="string">
            <text:p>N</text:p>
          </table:table-cell>
          <table:table-cell table:style-name="ce157" table:number-columns-repeated="2"/>
          <table:table-cell table:number-columns-repeated="57"/>
        </table:table-row>
        <table:table-row table:style-name="ro11">
          <table:table-cell table:style-name="ce28" table:formula="of:=[Critères.$A$14]" office:value-type="string" office:string-value="COULEURS" calcext:value-type="string" table:number-columns-spanned="1" table:number-rows-spanned="3">
            <text:p>COULEURS</text:p>
          </table:table-cell>
          <table:table-cell table:style-name="ce65" table:formula="of:=[Critères.B14]" office:value-type="string" office:string-value="3.1" calcext:value-type="string">
            <text:p>3.1</text:p>
          </table:table-cell>
          <table:table-cell table:style-name="ce156" table:formula="of:=[Critères.C14]" office:value-type="string" office:string-value="Dans chaque page web, l’information ne doit pas être donnée uniquement par la couleur. Cette règle est-elle respectée ?" calcext:value-type="string">
            <text:p>Dans chaque page web, l’information ne doit pas être donnée uniquement par la couleur. Cette règle est-elle respecté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3">
          <table:covered-table-cell/>
          <table:table-cell table:style-name="ce65" table:formula="of:=[Critères.B15]" office:value-type="string" office:string-value="3.2" calcext:value-type="string">
            <text:p>3.2</text:p>
          </table:table-cell>
          <table:table-cell table:style-name="ce156" table:formula="of:=[Critères.C15]" office:value-type="string" office:string-value="Dans chaque page web, le contraste entre la couleur du texte et la couleur de son arrière-plan est-il suffisamment élevé (hors cas particuliers) ?" calcext:value-type="string">
            <text:p>Dans chaque page web, le contraste entre la couleur du texte et la couleur de son arrière-plan est-il suffisamment élevé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21">
          <table:covered-table-cell/>
          <table:table-cell table:style-name="ce65" table:formula="of:=[Critères.B16]" office:value-type="string" office:string-value="3.3" calcext:value-type="string">
            <text:p>3.3</text:p>
          </table:table-cell>
          <table:table-cell table:style-name="ce156" table:formula="of:=[Critères.C16]" office:value-type="string" office:string-value="Dans chaque page web, les couleurs utilisées dans les composants d’interface ou les éléments graphiques porteurs d’informations sont-elles suffisamment contrastées (hors cas particuliers) ?" calcext:value-type="string">
            <text:p>Dans chaque page web, les couleurs utilisées dans les composants d’interface ou les éléments graphiques porteurs d’informations sont-elles suffisamment contrastées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3">
          <table:table-cell table:style-name="ce28" table:formula="of:=[Critères.$A$17]" office:value-type="string" office:string-value="MULTIMÉDIA" calcext:value-type="string" table:number-columns-spanned="1" table:number-rows-spanned="13">
            <text:p>MULTIMÉDIA</text:p>
          </table:table-cell>
          <table:table-cell table:style-name="ce65" table:formula="of:=[Critères.B17]" office:value-type="string" office:string-value="4.1" calcext:value-type="string">
            <text:p>4.1</text:p>
          </table:table-cell>
          <table:table-cell table:style-name="ce156" table:formula="of:=[Critères.C17]" office:value-type="string" office:string-value="Chaque média temporel pré-enregistré a-t-il, si nécessaire, une transcription textuelle ou une audiodescription (hors cas particuliers) ?" calcext:value-type="string">
            <text:p>Chaque média temporel pré-enregistré a-t-il, si nécessaire, une transcription textuelle ou une audiodescription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3">
          <table:covered-table-cell/>
          <table:table-cell table:style-name="ce65" table:formula="of:=[Critères.B18]" office:value-type="string" office:string-value="4.2" calcext:value-type="string">
            <text:p>4.2</text:p>
          </table:table-cell>
          <table:table-cell table:style-name="ce156" table:formula="of:=[Critères.C18]" office:value-type="string" office:string-value="Pour chaque média temporel pré-enregistré ayant une transcription textuelle ou une audiodescription synchronisée, celles-ci sont-elles pertinentes (hors cas particuliers) ?" calcext:value-type="string">
            <text:p>Pour chaque média temporel pré-enregistré ayant une transcription textuelle ou une audiodescription synchronisée, celles-ci sont-elles pertinentes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3">
          <table:covered-table-cell/>
          <table:table-cell table:style-name="ce65" table:formula="of:=[Critères.B19]" office:value-type="string" office:string-value="4.3" calcext:value-type="string">
            <text:p>4.3</text:p>
          </table:table-cell>
          <table:table-cell table:style-name="ce156" table:formula="of:=[Critères.C19]" office:value-type="string" office:string-value="Chaque média temporel synchronisé pré-enregistré a-t-il, si nécessaire, des sous-titres synchronisés (hors cas particuliers) ?" calcext:value-type="string">
            <text:p>Chaque média temporel synchronisé pré-enregistré a-t-il, si nécessaire, des sous-titres synchronisés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3">
          <table:covered-table-cell/>
          <table:table-cell table:style-name="ce65" table:formula="of:=[Critères.B20]" office:value-type="string" office:string-value="4.4" calcext:value-type="string">
            <text:p>4.4</text:p>
          </table:table-cell>
          <table:table-cell table:style-name="ce156" table:formula="of:=[Critères.C20]" office:value-type="string" office:string-value="Pour chaque média temporel synchronisé pré-enregistré ayant des sous-titres synchronisés, ces sous-titres sont-ils pertinents ?" calcext:value-type="string">
            <text:p>Pour chaque média temporel synchronisé pré-enregistré ayant des sous-titres synchronisés, ces sous-titres sont-ils pertinent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21]" office:value-type="string" office:string-value="4.5" calcext:value-type="string">
            <text:p>4.5</text:p>
          </table:table-cell>
          <table:table-cell table:style-name="ce156" table:formula="of:=[Critères.C21]" office:value-type="string" office:string-value="Chaque média temporel pré-enregistré a-t-il, si nécessaire, une audiodescription synchronisée (hors cas particuliers) ?" calcext:value-type="string">
            <text:p>Chaque média temporel pré-enregistré a-t-il, si nécessaire, une audiodescription synchronisée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22]" office:value-type="string" office:string-value="4.6" calcext:value-type="string">
            <text:p>4.6</text:p>
          </table:table-cell>
          <table:table-cell table:style-name="ce156" table:formula="of:=[Critères.C22]" office:value-type="string" office:string-value="Pour chaque média temporel pré-enregistré ayant une audiodescription synchronisée, celle-ci est-elle pertinente ?" calcext:value-type="string">
            <text:p>Pour chaque média temporel pré-enregistré ayant une audiodescription synchronisée, celle-ci est-elle pertinent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23]" office:value-type="string" office:string-value="4.7" calcext:value-type="string">
            <text:p>4.7</text:p>
          </table:table-cell>
          <table:table-cell table:style-name="ce156" table:formula="of:=[Critères.C23]" office:value-type="string" office:string-value="Chaque média temporel est-il clairement identifiable (hors cas particuliers) ?" calcext:value-type="string">
            <text:p>Chaque média temporel est-il clairement identifiable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24]" office:value-type="string" office:string-value="4.8" calcext:value-type="string">
            <text:p>4.8</text:p>
          </table:table-cell>
          <table:table-cell table:style-name="ce156" table:formula="of:=[Critères.C24]" office:value-type="string" office:string-value="Chaque média non temporel a-t-il, si nécessaire, une alternative (hors cas particuliers) ?" calcext:value-type="string">
            <text:p>Chaque média non temporel a-t-il, si nécessaire, une alternative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25]" office:value-type="string" office:string-value="4.9" calcext:value-type="string">
            <text:p>4.9</text:p>
          </table:table-cell>
          <table:table-cell table:style-name="ce156" table:formula="of:=[Critères.C25]" office:value-type="string" office:string-value="Pour chaque média non temporel ayant une alternative, cette alternative est-elle pertinente ?" calcext:value-type="string">
            <text:p>Pour chaque média non temporel ayant une alternative, cette alternative est-elle pertinent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26]" office:value-type="string" office:string-value="4.10" calcext:value-type="string">
            <text:p>4.10</text:p>
          </table:table-cell>
          <table:table-cell table:style-name="ce156" table:formula="of:=[Critères.C26]" office:value-type="string" office:string-value="Chaque son déclenché automatiquement est-il contrôlable par l’utilisateur ?" calcext:value-type="string">
            <text:p>Chaque son déclenché automatiquement est-il contrôlable par l’utilisateur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3">
          <table:covered-table-cell/>
          <table:table-cell table:style-name="ce65" table:formula="of:=[Critères.B27]" office:value-type="string" office:string-value="4.11" calcext:value-type="string">
            <text:p>4.11</text:p>
          </table:table-cell>
          <table:table-cell table:style-name="ce156" table:formula="of:=[Critères.C27]" office:value-type="string" office:string-value="La consultation de chaque média temporel est-elle, si nécessaire, contrôlable par le clavier et tout dispositif de pointage ?" calcext:value-type="string">
            <text:p>La consultation de chaque média temporel est-elle, si nécessaire, contrôlable par le clavier et tout dispositif de pointag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28]" office:value-type="string" office:string-value="4.12" calcext:value-type="string">
            <text:p>4.12</text:p>
          </table:table-cell>
          <table:table-cell table:style-name="ce156" table:formula="of:=[Critères.C28]" office:value-type="string" office:string-value="La consultation de chaque média non temporel est-elle contrôlable par le clavier et tout dispositif de pointage ?" calcext:value-type="string">
            <text:p>La consultation de chaque média non temporel est-elle contrôlable par le clavier et tout dispositif de pointag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29]" office:value-type="string" office:string-value="4.13" calcext:value-type="string">
            <text:p>4.13</text:p>
          </table:table-cell>
          <table:table-cell table:style-name="ce156" table:formula="of:=[Critères.C29]" office:value-type="string" office:string-value="Chaque média temporel et non temporel est-il compatible avec les technologies d’assistance (hors cas particuliers) ?" calcext:value-type="string">
            <text:p>Chaque média temporel et non temporel est-il compatible avec les technologies d’assistance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7">
          <table:table-cell table:style-name="ce28" table:formula="of:=[Critères.$A$30]" office:value-type="string" office:string-value="TABLEAUX" calcext:value-type="string" table:number-columns-spanned="1" table:number-rows-spanned="8">
            <text:p>TABLEAUX</text:p>
          </table:table-cell>
          <table:table-cell table:style-name="ce65" table:formula="of:=[Critères.B30]" office:value-type="string" office:string-value="5.1" calcext:value-type="string">
            <text:p>5.1</text:p>
          </table:table-cell>
          <table:table-cell table:style-name="ce156" table:formula="of:=[Critères.C30]" office:value-type="string" office:string-value="Chaque tableau de données complexe a-t-il un résumé ?" calcext:value-type="string">
            <text:p>Chaque tableau de données complexe a-t-il un résumé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31]" office:value-type="string" office:string-value="5.2" calcext:value-type="string">
            <text:p>5.2</text:p>
          </table:table-cell>
          <table:table-cell table:style-name="ce156" table:formula="of:=[Critères.C31]" office:value-type="string" office:string-value="Pour chaque tableau de données complexe ayant un résumé, celui-ci est-il pertinent ?" calcext:value-type="string">
            <text:p>Pour chaque tableau de données complexe ayant un résumé, celui-ci est-il pertinent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32]" office:value-type="string" office:string-value="5.3" calcext:value-type="string">
            <text:p>5.3</text:p>
          </table:table-cell>
          <table:table-cell table:style-name="ce156" table:formula="of:=[Critères.C32]" office:value-type="string" office:string-value="Pour chaque tableau de mise en forme, le contenu linéarisé reste-t-il compréhensible ?" calcext:value-type="string">
            <text:p>Pour chaque tableau de mise en forme, le contenu linéarisé reste-t-il compréhensibl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33]" office:value-type="string" office:string-value="5.4" calcext:value-type="string">
            <text:p>5.4</text:p>
          </table:table-cell>
          <table:table-cell table:style-name="ce156" table:formula="of:=[Critères.C33]" office:value-type="string" office:string-value="Pour chaque tableau de données ayant un titre, le titre est-il correctement associé au tableau de données ?" calcext:value-type="string">
            <text:p>Pour chaque tableau de données ayant un titre, le titre est-il correctement associé au tableau de donnée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34]" office:value-type="string" office:string-value="5.5" calcext:value-type="string">
            <text:p>5.5</text:p>
          </table:table-cell>
          <table:table-cell table:style-name="ce156" table:formula="of:=[Critères.C34]" office:value-type="string" office:string-value="Pour chaque tableau de données ayant un titre, celui-ci est-il pertinent ?" calcext:value-type="string">
            <text:p>Pour chaque tableau de données ayant un titre, celui-ci est-il pertinent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3">
          <table:covered-table-cell/>
          <table:table-cell table:style-name="ce65" table:formula="of:=[Critères.B35]" office:value-type="string" office:string-value="5.6" calcext:value-type="string">
            <text:p>5.6</text:p>
          </table:table-cell>
          <table:table-cell table:style-name="ce156" table:formula="of:=[Critères.C35]" office:value-type="string" office:string-value="Pour chaque tableau de données, chaque en-tête de colonnes et chaque en-tête de lignes sont-ils correctement déclarés ?" calcext:value-type="string">
            <text:p>Pour chaque tableau de données, chaque en-tête de colonnes et chaque en-tête de lignes sont-ils correctement déclaré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3">
          <table:covered-table-cell/>
          <table:table-cell table:style-name="ce65" table:formula="of:=[Critères.B36]" office:value-type="string" office:string-value="5.7" calcext:value-type="string">
            <text:p>5.7</text:p>
          </table:table-cell>
          <table:table-cell table:style-name="ce156" table:formula="of:=[Critères.C36]" office:value-type="string" office:string-value="Pour chaque tableau de données, la technique appropriée permettant d’associer chaque cellule avec ses en-têtes est-elle utilisée (hors cas particuliers) ?" calcext:value-type="string">
            <text:p>Pour chaque tableau de données, la technique appropriée permettant d’associer chaque cellule avec ses en-têtes est-elle utilisée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3">
          <table:covered-table-cell/>
          <table:table-cell table:style-name="ce65" table:formula="of:=[Critères.B37]" office:value-type="string" office:string-value="5.8" calcext:value-type="string">
            <text:p>5.8</text:p>
          </table:table-cell>
          <table:table-cell table:style-name="ce156" table:formula="of:=[Critères.C37]" office:value-type="string" office:string-value="Chaque tableau de mise en forme ne doit pas utiliser d’éléments propres aux tableaux de données. Cette règle est-elle respectée ?" calcext:value-type="string">
            <text:p>Chaque tableau de mise en forme ne doit pas utiliser d’éléments propres aux tableaux de données. Cette règle est-elle respecté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7">
          <table:table-cell table:style-name="ce28" table:formula="of:=[Critères.$A$38]" office:value-type="string" office:string-value="LIENS" calcext:value-type="string" table:number-columns-spanned="1" table:number-rows-spanned="2">
            <text:p>LIENS</text:p>
          </table:table-cell>
          <table:table-cell table:style-name="ce65" table:formula="of:=[Critères.B38]" office:value-type="string" office:string-value="6.1" calcext:value-type="string">
            <text:p>6.1</text:p>
          </table:table-cell>
          <table:table-cell table:style-name="ce156" table:formula="of:=[Critères.C38]" office:value-type="string" office:string-value="Chaque lien est-il explicite (hors cas particuliers) ?" calcext:value-type="string">
            <text:p>Chaque lien est-il explicite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7">
          <table:covered-table-cell/>
          <table:table-cell table:style-name="ce65" table:formula="of:=[Critères.B39]" office:value-type="string" office:string-value="6.2" calcext:value-type="string">
            <text:p>6.2</text:p>
          </table:table-cell>
          <table:table-cell table:style-name="ce156" table:formula="of:=[Critères.C39]" office:value-type="string" office:string-value="Dans chaque page web, chaque lien a-t-il un intitulé ?" calcext:value-type="string">
            <text:p>Dans chaque page web, chaque lien a-t-il un intitulé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1">
          <table:table-cell table:style-name="ce28" table:formula="of:=[Critères.$A$40]" office:value-type="string" office:string-value="SCRIPTS" calcext:value-type="string" table:number-columns-spanned="1" table:number-rows-spanned="5">
            <text:p>SCRIPTS</text:p>
          </table:table-cell>
          <table:table-cell table:style-name="ce65" table:formula="of:=[Critères.B40]" office:value-type="string" office:string-value="7.1" calcext:value-type="string">
            <text:p>7.1</text:p>
          </table:table-cell>
          <table:table-cell table:style-name="ce156" table:formula="of:=[Critères.C40]" office:value-type="string" office:string-value="Chaque script est-il, si nécessaire, compatible avec les technologies d’assistance ?" calcext:value-type="string">
            <text:p>Chaque script est-il, si nécessaire, compatible avec les technologies d’assistanc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41]" office:value-type="string" office:string-value="7.2" calcext:value-type="string">
            <text:p>7.2</text:p>
          </table:table-cell>
          <table:table-cell table:style-name="ce156" table:formula="of:=[Critères.C41]" office:value-type="string" office:string-value="Pour chaque script ayant une alternative, cette alternative est-elle pertinente ?" calcext:value-type="string">
            <text:p>Pour chaque script ayant une alternative, cette alternative est-elle pertinent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42]" office:value-type="string" office:string-value="7.3" calcext:value-type="string">
            <text:p>7.3</text:p>
          </table:table-cell>
          <table:table-cell table:style-name="ce156" table:formula="of:=[Critères.C42]" office:value-type="string" office:string-value="Chaque script est-il contrôlable par le clavier et par tout dispositif de pointage (hors cas particuliers) ?" calcext:value-type="string">
            <text:p>Chaque script est-il contrôlable par le clavier et par tout dispositif de pointage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43]" office:value-type="string" office:string-value="7.4" calcext:value-type="string">
            <text:p>7.4</text:p>
          </table:table-cell>
          <table:table-cell table:style-name="ce156" table:formula="of:=[Critères.C43]" office:value-type="string" office:string-value="Pour chaque script qui initie un changement de contexte, l’utilisateur est-il averti ou en a-t-il le contrôle ?" calcext:value-type="string">
            <text:p>Pour chaque script qui initie un changement de contexte, l’utilisateur est-il averti ou en a-t-il le contrôl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44]" office:value-type="string" office:string-value="7.5" calcext:value-type="string">
            <text:p>7.5</text:p>
          </table:table-cell>
          <table:table-cell table:style-name="ce156" table:formula="of:=[Critères.C44]" office:value-type="string" office:string-value="Dans chaque page web, les messages de statut sont-ils correctement restitués par les technologies d’assistance ?" calcext:value-type="string">
            <text:p>Dans chaque page web, les messages de statut sont-ils correctement restitués par les technologies d’assistanc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7">
          <table:table-cell table:style-name="ce28" table:formula="of:=[Critères.$A$45]" office:value-type="string" office:string-value="ÉLÉMENTS OBLIGATOIRES" calcext:value-type="string" table:number-columns-spanned="1" table:number-rows-spanned="10">
            <text:p>ÉLÉMENTS OBLIGATOIRES</text:p>
          </table:table-cell>
          <table:table-cell table:style-name="ce65" table:formula="of:=[Critères.B45]" office:value-type="string" office:string-value="8.1" calcext:value-type="string">
            <text:p>8.1</text:p>
          </table:table-cell>
          <table:table-cell table:style-name="ce156" table:formula="of:=[Critères.C45]" office:value-type="string" office:string-value="Chaque page web est-elle définie par un type de document ?" calcext:value-type="string">
            <text:p>Chaque page web est-elle définie par un type de document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46]" office:value-type="string" office:string-value="8.2" calcext:value-type="string">
            <text:p>8.2</text:p>
          </table:table-cell>
          <table:table-cell table:style-name="ce156" table:formula="of:=[Critères.C46]" office:value-type="string" office:string-value="Pour chaque page web, le code source généré est-il valide selon le type de document spécifié (hors cas particuliers) ?" calcext:value-type="string">
            <text:p>Pour chaque page web, le code source généré est-il valide selon le type de document spécifié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47]" office:value-type="string" office:string-value="8.3" calcext:value-type="string">
            <text:p>8.3</text:p>
          </table:table-cell>
          <table:table-cell table:style-name="ce156" table:formula="of:=[Critères.C47]" office:value-type="string" office:string-value="Dans chaque page web, la langue par défaut est-elle présente ?" calcext:value-type="string">
            <text:p>Dans chaque page web, la langue par défaut est-elle présent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48]" office:value-type="string" office:string-value="8.4" calcext:value-type="string">
            <text:p>8.4</text:p>
          </table:table-cell>
          <table:table-cell table:style-name="ce156" table:formula="of:=[Critères.C48]" office:value-type="string" office:string-value="Pour chaque page web ayant une langue par défaut, le code de langue est-il pertinent ?" calcext:value-type="string">
            <text:p>Pour chaque page web ayant une langue par défaut, le code de langue est-il pertinent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7">
          <table:covered-table-cell/>
          <table:table-cell table:style-name="ce65" table:formula="of:=[Critères.B49]" office:value-type="string" office:string-value="8.5" calcext:value-type="string">
            <text:p>8.5</text:p>
          </table:table-cell>
          <table:table-cell table:style-name="ce156" table:formula="of:=[Critères.C49]" office:value-type="string" office:string-value="Chaque page web a-t-elle un titre de page ?" calcext:value-type="string">
            <text:p>Chaque page web a-t-elle un titre de pag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50]" office:value-type="string" office:string-value="8.6" calcext:value-type="string">
            <text:p>8.6</text:p>
          </table:table-cell>
          <table:table-cell table:style-name="ce156" table:formula="of:=[Critères.C50]" office:value-type="string" office:string-value="Pour chaque page web ayant un titre de page, ce titre est-il pertinent ?" calcext:value-type="string">
            <text:p>Pour chaque page web ayant un titre de page, ce titre est-il pertinent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51]" office:value-type="string" office:string-value="8.7" calcext:value-type="string">
            <text:p>8.7</text:p>
          </table:table-cell>
          <table:table-cell table:style-name="ce156" table:formula="of:=[Critères.C51]" office:value-type="string" office:string-value="Dans chaque page web, chaque changement de langue est-il indiqué dans le code source (hors cas particuliers) ?" calcext:value-type="string">
            <text:p>Dans chaque page web, chaque changement de langue est-il indiqué dans le code source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52]" office:value-type="string" office:string-value="8.8" calcext:value-type="string">
            <text:p>8.8</text:p>
          </table:table-cell>
          <table:table-cell table:style-name="ce156" table:formula="of:=[Critères.C52]" office:value-type="string" office:string-value="Dans chaque page web, le code de langue de chaque changement de langue est-il valide et pertinent ?" calcext:value-type="string">
            <text:p>Dans chaque page web, le code de langue de chaque changement de langue est-il valide et pertinent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3">
          <table:covered-table-cell/>
          <table:table-cell table:style-name="ce65" table:formula="of:=[Critères.B53]" office:value-type="string" office:string-value="8.9" calcext:value-type="string">
            <text:p>8.9</text:p>
          </table:table-cell>
          <table:table-cell table:style-name="ce156" table:formula="of:=[Critères.C53]" office:value-type="string" office:string-value="Dans chaque page web, les balises ne doivent pas être utilisées uniquement à des fins de présentation. Cette règle est-elle respectée ?" calcext:value-type="string">
            <text:p>Dans chaque page web, les balises ne doivent pas être utilisées uniquement à des fins de présentation. Cette règle est-elle respecté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54]" office:value-type="string" office:string-value="8.10" calcext:value-type="string">
            <text:p>8.10</text:p>
          </table:table-cell>
          <table:table-cell table:style-name="ce156" table:formula="of:=[Critères.C54]" office:value-type="string" office:string-value="Dans chaque page web, les changements du sens de lecture sont-ils signalés ?" calcext:value-type="string">
            <text:p>Dans chaque page web, les changements du sens de lecture sont-ils signalé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table-cell table:style-name="ce28" table:formula="of:=[Critères.$A$55]" office:value-type="string" office:string-value="STRUCTURATION" calcext:value-type="string" table:number-columns-spanned="1" table:number-rows-spanned="4">
            <text:p>STRUCTURATION</text:p>
          </table:table-cell>
          <table:table-cell table:style-name="ce65" table:formula="of:=[Critères.B55]" office:value-type="string" office:string-value="9.1" calcext:value-type="string">
            <text:p>9.1</text:p>
          </table:table-cell>
          <table:table-cell table:style-name="ce156" table:formula="of:=[Critères.C55]" office:value-type="string" office:string-value="Dans chaque page web, l’information est-elle structurée par l’utilisation appropriée de titres ?" calcext:value-type="string">
            <text:p>Dans chaque page web, l’information est-elle structurée par l’utilisation appropriée de titre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56]" office:value-type="string" office:string-value="9.2" calcext:value-type="string">
            <text:p>9.2</text:p>
          </table:table-cell>
          <table:table-cell table:style-name="ce156" table:formula="of:=[Critères.C56]" office:value-type="string" office:string-value="Dans chaque page web, la structure du document est-elle cohérente (hors cas particuliers) ?" calcext:value-type="string">
            <text:p>Dans chaque page web, la structure du document est-elle cohérente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57]" office:value-type="string" office:string-value="9.3" calcext:value-type="string">
            <text:p>9.3</text:p>
          </table:table-cell>
          <table:table-cell table:style-name="ce156" table:formula="of:=[Critères.C57]" office:value-type="string" office:string-value="Dans chaque page web, chaque liste est-elle correctement structurée ?" calcext:value-type="string">
            <text:p>Dans chaque page web, chaque liste est-elle correctement structuré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58]" office:value-type="string" office:string-value="9.4" calcext:value-type="string">
            <text:p>9.4</text:p>
          </table:table-cell>
          <table:table-cell table:style-name="ce156" table:formula="of:=[Critères.C58]" office:value-type="string" office:string-value="Dans chaque page web, chaque citation est-elle correctement indiquée ?" calcext:value-type="string">
            <text:p>Dans chaque page web, chaque citation est-elle correctement indiqué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table-cell table:style-name="ce28" table:formula="of:=[Critères.$A$59]" office:value-type="string" office:string-value="PRÉSENTATION" calcext:value-type="string" table:number-columns-spanned="1" table:number-rows-spanned="14">
            <text:p>PRÉSENTATION</text:p>
          </table:table-cell>
          <table:table-cell table:style-name="ce65" table:formula="of:=[Critères.B59]" office:value-type="string" office:string-value="10.1" calcext:value-type="string">
            <text:p>10.1</text:p>
          </table:table-cell>
          <table:table-cell table:style-name="ce156" table:formula="of:=[Critères.C59]" office:value-type="string" office:string-value="Dans le site web, des feuilles de styles sont-elles utilisées pour contrôler la présentation de l’information ?" calcext:value-type="string">
            <text:p>Dans le site web, des feuilles de styles sont-elles utilisées pour contrôler la présentation de l’information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3">
          <table:covered-table-cell/>
          <table:table-cell table:style-name="ce65" table:formula="of:=[Critères.B60]" office:value-type="string" office:string-value="10.2" calcext:value-type="string">
            <text:p>10.2</text:p>
          </table:table-cell>
          <table:table-cell table:style-name="ce156" table:formula="of:=[Critères.C60]" office:value-type="string" office:string-value="Dans chaque page web, le contenu visible porteur d’information reste-t-il présent lorsque les feuilles de styles sont désactivées ?" calcext:value-type="string">
            <text:p>Dans chaque page web, le contenu visible porteur d’information reste-t-il présent lorsque les feuilles de styles sont désactivée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3">
          <table:covered-table-cell/>
          <table:table-cell table:style-name="ce65" table:formula="of:=[Critères.B61]" office:value-type="string" office:string-value="10.3" calcext:value-type="string">
            <text:p>10.3</text:p>
          </table:table-cell>
          <table:table-cell table:style-name="ce156" table:formula="of:=[Critères.C61]" office:value-type="string" office:string-value="Dans chaque page web, l’information reste-t-elle compréhensible lorsque les feuilles de styles sont désactivées ?" calcext:value-type="string">
            <text:p>Dans chaque page web, l’information reste-t-elle compréhensible lorsque les feuilles de styles sont désactivée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3">
          <table:covered-table-cell/>
          <table:table-cell table:style-name="ce65" table:formula="of:=[Critères.B62]" office:value-type="string" office:string-value="10.4" calcext:value-type="string">
            <text:p>10.4</text:p>
          </table:table-cell>
          <table:table-cell table:style-name="ce156" table:formula="of:=[Critères.C62]" office:value-type="string" office:string-value="Dans chaque page web, le texte reste-t-il lisible lorsque la taille des caractères est augmentée jusqu’à 200%, au moins (hors cas particuliers) ?" calcext:value-type="string">
            <text:p>Dans chaque page web, le texte reste-t-il lisible lorsque la taille des caractères est augmentée jusqu’à 200%, au moins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63]" office:value-type="string" office:string-value="10.5" calcext:value-type="string">
            <text:p>10.5</text:p>
          </table:table-cell>
          <table:table-cell table:style-name="ce156" table:formula="of:=[Critères.C63]" office:value-type="string" office:string-value="Dans chaque page web, les déclarations CSS de couleurs de fond d’élément et de police sont-elles correctement utilisées ?" calcext:value-type="string">
            <text:p>Dans chaque page web, les déclarations CSS de couleurs de fond d’élément et de police sont-elles correctement utilisée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64]" office:value-type="string" office:string-value="10.6" calcext:value-type="string">
            <text:p>10.6</text:p>
          </table:table-cell>
          <table:table-cell table:style-name="ce156" table:formula="of:=[Critères.C64]" office:value-type="string" office:string-value="Dans chaque page web, chaque lien dont la nature n’est pas évidente est-il visible par rapport au texte environnant ?" calcext:value-type="string">
            <text:p>Dans chaque page web, chaque lien dont la nature n’est pas évidente est-il visible par rapport au texte environnant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65]" office:value-type="string" office:string-value="10.7" calcext:value-type="string">
            <text:p>10.7</text:p>
          </table:table-cell>
          <table:table-cell table:style-name="ce156" table:formula="of:=[Critères.C65]" office:value-type="string" office:string-value="Dans chaque page web, pour chaque élément recevant le focus, la prise de focus est-elle visible ?" calcext:value-type="string">
            <text:p>Dans chaque page web, pour chaque élément recevant le focus, la prise de focus est-elle visibl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66]" office:value-type="string" office:string-value="10.8" calcext:value-type="string">
            <text:p>10.8</text:p>
          </table:table-cell>
          <table:table-cell table:style-name="ce156" table:formula="of:=[Critères.C66]" office:value-type="string" office:string-value="Pour chaque page web, les contenus cachés ont-ils vocation à être ignorés par les technologies d’assistance ?" calcext:value-type="string">
            <text:p>Pour chaque page web, les contenus cachés ont-ils vocation à être ignorés par les technologies d’assistanc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3">
          <table:covered-table-cell/>
          <table:table-cell table:style-name="ce65" table:formula="of:=[Critères.B67]" office:value-type="string" office:string-value="10.9" calcext:value-type="string">
            <text:p>10.9</text:p>
          </table:table-cell>
          <table:table-cell table:style-name="ce156" table:formula="of:=[Critères.C67]" office:value-type="string" office:string-value="Dans chaque page web, l’information ne doit pas être donnée uniquement par la forme, taille ou position. Cette règle est-elle respectée ?" calcext:value-type="string">
            <text:p>Dans chaque page web, l’information ne doit pas être donnée uniquement par la forme, taille ou position. Cette règle est-elle respecté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3">
          <table:covered-table-cell/>
          <table:table-cell table:style-name="ce65" table:formula="of:=[Critères.B68]" office:value-type="string" office:string-value="10.10" calcext:value-type="string">
            <text:p>10.10</text:p>
          </table:table-cell>
          <table:table-cell table:style-name="ce156" table:formula="of:=[Critères.C68]" office:value-type="string" office:string-value="Dans chaque page web, l’information ne doit pas être donnée par la forme, taille ou position uniquement. Cette règle est-elle implémentée de façon pertinente ?" calcext:value-type="string">
            <text:p>Dans chaque page web, l’information ne doit pas être donnée par la forme, taille ou position uniquement. Cette règle est-elle implémentée de façon pertinent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22">
          <table:covered-table-cell/>
          <table:table-cell table:style-name="ce65" table:formula="of:=[Critères.B69]" office:value-type="string" office:string-value="10.11" calcext:value-type="string">
            <text:p>10.11</text:p>
          </table:table-cell>
          <table:table-cell table:style-name="ce156" table:formula="of:=[Critères.C69]" office:value-type="string" office:string-value="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 calcext:value-type="string">
            <text:p>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3">
          <table:covered-table-cell/>
          <table:table-cell table:style-name="ce65" table:formula="of:=[Critères.B70]" office:value-type="string" office:string-value="10.12" calcext:value-type="string">
            <text:p>10.12</text:p>
          </table:table-cell>
          <table:table-cell table:style-name="ce156" table:formula="of:=[Critères.C70]" office:value-type="string" office:string-value="Dans chaque page web, les propriétés d’espacement du texte peuvent-elles être redéfinies par l’utilisateur sans perte de contenu ou de fonctionnalité (hors cas particuliers) ?" calcext:value-type="string">
            <text:p>Dans chaque page web, les propriétés d’espacement du texte peuvent-elles être redéfinies par l’utilisateur sans perte de contenu ou de fonctionnalité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21">
          <table:covered-table-cell/>
          <table:table-cell table:style-name="ce65" table:formula="of:=[Critères.B71]" office:value-type="string" office:string-value="10.13" calcext:value-type="string">
            <text:p>10.13</text:p>
          </table:table-cell>
          <table:table-cell table:style-name="ce156" table:formula="of:=[Critères.C71]" office:value-type="string" office:string-value="Dans chaque page web, les contenus additionnels apparaissant à la prise de focus ou au survol d’un composant d’interface sont-ils contrôlables par l’utilisateur (hors cas particuliers) ?" calcext:value-type="string">
            <text:p>Dans chaque page web, les contenus additionnels apparaissant à la prise de focus ou au survol d’un composant d’interface sont-ils contrôlables par l’utilisateur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3">
          <table:covered-table-cell/>
          <table:table-cell table:style-name="ce65" table:formula="of:=[Critères.B72]" office:value-type="string" office:string-value="10.14" calcext:value-type="string">
            <text:p>10.14</text:p>
          </table:table-cell>
          <table:table-cell table:style-name="ce156" table:formula="of:=[Critères.C72]" office:value-type="string" office:string-value="Dans chaque page web, les contenus additionnels apparaissant via les styles CSS uniquement peuvent-ils être rendus visibles au clavier et par tout dispositif de pointage ?" calcext:value-type="string">
            <text:p>Dans chaque page web, les contenus additionnels apparaissant via les styles CSS uniquement peuvent-ils être rendus visibles au clavier et par tout dispositif de pointag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7">
          <table:table-cell table:style-name="ce28" table:formula="of:=[Critères.$A$73]" office:value-type="string" office:string-value="FORMULAIRES" calcext:value-type="string" table:number-columns-spanned="1" table:number-rows-spanned="13">
            <text:p>FORMULAIRES</text:p>
          </table:table-cell>
          <table:table-cell table:style-name="ce65" table:formula="of:=[Critères.B73]" office:value-type="string" office:string-value="11.1" calcext:value-type="string">
            <text:p>11.1</text:p>
          </table:table-cell>
          <table:table-cell table:style-name="ce156" table:formula="of:=[Critères.C73]" office:value-type="string" office:string-value="Chaque champ de formulaire a-t-il une étiquette ?" calcext:value-type="string">
            <text:p>Chaque champ de formulaire a-t-il une étiquett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74]" office:value-type="string" office:string-value="11.2" calcext:value-type="string">
            <text:p>11.2</text:p>
          </table:table-cell>
          <table:table-cell table:style-name="ce156" table:formula="of:=[Critères.C74]" office:value-type="string" office:string-value="Chaque étiquette associée à un champ de formulaire est-elle pertinente (hors cas particuliers) ?" calcext:value-type="string">
            <text:p>Chaque étiquette associée à un champ de formulaire est-elle pertinente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21">
          <table:covered-table-cell/>
          <table:table-cell table:style-name="ce65" table:formula="of:=[Critères.B75]" office:value-type="string" office:string-value="11.3" calcext:value-type="string">
            <text:p>11.3</text:p>
          </table:table-cell>
          <table:table-cell table:style-name="ce156" table:formula="of:=[Critères.C75]" office:value-type="string" office:string-value="Dans chaque formulaire, chaque étiquette associée à un champ de formulaire ayant la même fonction et répété plusieurs fois dans une même page ou dans un ensemble de pages est-elle cohérente ?" calcext:value-type="string">
            <text:p>Dans chaque formulaire, chaque étiquette associée à un champ de formulaire ayant la même fonction et répété plusieurs fois dans une même page ou dans un ensemble de pages est-elle cohérent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76]" office:value-type="string" office:string-value="11.4" calcext:value-type="string">
            <text:p>11.4</text:p>
          </table:table-cell>
          <table:table-cell table:style-name="ce156" table:formula="of:=[Critères.C76]" office:value-type="string" office:string-value="Dans chaque formulaire, chaque étiquette de champ et son champ associé sont-ils accolés (hors cas particuliers) ?" calcext:value-type="string">
            <text:p>Dans chaque formulaire, chaque étiquette de champ et son champ associé sont-ils accolés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77]" office:value-type="string" office:string-value="11.5" calcext:value-type="string">
            <text:p>11.5</text:p>
          </table:table-cell>
          <table:table-cell table:style-name="ce156" table:formula="of:=[Critères.C77]" office:value-type="string" office:string-value="Dans chaque formulaire, les champs de même nature sont-ils regroupés, si nécessaire ?" calcext:value-type="string">
            <text:p>Dans chaque formulaire, les champs de même nature sont-ils regroupés, si nécessair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78]" office:value-type="string" office:string-value="11.6" calcext:value-type="string">
            <text:p>11.6</text:p>
          </table:table-cell>
          <table:table-cell table:style-name="ce156" table:formula="of:=[Critères.C78]" office:value-type="string" office:string-value="Dans chaque formulaire, chaque regroupement de champs de même nature a-t-il une légende ?" calcext:value-type="string">
            <text:p>Dans chaque formulaire, chaque regroupement de champs de même nature a-t-il une légend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3">
          <table:covered-table-cell/>
          <table:table-cell table:style-name="ce65" table:formula="of:=[Critères.B79]" office:value-type="string" office:string-value="11.7" calcext:value-type="string">
            <text:p>11.7</text:p>
          </table:table-cell>
          <table:table-cell table:style-name="ce156" table:formula="of:=[Critères.C79]" office:value-type="string" office:string-value="Dans chaque formulaire, chaque légende associée à un regroupement de champs de même nature est-elle pertinente ?" calcext:value-type="string">
            <text:p>Dans chaque formulaire, chaque légende associée à un regroupement de champs de même nature est-elle pertinent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80]" office:value-type="string" office:string-value="11.8" calcext:value-type="string">
            <text:p>11.8</text:p>
          </table:table-cell>
          <table:table-cell table:style-name="ce156" table:formula="of:=[Critères.C80]" office:value-type="string" office:string-value="Dans chaque formulaire, les items de même nature d’une liste de choix sont-ils regroupées de manière pertinente ?" calcext:value-type="string">
            <text:p>Dans chaque formulaire, les items de même nature d’une liste de choix sont-ils regroupées de manière pertinent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81]" office:value-type="string" office:string-value="11.9" calcext:value-type="string">
            <text:p>11.9</text:p>
          </table:table-cell>
          <table:table-cell table:style-name="ce156" table:formula="of:=[Critères.C81]" office:value-type="string" office:string-value="Dans chaque formulaire, l’intitulé de chaque bouton est-il pertinent (hors cas particuliers) ?" calcext:value-type="string">
            <text:p>Dans chaque formulaire, l’intitulé de chaque bouton est-il pertinent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82]" office:value-type="string" office:string-value="11.10" calcext:value-type="string">
            <text:p>11.10</text:p>
          </table:table-cell>
          <table:table-cell table:style-name="ce156" table:formula="of:=[Critères.C82]" office:value-type="string" office:string-value="Dans chaque formulaire, le contrôle de saisie est-il utilisé de manière pertinente (hors cas particuliers) ?" calcext:value-type="string">
            <text:p>Dans chaque formulaire, le contrôle de saisie est-il utilisé de manière pertinente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3">
          <table:covered-table-cell/>
          <table:table-cell table:style-name="ce65" table:formula="of:=[Critères.B83]" office:value-type="string" office:string-value="11.11" calcext:value-type="string">
            <text:p>11.11</text:p>
          </table:table-cell>
          <table:table-cell table:style-name="ce156" table:formula="of:=[Critères.C83]" office:value-type="string" office:string-value="Dans chaque formulaire, le contrôle de saisie est-il accompagné, si nécessaire, de suggestions facilitant la correction des erreurs de saisie ?" calcext:value-type="string">
            <text:p>Dans chaque formulaire, le contrôle de saisie est-il accompagné, si nécessaire, de suggestions facilitant la correction des erreurs de saisi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23">
          <table:covered-table-cell/>
          <table:table-cell table:style-name="ce65" table:formula="of:=[Critères.B84]" office:value-type="string" office:string-value="11.12" calcext:value-type="string">
            <text:p>11.12</text:p>
          </table:table-cell>
          <table:table-cell table:style-name="ce156" table:formula="of:=[Critères.C84]" office:value-type="string" office:string-value="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 calcext:value-type="string">
            <text:p>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3">
          <table:covered-table-cell/>
          <table:table-cell table:style-name="ce65" table:formula="of:=[Critères.B85]" office:value-type="string" office:string-value="11.13" calcext:value-type="string">
            <text:p>11.13</text:p>
          </table:table-cell>
          <table:table-cell table:style-name="ce156" table:formula="of:=[Critères.C85]" office:value-type="string" office:string-value="La finalité d’un champ de saisie peut-elle être déduite pour faciliter le remplissage automatique des champs avec les données de l’utilisateur ?" calcext:value-type="string">
            <text:p>La finalité d’un champ de saisie peut-elle être déduite pour faciliter le remplissage automatique des champs avec les données de l’utilisateur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table-cell table:style-name="ce28" table:formula="of:=[Critères.$A$86]" office:value-type="string" office:string-value="NAVIGATION" calcext:value-type="string" table:number-columns-spanned="1" table:number-rows-spanned="11">
            <text:p>NAVIGATION</text:p>
          </table:table-cell>
          <table:table-cell table:style-name="ce65" table:formula="of:=[Critères.B86]" office:value-type="string" office:string-value="12.1" calcext:value-type="string">
            <text:p>12.1</text:p>
          </table:table-cell>
          <table:table-cell table:style-name="ce156" table:formula="of:=[Critères.C86]" office:value-type="string" office:string-value="Chaque ensemble de pages dispose-t-il de deux systèmes de navigation différents, au moins (hors cas particuliers) ?" calcext:value-type="string">
            <text:p>Chaque ensemble de pages dispose-t-il de deux systèmes de navigation différents, au moins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3">
          <table:covered-table-cell/>
          <table:table-cell table:style-name="ce65" table:formula="of:=[Critères.B87]" office:value-type="string" office:string-value="12.2" calcext:value-type="string">
            <text:p>12.2</text:p>
          </table:table-cell>
          <table:table-cell table:style-name="ce156" table:formula="of:=[Critères.C87]" office:value-type="string" office:string-value="Dans chaque ensemble de pages, le menu et les barres de navigation sont-ils toujours à la même place (hors cas particuliers) ?" calcext:value-type="string">
            <text:p>Dans chaque ensemble de pages, le menu et les barres de navigation sont-ils toujours à la même place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7">
          <table:covered-table-cell/>
          <table:table-cell table:style-name="ce65" table:formula="of:=[Critères.B88]" office:value-type="string" office:string-value="12.3" calcext:value-type="string">
            <text:p>12.3</text:p>
          </table:table-cell>
          <table:table-cell table:style-name="ce156" table:formula="of:=[Critères.C88]" office:value-type="string" office:string-value="La page « plan du site » est-elle pertinente ?" calcext:value-type="string">
            <text:p>La page « plan du site » est-elle pertinent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89]" office:value-type="string" office:string-value="12.4" calcext:value-type="string">
            <text:p>12.4</text:p>
          </table:table-cell>
          <table:table-cell table:style-name="ce156" table:formula="of:=[Critères.C89]" office:value-type="string" office:string-value="Dans chaque ensemble de pages, la page « plan du site » est-elle atteignable de manière identique ?" calcext:value-type="string">
            <text:p>Dans chaque ensemble de pages, la page « plan du site » est-elle atteignable de manière identiqu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90]" office:value-type="string" office:string-value="12.5" calcext:value-type="string">
            <text:p>12.5</text:p>
          </table:table-cell>
          <table:table-cell table:style-name="ce156" table:formula="of:=[Critères.C90]" office:value-type="string" office:string-value="Dans chaque ensemble de pages, le moteur de recherche est-il atteignable de manière identique ?" calcext:value-type="string">
            <text:p>Dans chaque ensemble de pages, le moteur de recherche est-il atteignable de manière identiqu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23">
          <table:covered-table-cell/>
          <table:table-cell table:style-name="ce65" table:formula="of:=[Critères.B91]" office:value-type="string" office:string-value="12.6" calcext:value-type="string">
            <text:p>12.6</text:p>
          </table:table-cell>
          <table:table-cell table:style-name="ce156" table:formula="of:=[Critères.C91]" office:value-type="string" office:string-value="Les zones de regroupement de contenus présentes dans plusieurs pages web (zones d’en-tête, de navigation principale, de contenu principal, de pied de page et de moteur de recherche) peuvent-elles être atteintes ou évitées ?" calcext:value-type="string">
            <text:p>Les zones de regroupement de contenus présentes dans plusieurs pages web (zones d’en-tête, de navigation principale, de contenu principal, de pied de page et de moteur de recherche) peuvent-elles être atteintes ou évitée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3">
          <table:covered-table-cell/>
          <table:table-cell table:style-name="ce65" table:formula="of:=[Critères.B92]" office:value-type="string" office:string-value="12.7" calcext:value-type="string">
            <text:p>12.7</text:p>
          </table:table-cell>
          <table:table-cell table:style-name="ce156" table:formula="of:=[Critères.C92]" office:value-type="string" office:string-value="Dans chaque page web, un lien d’évitement ou d’accès rapide à la zone de contenu principal est-il présent (hors cas particuliers) ?" calcext:value-type="string">
            <text:p>Dans chaque page web, un lien d’évitement ou d’accès rapide à la zone de contenu principal est-il présent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7">
          <table:covered-table-cell/>
          <table:table-cell table:style-name="ce65" table:formula="of:=[Critères.B93]" office:value-type="string" office:string-value="12.8" calcext:value-type="string">
            <text:p>12.8</text:p>
          </table:table-cell>
          <table:table-cell table:style-name="ce156" table:formula="of:=[Critères.C93]" office:value-type="string" office:string-value="Dans chaque page web, l’ordre de tabulation est-il cohérent ?" calcext:value-type="string">
            <text:p>Dans chaque page web, l’ordre de tabulation est-il cohérent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94]" office:value-type="string" office:string-value="12.9" calcext:value-type="string">
            <text:p>12.9</text:p>
          </table:table-cell>
          <table:table-cell table:style-name="ce156" table:formula="of:=[Critères.C94]" office:value-type="string" office:string-value="Dans chaque page web, la navigation ne doit pas contenir de piège au clavier. Cette règle est-elle respectée ?" calcext:value-type="string">
            <text:p>Dans chaque page web, la navigation ne doit pas contenir de piège au clavier. Cette règle est-elle respecté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21">
          <table:covered-table-cell/>
          <table:table-cell table:style-name="ce65" table:formula="of:=[Critères.B95]" office:value-type="string" office:string-value="12.10" calcext:value-type="string">
            <text:p>12.10</text:p>
          </table:table-cell>
          <table:table-cell table:style-name="ce156" table:formula="of:=[Critères.C95]" office:value-type="string" office:string-value="Dans chaque page web, les raccourcis clavier n’utilisant qu’une seule touche (lettre minuscule ou majuscule, ponctuation, chiffre ou symbole) sont-ils contrôlables par l’utilisateur ?" calcext:value-type="string">
            <text:p>Dans chaque page web, les raccourcis clavier n’utilisant qu’une seule touche (lettre minuscule ou majuscule, ponctuation, chiffre ou symbole) sont-ils contrôlables par l’utilisateur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21">
          <table:covered-table-cell/>
          <table:table-cell table:style-name="ce65" table:formula="of:=[Critères.B96]" office:value-type="string" office:string-value="12.11" calcext:value-type="string">
            <text:p>12.11</text:p>
          </table:table-cell>
          <table:table-cell table:style-name="ce156" table:formula="of:=[Critères.C96]" office:value-type="string" office:string-value="Dans chaque page web, les contenus additionnels apparaissant au survol, à la prise de focus ou à l’activation d’un composant d’interface sont-ils si nécessaire atteignables au clavier ?" calcext:value-type="string">
            <text:p>Dans chaque page web, les contenus additionnels apparaissant au survol, à la prise de focus ou à l’activation d’un composant d’interface sont-ils si nécessaire atteignables au clavier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3">
          <table:table-cell table:style-name="ce28" table:formula="of:=[Critères.$A$97]" office:value-type="string" office:string-value="CONSULTATION" calcext:value-type="string" table:number-columns-spanned="1" table:number-rows-spanned="12">
            <text:p>CONSULTATION</text:p>
          </table:table-cell>
          <table:table-cell table:style-name="ce65" table:formula="of:=[Critères.B97]" office:value-type="string" office:string-value="13.1" calcext:value-type="string">
            <text:p>13.1</text:p>
          </table:table-cell>
          <table:table-cell table:style-name="ce156" table:formula="of:=[Critères.C97]" office:value-type="string" office:string-value="Pour chaque page web, l’utilisateur a-t-il le contrôle de chaque limite de temps modifiant le contenu (hors cas particuliers) ?" calcext:value-type="string">
            <text:p>Pour chaque page web, l’utilisateur a-t-il le contrôle de chaque limite de temps modifiant le contenu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3">
          <table:covered-table-cell/>
          <table:table-cell table:style-name="ce65" table:formula="of:=[Critères.B98]" office:value-type="string" office:string-value="13.2" calcext:value-type="string">
            <text:p>13.2</text:p>
          </table:table-cell>
          <table:table-cell table:style-name="ce156" table:formula="of:=[Critères.C98]" office:value-type="string" office:string-value="Dans chaque page web, l’ouverture d’une nouvelle fenêtre ne doit pas être déclenchée sans action de l’utilisateur. Cette règle est-elle respectée ?" calcext:value-type="string">
            <text:p>Dans chaque page web, l’ouverture d’une nouvelle fenêtre ne doit pas être déclenchée sans action de l’utilisateur. Cette règle est-elle respecté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3">
          <table:covered-table-cell/>
          <table:table-cell table:style-name="ce65" table:formula="of:=[Critères.B99]" office:value-type="string" office:string-value="13.3" calcext:value-type="string">
            <text:p>13.3</text:p>
          </table:table-cell>
          <table:table-cell table:style-name="ce156" table:formula="of:=[Critères.C99]" office:value-type="string" office:string-value="Dans chaque page web, chaque document bureautique en téléchargement possède-t-il, si nécessaire, une version accessible (hors cas particuliers) ?" calcext:value-type="string">
            <text:p>Dans chaque page web, chaque document bureautique en téléchargement possède-t-il, si nécessaire, une version accessible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100]" office:value-type="string" office:string-value="13.4" calcext:value-type="string">
            <text:p>13.4</text:p>
          </table:table-cell>
          <table:table-cell table:style-name="ce156" table:formula="of:=[Critères.C100]" office:value-type="string" office:string-value="Pour chaque document bureautique ayant une version accessible, cette version offre-t-elle la même information ?" calcext:value-type="string">
            <text:p>Pour chaque document bureautique ayant une version accessible, cette version offre-t-elle la même information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101]" office:value-type="string" office:string-value="13.5" calcext:value-type="string">
            <text:p>13.5</text:p>
          </table:table-cell>
          <table:table-cell table:style-name="ce156" table:formula="of:=[Critères.C101]" office:value-type="string" office:string-value="Dans chaque page web, chaque contenu cryptique (art ASCII, émoticon, syntaxe cryptique) a-t-il une alternative ?" calcext:value-type="string">
            <text:p>Dans chaque page web, chaque contenu cryptique (art ASCII, émoticon, syntaxe cryptique) a-t-il une alternativ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3">
          <table:covered-table-cell/>
          <table:table-cell table:style-name="ce65" table:formula="of:=[Critères.B102]" office:value-type="string" office:string-value="13.6" calcext:value-type="string">
            <text:p>13.6</text:p>
          </table:table-cell>
          <table:table-cell table:style-name="ce156" table:formula="of:=[Critères.C102]" office:value-type="string" office:string-value="Dans chaque page web, pour chaque contenu cryptique (art ASCII, émoticon, syntaxe cryptique) ayant une alternative, cette alternative est-elle pertinente ?" calcext:value-type="string">
            <text:p>Dans chaque page web, pour chaque contenu cryptique (art ASCII, émoticon, syntaxe cryptique) ayant une alternative, cette alternative est-elle pertinent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3">
          <table:covered-table-cell/>
          <table:table-cell table:style-name="ce65" table:formula="of:=[Critères.B103]" office:value-type="string" office:string-value="13.7" calcext:value-type="string">
            <text:p>13.7</text:p>
          </table:table-cell>
          <table:table-cell table:style-name="ce156" table:formula="of:=[Critères.C103]" office:value-type="string" office:string-value="Dans chaque page web, les changements brusques de luminosité ou les effets de flash sont-ils correctement utilisés ?" calcext:value-type="string">
            <text:p>Dans chaque page web, les changements brusques de luminosité ou les effets de flash sont-ils correctement utilisé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104]" office:value-type="string" office:string-value="13.8" calcext:value-type="string">
            <text:p>13.8</text:p>
          </table:table-cell>
          <table:table-cell table:style-name="ce156" table:formula="of:=[Critères.C104]" office:value-type="string" office:string-value="Dans chaque page web, chaque contenu en mouvement ou clignotant est-il contrôlable par l’utilisateur ?" calcext:value-type="string">
            <text:p>Dans chaque page web, chaque contenu en mouvement ou clignotant est-il contrôlable par l’utilisateur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3">
          <table:covered-table-cell/>
          <table:table-cell table:style-name="ce65" table:formula="of:=[Critères.B105]" office:value-type="string" office:string-value="13.9" calcext:value-type="string">
            <text:p>13.9</text:p>
          </table:table-cell>
          <table:table-cell table:style-name="ce156" table:formula="of:=[Critères.C105]" office:value-type="string" office:string-value="Dans chaque page web, le contenu proposé est-il consultable quelle que soit l’orientation de l’écran (portait ou paysage) (hors cas particuliers) ?" calcext:value-type="string">
            <text:p>Dans chaque page web, le contenu proposé est-il consultable quelle que soit l’orientation de l’écran (portait ou paysage)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21">
          <table:covered-table-cell/>
          <table:table-cell table:style-name="ce65" table:formula="of:=[Critères.B106]" office:value-type="string" office:string-value="13.10" calcext:value-type="string">
            <text:p>13.10</text:p>
          </table:table-cell>
          <table:table-cell table:style-name="ce156" table:formula="of:=[Critères.C106]" office:value-type="string" office:string-value="Dans chaque page web, les fonctionnalités utilisables ou disponibles au moyen d’un geste complexe peuvent-elles être également disponibles au moyen d’un geste simple (hors cas particuliers) ?" calcext:value-type="string">
            <text:p>Dans chaque page web, les fonctionnalités utilisables ou disponibles au moyen d’un geste complexe peuvent-elles être également disponibles au moyen d’un geste simple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21">
          <table:covered-table-cell/>
          <table:table-cell table:style-name="ce65" table:formula="of:=[Critères.B107]" office:value-type="string" office:string-value="13.11" calcext:value-type="string">
            <text:p>13.11</text:p>
          </table:table-cell>
          <table:table-cell table:style-name="ce156" table:formula="of:=[Critères.C107]" office:value-type="string" office:string-value="Dans chaque page web, les actions déclenchées au moyen d’un dispositif de pointage sur un point unique de l’écran peuvent-elles faire l’objet d’une annulation (hors cas particuliers) ?" calcext:value-type="string">
            <text:p>Dans chaque page web, les actions déclenchées au moyen d’un dispositif de pointage sur un point unique de l’écran peuvent-elles faire l’objet d’une annulation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3">
          <table:covered-table-cell/>
          <table:table-cell table:style-name="ce65" table:formula="of:=[Critères.B108]" office:value-type="string" office:string-value="13.12" calcext:value-type="string">
            <text:p>13.12</text:p>
          </table:table-cell>
          <table:table-cell table:style-name="ce156" table:formula="of:=[Critères.C108]" office:value-type="string" office:string-value="Dans chaque page web, les fonctionnalités qui impliquent un mouvement de l’appareil ou vers l’appareil peuvent-elles être satisfaites de manière alternative (hors cas particuliers) ?" calcext:value-type="string">
            <text:p>Dans chaque page web, les fonctionnalités qui impliquent un mouvement de l’appareil ou vers l’appareil peuvent-elles être satisfaites de manière alternative (hors cas particuliers) ?</text:p>
          </table:table-cell>
          <table:table-cell table:style-name="ce85" table:content-validation-name="val1" office:value-type="string" calcext:value-type="string">
            <text:p>NC</text:p>
          </table:table-cell>
          <table:table-cell table:style-name="ce87" table:content-validation-name="val2" office:value-type="string" calcext:value-type="string">
            <text:p>N</text:p>
          </table:table-cell>
          <table:table-cell table:style-name="ce156" office:value-type="string" calcext:value-type="string">
            <text:p>P03, topic 13, criterion 12, correction instructions, line 1.</text:p>
            <text:p/>
            <text:p>P03, topic 13, criterion 12, correction instructions, line 3.</text:p>
          </table:table-cell>
          <table:table-cell table:style-name="ce156"/>
          <table:table-cell table:number-columns-repeated="57"/>
        </table:table-row>
        <table:table-row table:style-name="ro7" table:number-rows-repeated="1048466">
          <table:table-cell table:number-columns-repeated="64"/>
        </table:table-row>
        <table:table-row table:style-name="ro7">
          <table:table-cell table:number-columns-repeated="64"/>
        </table:table-row>
        <calcext:conditional-formats>
          <calcext:conditional-format calcext:target-range-address="P03.D4:P03.D109">
            <calcext:condition calcext:apply-style-name="cf1" calcext:value="=&quot;C&quot;" calcext:base-cell-address="P03.D4"/>
            <calcext:condition calcext:apply-style-name="cf5" calcext:value="=&quot;NC&quot;" calcext:base-cell-address="P03.D4"/>
            <calcext:condition calcext:apply-style-name="cf4" calcext:value="=&quot;NA&quot;" calcext:base-cell-address="P03.D4"/>
            <calcext:condition calcext:apply-style-name="cf6" calcext:value="=&quot;NT&quot;" calcext:base-cell-address="P03.D4"/>
          </calcext:conditional-format>
          <calcext:conditional-format calcext:target-range-address="P03.E4:P03.E109">
            <calcext:condition calcext:apply-style-name="cf2" calcext:value="=&quot;D&quot;" calcext:base-cell-address="P03.E4"/>
            <calcext:condition calcext:apply-style-name="cf3" calcext:value="=&quot;N&quot;" calcext:base-cell-address="P03.E4"/>
          </calcext:conditional-format>
        </calcext:conditional-formats>
      </table:table>
      <table:named-expressions/>
      <table:database-ranges>
        <table:database-range table:name="__Anonymous_Sheet_DB__4" table:target-range-address="BaseDeCalcul.AC3:BaseDeCalcul.AZ120" table:contains-header="false">
          <table:sort>
            <table:sort-by table:field-number="0" table:data-type="automatic"/>
            <table:sort-by table:field-number="3" table:data-type="automatic"/>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face style:name="Arial Unicode MS" svg:font-family="'Arial Unicode MS'" style:font-family-generic="system" style:font-pitch="variable"/>
    <style:font-face style:name="Arial1" svg:font-family="Arial"/>
    <style:font-face style:name="Liberation Sans" svg:font-family="'Liberation Sans'" style:font-family-generic="swiss" style:font-pitch="variable"/>
    <style:font-face style:name="Liberation Sans1" svg:font-family="'Liberation Sans'"/>
    <style:font-face style:name="PingFang SC" svg:font-family="'PingFang SC'" style:font-family-generic="system" style:font-pitch="variable"/>
    <style:font-face style:name="Tahoma" svg:font-family="Tahoma" style:font-family-generic="system" style:font-pitch="variable"/>
    <style:font-face style:name="Times-Roman" svg:font-family="Times-Roman" style:font-family-generic="roman"/>
  </office:font-face-decls>
  <office:styles>
    <style:default-style style:family="table-cell">
      <style:paragraph-properties style:tab-stop-distance="1.25cm"/>
      <style:text-properties style:font-name="Liberation Sans" fo:font-size="10pt" fo:language="fr" fo:country="FR" style:font-name-asian="Tahoma"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 fo:font-size="12pt" style:font-name-asian="Liberation Sans1" style:font-family-asian="'Liberation Sans'" style:font-size-asian="12pt" style:font-name-complex="Liberation Sans1" style:font-family-complex="'Liberation Sans'" style:font-size-complex="12pt"/>
    </style:style>
    <number:number-style style:name="N0">
      <number:number number:min-integer-digits="1"/>
    </number:number-style>
    <number:text-style style:name="N100">
      <number:text-content/>
    </number:text-style>
    <number:currency-style style:name="N10115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15"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15P0"/>
    </number:currency-style>
    <number:currency-style style:name="N10114" number:language="fr" number:country="FR">
      <number:number number:decimal-places="2" number:min-decimal-places="2" number:min-integer-digits="1" number:grouping="true"/>
      <number:text> </number:text>
      <number:currency-symbol number:language="fr" number:country="FR">€</number:currency-symbol>
    </number:currency-style>
    <style:style style:name="Default" style:family="table-cell" style:data-style-name="N0">
      <style:table-cell-properties fo:background-color="transparent" style:vertical-align="automatic"/>
      <style:text-properties fo:color="#000000" style:font-name="Liberation Sans1" fo:font-family="'Liberation Sans'" fo:font-size="12pt" style:font-name-asian="Liberation Sans1" style:font-family-asian="'Liberation Sans'" style:font-size-asian="12pt" style:font-name-complex="Liberation Sans1" style:font-family-complex="'Liberation Sans'" style:font-size-complex="12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forme" style:family="table-cell" style:parent-style-name="Default" style:data-style-name="N100">
      <style:table-cell-properties fo:background-color="#07838b"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Critère_20_NA" style:display-name="Critère NA" style:family="table-cell" style:parent-style-name="Default" style:data-style-name="N0">
      <style:table-cell-properties fo:background-color="#eeeeee" style:vertical-align="automatic"/>
      <style:text-properties fo:font-size="8pt" style:font-size-asian="8pt" style:font-size-complex="8pt"/>
    </style:style>
    <style:style style:name="Dérogation" style:family="table-cell" style:parent-style-name="Default" style:data-style-name="N0">
      <style:table-cell-properties fo:background-color="#ffffcc" style:text-align-source="fix" style:repeat-content="false" style:vertical-align="middle"/>
      <style:paragraph-properties fo:text-align="center"/>
      <style:text-properties fo:font-size="8pt" fo:font-weight="bold" style:font-size-asian="8pt" style:font-weight-asian="bold" style:font-size-complex="8pt" style:font-weight-complex="bold"/>
    </style:style>
    <style:style style:name="Dérogation-N" style:family="table-cell" style:parent-style-name="Default" style:data-style-name="N0">
      <style:table-cell-properties style:text-align-source="fix" style:repeat-content="false" fo:background-color="transparent" style:vertical-align="middle"/>
      <style:paragraph-properties fo:text-align="center"/>
      <style:text-properties fo:font-size="8pt" fo:font-weight="bold" style:font-size-asian="8pt" style:font-weight-asian="bold" style:font-size-complex="8pt" style:font-weight-complex="bold"/>
    </style:style>
    <style:style style:name="Entête_20_tableau" style:display-name="Entête tableau" style:family="table-cell" style:parent-style-name="Default" style:data-style-name="N0">
      <style:table-cell-properties fo:background-color="#2d77d0" style:vertical-align="automatic"/>
      <style:text-properties fo:color="#ffffff" fo:font-size="8pt" fo:font-weight="bold" style:font-size-asian="8pt" style:font-weight-asian="bold" style:font-size-complex="8pt" style:font-weight-complex="bold"/>
    </style:style>
    <style:style style:name="Excel_20_Built-in_20_Hyperlink" style:display-name="Excel Built-in Hyperlink" style:family="table-cell" style:parent-style-name="Default" style:data-style-name="N0">
      <style:table-cell-properties fo:background-color="transparent" style:vertical-align="automatic"/>
      <style:text-properties fo:color="#0000d4" style:font-name="Arial1" fo:font-family="Arial" fo:font-size="10pt" style:text-underline-style="solid" style:text-underline-width="auto" style:text-underline-color="font-color" style:font-name-asian="Arial1" style:font-family-asian="Arial" style:font-size-asian="10pt" style:font-name-complex="Arial1" style:font-family-complex="Arial" style:font-size-complex="10pt"/>
    </style:style>
    <style:style style:name="Non_20_applicable" style:display-name="Non applicable" style:family="table-cell" style:parent-style-name="Default" style:data-style-name="N100">
      <style:table-cell-properties fo:background-color="#ffffff" style:text-align-source="fix" style:repeat-content="false" style:vertical-align="middle"/>
      <style:paragraph-properties fo:text-align="center"/>
      <style:text-properties fo:color="#808080" fo:font-size="8pt" fo:font-weight="bold" style:font-size-asian="8pt" style:font-weight-asian="bold" style:font-size-complex="8pt" style:font-weight-complex="bold"/>
    </style:style>
    <style:style style:name="Non_20_conforme" style:display-name="Non conforme" style:family="table-cell" style:parent-style-name="Default" style:data-style-name="N100">
      <style:table-cell-properties fo:background-color="#de1b3e"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Non_20_testé" style:display-name="Non testé" style:family="table-cell" style:parent-style-name="Default" style:data-style-name="N100">
      <style:table-cell-properties fo:background-color="#000000"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Result2" style:family="table-cell" style:parent-style-name="Default" style:data-style-name="N10115">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itre_20_tableau" style:display-name="Titre tableau" style:family="table-cell" style:parent-style-name="Default" style:data-style-name="N0">
      <style:table-cell-properties fo:background-color="#c81a71" style:text-align-source="fix" style:repeat-content="false" style:vertical-align="middle"/>
      <style:paragraph-properties fo:text-align="center"/>
      <style:text-properties fo:color="#ffffff" fo:font-size="11pt" fo:font-weight="bold" style:font-size-asian="11pt" style:font-weight-asian="bold" style:font-size-complex="11pt" style:font-weight-complex="bold"/>
    </style:style>
    <style:style style:name="TitreViolet" style:family="table-cell" style:parent-style-name="Default" style:data-style-name="N0">
      <style:table-cell-properties fo:background-color="#933c53" style:vertical-align="automatic"/>
      <style:text-properties fo:font-weight="bold" style:font-weight-asian="bold" style:font-weight-complex="bold"/>
    </style:style>
    <style:style style:name="cf1" style:family="table-cell" style:parent-style-name="Default" style:data-style-name="N100">
      <style:table-cell-properties fo:background-color="#07838b"/>
      <style:text-properties fo:color="#ffffff" fo:font-weight="bold" style:font-weight-asian="bold" style:font-weight-complex="bold"/>
    </style:style>
    <style:style style:name="cf2" style:family="table-cell" style:parent-style-name="Default">
      <style:table-cell-properties fo:background-color="#ffffcc"/>
      <style:text-properties fo:font-weight="bold" style:font-weight-asian="bold" style:font-weight-complex="bold"/>
    </style:style>
    <style:style style:name="cf3" style:family="table-cell" style:parent-style-name="Default">
      <style:table-cell-properties fo:background-color="transparent"/>
      <style:text-properties fo:font-weight="bold" style:font-weight-asian="bold" style:font-weight-complex="bold"/>
    </style:style>
    <style:style style:name="cf4" style:family="table-cell" style:parent-style-name="Default" style:data-style-name="N100">
      <style:table-cell-properties fo:background-color="#ffffff"/>
      <style:text-properties fo:color="#808080" fo:font-weight="bold" style:font-weight-asian="bold" style:font-weight-complex="bold"/>
    </style:style>
    <style:style style:name="cf5" style:family="table-cell" style:parent-style-name="Default" style:data-style-name="N100">
      <style:table-cell-properties fo:background-color="#de1b3e"/>
      <style:text-properties fo:color="#ffffff" fo:font-weight="bold" style:font-weight-asian="bold" style:font-weight-complex="bold"/>
    </style:style>
    <style:style style:name="cf6" style:family="table-cell" style:parent-style-name="Default" style:data-style-name="N100">
      <style:table-cell-properties fo:background-color="#000000"/>
      <style:text-properties fo:color="#ffffff" fo:font-weight="bold" style:font-weight-asian="bold"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cm" fo:margin-bottom="1cm" fo:margin-left="1cm" fo:margin-right="1cm" style:print-page-order="ltr" style:first-page-number="1" style:scale-to="74%" style:print="charts drawings objects"/>
      <style:header-style>
        <style:header-footer-properties fo:min-height="1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10">00/00/0000</text:date>, <text:time style:data-style-name="N2" text:time-value="22:23:01.41572473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region-left>
          <text:p>RGAA 3.0 - Relevé pour le site : wwww.site.fr</text:p>
        </style:region-left>
        <style:region-right>
          <text:p><text:page-number>1</text:page-number>/<text:page-count>99</text:page-count> - <text:sheet-name>???</text:sheet-name></text:p>
        </style:region-right>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6.3$MacOSX_AARCH64 LibreOffice_project/d97b2716a9a4a2ce1391dee1765565ea469b0ae7</meta:generator>
    <meta:creation-date>2015-03-10T09:08:51Z</meta:creation-date>
    <dc:date>2024-06-10T22:23:39.959360194</dc:date>
    <meta:print-date>2015-03-10T10:18:37Z</meta:print-date>
    <meta:editing-cycles>567</meta:editing-cycles>
    <meta:editing-duration>P4DT2H39M44S</meta:editing-duration>
    <meta:document-statistic meta:table-count="7" meta:cell-count="7013" meta:object-count="0"/>
  </office:meta>
</office:document-meta>
</file>